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angle_r_e_f_1</text:p>
          </table:table-cell>
          <table:table-cell office:value-type="string" calcext:value-type="string">
            <text:p>zmp_r_e_f_1</text:p>
          </table:table-cell>
          <table:table-cell office:value-type="string" calcext:value-type="string">
            <text:p>zmp_f_t_1</text:p>
          </table:table-cell>
          <table:table-cell office:value-type="string" calcext:value-type="string">
            <text:p>angle_r_e_f_2</text:p>
          </table:table-cell>
          <table:table-cell office:value-type="string" calcext:value-type="string">
            <text:p>zmp_r_e_f_2</text:p>
          </table:table-cell>
          <table:table-cell office:value-type="string" calcext:value-type="string">
            <text:p>zmp_f_t_2</text:p>
          </table:table-cell>
          <table:table-cell office:value-type="string" calcext:value-type="string">
            <text:p>angle_r_e_f_3</text:p>
          </table:table-cell>
          <table:table-cell office:value-type="string" calcext:value-type="string">
            <text:p>zmp_r_e_f_3</text:p>
          </table:table-cell>
          <table:table-cell office:value-type="string" calcext:value-type="string">
            <text:p>zmp_f_t_3</text:p>
          </table:table-cell>
          <table:table-cell office:value-type="string" calcext:value-type="string">
            <text:p>angle_r_e_f_4</text:p>
          </table:table-cell>
          <table:table-cell office:value-type="string" calcext:value-type="string">
            <text:p>zmp_r_e_f_4</text:p>
          </table:table-cell>
          <table:table-cell office:value-type="string" calcext:value-type="string">
            <text:p>zmp_f_t_4</text:p>
          </table:table-cell>
          <table:table-cell office:value-type="string" calcext:value-type="string">
            <text:p>angle_r_e_f_5</text:p>
          </table:table-cell>
          <table:table-cell office:value-type="string" calcext:value-type="string">
            <text:p>zmp_r_e_f_5</text:p>
          </table:table-cell>
          <table:table-cell office:value-type="string" calcext:value-type="string">
            <text:p>zmp_f_t_5</text:p>
          </table:table-cell>
          <table:table-cell office:value-type="string" calcext:value-type="string">
            <text:p>angle_r_e_f_6</text:p>
          </table:table-cell>
          <table:table-cell office:value-type="string" calcext:value-type="string">
            <text:p>zmp_r_e_f_6</text:p>
          </table:table-cell>
          <table:table-cell office:value-type="string" calcext:value-type="string">
            <text:p>zmp_f_t_6</text:p>
          </table:table-cell>
          <table:table-cell office:value-type="string" calcext:value-type="string">
            <text:p>angle_r_e_f_7</text:p>
          </table:table-cell>
          <table:table-cell office:value-type="string" calcext:value-type="string">
            <text:p>zmp_r_e_f_7</text:p>
          </table:table-cell>
          <table:table-cell office:value-type="string" calcext:value-type="string">
            <text:p>zmp_f_t_7</text:p>
          </table:table-cell>
          <table:table-cell office:value-type="string" calcext:value-type="string">
            <text:p>angle_r_e_f_8</text:p>
          </table:table-cell>
          <table:table-cell office:value-type="string" calcext:value-type="string">
            <text:p>zmp_r_e_f_8</text:p>
          </table:table-cell>
          <table:table-cell office:value-type="string" calcext:value-type="string">
            <text:p>zmp_f_t_8</text:p>
          </table:table-cell>
          <table:table-cell office:value-type="string" calcext:value-type="string">
            <text:p>angle_r_e_f_9</text:p>
          </table:table-cell>
          <table:table-cell office:value-type="string" calcext:value-type="string">
            <text:p>zmp_r_e_f_9</text:p>
          </table:table-cell>
          <table:table-cell office:value-type="string" calcext:value-type="string">
            <text:p>zmp_f_t_9</text:p>
          </table:table-cell>
          <table:table-cell office:value-type="string" calcext:value-type="string">
            <text:p>angle_r_e_f_1_0</text:p>
          </table:table-cell>
          <table:table-cell office:value-type="string" calcext:value-type="string">
            <text:p>zmp_r_e_f_1_0</text:p>
          </table:table-cell>
          <table:table-cell office:value-type="string" calcext:value-type="string">
            <text:p>zmp_f_t_1_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286" calcext:value-type="float">
            <text:p>0.000012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042" calcext:value-type="float">
            <text:p>-0.000000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198" calcext:value-type="float">
            <text:p>0.000001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1915" calcext:value-type="float">
            <text:p>-0.000219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176" calcext:value-type="float">
            <text:p>-0.000041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7177" calcext:value-type="float">
            <text:p>0.000171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361" calcext:value-type="float">
            <text:p>0.000013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159" calcext:value-type="float">
            <text:p>0.0000615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602" calcext:value-type="float">
            <text:p>-0.000066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346" calcext:value-type="float">
            <text:p>-0.00001346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047" calcext:value-type="float">
            <text:p>-0.000030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051" calcext:value-type="float">
            <text:p>0.000030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219" calcext:value-type="float">
            <text:p>0.000012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7884" calcext:value-type="float">
            <text:p>-0.000178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682" calcext:value-type="float">
            <text:p>0.000036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2143" calcext:value-type="float">
            <text:p>0.0001214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028" calcext:value-type="float">
            <text:p>-0.000040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919" calcext:value-type="float">
            <text:p>0.000079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44" calcext:value-type="float">
            <text:p>-0.00003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132" calcext:value-type="float">
            <text:p>0.0000813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914" calcext:value-type="float">
            <text:p>-0.000039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296" calcext:value-type="float">
            <text:p>-0.000022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234" calcext:value-type="float">
            <text:p>0.000012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5088" calcext:value-type="float">
            <text:p>-0.000250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784" calcext:value-type="float">
            <text:p>0.000047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068" calcext:value-type="float">
            <text:p>0.000000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057" calcext:value-type="float">
            <text:p>-0.000030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452" calcext:value-type="float">
            <text:p>0.000064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17" calcext:value-type="float">
            <text:p>-0.00004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031" calcext:value-type="float">
            <text:p>0.00006031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85" calcext:value-type="float">
            <text:p>-0.00000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259" calcext:value-type="float">
            <text:p>-0.0000225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59" calcext:value-type="float">
            <text:p>0.000075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213" calcext:value-type="float">
            <text:p>-0.000122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921" calcext:value-type="float">
            <text:p>-0.000039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136" calcext:value-type="float">
            <text:p>0.000021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176" calcext:value-type="float">
            <text:p>-0.000031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399" calcext:value-type="float">
            <text:p>0.000073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792" calcext:value-type="float">
            <text:p>0.000007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794" calcext:value-type="float">
            <text:p>-0.00003794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179" calcext:value-type="float">
            <text:p>0.0000117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74" calcext:value-type="float">
            <text:p>0.00004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641" calcext:value-type="float">
            <text:p>0.000016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3048" calcext:value-type="float">
            <text:p>-0.00030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488" calcext:value-type="float">
            <text:p>-0.000004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43" calcext:value-type="float">
            <text:p>0.000014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3571" calcext:value-type="float">
            <text:p>-0.000135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696" calcext:value-type="float">
            <text:p>0.000056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839" calcext:value-type="float">
            <text:p>-0.000058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448" calcext:value-type="float">
            <text:p>0.00007448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407" calcext:value-type="float">
            <text:p>0.000024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393" calcext:value-type="float">
            <text:p>-0.0000739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866" calcext:value-type="float">
            <text:p>0.000018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3101" calcext:value-type="float">
            <text:p>-0.000131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558" calcext:value-type="float">
            <text:p>-0.000055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572" calcext:value-type="float">
            <text:p>0.000015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843" calcext:value-type="float">
            <text:p>-0.0000384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1916" calcext:value-type="float">
            <text:p>0.000119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791" calcext:value-type="float">
            <text:p>0.000017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914" calcext:value-type="float">
            <text:p>-0.0000491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538" calcext:value-type="float">
            <text:p>0.000045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065" calcext:value-type="float">
            <text:p>0.000020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805" calcext:value-type="float">
            <text:p>-0.000018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287" calcext:value-type="float">
            <text:p>-0.000122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645" calcext:value-type="float">
            <text:p>0.000006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494" calcext:value-type="float">
            <text:p>0.000064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93" calcext:value-type="float">
            <text:p>0.000019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529" calcext:value-type="float">
            <text:p>-0.000005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542" calcext:value-type="float">
            <text:p>-0.000015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449" calcext:value-type="float">
            <text:p>-0.00004449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75" calcext:value-type="float">
            <text:p>0.000028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321" calcext:value-type="float">
            <text:p>0.000013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569" calcext:value-type="float">
            <text:p>0.0000156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9872" calcext:value-type="float">
            <text:p>-0.000198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409" calcext:value-type="float">
            <text:p>0.000004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37" calcext:value-type="float">
            <text:p>0.00000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778" calcext:value-type="float">
            <text:p>-0.000027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294" calcext:value-type="float">
            <text:p>0.000002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091" calcext:value-type="float">
            <text:p>-0.000020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778" calcext:value-type="float">
            <text:p>-0.00001778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656" calcext:value-type="float">
            <text:p>0.000006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082" calcext:value-type="float">
            <text:p>-0.000030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107" calcext:value-type="float">
            <text:p>0.000001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2626" calcext:value-type="float">
            <text:p>-0.000226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048" calcext:value-type="float">
            <text:p>-0.000000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904" calcext:value-type="float">
            <text:p>-0.000119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138" calcext:value-type="float">
            <text:p>-0.000071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0302" calcext:value-type="float">
            <text:p>0.000103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653" calcext:value-type="float">
            <text:p>-0.000016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809" calcext:value-type="float">
            <text:p>-0.00002809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19" calcext:value-type="float">
            <text:p>-0.00000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26" calcext:value-type="float">
            <text:p>-0.00005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4669" calcext:value-type="float">
            <text:p>-0.0001466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0519" calcext:value-type="float">
            <text:p>-0.000205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819" calcext:value-type="float">
            <text:p>0.000008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971" calcext:value-type="float">
            <text:p>-0.000089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985" calcext:value-type="float">
            <text:p>-0.000079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417" calcext:value-type="float">
            <text:p>-0.000014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705" calcext:value-type="float">
            <text:p>-0.000027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082" calcext:value-type="float">
            <text:p>-0.0000808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194" calcext:value-type="float">
            <text:p>-0.000021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144" calcext:value-type="float">
            <text:p>-0.000051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916" calcext:value-type="float">
            <text:p>-0.000059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0318" calcext:value-type="float">
            <text:p>-0.000203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616" calcext:value-type="float">
            <text:p>0.000076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117" calcext:value-type="float">
            <text:p>-0.000001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739" calcext:value-type="float">
            <text:p>0.000017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628" calcext:value-type="float">
            <text:p>-0.000026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712" calcext:value-type="float">
            <text:p>-0.000037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387" calcext:value-type="float">
            <text:p>-0.0001138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359" calcext:value-type="float">
            <text:p>-0.0000235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704" calcext:value-type="float">
            <text:p>0.000007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857" calcext:value-type="float">
            <text:p>-0.000008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6346" calcext:value-type="float">
            <text:p>-0.000263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213" calcext:value-type="float">
            <text:p>0.000052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291" calcext:value-type="float">
            <text:p>0.000032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4285" calcext:value-type="float">
            <text:p>-0.000142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683" calcext:value-type="float">
            <text:p>-0.0000168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032" calcext:value-type="float">
            <text:p>0.000010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266" calcext:value-type="float">
            <text:p>-0.00005266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731" calcext:value-type="float">
            <text:p>-0.0000173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904" calcext:value-type="float">
            <text:p>0.000039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486" calcext:value-type="float">
            <text:p>-0.000064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11" calcext:value-type="float">
            <text:p>-0.0002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276" calcext:value-type="float">
            <text:p>-0.000022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231" calcext:value-type="float">
            <text:p>-0.0000523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609" calcext:value-type="float">
            <text:p>-0.000006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124" calcext:value-type="float">
            <text:p>-0.000101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588" calcext:value-type="float">
            <text:p>-0.000025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871" calcext:value-type="float">
            <text:p>-0.00004871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427" calcext:value-type="float">
            <text:p>0.000004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213" calcext:value-type="float">
            <text:p>-0.000072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535" calcext:value-type="float">
            <text:p>-0.000075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946" calcext:value-type="float">
            <text:p>-0.000119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232" calcext:value-type="float">
            <text:p>-0.000072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395" calcext:value-type="float">
            <text:p>-0.000033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542" calcext:value-type="float">
            <text:p>-0.000055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5103" calcext:value-type="float">
            <text:p>-0.000151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243" calcext:value-type="float">
            <text:p>-0.0000124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732" calcext:value-type="float">
            <text:p>-0.00005732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261" calcext:value-type="float">
            <text:p>0.000002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876" calcext:value-type="float">
            <text:p>0.000008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872" calcext:value-type="float">
            <text:p>-0.000088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695" calcext:value-type="float">
            <text:p>-0.000076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929" calcext:value-type="float">
            <text:p>0.000059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523" calcext:value-type="float">
            <text:p>-0.000095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219" calcext:value-type="float">
            <text:p>-0.000012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26" calcext:value-type="float">
            <text:p>-0.00007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971" calcext:value-type="float">
            <text:p>-0.000009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3116" calcext:value-type="float">
            <text:p>-0.00013116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524" calcext:value-type="float">
            <text:p>-0.000035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537" calcext:value-type="float">
            <text:p>-0.000035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227" calcext:value-type="float">
            <text:p>-0.000062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267" calcext:value-type="float">
            <text:p>-0.000012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194" calcext:value-type="float">
            <text:p>0.000011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528" calcext:value-type="float">
            <text:p>-0.000045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3572" calcext:value-type="float">
            <text:p>0.000135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899" calcext:value-type="float">
            <text:p>-0.000108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112" calcext:value-type="float">
            <text:p>-0.000051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082" calcext:value-type="float">
            <text:p>-0.0000108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654" calcext:value-type="float">
            <text:p>-0.000026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745" calcext:value-type="float">
            <text:p>0.000087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389" calcext:value-type="float">
            <text:p>-0.000123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471" calcext:value-type="float">
            <text:p>0.000014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305" calcext:value-type="float">
            <text:p>-0.000043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339" calcext:value-type="float">
            <text:p>-0.000033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581" calcext:value-type="float">
            <text:p>-0.000065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551" calcext:value-type="float">
            <text:p>-0.000115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914" calcext:value-type="float">
            <text:p>0.000009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564" calcext:value-type="float">
            <text:p>-0.00003564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283" calcext:value-type="float">
            <text:p>-0.0000028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389" calcext:value-type="float">
            <text:p>-0.000073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854" calcext:value-type="float">
            <text:p>-0.000038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099" calcext:value-type="float">
            <text:p>-0.000000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258" calcext:value-type="float">
            <text:p>-0.000072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697" calcext:value-type="float">
            <text:p>-0.0000469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73" calcext:value-type="float">
            <text:p>-0.00000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135" calcext:value-type="float">
            <text:p>0.000031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419" calcext:value-type="float">
            <text:p>0.000014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6" calcext:value-type="float">
            <text:p>0.000036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406" calcext:value-type="float">
            <text:p>-0.000044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945" calcext:value-type="float">
            <text:p>0.000029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359" calcext:value-type="float">
            <text:p>-0.0000135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417" calcext:value-type="float">
            <text:p>0.000034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498" calcext:value-type="float">
            <text:p>-0.000084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204" calcext:value-type="float">
            <text:p>0.000022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315" calcext:value-type="float">
            <text:p>-0.000053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199" calcext:value-type="float">
            <text:p>-0.000031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077" calcext:value-type="float">
            <text:p>-0.000010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095" calcext:value-type="float">
            <text:p>-0.00008095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914" calcext:value-type="float">
            <text:p>-0.000049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833" calcext:value-type="float">
            <text:p>-0.000028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03" calcext:value-type="float">
            <text:p>-0.00006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9114" calcext:value-type="float">
            <text:p>0.000091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711" calcext:value-type="float">
            <text:p>-0.000067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515" calcext:value-type="float">
            <text:p>-0.000005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862" calcext:value-type="float">
            <text:p>-0.000048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9682" calcext:value-type="float">
            <text:p>0.000096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983" calcext:value-type="float">
            <text:p>-0.0000398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398" calcext:value-type="float">
            <text:p>0.00004398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457" calcext:value-type="float">
            <text:p>-0.000024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58" calcext:value-type="float">
            <text:p>-0.00003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378" calcext:value-type="float">
            <text:p>-0.000033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246" calcext:value-type="float">
            <text:p>0.000032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911" calcext:value-type="float">
            <text:p>-0.000049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544" calcext:value-type="float">
            <text:p>-0.000015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164" calcext:value-type="float">
            <text:p>-0.000031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702" calcext:value-type="float">
            <text:p>-0.00017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029" calcext:value-type="float">
            <text:p>0.000010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411" calcext:value-type="float">
            <text:p>0.00006411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067" calcext:value-type="float">
            <text:p>-0.000000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9047" calcext:value-type="float">
            <text:p>0.000090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701" calcext:value-type="float">
            <text:p>0.000027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836" calcext:value-type="float">
            <text:p>0.000048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066" calcext:value-type="float">
            <text:p>-0.000060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848" calcext:value-type="float">
            <text:p>-0.000098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392" calcext:value-type="float">
            <text:p>-0.000043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358" calcext:value-type="float">
            <text:p>-0.000093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639" calcext:value-type="float">
            <text:p>0.000026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376" calcext:value-type="float">
            <text:p>0.00005376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634" calcext:value-type="float">
            <text:p>0.000006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379" calcext:value-type="float">
            <text:p>-0.0000237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26" calcext:value-type="float">
            <text:p>0.00004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9274" calcext:value-type="float">
            <text:p>0.000192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736" calcext:value-type="float">
            <text:p>-0.000107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272" calcext:value-type="float">
            <text:p>0.000062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6493" calcext:value-type="float">
            <text:p>-0.0001649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11" calcext:value-type="float">
            <text:p>0.00002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064" calcext:value-type="float">
            <text:p>-0.000060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789" calcext:value-type="float">
            <text:p>-0.00006789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845" calcext:value-type="float">
            <text:p>0.000048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39" calcext:value-type="float">
            <text:p>0.00001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269" calcext:value-type="float">
            <text:p>-0.0000226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4127" calcext:value-type="float">
            <text:p>0.000141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117" calcext:value-type="float">
            <text:p>-0.000051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902" calcext:value-type="float">
            <text:p>0.000069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11" calcext:value-type="float">
            <text:p>-0.00004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55" calcext:value-type="float">
            <text:p>-0.00005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387" calcext:value-type="float">
            <text:p>-0.000003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117" calcext:value-type="float">
            <text:p>-0.00000117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296" calcext:value-type="float">
            <text:p>-0.000032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09" calcext:value-type="float">
            <text:p>-0.00001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54" calcext:value-type="float">
            <text:p>0.00001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9331" calcext:value-type="float">
            <text:p>0.0000933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662" calcext:value-type="float">
            <text:p>-0.000126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673" calcext:value-type="float">
            <text:p>0.000056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926" calcext:value-type="float">
            <text:p>-0.000009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952" calcext:value-type="float">
            <text:p>0.000009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89" calcext:value-type="float">
            <text:p>-0.00001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379" calcext:value-type="float">
            <text:p>-0.00003379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946" calcext:value-type="float">
            <text:p>-0.000009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176" calcext:value-type="float">
            <text:p>0.000001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754" calcext:value-type="float">
            <text:p>0.000047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422" calcext:value-type="float">
            <text:p>-0.000064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438" calcext:value-type="float">
            <text:p>-0.000024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173" calcext:value-type="float">
            <text:p>-0.000111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963" calcext:value-type="float">
            <text:p>-0.000049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809" calcext:value-type="float">
            <text:p>-0.000008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416" calcext:value-type="float">
            <text:p>0.000044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347" calcext:value-type="float">
            <text:p>-0.0000334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313" calcext:value-type="float">
            <text:p>0.000013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98" calcext:value-type="float">
            <text:p>-0.00007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161" calcext:value-type="float">
            <text:p>0.000021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416" calcext:value-type="float">
            <text:p>0.000004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319" calcext:value-type="float">
            <text:p>-0.000093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1592" calcext:value-type="float">
            <text:p>0.000115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967" calcext:value-type="float">
            <text:p>-0.000009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918" calcext:value-type="float">
            <text:p>0.000039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788" calcext:value-type="float">
            <text:p>-0.000017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346" calcext:value-type="float">
            <text:p>0.00003346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751" calcext:value-type="float">
            <text:p>0.000087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838" calcext:value-type="float">
            <text:p>-0.000008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099" calcext:value-type="float">
            <text:p>0.000000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137" calcext:value-type="float">
            <text:p>0.000021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759" calcext:value-type="float">
            <text:p>0.0000075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6429" calcext:value-type="float">
            <text:p>0.000164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739" calcext:value-type="float">
            <text:p>-0.000097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038" calcext:value-type="float">
            <text:p>0.000040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541" calcext:value-type="float">
            <text:p>-0.000005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789" calcext:value-type="float">
            <text:p>0.00001789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243" calcext:value-type="float">
            <text:p>0.0000424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295" calcext:value-type="float">
            <text:p>-0.000012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374" calcext:value-type="float">
            <text:p>-0.000003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891" calcext:value-type="float">
            <text:p>-0.000018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465" calcext:value-type="float">
            <text:p>0.000054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212" calcext:value-type="float">
            <text:p>0.000022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074" calcext:value-type="float">
            <text:p>0.000010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772" calcext:value-type="float">
            <text:p>-0.000057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766" calcext:value-type="float">
            <text:p>0.000047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437" calcext:value-type="float">
            <text:p>-0.0000143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2" calcext:value-type="float">
            <text:p>0.0000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184" calcext:value-type="float">
            <text:p>-0.000021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834" calcext:value-type="float">
            <text:p>0.000018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849" calcext:value-type="float">
            <text:p>-0.000028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627" calcext:value-type="float">
            <text:p>0.000066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757" calcext:value-type="float">
            <text:p>-0.000017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4162" calcext:value-type="float">
            <text:p>-0.000141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4178" calcext:value-type="float">
            <text:p>0.000141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386" calcext:value-type="float">
            <text:p>0.000063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204" calcext:value-type="float">
            <text:p>0.00008204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767" calcext:value-type="float">
            <text:p>-0.000017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462" calcext:value-type="float">
            <text:p>-0.000044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192" calcext:value-type="float">
            <text:p>0.00011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274" calcext:value-type="float">
            <text:p>-0.000072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56" calcext:value-type="float">
            <text:p>0.00000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825" calcext:value-type="float">
            <text:p>-0.000008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635" calcext:value-type="float">
            <text:p>-0.000016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613" calcext:value-type="float">
            <text:p>0.000036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758" calcext:value-type="float">
            <text:p>0.000007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913" calcext:value-type="float">
            <text:p>0.00002913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505" calcext:value-type="float">
            <text:p>-0.000005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052" calcext:value-type="float">
            <text:p>-0.000040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965" calcext:value-type="float">
            <text:p>0.000039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737" calcext:value-type="float">
            <text:p>0.000037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657" calcext:value-type="float">
            <text:p>0.000056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0685" calcext:value-type="float">
            <text:p>0.000106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985" calcext:value-type="float">
            <text:p>-0.000059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0627" calcext:value-type="float">
            <text:p>0.000106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625" calcext:value-type="float">
            <text:p>-0.000056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624" calcext:value-type="float">
            <text:p>0.00006624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678" calcext:value-type="float">
            <text:p>-0.000006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882" calcext:value-type="float">
            <text:p>0.000008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877" calcext:value-type="float">
            <text:p>0.000008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594" calcext:value-type="float">
            <text:p>-0.000045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688" calcext:value-type="float">
            <text:p>-0.000016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001" calcext:value-type="float">
            <text:p>0.000060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349" calcext:value-type="float">
            <text:p>-0.000053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934" calcext:value-type="float">
            <text:p>0.000089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274" calcext:value-type="float">
            <text:p>0.000002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934" calcext:value-type="float">
            <text:p>0.00004934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145" calcext:value-type="float">
            <text:p>0.000061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586" calcext:value-type="float">
            <text:p>-0.000045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813" calcext:value-type="float">
            <text:p>-0.000018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248" calcext:value-type="float">
            <text:p>0.000072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638" calcext:value-type="float">
            <text:p>0.000036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499" calcext:value-type="float">
            <text:p>-0.000054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709" calcext:value-type="float">
            <text:p>-0.000007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624" calcext:value-type="float">
            <text:p>0.000056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258" calcext:value-type="float">
            <text:p>-0.000052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114" calcext:value-type="float">
            <text:p>0.00005114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106" calcext:value-type="float">
            <text:p>0.000001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12" calcext:value-type="float">
            <text:p>-0.00000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5789" calcext:value-type="float">
            <text:p>-0.000157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024" calcext:value-type="float">
            <text:p>-0.000100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747" calcext:value-type="float">
            <text:p>0.000067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208" calcext:value-type="float">
            <text:p>-0.000062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903" calcext:value-type="float">
            <text:p>-0.000039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667" calcext:value-type="float">
            <text:p>0.000046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659" calcext:value-type="float">
            <text:p>-0.0000165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20624" calcext:value-type="float">
            <text:p>0.00020624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638" calcext:value-type="float">
            <text:p>-0.000026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488" calcext:value-type="float">
            <text:p>-0.000004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312" calcext:value-type="float">
            <text:p>0.000033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131" calcext:value-type="float">
            <text:p>-0.0000213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019" calcext:value-type="float">
            <text:p>-0.000060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1262" calcext:value-type="float">
            <text:p>0.000112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287" calcext:value-type="float">
            <text:p>-0.000052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27" calcext:value-type="float">
            <text:p>0.00006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757" calcext:value-type="float">
            <text:p>0.000007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761" calcext:value-type="float">
            <text:p>0.00008761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941" calcext:value-type="float">
            <text:p>0.000019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816" calcext:value-type="float">
            <text:p>-0.000008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369" calcext:value-type="float">
            <text:p>-0.0000436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101" calcext:value-type="float">
            <text:p>-0.000111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092" calcext:value-type="float">
            <text:p>0.000080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044" calcext:value-type="float">
            <text:p>0.000040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748" calcext:value-type="float">
            <text:p>-0.000007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075" calcext:value-type="float">
            <text:p>0.00010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086" calcext:value-type="float">
            <text:p>0.000000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1966" calcext:value-type="float">
            <text:p>0.00011966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04" calcext:value-type="float">
            <text:p>0.000028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015" calcext:value-type="float">
            <text:p>-0.000020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362" calcext:value-type="float">
            <text:p>-0.000023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087" calcext:value-type="float">
            <text:p>-0.000090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799" calcext:value-type="float">
            <text:p>-0.000027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248" calcext:value-type="float">
            <text:p>-0.000022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864" calcext:value-type="float">
            <text:p>0.000048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433" calcext:value-type="float">
            <text:p>0.000054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392" calcext:value-type="float">
            <text:p>-0.000023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631" calcext:value-type="float">
            <text:p>-0.00001631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366" calcext:value-type="float">
            <text:p>0.000013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428" calcext:value-type="float">
            <text:p>-0.000014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571" calcext:value-type="float">
            <text:p>0.000015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649" calcext:value-type="float">
            <text:p>-0.000096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498" calcext:value-type="float">
            <text:p>0.000004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902" calcext:value-type="float">
            <text:p>0.000059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66" calcext:value-type="float">
            <text:p>-0.00008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249" calcext:value-type="float">
            <text:p>-0.000092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189" calcext:value-type="float">
            <text:p>0.000011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702" calcext:value-type="float">
            <text:p>-0.00001702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139" calcext:value-type="float">
            <text:p>0.000001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351" calcext:value-type="float">
            <text:p>0.000013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135" calcext:value-type="float">
            <text:p>0.000001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904" calcext:value-type="float">
            <text:p>-0.000109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654" calcext:value-type="float">
            <text:p>0.000006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744" calcext:value-type="float">
            <text:p>-0.000017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3153" calcext:value-type="float">
            <text:p>0.000131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503" calcext:value-type="float">
            <text:p>-0.000075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861" calcext:value-type="float">
            <text:p>-0.000008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9432" calcext:value-type="float">
            <text:p>0.00009432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726" calcext:value-type="float">
            <text:p>-0.000007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094" calcext:value-type="float">
            <text:p>0.000020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438" calcext:value-type="float">
            <text:p>-0.000054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299" calcext:value-type="float">
            <text:p>-0.000042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963" calcext:value-type="float">
            <text:p>0.000029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519" calcext:value-type="float">
            <text:p>-0.000015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98" calcext:value-type="float">
            <text:p>-0.00001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982" calcext:value-type="float">
            <text:p>-0.000069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061" calcext:value-type="float">
            <text:p>-0.000000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473" calcext:value-type="float">
            <text:p>-0.0000047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336" calcext:value-type="float">
            <text:p>-0.000013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088" calcext:value-type="float">
            <text:p>0.000010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968" calcext:value-type="float">
            <text:p>-0.000079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375" calcext:value-type="float">
            <text:p>-0.000123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579" calcext:value-type="float">
            <text:p>0.0000057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974" calcext:value-type="float">
            <text:p>-0.000039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593" calcext:value-type="float">
            <text:p>-0.0000259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861" calcext:value-type="float">
            <text:p>-0.000018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554" calcext:value-type="float">
            <text:p>0.000015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949" calcext:value-type="float">
            <text:p>-0.00000949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454" calcext:value-type="float">
            <text:p>0.000004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901" calcext:value-type="float">
            <text:p>0.000029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738" calcext:value-type="float">
            <text:p>-0.000047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131" calcext:value-type="float">
            <text:p>-0.0001213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441" calcext:value-type="float">
            <text:p>0.000014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498" calcext:value-type="float">
            <text:p>0.000044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704" calcext:value-type="float">
            <text:p>0.000007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792" calcext:value-type="float">
            <text:p>0.000017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084" calcext:value-type="float">
            <text:p>-0.000020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491" calcext:value-type="float">
            <text:p>-0.00003491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139" calcext:value-type="float">
            <text:p>0.000011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439" calcext:value-type="float">
            <text:p>-0.000014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451" calcext:value-type="float">
            <text:p>-0.000044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833" calcext:value-type="float">
            <text:p>-0.000028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497" calcext:value-type="float">
            <text:p>-0.0000349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971" calcext:value-type="float">
            <text:p>-0.000039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761" calcext:value-type="float">
            <text:p>-0.000037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698" calcext:value-type="float">
            <text:p>-0.000056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585" calcext:value-type="float">
            <text:p>0.000025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297" calcext:value-type="float">
            <text:p>-0.0000329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056" calcext:value-type="float">
            <text:p>-0.000000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372" calcext:value-type="float">
            <text:p>-0.000033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799" calcext:value-type="float">
            <text:p>-0.000077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815" calcext:value-type="float">
            <text:p>-0.000028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721" calcext:value-type="float">
            <text:p>0.000047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316" calcext:value-type="float">
            <text:p>-0.000043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018" calcext:value-type="float">
            <text:p>0.000050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088" calcext:value-type="float">
            <text:p>0.000040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309" calcext:value-type="float">
            <text:p>-0.000093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404" calcext:value-type="float">
            <text:p>0.00002404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13" calcext:value-type="float">
            <text:p>0.00003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214" calcext:value-type="float">
            <text:p>0.000012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864" calcext:value-type="float">
            <text:p>-0.000018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198" calcext:value-type="float">
            <text:p>0.000001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363" calcext:value-type="float">
            <text:p>-0.000063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703" calcext:value-type="float">
            <text:p>-0.000127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142" calcext:value-type="float">
            <text:p>0.000011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988" calcext:value-type="float">
            <text:p>-0.000099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171" calcext:value-type="float">
            <text:p>-0.000011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244" calcext:value-type="float">
            <text:p>-0.00000244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931" calcext:value-type="float">
            <text:p>0.0000193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996" calcext:value-type="float">
            <text:p>0.000009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75" calcext:value-type="float">
            <text:p>0.00001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32" calcext:value-type="float">
            <text:p>0.00008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857" calcext:value-type="float">
            <text:p>0.000008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39" calcext:value-type="float">
            <text:p>-0.00012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672" calcext:value-type="float">
            <text:p>-0.000056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978" calcext:value-type="float">
            <text:p>0.000009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695" calcext:value-type="float">
            <text:p>-0.000006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538" calcext:value-type="float">
            <text:p>0.00002538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988" calcext:value-type="float">
            <text:p>-0.000049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102" calcext:value-type="float">
            <text:p>0.000011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244" calcext:value-type="float">
            <text:p>-0.000052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965" calcext:value-type="float">
            <text:p>-0.000009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905" calcext:value-type="float">
            <text:p>-0.000059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137" calcext:value-type="float">
            <text:p>0.000001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442" calcext:value-type="float">
            <text:p>0.000024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941" calcext:value-type="float">
            <text:p>-0.000129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568" calcext:value-type="float">
            <text:p>-0.000025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0968" calcext:value-type="float">
            <text:p>0.00010968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117" calcext:value-type="float">
            <text:p>-0.000041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729" calcext:value-type="float">
            <text:p>-0.000047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453" calcext:value-type="float">
            <text:p>-0.000064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0817" calcext:value-type="float">
            <text:p>0.000108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259" calcext:value-type="float">
            <text:p>-0.0000125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884" calcext:value-type="float">
            <text:p>0.000018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353" calcext:value-type="float">
            <text:p>0.000063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577" calcext:value-type="float">
            <text:p>-0.000045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765" calcext:value-type="float">
            <text:p>-0.000037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689" calcext:value-type="float">
            <text:p>-0.00004689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" calcext:value-type="float">
            <text:p>0.000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437" calcext:value-type="float">
            <text:p>-0.000004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837" calcext:value-type="float">
            <text:p>-0.000088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0656" calcext:value-type="float">
            <text:p>0.000106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658" calcext:value-type="float">
            <text:p>-0.000076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399" calcext:value-type="float">
            <text:p>-0.000003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448" calcext:value-type="float">
            <text:p>-0.000054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409" calcext:value-type="float">
            <text:p>-0.000034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448" calcext:value-type="float">
            <text:p>-0.000014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578" calcext:value-type="float">
            <text:p>0.00003578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433" calcext:value-type="float">
            <text:p>-0.000004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426" calcext:value-type="float">
            <text:p>-0.000034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018" calcext:value-type="float">
            <text:p>-0.000040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157" calcext:value-type="float">
            <text:p>0.000021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463" calcext:value-type="float">
            <text:p>0.000054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167" calcext:value-type="float">
            <text:p>0.000031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894" calcext:value-type="float">
            <text:p>-0.000018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436" calcext:value-type="float">
            <text:p>-0.000054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22" calcext:value-type="float">
            <text:p>-0.00007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359" calcext:value-type="float">
            <text:p>0.00003359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868" calcext:value-type="float">
            <text:p>0.000018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903" calcext:value-type="float">
            <text:p>-0.000029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693" calcext:value-type="float">
            <text:p>-0.0000069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457" calcext:value-type="float">
            <text:p>0.000064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133" calcext:value-type="float">
            <text:p>-0.000051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657" calcext:value-type="float">
            <text:p>-0.000046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315" calcext:value-type="float">
            <text:p>-0.000023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436" calcext:value-type="float">
            <text:p>-0.000064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662" calcext:value-type="float">
            <text:p>-0.000106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731" calcext:value-type="float">
            <text:p>0.00006731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728" calcext:value-type="float">
            <text:p>0.000027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69" calcext:value-type="float">
            <text:p>-0.000006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517" calcext:value-type="float">
            <text:p>-0.000075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604" calcext:value-type="float">
            <text:p>0.000066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5915" calcext:value-type="float">
            <text:p>-0.000159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101" calcext:value-type="float">
            <text:p>-0.000051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875" calcext:value-type="float">
            <text:p>0.000018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937" calcext:value-type="float">
            <text:p>-0.000109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859" calcext:value-type="float">
            <text:p>0.0000085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01" calcext:value-type="float">
            <text:p>-0.0000601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144" calcext:value-type="float">
            <text:p>0.000001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939" calcext:value-type="float">
            <text:p>-0.000039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629" calcext:value-type="float">
            <text:p>0.000056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767" calcext:value-type="float">
            <text:p>0.000057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569" calcext:value-type="float">
            <text:p>-0.0000556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911" calcext:value-type="float">
            <text:p>-0.000069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" calcext:value-type="float">
            <text:p>-0.000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401" calcext:value-type="float">
            <text:p>-0.000024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951" calcext:value-type="float">
            <text:p>-0.000049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948" calcext:value-type="float">
            <text:p>-0.00006948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384" calcext:value-type="float">
            <text:p>0.000023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939" calcext:value-type="float">
            <text:p>-0.000029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129" calcext:value-type="float">
            <text:p>-0.000021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608" calcext:value-type="float">
            <text:p>0.000086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941" calcext:value-type="float">
            <text:p>-0.000089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506" calcext:value-type="float">
            <text:p>0.000015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835" calcext:value-type="float">
            <text:p>-0.000008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471" calcext:value-type="float">
            <text:p>0.000034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666" calcext:value-type="float">
            <text:p>0.000076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34" calcext:value-type="float">
            <text:p>-0.0000334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542" calcext:value-type="float">
            <text:p>-0.000055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666" calcext:value-type="float">
            <text:p>0.000006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467" calcext:value-type="float">
            <text:p>-0.000004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679" calcext:value-type="float">
            <text:p>0.0000467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802" calcext:value-type="float">
            <text:p>-0.000038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506" calcext:value-type="float">
            <text:p>0.000005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044" calcext:value-type="float">
            <text:p>0.000010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976" calcext:value-type="float">
            <text:p>0.000009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074" calcext:value-type="float">
            <text:p>-0.000020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74" calcext:value-type="float">
            <text:p>-0.0000574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762" calcext:value-type="float">
            <text:p>0.000017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277" calcext:value-type="float">
            <text:p>0.000082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479" calcext:value-type="float">
            <text:p>-0.0000147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686" calcext:value-type="float">
            <text:p>-0.000046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341" calcext:value-type="float">
            <text:p>-0.000053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023" calcext:value-type="float">
            <text:p>0.000080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41" calcext:value-type="float">
            <text:p>0.00002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45" calcext:value-type="float">
            <text:p>0.00002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417" calcext:value-type="float">
            <text:p>-0.000024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764" calcext:value-type="float">
            <text:p>-0.00003764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635" calcext:value-type="float">
            <text:p>0.000056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691" calcext:value-type="float">
            <text:p>-0.000016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691" calcext:value-type="float">
            <text:p>0.000056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815" calcext:value-type="float">
            <text:p>0.000008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782" calcext:value-type="float">
            <text:p>-0.000017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355" calcext:value-type="float">
            <text:p>0.000013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586" calcext:value-type="float">
            <text:p>-0.000015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989" calcext:value-type="float">
            <text:p>0.000029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607" calcext:value-type="float">
            <text:p>-0.000026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541" calcext:value-type="float">
            <text:p>0.00003541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063" calcext:value-type="float">
            <text:p>0.000060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937" calcext:value-type="float">
            <text:p>-0.000019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0063" calcext:value-type="float">
            <text:p>0.000100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328" calcext:value-type="float">
            <text:p>0.000083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184" calcext:value-type="float">
            <text:p>-0.000021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248" calcext:value-type="float">
            <text:p>0.000032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644" calcext:value-type="float">
            <text:p>-0.000056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978" calcext:value-type="float">
            <text:p>0.000019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271" calcext:value-type="float">
            <text:p>0.000032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175" calcext:value-type="float">
            <text:p>0.00007175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202" calcext:value-type="float">
            <text:p>0.000022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362" calcext:value-type="float">
            <text:p>-0.000033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527" calcext:value-type="float">
            <text:p>0.000035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713" calcext:value-type="float">
            <text:p>-0.000007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563" calcext:value-type="float">
            <text:p>-0.000045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435" calcext:value-type="float">
            <text:p>0.000034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637" calcext:value-type="float">
            <text:p>-0.000056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167" calcext:value-type="float">
            <text:p>-0.000011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311" calcext:value-type="float">
            <text:p>-0.000003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454" calcext:value-type="float">
            <text:p>-0.000024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26" calcext:value-type="float">
            <text:p>0.00003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288" calcext:value-type="float">
            <text:p>-0.000002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084" calcext:value-type="float">
            <text:p>0.000040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104" calcext:value-type="float">
            <text:p>0.000021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854" calcext:value-type="float">
            <text:p>0.000018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861" calcext:value-type="float">
            <text:p>0.000058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439" calcext:value-type="float">
            <text:p>0.000034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027" calcext:value-type="float">
            <text:p>-0.000010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507" calcext:value-type="float">
            <text:p>-0.000015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668" calcext:value-type="float">
            <text:p>0.00003668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025" calcext:value-type="float">
            <text:p>0.000020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021" calcext:value-type="float">
            <text:p>0.000000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839" calcext:value-type="float">
            <text:p>0.000008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397" calcext:value-type="float">
            <text:p>-0.0000039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149" calcext:value-type="float">
            <text:p>-0.000011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1612" calcext:value-type="float">
            <text:p>0.000116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787" calcext:value-type="float">
            <text:p>0.000027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827" calcext:value-type="float">
            <text:p>0.000038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28" calcext:value-type="float">
            <text:p>0.00002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402" calcext:value-type="float">
            <text:p>0.00008402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284" calcext:value-type="float">
            <text:p>-0.000012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212" calcext:value-type="float">
            <text:p>-0.000032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243" calcext:value-type="float">
            <text:p>0.0000524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559" calcext:value-type="float">
            <text:p>0.0000255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247" calcext:value-type="float">
            <text:p>0.000002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554" calcext:value-type="float">
            <text:p>-0.000005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479" calcext:value-type="float">
            <text:p>0.0000047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495" calcext:value-type="float">
            <text:p>0.000044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241" calcext:value-type="float">
            <text:p>-0.000032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61" calcext:value-type="float">
            <text:p>0.0000161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423" calcext:value-type="float">
            <text:p>0.000024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142" calcext:value-type="float">
            <text:p>-0.000031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12" calcext:value-type="float">
            <text:p>-0.00000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847" calcext:value-type="float">
            <text:p>0.000008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3735" calcext:value-type="float">
            <text:p>-0.000137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939" calcext:value-type="float">
            <text:p>0.000019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544" calcext:value-type="float">
            <text:p>-0.000035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359" calcext:value-type="float">
            <text:p>0.0000135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221" calcext:value-type="float">
            <text:p>0.000032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3411" calcext:value-type="float">
            <text:p>-0.00013411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55" calcext:value-type="float">
            <text:p>-0.00000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002" calcext:value-type="float">
            <text:p>-0.000060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384" calcext:value-type="float">
            <text:p>0.000063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07" calcext:value-type="float">
            <text:p>-0.00004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6589" calcext:value-type="float">
            <text:p>0.000165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898" calcext:value-type="float">
            <text:p>0.000058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1201" calcext:value-type="float">
            <text:p>0.000112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827" calcext:value-type="float">
            <text:p>0.000078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727" calcext:value-type="float">
            <text:p>-0.000057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359" calcext:value-type="float">
            <text:p>0.0000135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227" calcext:value-type="float">
            <text:p>-0.000012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681" calcext:value-type="float">
            <text:p>-0.000036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66" calcext:value-type="float">
            <text:p>-0.00004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3667" calcext:value-type="float">
            <text:p>-0.000136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558" calcext:value-type="float">
            <text:p>-0.000005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73" calcext:value-type="float">
            <text:p>-0.00001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318" calcext:value-type="float">
            <text:p>0.000013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187" calcext:value-type="float">
            <text:p>0.000061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417" calcext:value-type="float">
            <text:p>-0.000014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555" calcext:value-type="float">
            <text:p>-0.00008555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764" calcext:value-type="float">
            <text:p>0.000047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993" calcext:value-type="float">
            <text:p>-0.0000399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11" calcext:value-type="float">
            <text:p>0.00000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232" calcext:value-type="float">
            <text:p>-0.000032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477" calcext:value-type="float">
            <text:p>0.000064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628" calcext:value-type="float">
            <text:p>0.000046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385" calcext:value-type="float">
            <text:p>0.000013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349" calcext:value-type="float">
            <text:p>0.000043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463" calcext:value-type="float">
            <text:p>-0.000014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002" calcext:value-type="float">
            <text:p>-0.00001002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05" calcext:value-type="float">
            <text:p>0.00004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029" calcext:value-type="float">
            <text:p>-0.000040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769" calcext:value-type="float">
            <text:p>0.0000076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697" calcext:value-type="float">
            <text:p>-0.0000669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207" calcext:value-type="float">
            <text:p>0.000022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81" calcext:value-type="float">
            <text:p>-0.00011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652" calcext:value-type="float">
            <text:p>0.000016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503" calcext:value-type="float">
            <text:p>0.000085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983" calcext:value-type="float">
            <text:p>0.0000098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047" calcext:value-type="float">
            <text:p>-0.00010047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782" calcext:value-type="float">
            <text:p>-0.000027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529" calcext:value-type="float">
            <text:p>-0.000095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8346" calcext:value-type="float">
            <text:p>-0.000183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504" calcext:value-type="float">
            <text:p>-0.000055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3176" calcext:value-type="float">
            <text:p>-0.000131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048" calcext:value-type="float">
            <text:p>-0.000060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674" calcext:value-type="float">
            <text:p>0.000016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655" calcext:value-type="float">
            <text:p>0.000076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0336" calcext:value-type="float">
            <text:p>0.000103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057" calcext:value-type="float">
            <text:p>0.0000605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972" calcext:value-type="float">
            <text:p>0.000009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891" calcext:value-type="float">
            <text:p>0.000058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205" calcext:value-type="float">
            <text:p>0.000072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313" calcext:value-type="float">
            <text:p>-0.000013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881" calcext:value-type="float">
            <text:p>-0.000098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378" calcext:value-type="float">
            <text:p>-0.000073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095" calcext:value-type="float">
            <text:p>0.000040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215" calcext:value-type="float">
            <text:p>-0.000002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568" calcext:value-type="float">
            <text:p>-0.000005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177" calcext:value-type="float">
            <text:p>0.00004177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454" calcext:value-type="float">
            <text:p>0.000034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253" calcext:value-type="float">
            <text:p>-0.000042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732" calcext:value-type="float">
            <text:p>-0.000027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99" calcext:value-type="float">
            <text:p>-0.00001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744" calcext:value-type="float">
            <text:p>-0.000027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44" calcext:value-type="float">
            <text:p>-0.00005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882" calcext:value-type="float">
            <text:p>0.000048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456" calcext:value-type="float">
            <text:p>-0.000024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07" calcext:value-type="float">
            <text:p>-0.00008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281" calcext:value-type="float">
            <text:p>0.00003281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156" calcext:value-type="float">
            <text:p>-0.000011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008" calcext:value-type="float">
            <text:p>0.000010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516" calcext:value-type="float">
            <text:p>-0.000105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745" calcext:value-type="float">
            <text:p>-0.000047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104" calcext:value-type="float">
            <text:p>0.000061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562" calcext:value-type="float">
            <text:p>-0.000015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419" calcext:value-type="float">
            <text:p>0.000084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315" calcext:value-type="float">
            <text:p>0.000053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12" calcext:value-type="float">
            <text:p>0.00003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082" calcext:value-type="float">
            <text:p>0.00001082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572" calcext:value-type="float">
            <text:p>0.000055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181" calcext:value-type="float">
            <text:p>-0.000051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663" calcext:value-type="float">
            <text:p>-0.000106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58" calcext:value-type="float">
            <text:p>-0.00004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698" calcext:value-type="float">
            <text:p>-0.000036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789" calcext:value-type="float">
            <text:p>0.000037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136" calcext:value-type="float">
            <text:p>-0.000051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994" calcext:value-type="float">
            <text:p>-0.000029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001" calcext:value-type="float">
            <text:p>0.000020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113" calcext:value-type="float">
            <text:p>0.00002113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958" calcext:value-type="float">
            <text:p>-0.000019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614" calcext:value-type="float">
            <text:p>-0.000026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654" calcext:value-type="float">
            <text:p>-0.000046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766" calcext:value-type="float">
            <text:p>-0.000037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126" calcext:value-type="float">
            <text:p>-0.000011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743" calcext:value-type="float">
            <text:p>0.0000374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78" calcext:value-type="float">
            <text:p>-0.00005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09" calcext:value-type="float">
            <text:p>-0.00006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424" calcext:value-type="float">
            <text:p>-0.000014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357" calcext:value-type="float">
            <text:p>0.00001357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995" calcext:value-type="float">
            <text:p>-0.000019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097" calcext:value-type="float">
            <text:p>-0.0000109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152" calcext:value-type="float">
            <text:p>-0.000061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331" calcext:value-type="float">
            <text:p>0.0000633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846" calcext:value-type="float">
            <text:p>-0.000048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762" calcext:value-type="float">
            <text:p>0.000017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94" calcext:value-type="float">
            <text:p>0.00008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633" calcext:value-type="float">
            <text:p>-0.000036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696" calcext:value-type="float">
            <text:p>0.000036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252" calcext:value-type="float">
            <text:p>0.00003252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399" calcext:value-type="float">
            <text:p>-0.000013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855" calcext:value-type="float">
            <text:p>0.000058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146" calcext:value-type="float">
            <text:p>-0.000041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116" calcext:value-type="float">
            <text:p>-0.000091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843" calcext:value-type="float">
            <text:p>-0.0000484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545" calcext:value-type="float">
            <text:p>-0.000005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207" calcext:value-type="float">
            <text:p>0.000082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625" calcext:value-type="float">
            <text:p>-0.000006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04" calcext:value-type="float">
            <text:p>0.00002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589" calcext:value-type="float">
            <text:p>0.00002589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309" calcext:value-type="float">
            <text:p>0.000023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502" calcext:value-type="float">
            <text:p>-0.000035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135" calcext:value-type="float">
            <text:p>0.000011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053" calcext:value-type="float">
            <text:p>-0.000010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214" calcext:value-type="float">
            <text:p>-0.000062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755" calcext:value-type="float">
            <text:p>-0.000037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2853" calcext:value-type="float">
            <text:p>0.000128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134" calcext:value-type="float">
            <text:p>0.000011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767" calcext:value-type="float">
            <text:p>-0.000067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867" calcext:value-type="float">
            <text:p>0.00003867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569" calcext:value-type="float">
            <text:p>-0.0000256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44" calcext:value-type="float">
            <text:p>-0.00001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97" calcext:value-type="float">
            <text:p>-0.000109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236" calcext:value-type="float">
            <text:p>0.00012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703" calcext:value-type="float">
            <text:p>-0.000047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115" calcext:value-type="float">
            <text:p>0.000031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175" calcext:value-type="float">
            <text:p>-0.000001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985" calcext:value-type="float">
            <text:p>-0.000129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061" calcext:value-type="float">
            <text:p>0.000040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3436" calcext:value-type="float">
            <text:p>0.00013436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144" calcext:value-type="float">
            <text:p>0.000041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296" calcext:value-type="float">
            <text:p>-0.000062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913" calcext:value-type="float">
            <text:p>-0.000079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953" calcext:value-type="float">
            <text:p>-0.000049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393" calcext:value-type="float">
            <text:p>-0.0000039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766" calcext:value-type="float">
            <text:p>0.000077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795" calcext:value-type="float">
            <text:p>0.000007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828" calcext:value-type="float">
            <text:p>0.000078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441" calcext:value-type="float">
            <text:p>-0.000064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415" calcext:value-type="float">
            <text:p>-0.00004415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035" calcext:value-type="float">
            <text:p>0.000070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433" calcext:value-type="float">
            <text:p>-0.000054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245" calcext:value-type="float">
            <text:p>0.000012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863" calcext:value-type="float">
            <text:p>-0.000028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397" calcext:value-type="float">
            <text:p>-0.0000439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593" calcext:value-type="float">
            <text:p>0.0000859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361" calcext:value-type="float">
            <text:p>-0.000043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842" calcext:value-type="float">
            <text:p>-0.000108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923" calcext:value-type="float">
            <text:p>-0.000039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504" calcext:value-type="float">
            <text:p>-0.00005504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688" calcext:value-type="float">
            <text:p>0.000036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109" calcext:value-type="float">
            <text:p>-0.000011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402" calcext:value-type="float">
            <text:p>-0.000004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376" calcext:value-type="float">
            <text:p>0.000063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081" calcext:value-type="float">
            <text:p>-0.000020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606" calcext:value-type="float">
            <text:p>0.000076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638" calcext:value-type="float">
            <text:p>-0.000026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737" calcext:value-type="float">
            <text:p>-0.000037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341" calcext:value-type="float">
            <text:p>0.000043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887" calcext:value-type="float">
            <text:p>-0.00002887</text:p>
          </table:table-cell>
        </table:table-row>
        <table:table-row table:style-name="ro1">
          <table:table-cell office:value-type="float" office:value="2.69" calcext:value-type="float">
            <text:p>2.69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807" calcext:value-type="float">
            <text:p>0.000018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586" calcext:value-type="float">
            <text:p>0.000005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939" calcext:value-type="float">
            <text:p>0.000049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451" calcext:value-type="float">
            <text:p>0.000024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994" calcext:value-type="float">
            <text:p>0.000019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46" calcext:value-type="float">
            <text:p>-0.00000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038" calcext:value-type="float">
            <text:p>-0.000020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4" calcext:value-type="float">
            <text:p>-0.0000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954" calcext:value-type="float">
            <text:p>0.000069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494" calcext:value-type="float">
            <text:p>-0.00006494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081" calcext:value-type="float">
            <text:p>0.000020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736" calcext:value-type="float">
            <text:p>-0.000017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156" calcext:value-type="float">
            <text:p>0.000011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3074" calcext:value-type="float">
            <text:p>0.000130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393" calcext:value-type="float">
            <text:p>0.0000239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876" calcext:value-type="float">
            <text:p>0.000058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993" calcext:value-type="float">
            <text:p>-0.0000899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726" calcext:value-type="float">
            <text:p>-0.000077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286" calcext:value-type="float">
            <text:p>-0.000032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325" calcext:value-type="float">
            <text:p>-0.00005325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574" calcext:value-type="float">
            <text:p>0.000025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011" calcext:value-type="float">
            <text:p>-0.000010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524" calcext:value-type="float">
            <text:p>-0.000005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371" calcext:value-type="float">
            <text:p>0.000053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146" calcext:value-type="float">
            <text:p>-0.000081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74" calcext:value-type="float">
            <text:p>-0.00006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1878" calcext:value-type="float">
            <text:p>0.000118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435" calcext:value-type="float">
            <text:p>-0.000064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397" calcext:value-type="float">
            <text:p>0.0000239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974" calcext:value-type="float">
            <text:p>-0.00004974</text:p>
          </table:table-cell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508" calcext:value-type="float">
            <text:p>-0.000005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474" calcext:value-type="float">
            <text:p>-0.000014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036" calcext:value-type="float">
            <text:p>-0.000020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944" calcext:value-type="float">
            <text:p>0.000089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59" calcext:value-type="float">
            <text:p>0.000035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487" calcext:value-type="float">
            <text:p>-0.000054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08" calcext:value-type="float">
            <text:p>-0.00012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667" calcext:value-type="float">
            <text:p>0.000056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796" calcext:value-type="float">
            <text:p>-0.000027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119" calcext:value-type="float">
            <text:p>-0.00004119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851" calcext:value-type="float">
            <text:p>-0.000008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696" calcext:value-type="float">
            <text:p>-0.000016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017" calcext:value-type="float">
            <text:p>-0.000050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9779" calcext:value-type="float">
            <text:p>0.0000977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596" calcext:value-type="float">
            <text:p>0.000035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799" calcext:value-type="float">
            <text:p>0.000037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004" calcext:value-type="float">
            <text:p>-0.000030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044" calcext:value-type="float">
            <text:p>-0.000050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229" calcext:value-type="float">
            <text:p>-0.000042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227" calcext:value-type="float">
            <text:p>-0.00000227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607" calcext:value-type="float">
            <text:p>0.000086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397" calcext:value-type="float">
            <text:p>-0.0000739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625" calcext:value-type="float">
            <text:p>0.000046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7447" calcext:value-type="float">
            <text:p>0.000174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152" calcext:value-type="float">
            <text:p>0.000001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596" calcext:value-type="float">
            <text:p>0.000015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129" calcext:value-type="float">
            <text:p>-0.000021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512" calcext:value-type="float">
            <text:p>0.000045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099" calcext:value-type="float">
            <text:p>-0.000010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448" calcext:value-type="float">
            <text:p>0.00006448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761" calcext:value-type="float">
            <text:p>-0.000007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674" calcext:value-type="float">
            <text:p>-0.000066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06" calcext:value-type="float">
            <text:p>-0.00002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472" calcext:value-type="float">
            <text:p>0.000004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632" calcext:value-type="float">
            <text:p>0.000016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37" calcext:value-type="float">
            <text:p>-0.00001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668" calcext:value-type="float">
            <text:p>-0.000086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263" calcext:value-type="float">
            <text:p>0.000042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036" calcext:value-type="float">
            <text:p>-0.000090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226" calcext:value-type="float">
            <text:p>0.00000226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731" calcext:value-type="float">
            <text:p>-0.0000573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598" calcext:value-type="float">
            <text:p>-0.000025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55" calcext:value-type="float">
            <text:p>0.00000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021" calcext:value-type="float">
            <text:p>0.000030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564" calcext:value-type="float">
            <text:p>-0.000015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525" calcext:value-type="float">
            <text:p>-0.000015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32" calcext:value-type="float">
            <text:p>-0.00000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783" calcext:value-type="float">
            <text:p>-0.0000178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939" calcext:value-type="float">
            <text:p>-0.000109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946" calcext:value-type="float">
            <text:p>-0.00004946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444" calcext:value-type="float">
            <text:p>-0.000004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55" calcext:value-type="float">
            <text:p>-0.00001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222" calcext:value-type="float">
            <text:p>-0.000012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9315" calcext:value-type="float">
            <text:p>0.000093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026" calcext:value-type="float">
            <text:p>0.000060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044" calcext:value-type="float">
            <text:p>-0.000090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5197" calcext:value-type="float">
            <text:p>-0.0001519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485" calcext:value-type="float">
            <text:p>0.000004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474" calcext:value-type="float">
            <text:p>-0.000064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052" calcext:value-type="float">
            <text:p>0.00000052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34" calcext:value-type="float">
            <text:p>-0.00003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3086" calcext:value-type="float">
            <text:p>-0.000130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641" calcext:value-type="float">
            <text:p>0.000016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057" calcext:value-type="float">
            <text:p>0.000080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796" calcext:value-type="float">
            <text:p>-0.000057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302" calcext:value-type="float">
            <text:p>-0.000033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803" calcext:value-type="float">
            <text:p>0.000048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428" calcext:value-type="float">
            <text:p>-0.000044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673" calcext:value-type="float">
            <text:p>-0.000006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403" calcext:value-type="float">
            <text:p>-0.00007403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13" calcext:value-type="float">
            <text:p>0.00001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312" calcext:value-type="float">
            <text:p>0.000033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284" calcext:value-type="float">
            <text:p>-0.000022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9913" calcext:value-type="float">
            <text:p>0.000099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933" calcext:value-type="float">
            <text:p>-0.000009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743" calcext:value-type="float">
            <text:p>0.0000874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318" calcext:value-type="float">
            <text:p>-0.000043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712" calcext:value-type="float">
            <text:p>-0.000017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282" calcext:value-type="float">
            <text:p>-0.000072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446" calcext:value-type="float">
            <text:p>0.00000446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229" calcext:value-type="float">
            <text:p>-0.000012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128" calcext:value-type="float">
            <text:p>0.000041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728" calcext:value-type="float">
            <text:p>0.000007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507" calcext:value-type="float">
            <text:p>0.000025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868" calcext:value-type="float">
            <text:p>0.000058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52" calcext:value-type="float">
            <text:p>0.00000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888" calcext:value-type="float">
            <text:p>-0.000018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124" calcext:value-type="float">
            <text:p>-0.000001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121" calcext:value-type="float">
            <text:p>-0.000031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5" calcext:value-type="float">
            <text:p>0.000025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627" calcext:value-type="float">
            <text:p>0.000026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558" calcext:value-type="float">
            <text:p>0.000045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222" calcext:value-type="float">
            <text:p>0.000052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35" calcext:value-type="float">
            <text:p>0.00004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556" calcext:value-type="float">
            <text:p>-0.000005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0665" calcext:value-type="float">
            <text:p>0.000106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253" calcext:value-type="float">
            <text:p>-0.000062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281" calcext:value-type="float">
            <text:p>-0.000062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357" calcext:value-type="float">
            <text:p>-0.000073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151" calcext:value-type="float">
            <text:p>-0.00004151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21" calcext:value-type="float">
            <text:p>-0.00000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654" calcext:value-type="float">
            <text:p>-0.000036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708" calcext:value-type="float">
            <text:p>-0.000027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419" calcext:value-type="float">
            <text:p>-0.000004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376" calcext:value-type="float">
            <text:p>0.000013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492" calcext:value-type="float">
            <text:p>0.000004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671" calcext:value-type="float">
            <text:p>-0.000066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831" calcext:value-type="float">
            <text:p>-0.0000983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774" calcext:value-type="float">
            <text:p>0.000027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342" calcext:value-type="float">
            <text:p>0.00001342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481" calcext:value-type="float">
            <text:p>0.000004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416" calcext:value-type="float">
            <text:p>-0.000014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14" calcext:value-type="float">
            <text:p>0.00000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305" calcext:value-type="float">
            <text:p>-0.000073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54" calcext:value-type="float">
            <text:p>-0.00006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402" calcext:value-type="float">
            <text:p>-0.000094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566" calcext:value-type="float">
            <text:p>0.000005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667" calcext:value-type="float">
            <text:p>0.000046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408" calcext:value-type="float">
            <text:p>-0.000064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721" calcext:value-type="float">
            <text:p>0.00003721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069" calcext:value-type="float">
            <text:p>0.0000006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693" calcext:value-type="float">
            <text:p>-0.0000469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067" calcext:value-type="float">
            <text:p>0.000040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11" calcext:value-type="float">
            <text:p>-0.00001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133" calcext:value-type="float">
            <text:p>-0.000061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876" calcext:value-type="float">
            <text:p>-0.000028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321" calcext:value-type="float">
            <text:p>0.000033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3123" calcext:value-type="float">
            <text:p>-0.000131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205" calcext:value-type="float">
            <text:p>-0.000032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568" calcext:value-type="float">
            <text:p>-0.00001568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258" calcext:value-type="float">
            <text:p>0.000042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276" calcext:value-type="float">
            <text:p>-0.000082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615" calcext:value-type="float">
            <text:p>-0.000086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7553" calcext:value-type="float">
            <text:p>-0.000175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665" calcext:value-type="float">
            <text:p>0.000006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774" calcext:value-type="float">
            <text:p>0.000057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449" calcext:value-type="float">
            <text:p>-0.000044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356" calcext:value-type="float">
            <text:p>0.000073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654" calcext:value-type="float">
            <text:p>-0.000056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272" calcext:value-type="float">
            <text:p>0.00006272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662" calcext:value-type="float">
            <text:p>-0.000036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206" calcext:value-type="float">
            <text:p>-0.000072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702" calcext:value-type="float">
            <text:p>-0.000037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412" calcext:value-type="float">
            <text:p>-0.00024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52" calcext:value-type="float">
            <text:p>-0.00004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418" calcext:value-type="float">
            <text:p>0.000074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851" calcext:value-type="float">
            <text:p>0.000018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94" calcext:value-type="float">
            <text:p>-0.00003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161" calcext:value-type="float">
            <text:p>0.000081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426" calcext:value-type="float">
            <text:p>-0.00001426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603" calcext:value-type="float">
            <text:p>-0.000076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047" calcext:value-type="float">
            <text:p>-0.000010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533" calcext:value-type="float">
            <text:p>-0.000005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728" calcext:value-type="float">
            <text:p>-0.00017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743" calcext:value-type="float">
            <text:p>0.0000174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172" calcext:value-type="float">
            <text:p>-0.000041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275" calcext:value-type="float">
            <text:p>0.000042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205" calcext:value-type="float">
            <text:p>-0.000042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317" calcext:value-type="float">
            <text:p>-0.000083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655" calcext:value-type="float">
            <text:p>-0.00005655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517" calcext:value-type="float">
            <text:p>0.000015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509" calcext:value-type="float">
            <text:p>0.000025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778" calcext:value-type="float">
            <text:p>0.000037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3265" calcext:value-type="float">
            <text:p>-0.000232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146" calcext:value-type="float">
            <text:p>0.000061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689" calcext:value-type="float">
            <text:p>0.000026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427" calcext:value-type="float">
            <text:p>0.000044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684" calcext:value-type="float">
            <text:p>0.000026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384" calcext:value-type="float">
            <text:p>0.000003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715" calcext:value-type="float">
            <text:p>0.00004715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326" calcext:value-type="float">
            <text:p>0.000083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121" calcext:value-type="float">
            <text:p>-0.000041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515" calcext:value-type="float">
            <text:p>-0.000005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31046" calcext:value-type="float">
            <text:p>-0.000310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553" calcext:value-type="float">
            <text:p>-0.000065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062" calcext:value-type="float">
            <text:p>-0.000060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837" calcext:value-type="float">
            <text:p>0.000008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803" calcext:value-type="float">
            <text:p>-0.000058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399" calcext:value-type="float">
            <text:p>-0.000073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901" calcext:value-type="float">
            <text:p>0.00003901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039" calcext:value-type="float">
            <text:p>-0.000020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888" calcext:value-type="float">
            <text:p>0.000038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596" calcext:value-type="float">
            <text:p>-0.000105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1108" calcext:value-type="float">
            <text:p>-0.000211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981" calcext:value-type="float">
            <text:p>0.000049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031" calcext:value-type="float">
            <text:p>0.0000203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573" calcext:value-type="float">
            <text:p>-0.000015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881" calcext:value-type="float">
            <text:p>-0.000038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972" calcext:value-type="float">
            <text:p>-0.000039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335" calcext:value-type="float">
            <text:p>0.00002335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139" calcext:value-type="float">
            <text:p>-0.000031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819" calcext:value-type="float">
            <text:p>-0.000018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425" calcext:value-type="float">
            <text:p>-0.000014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6516" calcext:value-type="float">
            <text:p>-0.000265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873" calcext:value-type="float">
            <text:p>-0.000018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606" calcext:value-type="float">
            <text:p>-0.000116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678" calcext:value-type="float">
            <text:p>0.000066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063" calcext:value-type="float">
            <text:p>-0.000090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317" calcext:value-type="float">
            <text:p>-0.000043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397" calcext:value-type="float">
            <text:p>0.00006397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692" calcext:value-type="float">
            <text:p>-0.000006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391" calcext:value-type="float">
            <text:p>-0.000013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728" calcext:value-type="float">
            <text:p>0.000057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9035" calcext:value-type="float">
            <text:p>-0.000190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241" calcext:value-type="float">
            <text:p>-0.000012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179" calcext:value-type="float">
            <text:p>-0.0000017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683" calcext:value-type="float">
            <text:p>0.0000468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241" calcext:value-type="float">
            <text:p>-0.000002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333" calcext:value-type="float">
            <text:p>0.000033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691" calcext:value-type="float">
            <text:p>-0.00005691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67" calcext:value-type="float">
            <text:p>-0.00001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381" calcext:value-type="float">
            <text:p>-0.000053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74" calcext:value-type="float">
            <text:p>-0.00001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4084" calcext:value-type="float">
            <text:p>-0.000140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617" calcext:value-type="float">
            <text:p>-0.000096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287" calcext:value-type="float">
            <text:p>-0.000122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076" calcext:value-type="float">
            <text:p>-0.000020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109" calcext:value-type="float">
            <text:p>-0.000061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068" calcext:value-type="float">
            <text:p>-0.000110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866" calcext:value-type="float">
            <text:p>0.00004866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715" calcext:value-type="float">
            <text:p>0.000017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775" calcext:value-type="float">
            <text:p>-0.000017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482" calcext:value-type="float">
            <text:p>-0.000004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958" calcext:value-type="float">
            <text:p>-0.000029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999" calcext:value-type="float">
            <text:p>-0.000029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418" calcext:value-type="float">
            <text:p>-0.000044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069" calcext:value-type="float">
            <text:p>-0.0000206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482" calcext:value-type="float">
            <text:p>0.000054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12" calcext:value-type="float">
            <text:p>-0.00006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14" calcext:value-type="float">
            <text:p>-0.0000414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336" calcext:value-type="float">
            <text:p>-0.000033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759" calcext:value-type="float">
            <text:p>-0.0001075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374" calcext:value-type="float">
            <text:p>-0.000013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421" calcext:value-type="float">
            <text:p>-0.000084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947" calcext:value-type="float">
            <text:p>-0.000009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963" calcext:value-type="float">
            <text:p>-0.000009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594" calcext:value-type="float">
            <text:p>0.000015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872" calcext:value-type="float">
            <text:p>-0.000088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523" calcext:value-type="float">
            <text:p>-0.000045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912" calcext:value-type="float">
            <text:p>-0.00000912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209" calcext:value-type="float">
            <text:p>-0.000012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813" calcext:value-type="float">
            <text:p>-0.000048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797" calcext:value-type="float">
            <text:p>-0.0000779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562" calcext:value-type="float">
            <text:p>-0.000035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528" calcext:value-type="float">
            <text:p>0.000005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387" calcext:value-type="float">
            <text:p>-0.000043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27" calcext:value-type="float">
            <text:p>-0.00004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5329" calcext:value-type="float">
            <text:p>-0.000153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9556" calcext:value-type="float">
            <text:p>0.000095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372" calcext:value-type="float">
            <text:p>-0.00005372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191" calcext:value-type="float">
            <text:p>0.000041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752" calcext:value-type="float">
            <text:p>-0.000037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212" calcext:value-type="float">
            <text:p>0.000002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321" calcext:value-type="float">
            <text:p>-0.000083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738" calcext:value-type="float">
            <text:p>-0.000007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26" calcext:value-type="float">
            <text:p>-0.00006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0771" calcext:value-type="float">
            <text:p>0.000107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081" calcext:value-type="float">
            <text:p>-0.000030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184" calcext:value-type="float">
            <text:p>0.000051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316" calcext:value-type="float">
            <text:p>-0.00007316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68" calcext:value-type="float">
            <text:p>-0.00000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194" calcext:value-type="float">
            <text:p>-0.000061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517" calcext:value-type="float">
            <text:p>-0.000055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224" calcext:value-type="float">
            <text:p>-0.000062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92" calcext:value-type="float">
            <text:p>-0.00000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415" calcext:value-type="float">
            <text:p>-0.000034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882" calcext:value-type="float">
            <text:p>-0.000088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171" calcext:value-type="float">
            <text:p>-0.000041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09" calcext:value-type="float">
            <text:p>-0.00000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913" calcext:value-type="float">
            <text:p>-0.00004913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26" calcext:value-type="float">
            <text:p>-0.00001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119" calcext:value-type="float">
            <text:p>-0.000021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528" calcext:value-type="float">
            <text:p>-0.000025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176" calcext:value-type="float">
            <text:p>-0.000111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908" calcext:value-type="float">
            <text:p>-0.000029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377" calcext:value-type="float">
            <text:p>-0.000043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294" calcext:value-type="float">
            <text:p>0.000002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594" calcext:value-type="float">
            <text:p>0.000005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592" calcext:value-type="float">
            <text:p>0.000025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561" calcext:value-type="float">
            <text:p>-0.00004561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755" calcext:value-type="float">
            <text:p>0.000017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393" calcext:value-type="float">
            <text:p>0.0000439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115" calcext:value-type="float">
            <text:p>0.000021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281" calcext:value-type="float">
            <text:p>0.000082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388" calcext:value-type="float">
            <text:p>0.000023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0978" calcext:value-type="float">
            <text:p>0.000109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902" calcext:value-type="float">
            <text:p>-0.000039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979" calcext:value-type="float">
            <text:p>0.0000397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171" calcext:value-type="float">
            <text:p>0.000021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279" calcext:value-type="float">
            <text:p>-0.00001279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556" calcext:value-type="float">
            <text:p>-0.000045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941" calcext:value-type="float">
            <text:p>-0.000059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305" calcext:value-type="float">
            <text:p>0.000013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589" calcext:value-type="float">
            <text:p>-0.000015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579" calcext:value-type="float">
            <text:p>0.0000457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474" calcext:value-type="float">
            <text:p>0.000054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629" calcext:value-type="float">
            <text:p>-0.000046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545" calcext:value-type="float">
            <text:p>-0.000005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822" calcext:value-type="float">
            <text:p>0.000058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825" calcext:value-type="float">
            <text:p>0.00006825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549" calcext:value-type="float">
            <text:p>-0.000035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128" calcext:value-type="float">
            <text:p>-0.000021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426" calcext:value-type="float">
            <text:p>0.000004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591" calcext:value-type="float">
            <text:p>-0.000075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154" calcext:value-type="float">
            <text:p>-0.000011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153" calcext:value-type="float">
            <text:p>-0.000101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198" calcext:value-type="float">
            <text:p>-0.000011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485" calcext:value-type="float">
            <text:p>-0.000014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712" calcext:value-type="float">
            <text:p>-0.000037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599" calcext:value-type="float">
            <text:p>0.00001599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064" calcext:value-type="float">
            <text:p>-0.000010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24" calcext:value-type="float">
            <text:p>-0.00000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668" calcext:value-type="float">
            <text:p>-0.000046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4901" calcext:value-type="float">
            <text:p>-0.000149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753" calcext:value-type="float">
            <text:p>0.000027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553" calcext:value-type="float">
            <text:p>0.000065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338" calcext:value-type="float">
            <text:p>-0.000003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038" calcext:value-type="float">
            <text:p>-0.000040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896" calcext:value-type="float">
            <text:p>-0.000028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8" calcext:value-type="float">
            <text:p>0.000058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844" calcext:value-type="float">
            <text:p>-0.000018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677" calcext:value-type="float">
            <text:p>0.000046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21" calcext:value-type="float">
            <text:p>0.00003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09" calcext:value-type="float">
            <text:p>-0.00012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047" calcext:value-type="float">
            <text:p>0.000030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81" calcext:value-type="float">
            <text:p>0.00004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15" calcext:value-type="float">
            <text:p>0.00004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706" calcext:value-type="float">
            <text:p>0.000057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245" calcext:value-type="float">
            <text:p>0.000022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263" calcext:value-type="float">
            <text:p>-0.00005263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402" calcext:value-type="float">
            <text:p>-0.000014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475" calcext:value-type="float">
            <text:p>-0.000064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099" calcext:value-type="float">
            <text:p>-0.000000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38" calcext:value-type="float">
            <text:p>-0.00012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872" calcext:value-type="float">
            <text:p>-0.000078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0515" calcext:value-type="float">
            <text:p>0.000105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986" calcext:value-type="float">
            <text:p>-0.000059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03" calcext:value-type="float">
            <text:p>0.00000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505" calcext:value-type="float">
            <text:p>0.000005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106" calcext:value-type="float">
            <text:p>0.00003106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539" calcext:value-type="float">
            <text:p>0.000035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821" calcext:value-type="float">
            <text:p>-0.000088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26" calcext:value-type="float">
            <text:p>-0.00003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4835" calcext:value-type="float">
            <text:p>-0.000148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168" calcext:value-type="float">
            <text:p>-0.000091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845" calcext:value-type="float">
            <text:p>0.000018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158" calcext:value-type="float">
            <text:p>-0.000071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621" calcext:value-type="float">
            <text:p>-0.000086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254" calcext:value-type="float">
            <text:p>-0.000032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755" calcext:value-type="float">
            <text:p>-0.00003755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362" calcext:value-type="float">
            <text:p>0.000033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424" calcext:value-type="float">
            <text:p>-0.000014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893" calcext:value-type="float">
            <text:p>-0.0000489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779" calcext:value-type="float">
            <text:p>-0.0001077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47" calcext:value-type="float">
            <text:p>-0.00005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699" calcext:value-type="float">
            <text:p>0.000086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901" calcext:value-type="float">
            <text:p>0.000039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134" calcext:value-type="float">
            <text:p>0.000061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9155" calcext:value-type="float">
            <text:p>0.000091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491" calcext:value-type="float">
            <text:p>0.00002491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368" calcext:value-type="float">
            <text:p>-0.000013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561" calcext:value-type="float">
            <text:p>-0.000035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219" calcext:value-type="float">
            <text:p>-0.000082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489" calcext:value-type="float">
            <text:p>-0.000114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517" calcext:value-type="float">
            <text:p>-0.000005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17" calcext:value-type="float">
            <text:p>-0.00004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412" calcext:value-type="float">
            <text:p>-0.000044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834" calcext:value-type="float">
            <text:p>-0.000108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009" calcext:value-type="float">
            <text:p>-0.000070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859" calcext:value-type="float">
            <text:p>-0.00002859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624" calcext:value-type="float">
            <text:p>-0.000056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409" calcext:value-type="float">
            <text:p>-0.000054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925" calcext:value-type="float">
            <text:p>0.000039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4536" calcext:value-type="float">
            <text:p>-0.000145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9719" calcext:value-type="float">
            <text:p>0.000097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726" calcext:value-type="float">
            <text:p>0.000037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873" calcext:value-type="float">
            <text:p>-0.000088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298" calcext:value-type="float">
            <text:p>-0.000032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325" calcext:value-type="float">
            <text:p>-0.000053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736" calcext:value-type="float">
            <text:p>-0.00001736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662" calcext:value-type="float">
            <text:p>-0.000016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402" calcext:value-type="float">
            <text:p>0.000034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327" calcext:value-type="float">
            <text:p>-0.000013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659" calcext:value-type="float">
            <text:p>-0.0001165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26" calcext:value-type="float">
            <text:p>-0.00002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101" calcext:value-type="float">
            <text:p>-0.000031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999" calcext:value-type="float">
            <text:p>-0.000009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944" calcext:value-type="float">
            <text:p>-0.000069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675" calcext:value-type="float">
            <text:p>-0.000026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3" calcext:value-type="float">
            <text:p>-0.000003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591" calcext:value-type="float">
            <text:p>-0.000025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598" calcext:value-type="float">
            <text:p>0.000035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669" calcext:value-type="float">
            <text:p>0.0000866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52" calcext:value-type="float">
            <text:p>-0.00009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417" calcext:value-type="float">
            <text:p>0.000024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434" calcext:value-type="float">
            <text:p>-0.000014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003" calcext:value-type="float">
            <text:p>-0.000020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832" calcext:value-type="float">
            <text:p>0.000078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992" calcext:value-type="float">
            <text:p>-0.000039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632" calcext:value-type="float">
            <text:p>-0.00005632</text:p>
          </table:table-cell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078" calcext:value-type="float">
            <text:p>0.000080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485" calcext:value-type="float">
            <text:p>-0.000024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115" calcext:value-type="float">
            <text:p>-0.000021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478" calcext:value-type="float">
            <text:p>-0.000084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909" calcext:value-type="float">
            <text:p>-0.000029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932" calcext:value-type="float">
            <text:p>-0.000009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111" calcext:value-type="float">
            <text:p>-0.000011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405" calcext:value-type="float">
            <text:p>0.000004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189" calcext:value-type="float">
            <text:p>-0.000001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647" calcext:value-type="float">
            <text:p>0.00004647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505" calcext:value-type="float">
            <text:p>-0.000025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829" calcext:value-type="float">
            <text:p>-0.000008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723" calcext:value-type="float">
            <text:p>0.000017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758" calcext:value-type="float">
            <text:p>-0.000107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127" calcext:value-type="float">
            <text:p>-0.000031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054" calcext:value-type="float">
            <text:p>-0.000040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3467" calcext:value-type="float">
            <text:p>-0.000134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249" calcext:value-type="float">
            <text:p>-0.000022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004" calcext:value-type="float">
            <text:p>-0.000020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232" calcext:value-type="float">
            <text:p>0.00000232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055" calcext:value-type="float">
            <text:p>0.000030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911" calcext:value-type="float">
            <text:p>-0.000099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195" calcext:value-type="float">
            <text:p>-0.000041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589" calcext:value-type="float">
            <text:p>-0.000005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9468" calcext:value-type="float">
            <text:p>-0.000194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768" calcext:value-type="float">
            <text:p>0.000017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419" calcext:value-type="float">
            <text:p>-0.000044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9191" calcext:value-type="float">
            <text:p>0.000091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379" calcext:value-type="float">
            <text:p>0.0000237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37" calcext:value-type="float">
            <text:p>-0.0000737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373" calcext:value-type="float">
            <text:p>0.000023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109" calcext:value-type="float">
            <text:p>-0.000011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112" calcext:value-type="float">
            <text:p>-0.000001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721" calcext:value-type="float">
            <text:p>-0.000087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553" calcext:value-type="float">
            <text:p>0.000065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744" calcext:value-type="float">
            <text:p>-0.000127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769" calcext:value-type="float">
            <text:p>0.0000076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139" calcext:value-type="float">
            <text:p>-0.000091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033" calcext:value-type="float">
            <text:p>-0.000020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996" calcext:value-type="float">
            <text:p>-0.00004996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279" calcext:value-type="float">
            <text:p>0.0000327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506" calcext:value-type="float">
            <text:p>-0.000055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557" calcext:value-type="float">
            <text:p>-0.000025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6574" calcext:value-type="float">
            <text:p>-0.000165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33" calcext:value-type="float">
            <text:p>0.00001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018" calcext:value-type="float">
            <text:p>-0.000040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784" calcext:value-type="float">
            <text:p>-0.000067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098" calcext:value-type="float">
            <text:p>0.000030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633" calcext:value-type="float">
            <text:p>0.000036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335" calcext:value-type="float">
            <text:p>-0.00006335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042" calcext:value-type="float">
            <text:p>0.000010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211" calcext:value-type="float">
            <text:p>-0.000072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316" calcext:value-type="float">
            <text:p>-0.000003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212" calcext:value-type="float">
            <text:p>-0.000112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255" calcext:value-type="float">
            <text:p>-0.000072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542" calcext:value-type="float">
            <text:p>-0.000095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498" calcext:value-type="float">
            <text:p>-0.000104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878" calcext:value-type="float">
            <text:p>0.000038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078" calcext:value-type="float">
            <text:p>-0.000060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127" calcext:value-type="float">
            <text:p>-0.00003127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294" calcext:value-type="float">
            <text:p>-0.000012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545" calcext:value-type="float">
            <text:p>-0.000065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105" calcext:value-type="float">
            <text:p>-0.000001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815" calcext:value-type="float">
            <text:p>-0.000088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802" calcext:value-type="float">
            <text:p>-0.000118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425" calcext:value-type="float">
            <text:p>-0.000034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888" calcext:value-type="float">
            <text:p>0.000058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251" calcext:value-type="float">
            <text:p>0.000012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067" calcext:value-type="float">
            <text:p>-0.000060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123" calcext:value-type="float">
            <text:p>-0.0000012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303" calcext:value-type="float">
            <text:p>0.000043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838" calcext:value-type="float">
            <text:p>-0.000028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91" calcext:value-type="float">
            <text:p>-0.00003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7595" calcext:value-type="float">
            <text:p>-0.000175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47" calcext:value-type="float">
            <text:p>-0.00001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033" calcext:value-type="float">
            <text:p>-0.000010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323" calcext:value-type="float">
            <text:p>-0.000003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226" calcext:value-type="float">
            <text:p>-0.000052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883" calcext:value-type="float">
            <text:p>-0.0000488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185" calcext:value-type="float">
            <text:p>-0.000001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402" calcext:value-type="float">
            <text:p>0.000024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355" calcext:value-type="float">
            <text:p>-0.000003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4527" calcext:value-type="float">
            <text:p>-0.000145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535" calcext:value-type="float">
            <text:p>0.000015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189" calcext:value-type="float">
            <text:p>0.000031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78" calcext:value-type="float">
            <text:p>-0.00007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213" calcext:value-type="float">
            <text:p>0.000002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097" calcext:value-type="float">
            <text:p>-0.0000909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292" calcext:value-type="float">
            <text:p>0.00004292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624" calcext:value-type="float">
            <text:p>0.000086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379" calcext:value-type="float">
            <text:p>0.0000037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484" calcext:value-type="float">
            <text:p>0.000004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0917" calcext:value-type="float">
            <text:p>-0.000209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267" calcext:value-type="float">
            <text:p>-0.000002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809" calcext:value-type="float">
            <text:p>-0.000018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2067" calcext:value-type="float">
            <text:p>0.000120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996" calcext:value-type="float">
            <text:p>0.000009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366" calcext:value-type="float">
            <text:p>0.000003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669" calcext:value-type="float">
            <text:p>0.00008669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986" calcext:value-type="float">
            <text:p>-0.000069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424" calcext:value-type="float">
            <text:p>-0.000094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781" calcext:value-type="float">
            <text:p>0.000017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3007" calcext:value-type="float">
            <text:p>-0.000130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929" calcext:value-type="float">
            <text:p>-0.000079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484" calcext:value-type="float">
            <text:p>-0.000024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367" calcext:value-type="float">
            <text:p>-0.000063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416" calcext:value-type="float">
            <text:p>-0.000034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979" calcext:value-type="float">
            <text:p>-0.0000497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248" calcext:value-type="float">
            <text:p>-0.00005248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382" calcext:value-type="float">
            <text:p>0.000023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386" calcext:value-type="float">
            <text:p>-0.000003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412" calcext:value-type="float">
            <text:p>-0.000024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308" calcext:value-type="float">
            <text:p>-0.000093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3166" calcext:value-type="float">
            <text:p>-0.000131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192" calcext:value-type="float">
            <text:p>0.000001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991" calcext:value-type="float">
            <text:p>-0.000019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175" calcext:value-type="float">
            <text:p>-0.000071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508" calcext:value-type="float">
            <text:p>0.000075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194" calcext:value-type="float">
            <text:p>-0.00007194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677" calcext:value-type="float">
            <text:p>-0.000006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633" calcext:value-type="float">
            <text:p>-0.000036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364" calcext:value-type="float">
            <text:p>-0.000073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107" calcext:value-type="float">
            <text:p>-0.000071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237" calcext:value-type="float">
            <text:p>-0.000122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124" calcext:value-type="float">
            <text:p>-0.000021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248" calcext:value-type="float">
            <text:p>-0.000012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459" calcext:value-type="float">
            <text:p>0.0000245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949" calcext:value-type="float">
            <text:p>-0.000029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553" calcext:value-type="float">
            <text:p>0.00006553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427" calcext:value-type="float">
            <text:p>0.000004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575" calcext:value-type="float">
            <text:p>-0.000035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357" calcext:value-type="float">
            <text:p>0.000013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4361" calcext:value-type="float">
            <text:p>-0.000143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151" calcext:value-type="float">
            <text:p>-0.000031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585" calcext:value-type="float">
            <text:p>-0.000015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537" calcext:value-type="float">
            <text:p>-0.000015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072" calcext:value-type="float">
            <text:p>-0.000050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252" calcext:value-type="float">
            <text:p>-0.000062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891" calcext:value-type="float">
            <text:p>-0.00005891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612" calcext:value-type="float">
            <text:p>0.000016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347" calcext:value-type="float">
            <text:p>0.000023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225" calcext:value-type="float">
            <text:p>0.000022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178" calcext:value-type="float">
            <text:p>-0.000081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428" calcext:value-type="float">
            <text:p>-0.000044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88" calcext:value-type="float">
            <text:p>-0.00003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595" calcext:value-type="float">
            <text:p>0.000015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405" calcext:value-type="float">
            <text:p>-0.000024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359" calcext:value-type="float">
            <text:p>-0.0000235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871" calcext:value-type="float">
            <text:p>-0.00003871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127" calcext:value-type="float">
            <text:p>0.000071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223" calcext:value-type="float">
            <text:p>-0.000022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471" calcext:value-type="float">
            <text:p>-0.000104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322" calcext:value-type="float">
            <text:p>-0.000073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973" calcext:value-type="float">
            <text:p>-0.000009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279" calcext:value-type="float">
            <text:p>0.0000127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736" calcext:value-type="float">
            <text:p>-0.000037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157" calcext:value-type="float">
            <text:p>-0.000081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944" calcext:value-type="float">
            <text:p>0.000059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224" calcext:value-type="float">
            <text:p>-0.00005224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135" calcext:value-type="float">
            <text:p>-0.000011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063" calcext:value-type="float">
            <text:p>-0.000040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699" calcext:value-type="float">
            <text:p>-0.000056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764" calcext:value-type="float">
            <text:p>-0.000087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375" calcext:value-type="float">
            <text:p>-0.000063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9873" calcext:value-type="float">
            <text:p>-0.000198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105" calcext:value-type="float">
            <text:p>0.000031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587" calcext:value-type="float">
            <text:p>-0.000005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029" calcext:value-type="float">
            <text:p>-0.000040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305" calcext:value-type="float">
            <text:p>-0.00002305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884" calcext:value-type="float">
            <text:p>0.000018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734" calcext:value-type="float">
            <text:p>-0.000037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643" calcext:value-type="float">
            <text:p>-0.0000264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174" calcext:value-type="float">
            <text:p>-0.000081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706" calcext:value-type="float">
            <text:p>-0.000057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729" calcext:value-type="float">
            <text:p>0.000007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081" calcext:value-type="float">
            <text:p>-0.000040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359" calcext:value-type="float">
            <text:p>-0.0000035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018" calcext:value-type="float">
            <text:p>-0.000070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445" calcext:value-type="float">
            <text:p>-0.00000445</text:p>
          </table:table-cell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968" calcext:value-type="float">
            <text:p>0.000029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789" calcext:value-type="float">
            <text:p>0.000017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366" calcext:value-type="float">
            <text:p>-0.000023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506" calcext:value-type="float">
            <text:p>-0.000065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809" calcext:value-type="float">
            <text:p>0.000048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566" calcext:value-type="float">
            <text:p>0.000055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721" calcext:value-type="float">
            <text:p>-0.000047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509" calcext:value-type="float">
            <text:p>0.000025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338" calcext:value-type="float">
            <text:p>-0.000003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254" calcext:value-type="float">
            <text:p>0.00000254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039" calcext:value-type="float">
            <text:p>0.000030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975" calcext:value-type="float">
            <text:p>-0.000039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351" calcext:value-type="float">
            <text:p>-0.000063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648" calcext:value-type="float">
            <text:p>-0.000086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289" calcext:value-type="float">
            <text:p>-0.000042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2065" calcext:value-type="float">
            <text:p>0.000120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878" calcext:value-type="float">
            <text:p>0.000018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77" calcext:value-type="float">
            <text:p>0.00008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1" calcext:value-type="float">
            <text:p>-0.00003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416" calcext:value-type="float">
            <text:p>0.00002416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837" calcext:value-type="float">
            <text:p>-0.000008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649" calcext:value-type="float">
            <text:p>-0.000066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18" calcext:value-type="float">
            <text:p>-0.00006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015" calcext:value-type="float">
            <text:p>-0.000050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874" calcext:value-type="float">
            <text:p>-0.000068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295" calcext:value-type="float">
            <text:p>-0.000082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092" calcext:value-type="float">
            <text:p>0.000020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737" calcext:value-type="float">
            <text:p>-0.000007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091" calcext:value-type="float">
            <text:p>-0.000050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043" calcext:value-type="float">
            <text:p>0.00007043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022" calcext:value-type="float">
            <text:p>0.000010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991" calcext:value-type="float">
            <text:p>-0.000039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649" calcext:value-type="float">
            <text:p>-0.000046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757" calcext:value-type="float">
            <text:p>-0.000037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547" calcext:value-type="float">
            <text:p>-0.000055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179" calcext:value-type="float">
            <text:p>-0.0000017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76" calcext:value-type="float">
            <text:p>-0.00003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355" calcext:value-type="float">
            <text:p>-0.000063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341" calcext:value-type="float">
            <text:p>-0.000073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839" calcext:value-type="float">
            <text:p>-0.00008839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382" calcext:value-type="float">
            <text:p>0.000023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149" calcext:value-type="float">
            <text:p>-0.000021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441" calcext:value-type="float">
            <text:p>0.000034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604" calcext:value-type="float">
            <text:p>-0.000106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36" calcext:value-type="float">
            <text:p>-0.00012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821" calcext:value-type="float">
            <text:p>-0.000078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823" calcext:value-type="float">
            <text:p>-0.000038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066" calcext:value-type="float">
            <text:p>-0.000020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646" calcext:value-type="float">
            <text:p>-0.000026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219" calcext:value-type="float">
            <text:p>0.00002219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448" calcext:value-type="float">
            <text:p>0.000024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51" calcext:value-type="float">
            <text:p>-0.00003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628" calcext:value-type="float">
            <text:p>-0.000106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799" calcext:value-type="float">
            <text:p>-0.000087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55" calcext:value-type="float">
            <text:p>-0.00000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011" calcext:value-type="float">
            <text:p>-0.000050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382" calcext:value-type="float">
            <text:p>-0.000003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9381" calcext:value-type="float">
            <text:p>0.000093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799" calcext:value-type="float">
            <text:p>-0.000057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431" calcext:value-type="float">
            <text:p>0.00002431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783" calcext:value-type="float">
            <text:p>0.0000078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476" calcext:value-type="float">
            <text:p>-0.000044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795" calcext:value-type="float">
            <text:p>-0.000057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345" calcext:value-type="float">
            <text:p>-0.000103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959" calcext:value-type="float">
            <text:p>-0.0000695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441" calcext:value-type="float">
            <text:p>0.000034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425" calcext:value-type="float">
            <text:p>-0.000104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963" calcext:value-type="float">
            <text:p>-0.000039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966" calcext:value-type="float">
            <text:p>-0.000089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456" calcext:value-type="float">
            <text:p>-0.00007456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623" calcext:value-type="float">
            <text:p>-0.000036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796" calcext:value-type="float">
            <text:p>-0.000017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048" calcext:value-type="float">
            <text:p>0.000000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3708" calcext:value-type="float">
            <text:p>-0.000137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618" calcext:value-type="float">
            <text:p>-0.000056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918" calcext:value-type="float">
            <text:p>-0.000009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15" calcext:value-type="float">
            <text:p>0.00004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051" calcext:value-type="float">
            <text:p>-0.000030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642" calcext:value-type="float">
            <text:p>-0.000126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" calcext:value-type="float">
            <text:p>-0.00003</text:p>
          </table:table-cell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33" calcext:value-type="float">
            <text:p>0.00004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456" calcext:value-type="float">
            <text:p>-0.000074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115" calcext:value-type="float">
            <text:p>-0.000031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573" calcext:value-type="float">
            <text:p>-0.000115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265" calcext:value-type="float">
            <text:p>0.000002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355" calcext:value-type="float">
            <text:p>-0.000013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916" calcext:value-type="float">
            <text:p>0.000009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839" calcext:value-type="float">
            <text:p>0.000018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682" calcext:value-type="float">
            <text:p>-0.000056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972" calcext:value-type="float">
            <text:p>0.00002972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024" calcext:value-type="float">
            <text:p>0.000030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216" calcext:value-type="float">
            <text:p>-0.000042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559" calcext:value-type="float">
            <text:p>-0.0000555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127" calcext:value-type="float">
            <text:p>-0.000121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064" calcext:value-type="float">
            <text:p>-0.000020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979" calcext:value-type="float">
            <text:p>-0.0000097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551" calcext:value-type="float">
            <text:p>-0.000035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456" calcext:value-type="float">
            <text:p>0.000024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516" calcext:value-type="float">
            <text:p>-0.000085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452" calcext:value-type="float">
            <text:p>0.00001452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995" calcext:value-type="float">
            <text:p>0.000039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023" calcext:value-type="float">
            <text:p>-0.000090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161" calcext:value-type="float">
            <text:p>-0.000051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516" calcext:value-type="float">
            <text:p>-0.000105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54" calcext:value-type="float">
            <text:p>0.00006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444" calcext:value-type="float">
            <text:p>-0.000024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853" calcext:value-type="float">
            <text:p>-0.000078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504" calcext:value-type="float">
            <text:p>-0.000065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453" calcext:value-type="float">
            <text:p>-0.000074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583" calcext:value-type="float">
            <text:p>-0.00000583</text:p>
          </table:table-cell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83" calcext:value-type="float">
            <text:p>0.0000288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564" calcext:value-type="float">
            <text:p>-0.000105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398" calcext:value-type="float">
            <text:p>-0.000073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251" calcext:value-type="float">
            <text:p>-0.000022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287" calcext:value-type="float">
            <text:p>-0.000042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032" calcext:value-type="float">
            <text:p>-0.000010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682" calcext:value-type="float">
            <text:p>-0.000016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252" calcext:value-type="float">
            <text:p>-0.000052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152" calcext:value-type="float">
            <text:p>0.000031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558" calcext:value-type="float">
            <text:p>0.00001558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685" calcext:value-type="float">
            <text:p>-0.000036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632" calcext:value-type="float">
            <text:p>-0.000036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039" calcext:value-type="float">
            <text:p>-0.000030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422" calcext:value-type="float">
            <text:p>-0.000054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1986" calcext:value-type="float">
            <text:p>0.000119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422" calcext:value-type="float">
            <text:p>0.000034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804" calcext:value-type="float">
            <text:p>-0.000038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344" calcext:value-type="float">
            <text:p>-0.000023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385" calcext:value-type="float">
            <text:p>0.000053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169" calcext:value-type="float">
            <text:p>0.00003169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354" calcext:value-type="float">
            <text:p>0.000033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388" calcext:value-type="float">
            <text:p>-0.000023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441" calcext:value-type="float">
            <text:p>-0.000034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7177" calcext:value-type="float">
            <text:p>-0.000171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446" calcext:value-type="float">
            <text:p>-0.000054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978" calcext:value-type="float">
            <text:p>-0.000049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542" calcext:value-type="float">
            <text:p>-0.000085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463" calcext:value-type="float">
            <text:p>-0.000004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853" calcext:value-type="float">
            <text:p>-0.000078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862" calcext:value-type="float">
            <text:p>0.00000862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48" calcext:value-type="float">
            <text:p>0.00002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469" calcext:value-type="float">
            <text:p>-0.0001246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584" calcext:value-type="float">
            <text:p>-0.000025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401" calcext:value-type="float">
            <text:p>-0.000024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573" calcext:value-type="float">
            <text:p>-0.000025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954" calcext:value-type="float">
            <text:p>0.000089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137" calcext:value-type="float">
            <text:p>-0.000051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149" calcext:value-type="float">
            <text:p>-0.000031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971" calcext:value-type="float">
            <text:p>-0.000059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464" calcext:value-type="float">
            <text:p>0.00001464</text:p>
          </table:table-cell>
        </table:table-row>
        <table:table-row table:style-name="ro1">
          <table:table-cell office:value-type="float" office:value="4.99" calcext:value-type="float">
            <text:p>4.99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628" calcext:value-type="float">
            <text:p>0.000026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144" calcext:value-type="float">
            <text:p>-0.000031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854" calcext:value-type="float">
            <text:p>-0.000068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167" calcext:value-type="float">
            <text:p>-0.00021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111" calcext:value-type="float">
            <text:p>-0.000001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027" calcext:value-type="float">
            <text:p>0.000010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758" calcext:value-type="float">
            <text:p>0.000067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369" calcext:value-type="float">
            <text:p>-0.0000236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127" calcext:value-type="float">
            <text:p>0.000051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417" calcext:value-type="float">
            <text:p>-0.00000417</text:p>
          </table:table-cell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934" calcext:value-type="float">
            <text:p>0.000059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768" calcext:value-type="float">
            <text:p>-0.000037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684" calcext:value-type="float">
            <text:p>0.000006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3549" calcext:value-type="float">
            <text:p>-0.000135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227" calcext:value-type="float">
            <text:p>-0.000032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627" calcext:value-type="float">
            <text:p>-0.000066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764" calcext:value-type="float">
            <text:p>-0.000117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931" calcext:value-type="float">
            <text:p>-0.0000793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021" calcext:value-type="float">
            <text:p>-0.000060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508" calcext:value-type="float">
            <text:p>0.00005508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219" calcext:value-type="float">
            <text:p>0.000012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774" calcext:value-type="float">
            <text:p>0.000017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488" calcext:value-type="float">
            <text:p>0.000034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534" calcext:value-type="float">
            <text:p>-0.00015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419" calcext:value-type="float">
            <text:p>-0.000084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0648" calcext:value-type="float">
            <text:p>-0.000206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71" calcext:value-type="float">
            <text:p>0.00004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603" calcext:value-type="float">
            <text:p>0.000016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898" calcext:value-type="float">
            <text:p>0.000088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997" calcext:value-type="float">
            <text:p>-0.00003997</text:p>
          </table:table-cell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775" calcext:value-type="float">
            <text:p>0.000017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121" calcext:value-type="float">
            <text:p>-0.000041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628" calcext:value-type="float">
            <text:p>-0.000056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206" calcext:value-type="float">
            <text:p>-0.000122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422" calcext:value-type="float">
            <text:p>0.000064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927" calcext:value-type="float">
            <text:p>0.000029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612" calcext:value-type="float">
            <text:p>0.000016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394" calcext:value-type="float">
            <text:p>-0.000013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83" calcext:value-type="float">
            <text:p>-0.000088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873" calcext:value-type="float">
            <text:p>-0.00003873</text:p>
          </table:table-cell>
        </table:table-row>
        <table:table-row table:style-name="ro1">
          <table:table-cell office:value-type="float" office:value="5.11" calcext:value-type="float">
            <text:p>5.11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289" calcext:value-type="float">
            <text:p>-0.000032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875" calcext:value-type="float">
            <text:p>-0.000058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273" calcext:value-type="float">
            <text:p>0.000042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143" calcext:value-type="float">
            <text:p>-0.0001214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99" calcext:value-type="float">
            <text:p>0.00001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84" calcext:value-type="float">
            <text:p>0.000028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899" calcext:value-type="float">
            <text:p>-0.000008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91" calcext:value-type="float">
            <text:p>-0.00006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394" calcext:value-type="float">
            <text:p>-0.000043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395" calcext:value-type="float">
            <text:p>-0.00004395</text:p>
          </table:table-cell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349" calcext:value-type="float">
            <text:p>0.000023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403" calcext:value-type="float">
            <text:p>0.000014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016" calcext:value-type="float">
            <text:p>0.000020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874" calcext:value-type="float">
            <text:p>-0.000038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508" calcext:value-type="float">
            <text:p>-0.000045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368" calcext:value-type="float">
            <text:p>0.000033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849" calcext:value-type="float">
            <text:p>-0.000068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3251" calcext:value-type="float">
            <text:p>-0.000132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048" calcext:value-type="float">
            <text:p>0.000040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062" calcext:value-type="float">
            <text:p>0.00003062</text:p>
          </table:table-cell>
        </table:table-row>
        <table:table-row table:style-name="ro1">
          <table:table-cell office:value-type="float" office:value="5.17" calcext:value-type="float">
            <text:p>5.17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3446" calcext:value-type="float">
            <text:p>0.000134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009" calcext:value-type="float">
            <text:p>-0.000010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085" calcext:value-type="float">
            <text:p>-0.000000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8021" calcext:value-type="float">
            <text:p>-0.000180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913" calcext:value-type="float">
            <text:p>-0.000049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177" calcext:value-type="float">
            <text:p>0.000021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494" calcext:value-type="float">
            <text:p>0.000084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203" calcext:value-type="float">
            <text:p>-0.000012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135" calcext:value-type="float">
            <text:p>0.000011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358" calcext:value-type="float">
            <text:p>-0.00001358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445" calcext:value-type="float">
            <text:p>0.000004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524" calcext:value-type="float">
            <text:p>-0.000045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157" calcext:value-type="float">
            <text:p>0.000021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8851" calcext:value-type="float">
            <text:p>-0.000188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693" calcext:value-type="float">
            <text:p>0.0000769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04" calcext:value-type="float">
            <text:p>-0.00000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071" calcext:value-type="float">
            <text:p>-0.000110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905" calcext:value-type="float">
            <text:p>0.000009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206" calcext:value-type="float">
            <text:p>-0.000022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937" calcext:value-type="float">
            <text:p>-0.00003937</text:p>
          </table:table-cell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005" calcext:value-type="float">
            <text:p>0.000050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55" calcext:value-type="float">
            <text:p>-0.00002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43" calcext:value-type="float">
            <text:p>-0.000024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7728" calcext:value-type="float">
            <text:p>-0.000177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379" calcext:value-type="float">
            <text:p>0.0000237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855" calcext:value-type="float">
            <text:p>0.000018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105" calcext:value-type="float">
            <text:p>-0.000051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091" calcext:value-type="float">
            <text:p>-0.000120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223" calcext:value-type="float">
            <text:p>0.000072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699" calcext:value-type="float">
            <text:p>-0.00000699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17" calcext:value-type="float">
            <text:p>-0.00001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119" calcext:value-type="float">
            <text:p>0.000021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57" calcext:value-type="float">
            <text:p>-0.00002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329" calcext:value-type="float">
            <text:p>-0.000073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094" calcext:value-type="float">
            <text:p>0.000050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529" calcext:value-type="float">
            <text:p>0.000055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479" calcext:value-type="float">
            <text:p>0.0000447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825" calcext:value-type="float">
            <text:p>0.000018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819" calcext:value-type="float">
            <text:p>-0.000008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923" calcext:value-type="float">
            <text:p>0.00001923</text:p>
          </table:table-cell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073" calcext:value-type="float">
            <text:p>0.000040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742" calcext:value-type="float">
            <text:p>-0.000037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538" calcext:value-type="float">
            <text:p>-0.000025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6692" calcext:value-type="float">
            <text:p>-0.000166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482" calcext:value-type="float">
            <text:p>0.000034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981" calcext:value-type="float">
            <text:p>0.000079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884" calcext:value-type="float">
            <text:p>-0.000018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022" calcext:value-type="float">
            <text:p>-0.000020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891" calcext:value-type="float">
            <text:p>0.000048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692" calcext:value-type="float">
            <text:p>-0.00001692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415" calcext:value-type="float">
            <text:p>0.000004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96" calcext:value-type="float">
            <text:p>-0.00006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895" calcext:value-type="float">
            <text:p>-0.000028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3458" calcext:value-type="float">
            <text:p>-0.000134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5286" calcext:value-type="float">
            <text:p>-0.000152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976" calcext:value-type="float">
            <text:p>-0.000069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476" calcext:value-type="float">
            <text:p>0.000074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373" calcext:value-type="float">
            <text:p>-0.000033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253" calcext:value-type="float">
            <text:p>-0.000062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437" calcext:value-type="float">
            <text:p>0.00002437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057" calcext:value-type="float">
            <text:p>-0.000000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536" calcext:value-type="float">
            <text:p>0.000015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649" calcext:value-type="float">
            <text:p>-0.000006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769" calcext:value-type="float">
            <text:p>-0.0000776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509" calcext:value-type="float">
            <text:p>-0.000015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721" calcext:value-type="float">
            <text:p>-0.000107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267" calcext:value-type="float">
            <text:p>-0.000042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867" calcext:value-type="float">
            <text:p>-0.000048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433" calcext:value-type="float">
            <text:p>-0.000054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575" calcext:value-type="float">
            <text:p>0.00008575</text:p>
          </table:table-cell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623" calcext:value-type="float">
            <text:p>0.000046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687" calcext:value-type="float">
            <text:p>0.000046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3036" calcext:value-type="float">
            <text:p>-0.000130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817" calcext:value-type="float">
            <text:p>-0.000058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406" calcext:value-type="float">
            <text:p>-0.000014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266" calcext:value-type="float">
            <text:p>-0.000002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46" calcext:value-type="float">
            <text:p>-0.00003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695" calcext:value-type="float">
            <text:p>0.000036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702" calcext:value-type="float">
            <text:p>-0.000067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791" calcext:value-type="float">
            <text:p>0.00000791</text:p>
          </table:table-cell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075" calcext:value-type="float">
            <text:p>0.000080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004" calcext:value-type="float">
            <text:p>-0.000030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433" calcext:value-type="float">
            <text:p>-0.000014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62" calcext:value-type="float">
            <text:p>-0.00000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974" calcext:value-type="float">
            <text:p>0.000019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16" calcext:value-type="float">
            <text:p>-0.00005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36" calcext:value-type="float">
            <text:p>0.00004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329" calcext:value-type="float">
            <text:p>-0.000023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3458" calcext:value-type="float">
            <text:p>-0.000134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688" calcext:value-type="float">
            <text:p>0.00001688</text:p>
          </table:table-cell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672" calcext:value-type="float">
            <text:p>-0.000016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802" calcext:value-type="float">
            <text:p>-0.000018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388" calcext:value-type="float">
            <text:p>-0.000063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753" calcext:value-type="float">
            <text:p>-0.000107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092" calcext:value-type="float">
            <text:p>-0.000020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415" calcext:value-type="float">
            <text:p>-0.000034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948" calcext:value-type="float">
            <text:p>0.000029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452" calcext:value-type="float">
            <text:p>0.000064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346" calcext:value-type="float">
            <text:p>-0.000033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925" calcext:value-type="float">
            <text:p>0.00003925</text:p>
          </table:table-cell>
        </table:table-row>
        <table:table-row table:style-name="ro1">
          <table:table-cell office:value-type="float" office:value="5.47" calcext:value-type="float">
            <text:p>5.47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216" calcext:value-type="float">
            <text:p>-0.000002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721" calcext:value-type="float">
            <text:p>-0.000037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266" calcext:value-type="float">
            <text:p>0.000002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3552" calcext:value-type="float">
            <text:p>-0.000135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272" calcext:value-type="float">
            <text:p>-0.000042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763" calcext:value-type="float">
            <text:p>0.000007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447" calcext:value-type="float">
            <text:p>-0.000004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94" calcext:value-type="float">
            <text:p>0.00000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501" calcext:value-type="float">
            <text:p>-0.000055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856" calcext:value-type="float">
            <text:p>-0.00001856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445" calcext:value-type="float">
            <text:p>0.000084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147" calcext:value-type="float">
            <text:p>-0.000061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713" calcext:value-type="float">
            <text:p>-0.000057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052" calcext:value-type="float">
            <text:p>-0.000050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51" calcext:value-type="float">
            <text:p>0.00003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3032" calcext:value-type="float">
            <text:p>-0.000130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078" calcext:value-type="float">
            <text:p>0.000030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825" calcext:value-type="float">
            <text:p>-0.000068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579" calcext:value-type="float">
            <text:p>0.0000057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321" calcext:value-type="float">
            <text:p>-0.00001321</text:p>
          </table:table-cell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954" calcext:value-type="float">
            <text:p>-0.000029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933" calcext:value-type="float">
            <text:p>-0.000099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347" calcext:value-type="float">
            <text:p>-0.000053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241" calcext:value-type="float">
            <text:p>-0.000122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434" calcext:value-type="float">
            <text:p>-0.000024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812" calcext:value-type="float">
            <text:p>0.000068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417" calcext:value-type="float">
            <text:p>0.000054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874" calcext:value-type="float">
            <text:p>-0.000058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158" calcext:value-type="float">
            <text:p>-0.000031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656" calcext:value-type="float">
            <text:p>0.00000656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686" calcext:value-type="float">
            <text:p>0.000026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695" calcext:value-type="float">
            <text:p>-0.000086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367" calcext:value-type="float">
            <text:p>-0.000003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136" calcext:value-type="float">
            <text:p>-0.000121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815" calcext:value-type="float">
            <text:p>0.000038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962" calcext:value-type="float">
            <text:p>-0.000019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6267" calcext:value-type="float">
            <text:p>-0.000162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21" calcext:value-type="float">
            <text:p>0.00003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349" calcext:value-type="float">
            <text:p>0.000003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197" calcext:value-type="float">
            <text:p>-0.00005197</text:p>
          </table:table-cell>
        </table:table-row>
        <table:table-row table:style-name="ro1">
          <table:table-cell office:value-type="float" office:value="5.59" calcext:value-type="float">
            <text:p>5.59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98" calcext:value-type="float">
            <text:p>0.000028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701" calcext:value-type="float">
            <text:p>0.000007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658" calcext:value-type="float">
            <text:p>-0.000026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467" calcext:value-type="float">
            <text:p>-0.000124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931" calcext:value-type="float">
            <text:p>0.0000093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245" calcext:value-type="float">
            <text:p>-0.000042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107" calcext:value-type="float">
            <text:p>0.000061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762" calcext:value-type="float">
            <text:p>-0.000017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89" calcext:value-type="float">
            <text:p>0.00001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581" calcext:value-type="float">
            <text:p>0.00007581</text:p>
          </table:table-cell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533" calcext:value-type="float">
            <text:p>0.000045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421" calcext:value-type="float">
            <text:p>-0.000074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493" calcext:value-type="float">
            <text:p>-0.0000249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6082" calcext:value-type="float">
            <text:p>-0.000160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571" calcext:value-type="float">
            <text:p>-0.000065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375" calcext:value-type="float">
            <text:p>-0.000083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182" calcext:value-type="float">
            <text:p>-0.000021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72" calcext:value-type="float">
            <text:p>-0.00002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233" calcext:value-type="float">
            <text:p>-0.000002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884" calcext:value-type="float">
            <text:p>-0.00010884</text:p>
          </table:table-cell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372" calcext:value-type="float">
            <text:p>0.000063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405" calcext:value-type="float">
            <text:p>-0.000034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944" calcext:value-type="float">
            <text:p>-0.000109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522" calcext:value-type="float">
            <text:p>-0.000055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82" calcext:value-type="float">
            <text:p>0.00007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851" calcext:value-type="float">
            <text:p>0.000018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74" calcext:value-type="float">
            <text:p>-0.00008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634" calcext:value-type="float">
            <text:p>-0.000056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752" calcext:value-type="float">
            <text:p>-0.000047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387" calcext:value-type="float">
            <text:p>0.00001387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184" calcext:value-type="float">
            <text:p>0.000051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328" calcext:value-type="float">
            <text:p>-0.000053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696" calcext:value-type="float">
            <text:p>-0.000106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1748" calcext:value-type="float">
            <text:p>-0.000217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907" calcext:value-type="float">
            <text:p>0.000059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065" calcext:value-type="float">
            <text:p>0.000020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711" calcext:value-type="float">
            <text:p>-0.000067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228" calcext:value-type="float">
            <text:p>-0.000042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653" calcext:value-type="float">
            <text:p>0.000006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347" calcext:value-type="float">
            <text:p>-0.00000347</text:p>
          </table:table-cell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328" calcext:value-type="float">
            <text:p>0.000013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002" calcext:value-type="float">
            <text:p>-0.000080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82" calcext:value-type="float">
            <text:p>0.000028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195" calcext:value-type="float">
            <text:p>-0.000111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977" calcext:value-type="float">
            <text:p>-0.000099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567" calcext:value-type="float">
            <text:p>0.000015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1" calcext:value-type="float">
            <text:p>0.00003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942" calcext:value-type="float">
            <text:p>0.000029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199" calcext:value-type="float">
            <text:p>0.000021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214" calcext:value-type="float">
            <text:p>-0.00002214</text:p>
          </table:table-cell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147" calcext:value-type="float">
            <text:p>0.000031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47" calcext:value-type="float">
            <text:p>-0.00006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313" calcext:value-type="float">
            <text:p>-0.000033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5248" calcext:value-type="float">
            <text:p>-0.000152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701" calcext:value-type="float">
            <text:p>-0.000047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19" calcext:value-type="float">
            <text:p>-0.00000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646" calcext:value-type="float">
            <text:p>-0.000036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194" calcext:value-type="float">
            <text:p>-0.000021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464" calcext:value-type="float">
            <text:p>-0.000024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715" calcext:value-type="float">
            <text:p>0.00002715</text:p>
          </table:table-cell>
        </table:table-row>
        <table:table-row table:style-name="ro1">
          <table:table-cell office:value-type="float" office:value="5.77" calcext:value-type="float">
            <text:p>5.77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136" calcext:value-type="float">
            <text:p>-0.000011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599" calcext:value-type="float">
            <text:p>-0.000065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466" calcext:value-type="float">
            <text:p>-0.000004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111" calcext:value-type="float">
            <text:p>-0.000041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729" calcext:value-type="float">
            <text:p>-0.000077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877" calcext:value-type="float">
            <text:p>0.000038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745" calcext:value-type="float">
            <text:p>0.000027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548" calcext:value-type="float">
            <text:p>-0.000065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879" calcext:value-type="float">
            <text:p>0.0000187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236" calcext:value-type="float">
            <text:p>-0.00003236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957" calcext:value-type="float">
            <text:p>0.000019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04" calcext:value-type="float">
            <text:p>-0.00001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419" calcext:value-type="float">
            <text:p>-0.000114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6325" calcext:value-type="float">
            <text:p>-0.000163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367" calcext:value-type="float">
            <text:p>-0.000063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128" calcext:value-type="float">
            <text:p>-0.000121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123" calcext:value-type="float">
            <text:p>0.00011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523" calcext:value-type="float">
            <text:p>-0.000055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519" calcext:value-type="float">
            <text:p>-0.000035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827" calcext:value-type="float">
            <text:p>-0.00004827</text:p>
          </table:table-cell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061" calcext:value-type="float">
            <text:p>-0.000030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492" calcext:value-type="float">
            <text:p>-0.000054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979" calcext:value-type="float">
            <text:p>-0.0000897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086" calcext:value-type="float">
            <text:p>-0.000090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119" calcext:value-type="float">
            <text:p>-0.000051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043" calcext:value-type="float">
            <text:p>-0.0000704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872" calcext:value-type="float">
            <text:p>-0.000048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585" calcext:value-type="float">
            <text:p>-0.000035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054" calcext:value-type="float">
            <text:p>-0.000040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469" calcext:value-type="float">
            <text:p>0.00004469</text:p>
          </table:table-cell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453" calcext:value-type="float">
            <text:p>0.000024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55" calcext:value-type="float">
            <text:p>-0.00011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798" calcext:value-type="float">
            <text:p>-0.000017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742" calcext:value-type="float">
            <text:p>-0.000097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806" calcext:value-type="float">
            <text:p>-0.000028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634" calcext:value-type="float">
            <text:p>-0.000056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375" calcext:value-type="float">
            <text:p>-0.000043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603" calcext:value-type="float">
            <text:p>-0.000036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146" calcext:value-type="float">
            <text:p>0.000031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962" calcext:value-type="float">
            <text:p>-0.00006962</text:p>
          </table:table-cell>
        </table:table-row>
        <table:table-row table:style-name="ro1">
          <table:table-cell office:value-type="float" office:value="5.89" calcext:value-type="float">
            <text:p>5.89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032" calcext:value-type="float">
            <text:p>0.000010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648" calcext:value-type="float">
            <text:p>0.000016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669" calcext:value-type="float">
            <text:p>-0.0000466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3589" calcext:value-type="float">
            <text:p>-0.000235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203" calcext:value-type="float">
            <text:p>0.000012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522" calcext:value-type="float">
            <text:p>0.000035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268" calcext:value-type="float">
            <text:p>-0.000082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144" calcext:value-type="float">
            <text:p>0.000031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004" calcext:value-type="float">
            <text:p>-0.000000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206" calcext:value-type="float">
            <text:p>0.00002206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813" calcext:value-type="float">
            <text:p>0.000038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3898" calcext:value-type="float">
            <text:p>-0.000138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834" calcext:value-type="float">
            <text:p>-0.000008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627" calcext:value-type="float">
            <text:p>-0.000106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694" calcext:value-type="float">
            <text:p>-0.000006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426" calcext:value-type="float">
            <text:p>-0.000034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992" calcext:value-type="float">
            <text:p>0.000039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731" calcext:value-type="float">
            <text:p>-0.0000673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54" calcext:value-type="float">
            <text:p>0.00004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883" calcext:value-type="float">
            <text:p>-0.00000883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409" calcext:value-type="float">
            <text:p>0.000084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857" calcext:value-type="float">
            <text:p>-0.000008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103" calcext:value-type="float">
            <text:p>-0.000021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563" calcext:value-type="float">
            <text:p>-0.000065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557" calcext:value-type="float">
            <text:p>0.000015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493" calcext:value-type="float">
            <text:p>-0.0000849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203" calcext:value-type="float">
            <text:p>-0.000012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587" calcext:value-type="float">
            <text:p>-0.000045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059" calcext:value-type="float">
            <text:p>-0.0000305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989" calcext:value-type="float">
            <text:p>0.00001989</text:p>
          </table:table-cell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062" calcext:value-type="float">
            <text:p>0.000020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5638" calcext:value-type="float">
            <text:p>-0.000156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12" calcext:value-type="float">
            <text:p>0.00008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4444" calcext:value-type="float">
            <text:p>-0.000244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71" calcext:value-type="float">
            <text:p>-0.00012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274" calcext:value-type="float">
            <text:p>-0.000002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907" calcext:value-type="float">
            <text:p>-0.000069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812" calcext:value-type="float">
            <text:p>-0.000038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829" calcext:value-type="float">
            <text:p>-0.000008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006" calcext:value-type="float">
            <text:p>-0.00002006</text:p>
          </table:table-cell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509" calcext:value-type="float">
            <text:p>-0.000035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112" calcext:value-type="float">
            <text:p>-0.000011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275" calcext:value-type="float">
            <text:p>-0.000072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5999" calcext:value-type="float">
            <text:p>-0.000159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966" calcext:value-type="float">
            <text:p>-0.000029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176" calcext:value-type="float">
            <text:p>-0.000021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908" calcext:value-type="float">
            <text:p>-0.000029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853" calcext:value-type="float">
            <text:p>0.000008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01" calcext:value-type="float">
            <text:p>-0.00003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327" calcext:value-type="float">
            <text:p>0.00005327</text:p>
          </table:table-cell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147" calcext:value-type="float">
            <text:p>0.000041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596" calcext:value-type="float">
            <text:p>0.000025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843" calcext:value-type="float">
            <text:p>0.0000084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6646" calcext:value-type="float">
            <text:p>-0.000166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817" calcext:value-type="float">
            <text:p>-0.000068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748" calcext:value-type="float">
            <text:p>0.000067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841" calcext:value-type="float">
            <text:p>-0.000008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773" calcext:value-type="float">
            <text:p>-0.000007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697" calcext:value-type="float">
            <text:p>-0.0000469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222" calcext:value-type="float">
            <text:p>0.00000222</text:p>
          </table:table-cell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66" calcext:value-type="float">
            <text:p>-0.00005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432" calcext:value-type="float">
            <text:p>-0.000044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139" calcext:value-type="float">
            <text:p>-0.000071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414" calcext:value-type="float">
            <text:p>-0.000124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267" calcext:value-type="float">
            <text:p>-0.000092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549" calcext:value-type="float">
            <text:p>0.000015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417" calcext:value-type="float">
            <text:p>-0.000014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123" calcext:value-type="float">
            <text:p>-0.000031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597" calcext:value-type="float">
            <text:p>-0.0000459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18" calcext:value-type="float">
            <text:p>-0.000051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456" calcext:value-type="float">
            <text:p>0.000034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362" calcext:value-type="float">
            <text:p>-0.000023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633" calcext:value-type="float">
            <text:p>-0.000056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588" calcext:value-type="float">
            <text:p>-0.000085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286" calcext:value-type="float">
            <text:p>-0.000002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616" calcext:value-type="float">
            <text:p>-0.000006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808" calcext:value-type="float">
            <text:p>-0.000098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489" calcext:value-type="float">
            <text:p>-0.000024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279" calcext:value-type="float">
            <text:p>-0.0000127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925" calcext:value-type="float">
            <text:p>-0.00003925</text:p>
          </table:table-cell>
        </table:table-row>
        <table:table-row table:style-name="ro1">
          <table:table-cell office:value-type="float" office:value="6.13" calcext:value-type="float">
            <text:p>6.13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281" calcext:value-type="float">
            <text:p>0.000052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192" calcext:value-type="float">
            <text:p>-0.000041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356" calcext:value-type="float">
            <text:p>-0.000033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7109" calcext:value-type="float">
            <text:p>-0.000171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481" calcext:value-type="float">
            <text:p>-0.000044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19" calcext:value-type="float">
            <text:p>0.00002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462" calcext:value-type="float">
            <text:p>0.000074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247" calcext:value-type="float">
            <text:p>-0.000022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268" calcext:value-type="float">
            <text:p>0.000022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442" calcext:value-type="float">
            <text:p>0.00007442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634" calcext:value-type="float">
            <text:p>0.000036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824" calcext:value-type="float">
            <text:p>-0.000048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039" calcext:value-type="float">
            <text:p>-0.000070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8417" calcext:value-type="float">
            <text:p>-0.000284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49" calcext:value-type="float">
            <text:p>-0.00001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075" calcext:value-type="float">
            <text:p>-0.000120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49" calcext:value-type="float">
            <text:p>0.00007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677" calcext:value-type="float">
            <text:p>-0.000066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402" calcext:value-type="float">
            <text:p>-0.000044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483" calcext:value-type="float">
            <text:p>-0.00007483</text:p>
          </table:table-cell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545" calcext:value-type="float">
            <text:p>0.000025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225" calcext:value-type="float">
            <text:p>-0.000012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734" calcext:value-type="float">
            <text:p>-0.000077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542" calcext:value-type="float">
            <text:p>-0.00025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981" calcext:value-type="float">
            <text:p>0.000029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993" calcext:value-type="float">
            <text:p>-0.0000299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07" calcext:value-type="float">
            <text:p>0.00005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751" calcext:value-type="float">
            <text:p>0.000037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061" calcext:value-type="float">
            <text:p>-0.000100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391" calcext:value-type="float">
            <text:p>-0.00006391</text:p>
          </table:table-cell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9878" calcext:value-type="float">
            <text:p>0.000098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01" calcext:value-type="float">
            <text:p>-0.00007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077" calcext:value-type="float">
            <text:p>-0.000000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32114" calcext:value-type="float">
            <text:p>-0.000321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983" calcext:value-type="float">
            <text:p>-0.0000298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413" calcext:value-type="float">
            <text:p>0.000074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684" calcext:value-type="float">
            <text:p>-0.000096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355" calcext:value-type="float">
            <text:p>0.000013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321" calcext:value-type="float">
            <text:p>-0.000043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852" calcext:value-type="float">
            <text:p>0.00005852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462" calcext:value-type="float">
            <text:p>0.000044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348" calcext:value-type="float">
            <text:p>-0.000033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351" calcext:value-type="float">
            <text:p>0.000063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3868" calcext:value-type="float">
            <text:p>-0.000238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64" calcext:value-type="float">
            <text:p>-0.00004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815" calcext:value-type="float">
            <text:p>0.000018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894" calcext:value-type="float">
            <text:p>0.000048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075" calcext:value-type="float">
            <text:p>-0.000020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418" calcext:value-type="float">
            <text:p>0.000034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076" calcext:value-type="float">
            <text:p>-0.00001076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127" calcext:value-type="float">
            <text:p>-0.000061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528" calcext:value-type="float">
            <text:p>-0.000085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081" calcext:value-type="float">
            <text:p>-0.000020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092" calcext:value-type="float">
            <text:p>-0.00020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595" calcext:value-type="float">
            <text:p>-0.000005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114" calcext:value-type="float">
            <text:p>-0.000021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649" calcext:value-type="float">
            <text:p>0.000016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1" calcext:value-type="float">
            <text:p>-0.0000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6" calcext:value-type="float">
            <text:p>-0.0000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163" calcext:value-type="float">
            <text:p>0.00003163</text:p>
          </table:table-cell>
        </table:table-row>
        <table:table-row table:style-name="ro1">
          <table:table-cell office:value-type="float" office:value="6.31" calcext:value-type="float">
            <text:p>6.31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691" calcext:value-type="float">
            <text:p>0.000036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66" calcext:value-type="float">
            <text:p>-0.00004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954" calcext:value-type="float">
            <text:p>-0.000099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44" calcext:value-type="float">
            <text:p>-0.00012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456" calcext:value-type="float">
            <text:p>-0.000014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106" calcext:value-type="float">
            <text:p>-0.000101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534" calcext:value-type="float">
            <text:p>0.000005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126" calcext:value-type="float">
            <text:p>-0.000001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219" calcext:value-type="float">
            <text:p>-0.000042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937" calcext:value-type="float">
            <text:p>0.00002937</text:p>
          </table:table-cell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834" calcext:value-type="float">
            <text:p>-0.000018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981" calcext:value-type="float">
            <text:p>-0.000019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852" calcext:value-type="float">
            <text:p>-0.000108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7358" calcext:value-type="float">
            <text:p>-0.000173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109" calcext:value-type="float">
            <text:p>0.000031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45" calcext:value-type="float">
            <text:p>0.00005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468" calcext:value-type="float">
            <text:p>-0.000024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241" calcext:value-type="float">
            <text:p>0.000002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84" calcext:value-type="float">
            <text:p>-0.00001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966" calcext:value-type="float">
            <text:p>0.00004966</text:p>
          </table:table-cell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402" calcext:value-type="float">
            <text:p>0.000014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954" calcext:value-type="float">
            <text:p>-0.000079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041" calcext:value-type="float">
            <text:p>0.000000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4852" calcext:value-type="float">
            <text:p>-0.000148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478" calcext:value-type="float">
            <text:p>-0.000064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219" calcext:value-type="float">
            <text:p>-0.000082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965" calcext:value-type="float">
            <text:p>-0.000039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27" calcext:value-type="float">
            <text:p>-0.00012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264" calcext:value-type="float">
            <text:p>-0.000062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028" calcext:value-type="float">
            <text:p>-0.00002028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189" calcext:value-type="float">
            <text:p>0.000041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987" calcext:value-type="float">
            <text:p>-0.000109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374" calcext:value-type="float">
            <text:p>-0.000013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0481" calcext:value-type="float">
            <text:p>-0.000204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162" calcext:value-type="float">
            <text:p>-0.000091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904" calcext:value-type="float">
            <text:p>-0.000089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25" calcext:value-type="float">
            <text:p>-0.00002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046" calcext:value-type="float">
            <text:p>0.000020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312" calcext:value-type="float">
            <text:p>-0.000103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092" calcext:value-type="float">
            <text:p>0.00008092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524" calcext:value-type="float">
            <text:p>0.000065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375" calcext:value-type="float">
            <text:p>-0.000073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318" calcext:value-type="float">
            <text:p>-0.000023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744" calcext:value-type="float">
            <text:p>-0.000087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941" calcext:value-type="float">
            <text:p>-0.000019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0238" calcext:value-type="float">
            <text:p>0.000102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834" calcext:value-type="float">
            <text:p>0.000048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3874" calcext:value-type="float">
            <text:p>-0.000138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34" calcext:value-type="float">
            <text:p>-0.00005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733" calcext:value-type="float">
            <text:p>0.00000733</text:p>
          </table:table-cell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432" calcext:value-type="float">
            <text:p>0.000034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201" calcext:value-type="float">
            <text:p>-0.000072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181" calcext:value-type="float">
            <text:p>-0.000011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115" calcext:value-type="float">
            <text:p>-0.000121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257" calcext:value-type="float">
            <text:p>0.000002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828" calcext:value-type="float">
            <text:p>0.000018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814" calcext:value-type="float">
            <text:p>0.000008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211" calcext:value-type="float">
            <text:p>-0.000012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957" calcext:value-type="float">
            <text:p>-0.000019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328" calcext:value-type="float">
            <text:p>-0.00002328</text:p>
          </table:table-cell>
        </table:table-row>
        <table:table-row table:style-name="ro1">
          <table:table-cell office:value-type="float" office:value="6.49" calcext:value-type="float">
            <text:p>6.49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156" calcext:value-type="float">
            <text:p>-0.000031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381" calcext:value-type="float">
            <text:p>-0.000073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622" calcext:value-type="float">
            <text:p>0.000006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4487" calcext:value-type="float">
            <text:p>-0.000144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701" calcext:value-type="float">
            <text:p>0.000057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747" calcext:value-type="float">
            <text:p>-0.000047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928" calcext:value-type="float">
            <text:p>0.000089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673" calcext:value-type="float">
            <text:p>0.000086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446" calcext:value-type="float">
            <text:p>-0.000044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933" calcext:value-type="float">
            <text:p>0.00001933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286" calcext:value-type="float">
            <text:p>-0.000052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861" calcext:value-type="float">
            <text:p>-0.000028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595" calcext:value-type="float">
            <text:p>-0.000045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6111" calcext:value-type="float">
            <text:p>-0.000161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449" calcext:value-type="float">
            <text:p>0.000074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389" calcext:value-type="float">
            <text:p>-0.000033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287" calcext:value-type="float">
            <text:p>-0.000082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618" calcext:value-type="float">
            <text:p>0.000016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258" calcext:value-type="float">
            <text:p>-0.000092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232" calcext:value-type="float">
            <text:p>0.00002232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996" calcext:value-type="float">
            <text:p>0.000009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422" calcext:value-type="float">
            <text:p>-0.000014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586" calcext:value-type="float">
            <text:p>-0.000035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5238" calcext:value-type="float">
            <text:p>-0.000152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405" calcext:value-type="float">
            <text:p>0.000004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347" calcext:value-type="float">
            <text:p>0.000023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792" calcext:value-type="float">
            <text:p>-0.000027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805" calcext:value-type="float">
            <text:p>-0.000048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177" calcext:value-type="float">
            <text:p>-0.000081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98" calcext:value-type="float">
            <text:p>0.0000698</text:p>
          </table:table-cell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126" calcext:value-type="float">
            <text:p>0.000061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347" calcext:value-type="float">
            <text:p>-0.000073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299" calcext:value-type="float">
            <text:p>0.000022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579" calcext:value-type="float">
            <text:p>-0.0000557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068" calcext:value-type="float">
            <text:p>-0.000100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21" calcext:value-type="float">
            <text:p>-0.00000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598" calcext:value-type="float">
            <text:p>0.000045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755" calcext:value-type="float">
            <text:p>-0.000047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817" calcext:value-type="float">
            <text:p>-0.000078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607" calcext:value-type="float">
            <text:p>-0.00007607</text:p>
          </table:table-cell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957" calcext:value-type="float">
            <text:p>0.000009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727" calcext:value-type="float">
            <text:p>-0.000017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328" calcext:value-type="float">
            <text:p>-0.000043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0301" calcext:value-type="float">
            <text:p>-0.000203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428" calcext:value-type="float">
            <text:p>-0.000074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627" calcext:value-type="float">
            <text:p>0.000016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755" calcext:value-type="float">
            <text:p>-0.000027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298" calcext:value-type="float">
            <text:p>-0.000012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865" calcext:value-type="float">
            <text:p>-0.000078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06" calcext:value-type="float">
            <text:p>-0.0001106</text:p>
          </table:table-cell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194" calcext:value-type="float">
            <text:p>0.000031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295" calcext:value-type="float">
            <text:p>-0.000092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176" calcext:value-type="float">
            <text:p>-0.000051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38155" calcext:value-type="float">
            <text:p>-0.000381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735" calcext:value-type="float">
            <text:p>-0.000047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625" calcext:value-type="float">
            <text:p>0.000066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409" calcext:value-type="float">
            <text:p>0.000024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539" calcext:value-type="float">
            <text:p>-0.000055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91" calcext:value-type="float">
            <text:p>-0.00005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594" calcext:value-type="float">
            <text:p>0.00001594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728" calcext:value-type="float">
            <text:p>-0.000017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019" calcext:value-type="float">
            <text:p>-0.000050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246" calcext:value-type="float">
            <text:p>-0.000032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5395" calcext:value-type="float">
            <text:p>-0.000153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483" calcext:value-type="float">
            <text:p>-0.0000848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454" calcext:value-type="float">
            <text:p>-0.000014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181" calcext:value-type="float">
            <text:p>0.000011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483" calcext:value-type="float">
            <text:p>0.0000248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087" calcext:value-type="float">
            <text:p>-0.000010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442" calcext:value-type="float">
            <text:p>-0.0000944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494" calcext:value-type="float">
            <text:p>0.000024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419" calcext:value-type="float">
            <text:p>-0.000034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616" calcext:value-type="float">
            <text:p>-0.000036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8289" calcext:value-type="float">
            <text:p>-0.000282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21" calcext:value-type="float">
            <text:p>-0.00012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636" calcext:value-type="float">
            <text:p>-0.000016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89" calcext:value-type="float">
            <text:p>-0.00011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444" calcext:value-type="float">
            <text:p>0.000014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314" calcext:value-type="float">
            <text:p>-0.000063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756" calcext:value-type="float">
            <text:p>0.00000756</text:p>
          </table:table-cell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999" calcext:value-type="float">
            <text:p>0.000009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655" calcext:value-type="float">
            <text:p>-0.000026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154" calcext:value-type="float">
            <text:p>0.000011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3355" calcext:value-type="float">
            <text:p>-0.000233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978" calcext:value-type="float">
            <text:p>0.000039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707" calcext:value-type="float">
            <text:p>0.000017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438" calcext:value-type="float">
            <text:p>-0.000044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593" calcext:value-type="float">
            <text:p>0.0000259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598" calcext:value-type="float">
            <text:p>-0.000085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164" calcext:value-type="float">
            <text:p>-0.00000164</text:p>
          </table:table-cell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933" calcext:value-type="float">
            <text:p>0.000049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526" calcext:value-type="float">
            <text:p>-0.000015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03" calcext:value-type="float">
            <text:p>-0.00002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2921" calcext:value-type="float">
            <text:p>-0.000229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06" calcext:value-type="float">
            <text:p>0.00002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67" calcext:value-type="float">
            <text:p>-0.00008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137" calcext:value-type="float">
            <text:p>0.000011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72" calcext:value-type="float">
            <text:p>-0.00002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676" calcext:value-type="float">
            <text:p>-0.000096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136" calcext:value-type="float">
            <text:p>-0.00002136</text:p>
          </table:table-cell>
        </table:table-row>
        <table:table-row table:style-name="ro1">
          <table:table-cell office:value-type="float" office:value="6.79" calcext:value-type="float">
            <text:p>6.79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372" calcext:value-type="float">
            <text:p>0.000023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603" calcext:value-type="float">
            <text:p>-0.000076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532" calcext:value-type="float">
            <text:p>-0.000095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878" calcext:value-type="float">
            <text:p>-0.00018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283" calcext:value-type="float">
            <text:p>-0.0001028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756" calcext:value-type="float">
            <text:p>0.000087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655" calcext:value-type="float">
            <text:p>0.000056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861" calcext:value-type="float">
            <text:p>-0.000008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209" calcext:value-type="float">
            <text:p>-0.000052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18" calcext:value-type="float">
            <text:p>0.0000018</text:p>
          </table:table-cell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614" calcext:value-type="float">
            <text:p>-0.000016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188" calcext:value-type="float">
            <text:p>-0.000031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353" calcext:value-type="float">
            <text:p>-0.000003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5349" calcext:value-type="float">
            <text:p>-0.000153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086" calcext:value-type="float">
            <text:p>0.000000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885" calcext:value-type="float">
            <text:p>-0.000038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29" calcext:value-type="float">
            <text:p>0.00004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582" calcext:value-type="float">
            <text:p>-0.000055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079" calcext:value-type="float">
            <text:p>-0.0000007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223" calcext:value-type="float">
            <text:p>-0.00005223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586" calcext:value-type="float">
            <text:p>0.000025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854" calcext:value-type="float">
            <text:p>-0.000048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013" calcext:value-type="float">
            <text:p>-0.000080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373" calcext:value-type="float">
            <text:p>-0.00013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768" calcext:value-type="float">
            <text:p>0.000077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11" calcext:value-type="float">
            <text:p>-0.00004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26" calcext:value-type="float">
            <text:p>0.000028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037" calcext:value-type="float">
            <text:p>-0.000010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147" calcext:value-type="float">
            <text:p>-0.000031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05" calcext:value-type="float">
            <text:p>-0.0000905</text:p>
          </table:table-cell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03" calcext:value-type="float">
            <text:p>0.00005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669" calcext:value-type="float">
            <text:p>0.0000166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688" calcext:value-type="float">
            <text:p>0.000006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1126" calcext:value-type="float">
            <text:p>-0.000211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704" calcext:value-type="float">
            <text:p>-0.000027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976" calcext:value-type="float">
            <text:p>0.000019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703" calcext:value-type="float">
            <text:p>-0.000057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909" calcext:value-type="float">
            <text:p>-0.000039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474" calcext:value-type="float">
            <text:p>-0.000084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463" calcext:value-type="float">
            <text:p>-0.00003463</text:p>
          </table:table-cell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9334" calcext:value-type="float">
            <text:p>0.000093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34" calcext:value-type="float">
            <text:p>-0.00000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074" calcext:value-type="float">
            <text:p>-0.000100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513" calcext:value-type="float">
            <text:p>-0.00025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177" calcext:value-type="float">
            <text:p>-0.000011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621" calcext:value-type="float">
            <text:p>-0.000016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948" calcext:value-type="float">
            <text:p>-0.000029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955" calcext:value-type="float">
            <text:p>-0.000049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96" calcext:value-type="float">
            <text:p>-0.00005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792" calcext:value-type="float">
            <text:p>-0.00012792</text:p>
          </table:table-cell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613" calcext:value-type="float">
            <text:p>-0.000056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28" calcext:value-type="float">
            <text:p>-0.00005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501" calcext:value-type="float">
            <text:p>-0.000105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5166" calcext:value-type="float">
            <text:p>-0.000151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666" calcext:value-type="float">
            <text:p>-0.000016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188" calcext:value-type="float">
            <text:p>0.000011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221" calcext:value-type="float">
            <text:p>0.000002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918" calcext:value-type="float">
            <text:p>-0.000009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404" calcext:value-type="float">
            <text:p>-0.000024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559" calcext:value-type="float">
            <text:p>0.00002559</text:p>
          </table:table-cell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65" calcext:value-type="float">
            <text:p>0.000028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328" calcext:value-type="float">
            <text:p>-0.000003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434" calcext:value-type="float">
            <text:p>-0.000024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7795" calcext:value-type="float">
            <text:p>-0.000177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618" calcext:value-type="float">
            <text:p>-0.000086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668" calcext:value-type="float">
            <text:p>0.000066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794" calcext:value-type="float">
            <text:p>-0.000007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104" calcext:value-type="float">
            <text:p>-0.000001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911" calcext:value-type="float">
            <text:p>-0.000059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913" calcext:value-type="float">
            <text:p>0.000009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514" calcext:value-type="float">
            <text:p>0.000065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15" calcext:value-type="float">
            <text:p>-0.00007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404" calcext:value-type="float">
            <text:p>-0.000004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2827" calcext:value-type="float">
            <text:p>-0.000228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398" calcext:value-type="float">
            <text:p>-0.000033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074" calcext:value-type="float">
            <text:p>-0.000040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302" calcext:value-type="float">
            <text:p>0.000063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534" calcext:value-type="float">
            <text:p>-0.000015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102" calcext:value-type="float">
            <text:p>-0.000041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413" calcext:value-type="float">
            <text:p>-0.00009413</text:p>
          </table:table-cell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467" calcext:value-type="float">
            <text:p>0.000024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258" calcext:value-type="float">
            <text:p>-0.000052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046" calcext:value-type="float">
            <text:p>-0.000050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944" calcext:value-type="float">
            <text:p>-0.00019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11" calcext:value-type="float">
            <text:p>0.00000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956" calcext:value-type="float">
            <text:p>-0.000029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319" calcext:value-type="float">
            <text:p>-0.000033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324" calcext:value-type="float">
            <text:p>-0.000033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986" calcext:value-type="float">
            <text:p>-0.000069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707" calcext:value-type="float">
            <text:p>-0.00001707</text:p>
          </table:table-cell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134" calcext:value-type="float">
            <text:p>0.000031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769" calcext:value-type="float">
            <text:p>-0.0000376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948" calcext:value-type="float">
            <text:p>-0.000059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4866" calcext:value-type="float">
            <text:p>-0.000148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757" calcext:value-type="float">
            <text:p>-0.000017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591" calcext:value-type="float">
            <text:p>0.000025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46" calcext:value-type="float">
            <text:p>-0.00005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517" calcext:value-type="float">
            <text:p>-0.000055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38" calcext:value-type="float">
            <text:p>-0.00010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755" calcext:value-type="float">
            <text:p>0.00003755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55" calcext:value-type="float">
            <text:p>-0.00002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003" calcext:value-type="float">
            <text:p>0.000070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434" calcext:value-type="float">
            <text:p>-0.000104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4865" calcext:value-type="float">
            <text:p>-0.000148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598" calcext:value-type="float">
            <text:p>0.000015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582" calcext:value-type="float">
            <text:p>0.000045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732" calcext:value-type="float">
            <text:p>-0.000087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726" calcext:value-type="float">
            <text:p>-0.000077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525" calcext:value-type="float">
            <text:p>0.000005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201" calcext:value-type="float">
            <text:p>0.00006201</text:p>
          </table:table-cell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86" calcext:value-type="float">
            <text:p>0.00001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756" calcext:value-type="float">
            <text:p>-0.000047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283" calcext:value-type="float">
            <text:p>-0.0000628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6521" calcext:value-type="float">
            <text:p>-0.000265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55" calcext:value-type="float">
            <text:p>-0.00005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456" calcext:value-type="float">
            <text:p>-0.000054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561" calcext:value-type="float">
            <text:p>0.000005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603" calcext:value-type="float">
            <text:p>0.000056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418" calcext:value-type="float">
            <text:p>-0.000094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426" calcext:value-type="float">
            <text:p>0.00000426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259" calcext:value-type="float">
            <text:p>0.0000725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6498" calcext:value-type="float">
            <text:p>-0.000164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594" calcext:value-type="float">
            <text:p>-0.000105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5325" calcext:value-type="float">
            <text:p>-0.000253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056" calcext:value-type="float">
            <text:p>-0.000080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918" calcext:value-type="float">
            <text:p>0.000069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3413" calcext:value-type="float">
            <text:p>-0.000134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468" calcext:value-type="float">
            <text:p>-0.000054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022" calcext:value-type="float">
            <text:p>0.000030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941" calcext:value-type="float">
            <text:p>-0.00000941</text:p>
          </table:table-cell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157" calcext:value-type="float">
            <text:p>0.000061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647" calcext:value-type="float">
            <text:p>-0.000046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084" calcext:value-type="float">
            <text:p>-0.000060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809" calcext:value-type="float">
            <text:p>-0.00018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348" calcext:value-type="float">
            <text:p>0.000003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236" calcext:value-type="float">
            <text:p>-0.000012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201" calcext:value-type="float">
            <text:p>0.000012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768" calcext:value-type="float">
            <text:p>-0.000017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11" calcext:value-type="float">
            <text:p>-0.00008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06" calcext:value-type="float">
            <text:p>-0.0000706</text:p>
          </table:table-cell>
        </table:table-row>
        <table:table-row table:style-name="ro1">
          <table:table-cell office:value-type="float" office:value="7.21" calcext:value-type="float">
            <text:p>7.21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688" calcext:value-type="float">
            <text:p>0.000046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382" calcext:value-type="float">
            <text:p>-0.000103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755" calcext:value-type="float">
            <text:p>-0.000037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0797" calcext:value-type="float">
            <text:p>-0.0002079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001" calcext:value-type="float">
            <text:p>-0.000010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239" calcext:value-type="float">
            <text:p>-0.000062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183" calcext:value-type="float">
            <text:p>-0.0000218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507" calcext:value-type="float">
            <text:p>-0.000085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056" calcext:value-type="float">
            <text:p>-0.000020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418" calcext:value-type="float">
            <text:p>0.000024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427" calcext:value-type="float">
            <text:p>-0.000064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801" calcext:value-type="float">
            <text:p>-0.000068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629" calcext:value-type="float">
            <text:p>-0.00026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245" calcext:value-type="float">
            <text:p>0.000062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306" calcext:value-type="float">
            <text:p>0.000033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3163" calcext:value-type="float">
            <text:p>0.000131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801" calcext:value-type="float">
            <text:p>-0.000018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001" calcext:value-type="float">
            <text:p>-0.000060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832" calcext:value-type="float">
            <text:p>0.00000832</text:p>
          </table:table-cell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252" calcext:value-type="float">
            <text:p>0.000022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824" calcext:value-type="float">
            <text:p>-0.000048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992" calcext:value-type="float">
            <text:p>-0.000049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613" calcext:value-type="float">
            <text:p>-0.000116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087" calcext:value-type="float">
            <text:p>-0.000010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452" calcext:value-type="float">
            <text:p>0.000064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788" calcext:value-type="float">
            <text:p>-0.000067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36" calcext:value-type="float">
            <text:p>-0.00004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256" calcext:value-type="float">
            <text:p>-0.000082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191" calcext:value-type="float">
            <text:p>0.00004191</text:p>
          </table:table-cell>
        </table:table-row>
        <table:table-row table:style-name="ro1">
          <table:table-cell office:value-type="float" office:value="7.31" calcext:value-type="float">
            <text:p>7.31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339" calcext:value-type="float">
            <text:p>-0.000013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453" calcext:value-type="float">
            <text:p>-0.000124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303" calcext:value-type="float">
            <text:p>-0.000033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5558" calcext:value-type="float">
            <text:p>-0.000155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4034" calcext:value-type="float">
            <text:p>-0.000140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525" calcext:value-type="float">
            <text:p>0.000035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6212" calcext:value-type="float">
            <text:p>-0.000162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202" calcext:value-type="float">
            <text:p>-0.000052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854" calcext:value-type="float">
            <text:p>-0.000078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479" calcext:value-type="float">
            <text:p>-0.00004479</text:p>
          </table:table-cell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341" calcext:value-type="float">
            <text:p>0.000043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334" calcext:value-type="float">
            <text:p>-0.000053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002" calcext:value-type="float">
            <text:p>-0.000030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035" calcext:value-type="float">
            <text:p>-0.000080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796" calcext:value-type="float">
            <text:p>-0.000067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552" calcext:value-type="float">
            <text:p>-0.000115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56" calcext:value-type="float">
            <text:p>-0.00002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75" calcext:value-type="float">
            <text:p>-0.00003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814" calcext:value-type="float">
            <text:p>-0.000008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263" calcext:value-type="float">
            <text:p>-0.00008263</text:p>
          </table:table-cell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034" calcext:value-type="float">
            <text:p>0.000040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727" calcext:value-type="float">
            <text:p>-0.000067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89" calcext:value-type="float">
            <text:p>-0.00004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24" calcext:value-type="float">
            <text:p>-0.00006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861" calcext:value-type="float">
            <text:p>0.00018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218" calcext:value-type="float">
            <text:p>-0.000082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576" calcext:value-type="float">
            <text:p>-0.000005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634" calcext:value-type="float">
            <text:p>-0.000066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458" calcext:value-type="float">
            <text:p>0.000004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182" calcext:value-type="float">
            <text:p>-0.00002182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631" calcext:value-type="float">
            <text:p>0.0000163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229" calcext:value-type="float">
            <text:p>-0.000102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732" calcext:value-type="float">
            <text:p>-0.000037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7447" calcext:value-type="float">
            <text:p>-0.000174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954" calcext:value-type="float">
            <text:p>-0.000049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91" calcext:value-type="float">
            <text:p>-0.00006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998" calcext:value-type="float">
            <text:p>-0.000069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796" calcext:value-type="float">
            <text:p>-0.000027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689" calcext:value-type="float">
            <text:p>-0.000086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017" calcext:value-type="float">
            <text:p>0.00007017</text:p>
          </table:table-cell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168" calcext:value-type="float">
            <text:p>-0.000001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37" calcext:value-type="float">
            <text:p>-0.00011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28" calcext:value-type="float">
            <text:p>-0.00001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5604" calcext:value-type="float">
            <text:p>-0.000156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389" calcext:value-type="float">
            <text:p>0.000033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217" calcext:value-type="float">
            <text:p>-0.000082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939" calcext:value-type="float">
            <text:p>-0.000079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966" calcext:value-type="float">
            <text:p>-0.000019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9" calcext:value-type="float">
            <text:p>-0.0000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978" calcext:value-type="float">
            <text:p>-0.00004978</text:p>
          </table:table-cell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013" calcext:value-type="float">
            <text:p>0.000030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168" calcext:value-type="float">
            <text:p>-0.000091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928" calcext:value-type="float">
            <text:p>-0.000089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5241" calcext:value-type="float">
            <text:p>-0.000152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432" calcext:value-type="float">
            <text:p>0.000064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645" calcext:value-type="float">
            <text:p>0.000036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9385" calcext:value-type="float">
            <text:p>0.000093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246" calcext:value-type="float">
            <text:p>-0.000062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921" calcext:value-type="float">
            <text:p>-0.000009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78" calcext:value-type="float">
            <text:p>-0.0000378</text:p>
          </table:table-cell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637" calcext:value-type="float">
            <text:p>0.000056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273" calcext:value-type="float">
            <text:p>-0.000052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532" calcext:value-type="float">
            <text:p>-0.000085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906" calcext:value-type="float">
            <text:p>-0.000129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022" calcext:value-type="float">
            <text:p>-0.000040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161" calcext:value-type="float">
            <text:p>-0.000041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912" calcext:value-type="float">
            <text:p>-0.000009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79" calcext:value-type="float">
            <text:p>-0.000037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96" calcext:value-type="float">
            <text:p>-0.00005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96" calcext:value-type="float">
            <text:p>-0.0000896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956" calcext:value-type="float">
            <text:p>0.000029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381" calcext:value-type="float">
            <text:p>-0.000023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389" calcext:value-type="float">
            <text:p>-0.000053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7414" calcext:value-type="float">
            <text:p>-0.000174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053" calcext:value-type="float">
            <text:p>-0.000010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887" calcext:value-type="float">
            <text:p>-0.000038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232" calcext:value-type="float">
            <text:p>-0.000032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04" calcext:value-type="float">
            <text:p>0.00000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361" calcext:value-type="float">
            <text:p>-0.000053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093" calcext:value-type="float">
            <text:p>-0.00009093</text:p>
          </table:table-cell>
        </table:table-row>
        <table:table-row table:style-name="ro1">
          <table:table-cell office:value-type="float" office:value="7.54" calcext:value-type="float">
            <text:p>7.54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543" calcext:value-type="float">
            <text:p>-0.0000254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297" calcext:value-type="float">
            <text:p>-0.0000229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992" calcext:value-type="float">
            <text:p>0.000039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602" calcext:value-type="float">
            <text:p>-0.000106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836" calcext:value-type="float">
            <text:p>-0.000048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687" calcext:value-type="float">
            <text:p>0.000056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487" calcext:value-type="float">
            <text:p>-0.000024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503" calcext:value-type="float">
            <text:p>0.000035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096" calcext:value-type="float">
            <text:p>-0.000090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668" calcext:value-type="float">
            <text:p>-0.00000668</text:p>
          </table:table-cell>
        </table:table-row>
        <table:table-row table:style-name="ro1">
          <table:table-cell office:value-type="float" office:value="7.58" calcext:value-type="float">
            <text:p>7.58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102" calcext:value-type="float">
            <text:p>0.000021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64" calcext:value-type="float">
            <text:p>-0.00004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714" calcext:value-type="float">
            <text:p>0.000007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7309" calcext:value-type="float">
            <text:p>-0.000173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507" calcext:value-type="float">
            <text:p>-0.000035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5023" calcext:value-type="float">
            <text:p>-0.000250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51" calcext:value-type="float">
            <text:p>0.000028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489" calcext:value-type="float">
            <text:p>0.000004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139" calcext:value-type="float">
            <text:p>0.000041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39" calcext:value-type="float">
            <text:p>-0.0000639</text:p>
          </table:table-cell>
        </table:table-row>
        <table:table-row table:style-name="ro1">
          <table:table-cell office:value-type="float" office:value="7.61" calcext:value-type="float">
            <text:p>7.61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304" calcext:value-type="float">
            <text:p>0.000023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703" calcext:value-type="float">
            <text:p>-0.000057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243" calcext:value-type="float">
            <text:p>0.0000024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5833" calcext:value-type="float">
            <text:p>-0.000158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617" calcext:value-type="float">
            <text:p>0.000036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893" calcext:value-type="float">
            <text:p>0.0000189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693" calcext:value-type="float">
            <text:p>0.0000069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582" calcext:value-type="float">
            <text:p>-0.000065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519" calcext:value-type="float">
            <text:p>-0.000045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576" calcext:value-type="float">
            <text:p>0.00000576</text:p>
          </table:table-cell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736" calcext:value-type="float">
            <text:p>0.000057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223" calcext:value-type="float">
            <text:p>-0.000092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791" calcext:value-type="float">
            <text:p>-0.000027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8929" calcext:value-type="float">
            <text:p>-0.000289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871" calcext:value-type="float">
            <text:p>-0.000108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504" calcext:value-type="float">
            <text:p>-0.000065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934" calcext:value-type="float">
            <text:p>-0.000059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669" calcext:value-type="float">
            <text:p>-0.0001066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669" calcext:value-type="float">
            <text:p>0.0000066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96" calcext:value-type="float">
            <text:p>0.0000296</text:p>
          </table:table-cell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362" calcext:value-type="float">
            <text:p>0.000003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535" calcext:value-type="float">
            <text:p>-0.000025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4936" calcext:value-type="float">
            <text:p>-0.000149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4144" calcext:value-type="float">
            <text:p>-0.000241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46" calcext:value-type="float">
            <text:p>-0.00002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312" calcext:value-type="float">
            <text:p>-0.000023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924" calcext:value-type="float">
            <text:p>-0.000069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366" calcext:value-type="float">
            <text:p>-0.000023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705" calcext:value-type="float">
            <text:p>-0.000127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276" calcext:value-type="float">
            <text:p>0.00005276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513" calcext:value-type="float">
            <text:p>0.000005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711" calcext:value-type="float">
            <text:p>0.000037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363" calcext:value-type="float">
            <text:p>-0.000103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1956" calcext:value-type="float">
            <text:p>-0.000219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6223" calcext:value-type="float">
            <text:p>-0.000162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016" calcext:value-type="float">
            <text:p>-0.000070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226" calcext:value-type="float">
            <text:p>0.000012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065" calcext:value-type="float">
            <text:p>0.000010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221" calcext:value-type="float">
            <text:p>-0.000032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91" calcext:value-type="float">
            <text:p>-0.0000191</text:p>
          </table:table-cell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246" calcext:value-type="float">
            <text:p>0.000002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549" calcext:value-type="float">
            <text:p>-0.000045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713" calcext:value-type="float">
            <text:p>-0.000017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758" calcext:value-type="float">
            <text:p>-0.00017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735" calcext:value-type="float">
            <text:p>-0.000047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889" calcext:value-type="float">
            <text:p>-0.000088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921" calcext:value-type="float">
            <text:p>-0.000069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218" calcext:value-type="float">
            <text:p>0.000042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134" calcext:value-type="float">
            <text:p>-0.000111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247" calcext:value-type="float">
            <text:p>-0.00009247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685" calcext:value-type="float">
            <text:p>0.000036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838" calcext:value-type="float">
            <text:p>-0.000028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581" calcext:value-type="float">
            <text:p>-0.000125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384" calcext:value-type="float">
            <text:p>-0.00023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371" calcext:value-type="float">
            <text:p>0.000053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598" calcext:value-type="float">
            <text:p>-0.000035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831" calcext:value-type="float">
            <text:p>-0.0000183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784" calcext:value-type="float">
            <text:p>0.000037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438" calcext:value-type="float">
            <text:p>0.000024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759" calcext:value-type="float">
            <text:p>0.00002759</text:p>
          </table:table-cell>
        </table:table-row>
        <table:table-row table:style-name="ro1">
          <table:table-cell office:value-type="float" office:value="7.79" calcext:value-type="float">
            <text:p>7.79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323" calcext:value-type="float">
            <text:p>-0.000033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652" calcext:value-type="float">
            <text:p>-0.000046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682" calcext:value-type="float">
            <text:p>-0.000016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4976" calcext:value-type="float">
            <text:p>-0.000149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14" calcext:value-type="float">
            <text:p>0.00000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485" calcext:value-type="float">
            <text:p>-0.000024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54" calcext:value-type="float">
            <text:p>-0.00003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494" calcext:value-type="float">
            <text:p>0.000004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529" calcext:value-type="float">
            <text:p>-0.000055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491" calcext:value-type="float">
            <text:p>0.00001491</text:p>
          </table:table-cell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295" calcext:value-type="float">
            <text:p>0.000042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986" calcext:value-type="float">
            <text:p>-0.000059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7165" calcext:value-type="float">
            <text:p>-0.000171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487" calcext:value-type="float">
            <text:p>-0.00024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747" calcext:value-type="float">
            <text:p>-0.000047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3504" calcext:value-type="float">
            <text:p>-0.000135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773" calcext:value-type="float">
            <text:p>0.000057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766" calcext:value-type="float">
            <text:p>-0.000007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773" calcext:value-type="float">
            <text:p>-0.000047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38" calcext:value-type="float">
            <text:p>-0.0000738</text:p>
          </table:table-cell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018" calcext:value-type="float">
            <text:p>-0.000030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159" calcext:value-type="float">
            <text:p>-0.0000615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317" calcext:value-type="float">
            <text:p>-0.000123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9617" calcext:value-type="float">
            <text:p>-0.000196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631" calcext:value-type="float">
            <text:p>0.0000463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593" calcext:value-type="float">
            <text:p>-0.0000159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656" calcext:value-type="float">
            <text:p>-0.000006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079" calcext:value-type="float">
            <text:p>0.0000007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652" calcext:value-type="float">
            <text:p>-0.000016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968" calcext:value-type="float">
            <text:p>-0.00001968</text:p>
          </table:table-cell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821" calcext:value-type="float">
            <text:p>0.000008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337" calcext:value-type="float">
            <text:p>-0.000093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6499" calcext:value-type="float">
            <text:p>-0.000164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6228" calcext:value-type="float">
            <text:p>-0.000162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65" calcext:value-type="float">
            <text:p>-0.00005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097" calcext:value-type="float">
            <text:p>0.0000209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398" calcext:value-type="float">
            <text:p>0.000003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947" calcext:value-type="float">
            <text:p>-0.000069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391" calcext:value-type="float">
            <text:p>-0.000003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666" calcext:value-type="float">
            <text:p>0.00004666</text:p>
          </table:table-cell>
        </table:table-row>
        <table:table-row table:style-name="ro1">
          <table:table-cell office:value-type="float" office:value="7.91" calcext:value-type="float">
            <text:p>7.91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907" calcext:value-type="float">
            <text:p>0.000059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3526" calcext:value-type="float">
            <text:p>-0.000135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406" calcext:value-type="float">
            <text:p>-0.000014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4644" calcext:value-type="float">
            <text:p>-0.000146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391" calcext:value-type="float">
            <text:p>-0.000013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61" calcext:value-type="float">
            <text:p>-0.00007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674" calcext:value-type="float">
            <text:p>-0.000086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047" calcext:value-type="float">
            <text:p>-0.000090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77" calcext:value-type="float">
            <text:p>-0.00007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029" calcext:value-type="float">
            <text:p>-0.00007029</text:p>
          </table:table-cell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814" calcext:value-type="float">
            <text:p>-0.000018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336" calcext:value-type="float">
            <text:p>-0.000013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926" calcext:value-type="float">
            <text:p>-0.000059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9326" calcext:value-type="float">
            <text:p>-0.000193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038" calcext:value-type="float">
            <text:p>-0.000040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767" calcext:value-type="float">
            <text:p>0.000077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173" calcext:value-type="float">
            <text:p>0.000051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499" calcext:value-type="float">
            <text:p>-0.000004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542" calcext:value-type="float">
            <text:p>-0.000055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2047" calcext:value-type="float">
            <text:p>0.00012047</text:p>
          </table:table-cell>
        </table:table-row>
        <table:table-row table:style-name="ro1">
          <table:table-cell office:value-type="float" office:value="7.97" calcext:value-type="float">
            <text:p>7.97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214" calcext:value-type="float">
            <text:p>-0.000012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135" calcext:value-type="float">
            <text:p>-0.000061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315" calcext:value-type="float">
            <text:p>-0.000093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5743" calcext:value-type="float">
            <text:p>-0.0001574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092" calcext:value-type="float">
            <text:p>-0.000000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084" calcext:value-type="float">
            <text:p>0.000040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311" calcext:value-type="float">
            <text:p>-0.000033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505" calcext:value-type="float">
            <text:p>-0.000065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013" calcext:value-type="float">
            <text:p>-0.000100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175" calcext:value-type="float">
            <text:p>-0.000031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347" calcext:value-type="float">
            <text:p>0.000023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247" calcext:value-type="float">
            <text:p>-0.000042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211" calcext:value-type="float">
            <text:p>-0.000062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8264" calcext:value-type="float">
            <text:p>-0.000182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577" calcext:value-type="float">
            <text:p>-0.000065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77" calcext:value-type="float">
            <text:p>0.00001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632" calcext:value-type="float">
            <text:p>-0.000056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251" calcext:value-type="float">
            <text:p>0.000002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501" calcext:value-type="float">
            <text:p>-0.000095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466" calcext:value-type="float">
            <text:p>-0.00001466</text:p>
          </table:table-cell>
        </table:table-row>
        <table:table-row table:style-name="ro1">
          <table:table-cell office:value-type="float" office:value="8.03" calcext:value-type="float">
            <text:p>8.03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558" calcext:value-type="float">
            <text:p>0.000035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481" calcext:value-type="float">
            <text:p>-0.000074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614" calcext:value-type="float">
            <text:p>-0.000046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8151" calcext:value-type="float">
            <text:p>-0.000181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41" calcext:value-type="float">
            <text:p>0.00000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032" calcext:value-type="float">
            <text:p>-0.000010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038" calcext:value-type="float">
            <text:p>-0.000060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832" calcext:value-type="float">
            <text:p>-0.000068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584" calcext:value-type="float">
            <text:p>-0.000055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532" calcext:value-type="float">
            <text:p>0.00000532</text:p>
          </table:table-cell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588" calcext:value-type="float">
            <text:p>-0.000025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543" calcext:value-type="float">
            <text:p>-0.0000554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403" calcext:value-type="float">
            <text:p>-0.000064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7617" calcext:value-type="float">
            <text:p>-0.000276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104" calcext:value-type="float">
            <text:p>-0.000041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445" calcext:value-type="float">
            <text:p>-0.000034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418" calcext:value-type="float">
            <text:p>-0.000064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342" calcext:value-type="float">
            <text:p>-0.000053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151" calcext:value-type="float">
            <text:p>-0.000071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182" calcext:value-type="float">
            <text:p>0.00001182</text:p>
          </table:table-cell>
        </table:table-row>
        <table:table-row table:style-name="ro1">
          <table:table-cell office:value-type="float" office:value="8.09" calcext:value-type="float">
            <text:p>8.09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147" calcext:value-type="float">
            <text:p>-0.000001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135" calcext:value-type="float">
            <text:p>-0.000021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971" calcext:value-type="float">
            <text:p>-0.000039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211" calcext:value-type="float">
            <text:p>-0.00022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326" calcext:value-type="float">
            <text:p>-0.000003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191" calcext:value-type="float">
            <text:p>0.000041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813" calcext:value-type="float">
            <text:p>-0.000118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917" calcext:value-type="float">
            <text:p>-0.000109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11" calcext:value-type="float">
            <text:p>-0.00000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869" calcext:value-type="float">
            <text:p>-0.00005869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586" calcext:value-type="float">
            <text:p>-0.000075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038" calcext:value-type="float">
            <text:p>-0.000010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319" calcext:value-type="float">
            <text:p>-0.000053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85" calcext:value-type="float">
            <text:p>-0.00007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492" calcext:value-type="float">
            <text:p>0.000034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017" calcext:value-type="float">
            <text:p>-0.000120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319" calcext:value-type="float">
            <text:p>0.000073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191" calcext:value-type="float">
            <text:p>-0.000021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237" calcext:value-type="float">
            <text:p>-0.000092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812" calcext:value-type="float">
            <text:p>0.00000812</text:p>
          </table:table-cell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586" calcext:value-type="float">
            <text:p>0.000065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072" calcext:value-type="float">
            <text:p>-0.000000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22" calcext:value-type="float">
            <text:p>-0.00000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3252" calcext:value-type="float">
            <text:p>-0.000232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194" calcext:value-type="float">
            <text:p>0.000011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526" calcext:value-type="float">
            <text:p>-0.000105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791" calcext:value-type="float">
            <text:p>0.000027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704" calcext:value-type="float">
            <text:p>0.000007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495" calcext:value-type="float">
            <text:p>-0.000054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949" calcext:value-type="float">
            <text:p>-0.00007949</text:p>
          </table:table-cell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464" calcext:value-type="float">
            <text:p>-0.000014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726" calcext:value-type="float">
            <text:p>-0.000037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671" calcext:value-type="float">
            <text:p>0.000006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4721" calcext:value-type="float">
            <text:p>-0.000147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489" calcext:value-type="float">
            <text:p>0.000004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891" calcext:value-type="float">
            <text:p>-0.000018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282" calcext:value-type="float">
            <text:p>0.000002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782" calcext:value-type="float">
            <text:p>0.000017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4759" calcext:value-type="float">
            <text:p>-0.0001475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317" calcext:value-type="float">
            <text:p>-0.00007317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798" calcext:value-type="float">
            <text:p>0.000027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6776" calcext:value-type="float">
            <text:p>-0.000167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826" calcext:value-type="float">
            <text:p>-0.000038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195" calcext:value-type="float">
            <text:p>-0.000081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111" calcext:value-type="float">
            <text:p>-0.000001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143" calcext:value-type="float">
            <text:p>-0.0000314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175" calcext:value-type="float">
            <text:p>-0.000001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326" calcext:value-type="float">
            <text:p>-0.000033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43" calcext:value-type="float">
            <text:p>-0.000004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155" calcext:value-type="float">
            <text:p>-0.00004155</text:p>
          </table:table-cell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508" calcext:value-type="float">
            <text:p>0.000055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169" calcext:value-type="float">
            <text:p>-0.0001116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757" calcext:value-type="float">
            <text:p>0.000017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3663" calcext:value-type="float">
            <text:p>-0.000236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387" calcext:value-type="float">
            <text:p>-0.000053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483" calcext:value-type="float">
            <text:p>-0.0000848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793" calcext:value-type="float">
            <text:p>-0.0000179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568" calcext:value-type="float">
            <text:p>-0.000035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463" calcext:value-type="float">
            <text:p>-0.000104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013" calcext:value-type="float">
            <text:p>-0.00005013</text:p>
          </table:table-cell>
        </table:table-row>
        <table:table-row table:style-name="ro1">
          <table:table-cell office:value-type="float" office:value="8.27" calcext:value-type="float">
            <text:p>8.27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711" calcext:value-type="float">
            <text:p>-0.000027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672" calcext:value-type="float">
            <text:p>-0.000046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347" calcext:value-type="float">
            <text:p>-0.000123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8756" calcext:value-type="float">
            <text:p>-0.000187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532" calcext:value-type="float">
            <text:p>-0.000035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871" calcext:value-type="float">
            <text:p>-0.000028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087" calcext:value-type="float">
            <text:p>-0.000000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555" calcext:value-type="float">
            <text:p>-0.000075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011" calcext:value-type="float">
            <text:p>-0.000030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843" calcext:value-type="float">
            <text:p>-0.00007843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912" calcext:value-type="float">
            <text:p>0.000069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757" calcext:value-type="float">
            <text:p>-0.000047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506" calcext:value-type="float">
            <text:p>-0.000065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8403" calcext:value-type="float">
            <text:p>-0.000184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741" calcext:value-type="float">
            <text:p>-0.000007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9497" calcext:value-type="float">
            <text:p>0.0000949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19" calcext:value-type="float">
            <text:p>-0.00000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65" calcext:value-type="float">
            <text:p>-0.00000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917" calcext:value-type="float">
            <text:p>-0.000099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219" calcext:value-type="float">
            <text:p>-0.00004219</text:p>
          </table:table-cell>
        </table:table-row>
        <table:table-row table:style-name="ro1">
          <table:table-cell office:value-type="float" office:value="8.33" calcext:value-type="float">
            <text:p>8.33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693" calcext:value-type="float">
            <text:p>0.0000469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961" calcext:value-type="float">
            <text:p>-0.000059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317" calcext:value-type="float">
            <text:p>-0.000073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7319" calcext:value-type="float">
            <text:p>-0.000273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951" calcext:value-type="float">
            <text:p>-0.000049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546" calcext:value-type="float">
            <text:p>-0.000025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822" calcext:value-type="float">
            <text:p>-0.000058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503" calcext:value-type="float">
            <text:p>0.000035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107" calcext:value-type="float">
            <text:p>-0.000091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612" calcext:value-type="float">
            <text:p>-0.00001612</text:p>
          </table:table-cell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889" calcext:value-type="float">
            <text:p>0.000068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863" calcext:value-type="float">
            <text:p>-0.000028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835" calcext:value-type="float">
            <text:p>-0.000068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912" calcext:value-type="float">
            <text:p>-0.000089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268" calcext:value-type="float">
            <text:p>0.000032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475" calcext:value-type="float">
            <text:p>0.000004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07" calcext:value-type="float">
            <text:p>-0.00000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744" calcext:value-type="float">
            <text:p>0.000007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967" calcext:value-type="float">
            <text:p>-0.000069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257" calcext:value-type="float">
            <text:p>-0.00007257</text:p>
          </table:table-cell>
        </table:table-row>
        <table:table-row table:style-name="ro1">
          <table:table-cell office:value-type="float" office:value="8.39" calcext:value-type="float">
            <text:p>8.39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188" calcext:value-type="float">
            <text:p>0.000061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929" calcext:value-type="float">
            <text:p>0.000009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237" calcext:value-type="float">
            <text:p>-0.000002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8301" calcext:value-type="float">
            <text:p>-0.000183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649" calcext:value-type="float">
            <text:p>-0.000056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758" calcext:value-type="float">
            <text:p>-0.000067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3657" calcext:value-type="float">
            <text:p>-0.000136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242" calcext:value-type="float">
            <text:p>0.000012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168" calcext:value-type="float">
            <text:p>-0.000031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553" calcext:value-type="float">
            <text:p>0.00002553</text:p>
          </table:table-cell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637" calcext:value-type="float">
            <text:p>0.000046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931" calcext:value-type="float">
            <text:p>-0.0000393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799" calcext:value-type="float">
            <text:p>-0.000077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432" calcext:value-type="float">
            <text:p>-0.000104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827" calcext:value-type="float">
            <text:p>-0.000078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496" calcext:value-type="float">
            <text:p>-0.000074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035" calcext:value-type="float">
            <text:p>-0.000000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523" calcext:value-type="float">
            <text:p>-0.000025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336" calcext:value-type="float">
            <text:p>-0.000063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569" calcext:value-type="float">
            <text:p>-0.00001569</text:p>
          </table:table-cell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422" calcext:value-type="float">
            <text:p>0.000014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885" calcext:value-type="float">
            <text:p>-0.000008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572" calcext:value-type="float">
            <text:p>-0.000075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582" calcext:value-type="float">
            <text:p>-0.000075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914" calcext:value-type="float">
            <text:p>0.000019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286" calcext:value-type="float">
            <text:p>-0.000102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396" calcext:value-type="float">
            <text:p>-0.000003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835" calcext:value-type="float">
            <text:p>-0.000038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116" calcext:value-type="float">
            <text:p>-0.000031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29" calcext:value-type="float">
            <text:p>0.0000429</text:p>
          </table:table-cell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137" calcext:value-type="float">
            <text:p>-0.000001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33" calcext:value-type="float">
            <text:p>-0.00006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324" calcext:value-type="float">
            <text:p>-0.000013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3511" calcext:value-type="float">
            <text:p>-0.000235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24" calcext:value-type="float">
            <text:p>-0.00005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304" calcext:value-type="float">
            <text:p>-0.000073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107" calcext:value-type="float">
            <text:p>-0.000011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511" calcext:value-type="float">
            <text:p>-0.000065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765" calcext:value-type="float">
            <text:p>0.000037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59" calcext:value-type="float">
            <text:p>-0.0000459</text:p>
          </table:table-cell>
        </table:table-row>
        <table:table-row table:style-name="ro1">
          <table:table-cell office:value-type="float" office:value="8.51" calcext:value-type="float">
            <text:p>8.51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488" calcext:value-type="float">
            <text:p>-0.000054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096" calcext:value-type="float">
            <text:p>-0.000070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974" calcext:value-type="float">
            <text:p>-0.000059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8884" calcext:value-type="float">
            <text:p>-0.000188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383" calcext:value-type="float">
            <text:p>0.0000138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371" calcext:value-type="float">
            <text:p>0.000013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322" calcext:value-type="float">
            <text:p>0.000003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189" calcext:value-type="float">
            <text:p>-0.000071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048" calcext:value-type="float">
            <text:p>-0.000060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409" calcext:value-type="float">
            <text:p>0.00004409</text:p>
          </table:table-cell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081" calcext:value-type="float">
            <text:p>-0.000000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082" calcext:value-type="float">
            <text:p>-0.000000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944" calcext:value-type="float">
            <text:p>-0.000049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8711" calcext:value-type="float">
            <text:p>-0.000187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466" calcext:value-type="float">
            <text:p>-0.000054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074" calcext:value-type="float">
            <text:p>-0.000100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223" calcext:value-type="float">
            <text:p>-0.000032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071" calcext:value-type="float">
            <text:p>0.000060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603" calcext:value-type="float">
            <text:p>0.000046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467" calcext:value-type="float">
            <text:p>-0.00007467</text:p>
          </table:table-cell>
        </table:table-row>
        <table:table-row table:style-name="ro1">
          <table:table-cell office:value-type="float" office:value="8.57" calcext:value-type="float">
            <text:p>8.57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834" calcext:value-type="float">
            <text:p>-0.000018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256" calcext:value-type="float">
            <text:p>-0.000062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344" calcext:value-type="float">
            <text:p>-0.000083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468" calcext:value-type="float">
            <text:p>-0.000114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187" calcext:value-type="float">
            <text:p>0.000001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116" calcext:value-type="float">
            <text:p>-0.000091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764" calcext:value-type="float">
            <text:p>0.000077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156" calcext:value-type="float">
            <text:p>-0.000041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4419" calcext:value-type="float">
            <text:p>-0.000144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877" calcext:value-type="float">
            <text:p>0.00000877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269" calcext:value-type="float">
            <text:p>0.0000126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266" calcext:value-type="float">
            <text:p>-0.000072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763" calcext:value-type="float">
            <text:p>-0.000037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8668" calcext:value-type="float">
            <text:p>-0.000186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817" calcext:value-type="float">
            <text:p>0.000088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115" calcext:value-type="float">
            <text:p>-0.000081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094" calcext:value-type="float">
            <text:p>0.000020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853" calcext:value-type="float">
            <text:p>-0.000038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436" calcext:value-type="float">
            <text:p>-0.000064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862" calcext:value-type="float">
            <text:p>0.00000862</text:p>
          </table:table-cell>
        </table:table-row>
        <table:table-row table:style-name="ro1">
          <table:table-cell office:value-type="float" office:value="8.63" calcext:value-type="float">
            <text:p>8.63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256" calcext:value-type="float">
            <text:p>0.000032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185" calcext:value-type="float">
            <text:p>-0.000041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932" calcext:value-type="float">
            <text:p>-0.000119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5035" calcext:value-type="float">
            <text:p>-0.000150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762" calcext:value-type="float">
            <text:p>-0.000057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862" calcext:value-type="float">
            <text:p>-0.000088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853" calcext:value-type="float">
            <text:p>-0.000018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002" calcext:value-type="float">
            <text:p>-0.000060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563" calcext:value-type="float">
            <text:p>-0.000065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335" calcext:value-type="float">
            <text:p>-0.00005335</text:p>
          </table:table-cell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175" calcext:value-type="float">
            <text:p>0.000081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3571" calcext:value-type="float">
            <text:p>-0.000135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235" calcext:value-type="float">
            <text:p>-0.000032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7877" calcext:value-type="float">
            <text:p>-0.000178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333" calcext:value-type="float">
            <text:p>-0.000043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725" calcext:value-type="float">
            <text:p>-0.000027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012" calcext:value-type="float">
            <text:p>-0.000100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994" calcext:value-type="float">
            <text:p>-0.000089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962" calcext:value-type="float">
            <text:p>-0.000009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549" calcext:value-type="float">
            <text:p>-0.00000549</text:p>
          </table:table-cell>
        </table:table-row>
        <table:table-row table:style-name="ro1">
          <table:table-cell office:value-type="float" office:value="8.69" calcext:value-type="float">
            <text:p>8.69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11" calcext:value-type="float">
            <text:p>0.00004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245" calcext:value-type="float">
            <text:p>-0.000112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537" calcext:value-type="float">
            <text:p>-0.000095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002" calcext:value-type="float">
            <text:p>-0.00020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339" calcext:value-type="float">
            <text:p>0.000043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434" calcext:value-type="float">
            <text:p>0.000024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055" calcext:value-type="float">
            <text:p>0.000020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585" calcext:value-type="float">
            <text:p>-0.000055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406" calcext:value-type="float">
            <text:p>0.000074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898" calcext:value-type="float">
            <text:p>0.00007898</text:p>
          </table:table-cell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062" calcext:value-type="float">
            <text:p>0.000000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847" calcext:value-type="float">
            <text:p>-0.000068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055" calcext:value-type="float">
            <text:p>-0.000120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6739" calcext:value-type="float">
            <text:p>-0.000267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896" calcext:value-type="float">
            <text:p>-0.000018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685" calcext:value-type="float">
            <text:p>-0.000026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178" calcext:value-type="float">
            <text:p>0.000001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5653" calcext:value-type="float">
            <text:p>-0.000156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092" calcext:value-type="float">
            <text:p>-0.000000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746" calcext:value-type="float">
            <text:p>-0.00010746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916" calcext:value-type="float">
            <text:p>0.000069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97" calcext:value-type="float">
            <text:p>-0.000049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131" calcext:value-type="float">
            <text:p>-0.0000513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1174" calcext:value-type="float">
            <text:p>-0.000211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85" calcext:value-type="float">
            <text:p>-0.00006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467" calcext:value-type="float">
            <text:p>0.000004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166" calcext:value-type="float">
            <text:p>-0.000111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96" calcext:value-type="float">
            <text:p>-0.00002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147" calcext:value-type="float">
            <text:p>-0.000051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178" calcext:value-type="float">
            <text:p>-0.00001178</text:p>
          </table:table-cell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436" calcext:value-type="float">
            <text:p>0.000054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328" calcext:value-type="float">
            <text:p>-0.000063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303" calcext:value-type="float">
            <text:p>-0.000013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4816" calcext:value-type="float">
            <text:p>-0.000248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637" calcext:value-type="float">
            <text:p>-0.000106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535" calcext:value-type="float">
            <text:p>-0.000095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311" calcext:value-type="float">
            <text:p>0.000003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681" calcext:value-type="float">
            <text:p>-0.000106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1473" calcext:value-type="float">
            <text:p>0.000114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786" calcext:value-type="float">
            <text:p>-0.00001786</text:p>
          </table:table-cell>
        </table:table-row>
        <table:table-row table:style-name="ro1">
          <table:table-cell office:value-type="float" office:value="8.81" calcext:value-type="float">
            <text:p>8.81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063" calcext:value-type="float">
            <text:p>-0.000000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665" calcext:value-type="float">
            <text:p>0.000006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916" calcext:value-type="float">
            <text:p>-0.000009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7203" calcext:value-type="float">
            <text:p>-0.000172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989" calcext:value-type="float">
            <text:p>-0.000059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747" calcext:value-type="float">
            <text:p>0.000067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182" calcext:value-type="float">
            <text:p>0.000011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687" calcext:value-type="float">
            <text:p>-0.000016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805" calcext:value-type="float">
            <text:p>-0.000048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364" calcext:value-type="float">
            <text:p>-0.00010364</text:p>
          </table:table-cell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592" calcext:value-type="float">
            <text:p>0.000005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17" calcext:value-type="float">
            <text:p>-0.00003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038" calcext:value-type="float">
            <text:p>-0.000010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875" calcext:value-type="float">
            <text:p>-0.000118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183" calcext:value-type="float">
            <text:p>0.0000018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398" calcext:value-type="float">
            <text:p>0.000063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91" calcext:value-type="float">
            <text:p>-0.00005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3084" calcext:value-type="float">
            <text:p>-0.000130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94" calcext:value-type="float">
            <text:p>-0.00010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661" calcext:value-type="float">
            <text:p>-0.00007661</text:p>
          </table:table-cell>
        </table:table-row>
        <table:table-row table:style-name="ro1">
          <table:table-cell office:value-type="float" office:value="8.87" calcext:value-type="float">
            <text:p>8.87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996" calcext:value-type="float">
            <text:p>0.000029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048" calcext:value-type="float">
            <text:p>-0.000030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157" calcext:value-type="float">
            <text:p>-0.000031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8465" calcext:value-type="float">
            <text:p>-0.000184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348" calcext:value-type="float">
            <text:p>-0.000063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791" calcext:value-type="float">
            <text:p>0.000077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224" calcext:value-type="float">
            <text:p>-0.000012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346" calcext:value-type="float">
            <text:p>-0.000003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406" calcext:value-type="float">
            <text:p>-0.000014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303" calcext:value-type="float">
            <text:p>-0.00004303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057" calcext:value-type="float">
            <text:p>-0.000020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606" calcext:value-type="float">
            <text:p>-0.000106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575" calcext:value-type="float">
            <text:p>-0.000065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5498" calcext:value-type="float">
            <text:p>-0.000154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732" calcext:value-type="float">
            <text:p>-0.000097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413" calcext:value-type="float">
            <text:p>0.000034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411" calcext:value-type="float">
            <text:p>0.000004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6495" calcext:value-type="float">
            <text:p>-0.000164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43" calcext:value-type="float">
            <text:p>-0.000044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723" calcext:value-type="float">
            <text:p>-0.00006723</text:p>
          </table:table-cell>
        </table:table-row>
        <table:table-row table:style-name="ro1">
          <table:table-cell office:value-type="float" office:value="8.93" calcext:value-type="float">
            <text:p>8.93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9762" calcext:value-type="float">
            <text:p>0.000097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843" calcext:value-type="float">
            <text:p>-0.0000684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369" calcext:value-type="float">
            <text:p>-0.0000636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7947" calcext:value-type="float">
            <text:p>-0.000179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945" calcext:value-type="float">
            <text:p>-0.000009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754" calcext:value-type="float">
            <text:p>0.000057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954" calcext:value-type="float">
            <text:p>-0.000119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112" calcext:value-type="float">
            <text:p>-0.000041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406" calcext:value-type="float">
            <text:p>-0.000054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343" calcext:value-type="float">
            <text:p>0.00000343</text:p>
          </table:table-cell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563" calcext:value-type="float">
            <text:p>0.000015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637" calcext:value-type="float">
            <text:p>-0.000116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007" calcext:value-type="float">
            <text:p>-0.000060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6376" calcext:value-type="float">
            <text:p>-0.000163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41" calcext:value-type="float">
            <text:p>-0.00011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473" calcext:value-type="float">
            <text:p>-0.000124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361" calcext:value-type="float">
            <text:p>-0.000063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151" calcext:value-type="float">
            <text:p>0.000041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595" calcext:value-type="float">
            <text:p>-0.000075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797" calcext:value-type="float">
            <text:p>-0.00002797</text:p>
          </table:table-cell>
        </table:table-row>
        <table:table-row table:style-name="ro1">
          <table:table-cell office:value-type="float" office:value="8.99" calcext:value-type="float">
            <text:p>8.99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553" calcext:value-type="float">
            <text:p>0.000015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753" calcext:value-type="float">
            <text:p>-0.000067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247" calcext:value-type="float">
            <text:p>0.000012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6911" calcext:value-type="float">
            <text:p>-0.000269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013" calcext:value-type="float">
            <text:p>-0.000080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581" calcext:value-type="float">
            <text:p>0.000045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119" calcext:value-type="float">
            <text:p>-0.000071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77" calcext:value-type="float">
            <text:p>0.00000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238" calcext:value-type="float">
            <text:p>-0.000012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769" calcext:value-type="float">
            <text:p>0.00001769</text:p>
          </table:table-cell>
        </table:table-row>
        <table:table-row table:style-name="ro1">
          <table:table-cell office:value-type="float" office:value="9.03" calcext:value-type="float">
            <text:p>9.03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056" calcext:value-type="float">
            <text:p>-0.000020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587" calcext:value-type="float">
            <text:p>-0.000105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749" calcext:value-type="float">
            <text:p>-0.000057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788" calcext:value-type="float">
            <text:p>-0.000107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017" calcext:value-type="float">
            <text:p>-0.000040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946" calcext:value-type="float">
            <text:p>-0.000049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743" calcext:value-type="float">
            <text:p>0.0000374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056" calcext:value-type="float">
            <text:p>-0.000060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13" calcext:value-type="float">
            <text:p>-0.00004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516" calcext:value-type="float">
            <text:p>-0.00001516</text:p>
          </table:table-cell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535" calcext:value-type="float">
            <text:p>-0.000045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218" calcext:value-type="float">
            <text:p>-0.000082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617" calcext:value-type="float">
            <text:p>0.000036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4857" calcext:value-type="float">
            <text:p>-0.000248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594" calcext:value-type="float">
            <text:p>0.000065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2289" calcext:value-type="float">
            <text:p>0.000122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011" calcext:value-type="float">
            <text:p>-0.000060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7877" calcext:value-type="float">
            <text:p>0.000078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523" calcext:value-type="float">
            <text:p>-0.000075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008" calcext:value-type="float">
            <text:p>-0.00002008</text:p>
          </table:table-cell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937" calcext:value-type="float">
            <text:p>0.000019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634" calcext:value-type="float">
            <text:p>-0.000046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282" calcext:value-type="float">
            <text:p>-0.000062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5695" calcext:value-type="float">
            <text:p>-0.000156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8391" calcext:value-type="float">
            <text:p>0.0000839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975" calcext:value-type="float">
            <text:p>-0.000099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418" calcext:value-type="float">
            <text:p>-0.000024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109" calcext:value-type="float">
            <text:p>-0.000041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2965" calcext:value-type="float">
            <text:p>-0.000129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824" calcext:value-type="float">
            <text:p>-0.00004824</text:p>
          </table:table-cell>
        </table:table-row>
        <table:table-row table:style-name="ro1">
          <table:table-cell office:value-type="float" office:value="9.11" calcext:value-type="float">
            <text:p>9.11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685" calcext:value-type="float">
            <text:p>-0.000006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844" calcext:value-type="float">
            <text:p>-0.000098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569" calcext:value-type="float">
            <text:p>-0.0000556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34808" calcext:value-type="float">
            <text:p>-0.000348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895" calcext:value-type="float">
            <text:p>0.000058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705" calcext:value-type="float">
            <text:p>-0.000047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9234" calcext:value-type="float">
            <text:p>-0.000092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10348" calcext:value-type="float">
            <text:p>0.000103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895" calcext:value-type="float">
            <text:p>-0.000048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417" calcext:value-type="float">
            <text:p>-0.00010417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0095" calcext:value-type="float">
            <text:p>0.000000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881" calcext:value-type="float">
            <text:p>-0.000058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3282" calcext:value-type="float">
            <text:p>-0.000132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6875" calcext:value-type="float">
            <text:p>-0.000268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325" calcext:value-type="float">
            <text:p>-0.000053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049" calcext:value-type="float">
            <text:p>-0.000010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393" calcext:value-type="float">
            <text:p>-0.0000139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212" calcext:value-type="float">
            <text:p>-0.000052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778" calcext:value-type="float">
            <text:p>-0.000017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836" calcext:value-type="float">
            <text:p>-0.00004836</text:p>
          </table:table-cell>
        </table:table-row>
        <table:table-row table:style-name="ro1">
          <table:table-cell office:value-type="float" office:value="9.17" calcext:value-type="float">
            <text:p>9.17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476" calcext:value-type="float">
            <text:p>0.000034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2957" calcext:value-type="float">
            <text:p>-0.000029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364" calcext:value-type="float">
            <text:p>-0.000033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4704" calcext:value-type="float">
            <text:p>-0.000247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46" calcext:value-type="float">
            <text:p>0.00001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3523" calcext:value-type="float">
            <text:p>0.000035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4138" calcext:value-type="float">
            <text:p>-0.000141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464" calcext:value-type="float">
            <text:p>-0.000044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1128" calcext:value-type="float">
            <text:p>-0.000111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456" calcext:value-type="float">
            <text:p>0.00002456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1862" calcext:value-type="float">
            <text:p>-0.000018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363" calcext:value-type="float">
            <text:p>-0.000083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404" calcext:value-type="float">
            <text:p>-0.000064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3765" calcext:value-type="float">
            <text:p>-0.000237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1312" calcext:value-type="float">
            <text:p>0.000013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106" calcext:value-type="float">
            <text:p>-0.000051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276" calcext:value-type="float">
            <text:p>-0.000052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7186" calcext:value-type="float">
            <text:p>-0.000071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10702" calcext:value-type="float">
            <text:p>-0.000107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693" calcext:value-type="float">
            <text:p>-0.00003693</text:p>
          </table:table-cell>
        </table:table-row>
        <table:table-row table:style-name="ro1">
          <table:table-cell office:value-type="float" office:value="9.23" calcext:value-type="float">
            <text:p>9.23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4556" calcext:value-type="float">
            <text:p>0.000045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941" calcext:value-type="float">
            <text:p>-0.000069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792" calcext:value-type="float">
            <text:p>-0.000007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2698" calcext:value-type="float">
            <text:p>-0.00026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501" calcext:value-type="float">
            <text:p>-0.000045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8087" calcext:value-type="float">
            <text:p>-0.000080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3053" calcext:value-type="float">
            <text:p>-0.000030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6459" calcext:value-type="float">
            <text:p>-0.0000645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5425" calcext:value-type="float">
            <text:p>-0.000054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4763" calcext:value-type="float">
            <text:p>-0.00004763</text:p>
          </table:table-cell>
        </table:table-row>
        <table:table-row table:style-name="ro1">
          <table:table-cell office:value-type="float" office:value="9.26" calcext:value-type="float">
            <text:p>9.26</text:p>
          </table:table-cell>
          <table:table-cell office:value-type="float" office:value="301" calcext:value-type="float">
            <text:p>301</text:p>
          </table:table-cell>
          <table:table-cell office:value-type="float" office:value="-0.0213941894" calcext:value-type="float">
            <text:p>-0.0213941894</text:p>
          </table:table-cell>
          <table:table-cell office:value-type="float" office:value="0.0003333333" calcext:value-type="float">
            <text:p>0.0003333333</text:p>
          </table:table-cell>
          <table:table-cell office:value-type="float" office:value="0.00001389" calcext:value-type="float">
            <text:p>0.00001389</text:p>
          </table:table-cell>
          <table:table-cell office:value-type="float" office:value="-0.0427883826" calcext:value-type="float">
            <text:p>-0.0427883826</text:p>
          </table:table-cell>
          <table:table-cell office:value-type="float" office:value="0.0006666667" calcext:value-type="float">
            <text:p>0.0006666667</text:p>
          </table:table-cell>
          <table:table-cell office:value-type="float" office:value="-0.00001815" calcext:value-type="float">
            <text:p>-0.00001815</text:p>
          </table:table-cell>
          <table:table-cell office:value-type="float" office:value="-0.064182587" calcext:value-type="float">
            <text:p>-0.064182587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001355" calcext:value-type="float">
            <text:p>-0.00001355</text:p>
          </table:table-cell>
          <table:table-cell office:value-type="float" office:value="-0.0855767876" calcext:value-type="float">
            <text:p>-0.0855767876</text:p>
          </table:table-cell>
          <table:table-cell office:value-type="float" office:value="0.0013333333" calcext:value-type="float">
            <text:p>0.0013333333</text:p>
          </table:table-cell>
          <table:table-cell office:value-type="float" office:value="-0.00020701" calcext:value-type="float">
            <text:p>-0.00020701</text:p>
          </table:table-cell>
          <table:table-cell office:value-type="float" office:value="-0.1069710106" calcext:value-type="float">
            <text:p>-0.1069710106</text:p>
          </table:table-cell>
          <table:table-cell office:value-type="float" office:value="0.0016666667" calcext:value-type="float">
            <text:p>0.0016666667</text:p>
          </table:table-cell>
          <table:table-cell office:value-type="float" office:value="-0.00011111" calcext:value-type="float">
            <text:p>-0.00011111</text:p>
          </table:table-cell>
          <table:table-cell office:value-type="float" office:value="-0.1283652484" calcext:value-type="float">
            <text:p>-0.1283652484</text:p>
          </table:table-cell>
          <table:table-cell office:value-type="float" office:value="0.0020000001" calcext:value-type="float">
            <text:p>0.0020000001</text:p>
          </table:table-cell>
          <table:table-cell office:value-type="float" office:value="-0.00004354" calcext:value-type="float">
            <text:p>-0.00004354</text:p>
          </table:table-cell>
          <table:table-cell office:value-type="float" office:value="-0.1497594863" calcext:value-type="float">
            <text:p>-0.1497594863</text:p>
          </table:table-cell>
          <table:table-cell office:value-type="float" office:value="0.0023333333" calcext:value-type="float">
            <text:p>0.0023333333</text:p>
          </table:table-cell>
          <table:table-cell office:value-type="float" office:value="-0.00003835" calcext:value-type="float">
            <text:p>-0.00003835</text:p>
          </table:table-cell>
          <table:table-cell office:value-type="float" office:value="-0.1711537689" calcext:value-type="float">
            <text:p>-0.1711537689</text:p>
          </table:table-cell>
          <table:table-cell office:value-type="float" office:value="0.0026666666" calcext:value-type="float">
            <text:p>0.0026666666</text:p>
          </table:table-cell>
          <table:table-cell office:value-type="float" office:value="0.00002665" calcext:value-type="float">
            <text:p>0.00002665</text:p>
          </table:table-cell>
          <table:table-cell office:value-type="float" office:value="-0.1925480664" calcext:value-type="float">
            <text:p>-0.192548066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000802" calcext:value-type="float">
            <text:p>-0.00000802</text:p>
          </table:table-cell>
          <table:table-cell office:value-type="float" office:value="-0.2139423937" calcext:value-type="float">
            <text:p>-0.2139423937</text:p>
          </table:table-cell>
          <table:table-cell office:value-type="float" office:value="0.0033333334" calcext:value-type="float">
            <text:p>0.0033333334</text:p>
          </table:table-cell>
          <table:table-cell office:value-type="float" office:value="0.0000469" calcext:value-type="float">
            <text:p>0.0000469</text:p>
          </table:table-cell>
        </table:table-row>
        <table:table-row table:style-name="ro1">
          <table:table-cell office:value-type="float" office:value="9.29" calcext:value-type="float">
            <text:p>9.29</text:p>
          </table:table-cell>
          <table:table-cell office:value-type="float" office:value="302" calcext:value-type="float">
            <text:p>302</text:p>
          </table:table-cell>
          <table:table-cell office:value-type="float" office:value="-0.0427883826" calcext:value-type="float">
            <text:p>-0.0427883826</text:p>
          </table:table-cell>
          <table:table-cell office:value-type="float" office:value="0.0006666667" calcext:value-type="float">
            <text:p>0.0006666667</text:p>
          </table:table-cell>
          <table:table-cell office:value-type="float" office:value="0.00006521" calcext:value-type="float">
            <text:p>0.00006521</text:p>
          </table:table-cell>
          <table:table-cell office:value-type="float" office:value="-0.0855767876" calcext:value-type="float">
            <text:p>-0.0855767876</text:p>
          </table:table-cell>
          <table:table-cell office:value-type="float" office:value="0.0013333333" calcext:value-type="float">
            <text:p>0.0013333333</text:p>
          </table:table-cell>
          <table:table-cell office:value-type="float" office:value="-0.0000305" calcext:value-type="float">
            <text:p>-0.0000305</text:p>
          </table:table-cell>
          <table:table-cell office:value-type="float" office:value="-0.1283652484" calcext:value-type="float">
            <text:p>-0.1283652484</text:p>
          </table:table-cell>
          <table:table-cell office:value-type="float" office:value="0.0020000001" calcext:value-type="float">
            <text:p>0.0020000001</text:p>
          </table:table-cell>
          <table:table-cell office:value-type="float" office:value="-0.00004964" calcext:value-type="float">
            <text:p>-0.00004964</text:p>
          </table:table-cell>
          <table:table-cell office:value-type="float" office:value="-0.1711537689" calcext:value-type="float">
            <text:p>-0.1711537689</text:p>
          </table:table-cell>
          <table:table-cell office:value-type="float" office:value="0.0026666666" calcext:value-type="float">
            <text:p>0.0026666666</text:p>
          </table:table-cell>
          <table:table-cell office:value-type="float" office:value="-0.00026252" calcext:value-type="float">
            <text:p>-0.00026252</text:p>
          </table:table-cell>
          <table:table-cell office:value-type="float" office:value="-0.2139423937" calcext:value-type="float">
            <text:p>-0.2139423937</text:p>
          </table:table-cell>
          <table:table-cell office:value-type="float" office:value="0.0033333334" calcext:value-type="float">
            <text:p>0.0033333334</text:p>
          </table:table-cell>
          <table:table-cell office:value-type="float" office:value="-0.00007156" calcext:value-type="float">
            <text:p>-0.00007156</text:p>
          </table:table-cell>
          <table:table-cell office:value-type="float" office:value="-0.2567311525" calcext:value-type="float">
            <text:p>-0.2567311525</text:p>
          </table:table-cell>
          <table:table-cell office:value-type="float" office:value="0.0040000002" calcext:value-type="float">
            <text:p>0.0040000002</text:p>
          </table:table-cell>
          <table:table-cell office:value-type="float" office:value="-0.00003725" calcext:value-type="float">
            <text:p>-0.00003725</text:p>
          </table:table-cell>
          <table:table-cell office:value-type="float" office:value="-0.2995200157" calcext:value-type="float">
            <text:p>-0.2995200157</text:p>
          </table:table-cell>
          <table:table-cell office:value-type="float" office:value="0.0046666665" calcext:value-type="float">
            <text:p>0.0046666665</text:p>
          </table:table-cell>
          <table:table-cell office:value-type="float" office:value="0.00000581" calcext:value-type="float">
            <text:p>0.00000581</text:p>
          </table:table-cell>
          <table:table-cell office:value-type="float" office:value="-0.3423090577" calcext:value-type="float">
            <text:p>-0.3423090577</text:p>
          </table:table-cell>
          <table:table-cell office:value-type="float" office:value="0.0053333333" calcext:value-type="float">
            <text:p>0.0053333333</text:p>
          </table:table-cell>
          <table:table-cell office:value-type="float" office:value="-0.00007493" calcext:value-type="float">
            <text:p>-0.00007493</text:p>
          </table:table-cell>
          <table:table-cell office:value-type="float" office:value="-0.3850983083" calcext:value-type="float">
            <text:p>-0.3850983083</text:p>
          </table:table-cell>
          <table:table-cell office:value-type="float" office:value="0.0060000001" calcext:value-type="float">
            <text:p>0.0060000001</text:p>
          </table:table-cell>
          <table:table-cell office:value-type="float" office:value="-0.00004855" calcext:value-type="float">
            <text:p>-0.00004855</text:p>
          </table:table-cell>
          <table:table-cell office:value-type="float" office:value="-0.4278877676" calcext:value-type="float">
            <text:p>-0.4278877676</text:p>
          </table:table-cell>
          <table:table-cell office:value-type="float" office:value="0.0066666668" calcext:value-type="float">
            <text:p>0.0066666668</text:p>
          </table:table-cell>
          <table:table-cell office:value-type="float" office:value="0.00002025" calcext:value-type="float">
            <text:p>0.00002025</text:p>
          </table:table-cell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303" calcext:value-type="float">
            <text:p>303</text:p>
          </table:table-cell>
          <table:table-cell office:value-type="float" office:value="-0.064182587" calcext:value-type="float">
            <text:p>-0.064182587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049337" calcext:value-type="float">
            <text:p>-0.00049337</text:p>
          </table:table-cell>
          <table:table-cell office:value-type="float" office:value="-0.1283652484" calcext:value-type="float">
            <text:p>-0.1283652484</text:p>
          </table:table-cell>
          <table:table-cell office:value-type="float" office:value="0.0020000001" calcext:value-type="float">
            <text:p>0.0020000001</text:p>
          </table:table-cell>
          <table:table-cell office:value-type="float" office:value="-0.00012673" calcext:value-type="float">
            <text:p>-0.00012673</text:p>
          </table:table-cell>
          <table:table-cell office:value-type="float" office:value="-0.1925480664" calcext:value-type="float">
            <text:p>-0.192548066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114903" calcext:value-type="float">
            <text:p>-0.00114903</text:p>
          </table:table-cell>
          <table:table-cell office:value-type="float" office:value="-0.2567311525" calcext:value-type="float">
            <text:p>-0.2567311525</text:p>
          </table:table-cell>
          <table:table-cell office:value-type="float" office:value="0.0040000002" calcext:value-type="float">
            <text:p>0.0040000002</text:p>
          </table:table-cell>
          <table:table-cell office:value-type="float" office:value="-0.00068361" calcext:value-type="float">
            <text:p>-0.00068361</text:p>
          </table:table-cell>
          <table:table-cell office:value-type="float" office:value="-0.3209145069" calcext:value-type="float">
            <text:p>-0.3209145069</text:p>
          </table:table-cell>
          <table:table-cell office:value-type="float" office:value="0.0049999999" calcext:value-type="float">
            <text:p>0.0049999999</text:p>
          </table:table-cell>
          <table:table-cell office:value-type="float" office:value="-0.00095958" calcext:value-type="float">
            <text:p>-0.00095958</text:p>
          </table:table-cell>
          <table:table-cell office:value-type="float" office:value="-0.3850983083" calcext:value-type="float">
            <text:p>-0.3850983083</text:p>
          </table:table-cell>
          <table:table-cell office:value-type="float" office:value="0.0060000001" calcext:value-type="float">
            <text:p>0.0060000001</text:p>
          </table:table-cell>
          <table:table-cell office:value-type="float" office:value="-0.00076011" calcext:value-type="float">
            <text:p>-0.00076011</text:p>
          </table:table-cell>
          <table:table-cell office:value-type="float" office:value="-0.4492826164" calcext:value-type="float">
            <text:p>-0.4492826164</text:p>
          </table:table-cell>
          <table:table-cell office:value-type="float" office:value="0.0070000002" calcext:value-type="float">
            <text:p>0.0070000002</text:p>
          </table:table-cell>
          <table:table-cell office:value-type="float" office:value="-0.00023201" calcext:value-type="float">
            <text:p>-0.00023201</text:p>
          </table:table-cell>
          <table:table-cell office:value-type="float" office:value="-0.5134674311" calcext:value-type="float">
            <text:p>-0.5134674311</text:p>
          </table:table-cell>
          <table:table-cell office:value-type="float" office:value="0.0080000004" calcext:value-type="float">
            <text:p>0.0080000004</text:p>
          </table:table-cell>
          <table:table-cell office:value-type="float" office:value="-0.00112291" calcext:value-type="float">
            <text:p>-0.00112291</text:p>
          </table:table-cell>
          <table:table-cell office:value-type="float" office:value="-0.5776528716" calcext:value-type="float">
            <text:p>-0.5776528716</text:p>
          </table:table-cell>
          <table:table-cell office:value-type="float" office:value="0.0089999996" calcext:value-type="float">
            <text:p>0.0089999996</text:p>
          </table:table-cell>
          <table:table-cell office:value-type="float" office:value="-0.00095292" calcext:value-type="float">
            <text:p>-0.0009529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-0.0010522" calcext:value-type="float">
            <text:p>-0.0010522</text:p>
          </table:table-cell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304" calcext:value-type="float">
            <text:p>304</text:p>
          </table:table-cell>
          <table:table-cell office:value-type="float" office:value="-0.0855767876" calcext:value-type="float">
            <text:p>-0.0855767876</text:p>
          </table:table-cell>
          <table:table-cell office:value-type="float" office:value="0.0013333333" calcext:value-type="float">
            <text:p>0.0013333333</text:p>
          </table:table-cell>
          <table:table-cell office:value-type="float" office:value="-0.00123775" calcext:value-type="float">
            <text:p>-0.00123775</text:p>
          </table:table-cell>
          <table:table-cell office:value-type="float" office:value="-0.1711537689" calcext:value-type="float">
            <text:p>-0.1711537689</text:p>
          </table:table-cell>
          <table:table-cell office:value-type="float" office:value="0.0026666666" calcext:value-type="float">
            <text:p>0.0026666666</text:p>
          </table:table-cell>
          <table:table-cell office:value-type="float" office:value="-0.00192165" calcext:value-type="float">
            <text:p>-0.00192165</text:p>
          </table:table-cell>
          <table:table-cell office:value-type="float" office:value="-0.2567311525" calcext:value-type="float">
            <text:p>-0.2567311525</text:p>
          </table:table-cell>
          <table:table-cell office:value-type="float" office:value="0.0040000002" calcext:value-type="float">
            <text:p>0.0040000002</text:p>
          </table:table-cell>
          <table:table-cell office:value-type="float" office:value="-0.00291525" calcext:value-type="float">
            <text:p>-0.00291525</text:p>
          </table:table-cell>
          <table:table-cell office:value-type="float" office:value="-0.3423090577" calcext:value-type="float">
            <text:p>-0.3423090577</text:p>
          </table:table-cell>
          <table:table-cell office:value-type="float" office:value="0.0053333333" calcext:value-type="float">
            <text:p>0.0053333333</text:p>
          </table:table-cell>
          <table:table-cell office:value-type="float" office:value="-0.00226404" calcext:value-type="float">
            <text:p>-0.00226404</text:p>
          </table:table-cell>
          <table:table-cell office:value-type="float" office:value="-0.4278877676" calcext:value-type="float">
            <text:p>-0.4278877676</text:p>
          </table:table-cell>
          <table:table-cell office:value-type="float" office:value="0.0066666668" calcext:value-type="float">
            <text:p>0.0066666668</text:p>
          </table:table-cell>
          <table:table-cell office:value-type="float" office:value="-0.00252526" calcext:value-type="float">
            <text:p>-0.00252526</text:p>
          </table:table-cell>
          <table:table-cell office:value-type="float" office:value="-0.5134674311" calcext:value-type="float">
            <text:p>-0.5134674311</text:p>
          </table:table-cell>
          <table:table-cell office:value-type="float" office:value="0.0080000004" calcext:value-type="float">
            <text:p>0.0080000004</text:p>
          </table:table-cell>
          <table:table-cell office:value-type="float" office:value="-0.00210479" calcext:value-type="float">
            <text:p>-0.00210479</text:p>
          </table:table-cell>
          <table:table-cell office:value-type="float" office:value="-0.5990481973" calcext:value-type="float">
            <text:p>-0.5990481973</text:p>
          </table:table-cell>
          <table:table-cell office:value-type="float" office:value="0.009333333" calcext:value-type="float">
            <text:p>0.009333333</text:p>
          </table:table-cell>
          <table:table-cell office:value-type="float" office:value="-0.00305847" calcext:value-type="float">
            <text:p>-0.00305847</text:p>
          </table:table-cell>
          <table:table-cell office:value-type="float" office:value="-0.6846303344" calcext:value-type="float">
            <text:p>-0.6846303344</text:p>
          </table:table-cell>
          <table:table-cell office:value-type="float" office:value="0.0106666666" calcext:value-type="float">
            <text:p>0.0106666666</text:p>
          </table:table-cell>
          <table:table-cell office:value-type="float" office:value="-0.00275856" calcext:value-type="float">
            <text:p>-0.00275856</text:p>
          </table:table-cell>
          <table:table-cell office:value-type="float" office:value="-0.7702140212" calcext:value-type="float">
            <text:p>-0.7702140212</text:p>
          </table:table-cell>
          <table:table-cell office:value-type="float" office:value="0.0120000001" calcext:value-type="float">
            <text:p>0.0120000001</text:p>
          </table:table-cell>
          <table:table-cell office:value-type="float" office:value="-0.00245115" calcext:value-type="float">
            <text:p>-0.00245115</text:p>
          </table:table-cell>
          <table:table-cell office:value-type="float" office:value="-0.8557994366" calcext:value-type="float">
            <text:p>-0.8557994366</text:p>
          </table:table-cell>
          <table:table-cell office:value-type="float" office:value="0.0133333337" calcext:value-type="float">
            <text:p>0.0133333337</text:p>
          </table:table-cell>
          <table:table-cell office:value-type="float" office:value="-0.00288502" calcext:value-type="float">
            <text:p>-0.00288502</text:p>
          </table:table-cell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305" calcext:value-type="float">
            <text:p>305</text:p>
          </table:table-cell>
          <table:table-cell office:value-type="float" office:value="-0.1069710106" calcext:value-type="float">
            <text:p>-0.1069710106</text:p>
          </table:table-cell>
          <table:table-cell office:value-type="float" office:value="0.0016666667" calcext:value-type="float">
            <text:p>0.0016666667</text:p>
          </table:table-cell>
          <table:table-cell office:value-type="float" office:value="-0.00151998" calcext:value-type="float">
            <text:p>-0.00151998</text:p>
          </table:table-cell>
          <table:table-cell office:value-type="float" office:value="-0.2139423937" calcext:value-type="float">
            <text:p>-0.2139423937</text:p>
          </table:table-cell>
          <table:table-cell office:value-type="float" office:value="0.0033333334" calcext:value-type="float">
            <text:p>0.0033333334</text:p>
          </table:table-cell>
          <table:table-cell office:value-type="float" office:value="-0.00380027" calcext:value-type="float">
            <text:p>-0.00380027</text:p>
          </table:table-cell>
          <table:table-cell office:value-type="float" office:value="-0.3209145069" calcext:value-type="float">
            <text:p>-0.3209145069</text:p>
          </table:table-cell>
          <table:table-cell office:value-type="float" office:value="0.0049999999" calcext:value-type="float">
            <text:p>0.0049999999</text:p>
          </table:table-cell>
          <table:table-cell office:value-type="float" office:value="-0.00654189" calcext:value-type="float">
            <text:p>-0.00654189</text:p>
          </table:table-cell>
          <table:table-cell office:value-type="float" office:value="-0.4278877676" calcext:value-type="float">
            <text:p>-0.4278877676</text:p>
          </table:table-cell>
          <table:table-cell office:value-type="float" office:value="0.0066666668" calcext:value-type="float">
            <text:p>0.0066666668</text:p>
          </table:table-cell>
          <table:table-cell office:value-type="float" office:value="-0.00532129" calcext:value-type="float">
            <text:p>-0.00532129</text:p>
          </table:table-cell>
          <table:table-cell office:value-type="float" office:value="-0.5348625183" calcext:value-type="float">
            <text:p>-0.5348625183</text:p>
          </table:table-cell>
          <table:table-cell office:value-type="float" office:value="0.0083333338" calcext:value-type="float">
            <text:p>0.0083333338</text:p>
          </table:table-cell>
          <table:table-cell office:value-type="float" office:value="-0.00634083" calcext:value-type="float">
            <text:p>-0.0063408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-0.00628482" calcext:value-type="float">
            <text:p>-0.00628482</text:p>
          </table:table-cell>
          <table:table-cell office:value-type="float" office:value="-0.7488179803" calcext:value-type="float">
            <text:p>-0.7488179803</text:p>
          </table:table-cell>
          <table:table-cell office:value-type="float" office:value="0.0116666667" calcext:value-type="float">
            <text:p>0.0116666667</text:p>
          </table:table-cell>
          <table:table-cell office:value-type="float" office:value="-0.00519754" calcext:value-type="float">
            <text:p>-0.00519754</text:p>
          </table:table-cell>
          <table:table-cell office:value-type="float" office:value="-0.8557994366" calcext:value-type="float">
            <text:p>-0.8557994366</text:p>
          </table:table-cell>
          <table:table-cell office:value-type="float" office:value="0.0133333337" calcext:value-type="float">
            <text:p>0.0133333337</text:p>
          </table:table-cell>
          <table:table-cell office:value-type="float" office:value="-0.00749624" calcext:value-type="float">
            <text:p>-0.00749624</text:p>
          </table:table-cell>
          <table:table-cell office:value-type="float" office:value="-0.9627838135" calcext:value-type="float">
            <text:p>-0.9627838135</text:p>
          </table:table-cell>
          <table:table-cell office:value-type="float" office:value="0.0149999997" calcext:value-type="float">
            <text:p>0.0149999997</text:p>
          </table:table-cell>
          <table:table-cell office:value-type="float" office:value="-0.00968483" calcext:value-type="float">
            <text:p>-0.00968483</text:p>
          </table:table-cell>
          <table:table-cell office:value-type="float" office:value="-1.0697716475" calcext:value-type="float">
            <text:p>-1.0697716475</text:p>
          </table:table-cell>
          <table:table-cell office:value-type="float" office:value="0.0166666675" calcext:value-type="float">
            <text:p>0.0166666675</text:p>
          </table:table-cell>
          <table:table-cell office:value-type="float" office:value="-0.0074564" calcext:value-type="float">
            <text:p>-0.0074564</text:p>
          </table:table-cell>
        </table:table-row>
        <table:table-row table:style-name="ro1">
          <table:table-cell office:value-type="float" office:value="9.41" calcext:value-type="float">
            <text:p>9.41</text:p>
          </table:table-cell>
          <table:table-cell office:value-type="float" office:value="306" calcext:value-type="float">
            <text:p>306</text:p>
          </table:table-cell>
          <table:table-cell office:value-type="float" office:value="-0.1283652484" calcext:value-type="float">
            <text:p>-0.1283652484</text:p>
          </table:table-cell>
          <table:table-cell office:value-type="float" office:value="0.0020000001" calcext:value-type="float">
            <text:p>0.0020000001</text:p>
          </table:table-cell>
          <table:table-cell office:value-type="float" office:value="-0.00428059" calcext:value-type="float">
            <text:p>-0.00428059</text:p>
          </table:table-cell>
          <table:table-cell office:value-type="float" office:value="-0.2567311525" calcext:value-type="float">
            <text:p>-0.2567311525</text:p>
          </table:table-cell>
          <table:table-cell office:value-type="float" office:value="0.0040000002" calcext:value-type="float">
            <text:p>0.0040000002</text:p>
          </table:table-cell>
          <table:table-cell office:value-type="float" office:value="-0.00617234" calcext:value-type="float">
            <text:p>-0.00617234</text:p>
          </table:table-cell>
          <table:table-cell office:value-type="float" office:value="-0.3850983083" calcext:value-type="float">
            <text:p>-0.3850983083</text:p>
          </table:table-cell>
          <table:table-cell office:value-type="float" office:value="0.0060000001" calcext:value-type="float">
            <text:p>0.0060000001</text:p>
          </table:table-cell>
          <table:table-cell office:value-type="float" office:value="-0.00792142" calcext:value-type="float">
            <text:p>-0.00792142</text:p>
          </table:table-cell>
          <table:table-cell office:value-type="float" office:value="-0.5134674311" calcext:value-type="float">
            <text:p>-0.5134674311</text:p>
          </table:table-cell>
          <table:table-cell office:value-type="float" office:value="0.0080000004" calcext:value-type="float">
            <text:p>0.0080000004</text:p>
          </table:table-cell>
          <table:table-cell office:value-type="float" office:value="-0.00665531" calcext:value-type="float">
            <text:p>-0.0066553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-0.01165843" calcext:value-type="float">
            <text:p>-0.01165843</text:p>
          </table:table-cell>
          <table:table-cell office:value-type="float" office:value="-0.7702140212" calcext:value-type="float">
            <text:p>-0.7702140212</text:p>
          </table:table-cell>
          <table:table-cell office:value-type="float" office:value="0.0120000001" calcext:value-type="float">
            <text:p>0.0120000001</text:p>
          </table:table-cell>
          <table:table-cell office:value-type="float" office:value="-0.00953667" calcext:value-type="float">
            <text:p>-0.00953667</text:p>
          </table:table-cell>
          <table:table-cell office:value-type="float" office:value="-0.8985928297" calcext:value-type="float">
            <text:p>-0.8985928297</text:p>
          </table:table-cell>
          <table:table-cell office:value-type="float" office:value="0.0140000004" calcext:value-type="float">
            <text:p>0.0140000004</text:p>
          </table:table-cell>
          <table:table-cell office:value-type="float" office:value="-0.01147944" calcext:value-type="float">
            <text:p>-0.01147944</text:p>
          </table:table-cell>
          <table:table-cell office:value-type="float" office:value="-1.0269761086" calcext:value-type="float">
            <text:p>-1.0269761086</text:p>
          </table:table-cell>
          <table:table-cell office:value-type="float" office:value="0.0160000008" calcext:value-type="float">
            <text:p>0.0160000008</text:p>
          </table:table-cell>
          <table:table-cell office:value-type="float" office:value="-0.0106735" calcext:value-type="float">
            <text:p>-0.0106735</text:p>
          </table:table-cell>
          <table:table-cell office:value-type="float" office:value="-1.1553645134" calcext:value-type="float">
            <text:p>-1.1553645134</text:p>
          </table:table-cell>
          <table:table-cell office:value-type="float" office:value="0.0179999992" calcext:value-type="float">
            <text:p>0.0179999992</text:p>
          </table:table-cell>
          <table:table-cell office:value-type="float" office:value="-0.01276236" calcext:value-type="float">
            <text:p>-0.0127623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-0.01053823" calcext:value-type="float">
            <text:p>-0.01053823</text:p>
          </table:table-cell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307" calcext:value-type="float">
            <text:p>307</text:p>
          </table:table-cell>
          <table:table-cell office:value-type="float" office:value="-0.1497594863" calcext:value-type="float">
            <text:p>-0.1497594863</text:p>
          </table:table-cell>
          <table:table-cell office:value-type="float" office:value="0.0023333333" calcext:value-type="float">
            <text:p>0.0023333333</text:p>
          </table:table-cell>
          <table:table-cell office:value-type="float" office:value="-0.00425271" calcext:value-type="float">
            <text:p>-0.00425271</text:p>
          </table:table-cell>
          <table:table-cell office:value-type="float" office:value="-0.2995200157" calcext:value-type="float">
            <text:p>-0.2995200157</text:p>
          </table:table-cell>
          <table:table-cell office:value-type="float" office:value="0.0046666665" calcext:value-type="float">
            <text:p>0.0046666665</text:p>
          </table:table-cell>
          <table:table-cell office:value-type="float" office:value="-0.00737861" calcext:value-type="float">
            <text:p>-0.00737861</text:p>
          </table:table-cell>
          <table:table-cell office:value-type="float" office:value="-0.4492826164" calcext:value-type="float">
            <text:p>-0.4492826164</text:p>
          </table:table-cell>
          <table:table-cell office:value-type="float" office:value="0.0070000002" calcext:value-type="float">
            <text:p>0.0070000002</text:p>
          </table:table-cell>
          <table:table-cell office:value-type="float" office:value="-0.01055317" calcext:value-type="float">
            <text:p>-0.01055317</text:p>
          </table:table-cell>
          <table:table-cell office:value-type="float" office:value="-0.5990481973" calcext:value-type="float">
            <text:p>-0.5990481973</text:p>
          </table:table-cell>
          <table:table-cell office:value-type="float" office:value="0.009333333" calcext:value-type="float">
            <text:p>0.009333333</text:p>
          </table:table-cell>
          <table:table-cell office:value-type="float" office:value="-0.01065567" calcext:value-type="float">
            <text:p>-0.01065567</text:p>
          </table:table-cell>
          <table:table-cell office:value-type="float" office:value="-0.7488179803" calcext:value-type="float">
            <text:p>-0.7488179803</text:p>
          </table:table-cell>
          <table:table-cell office:value-type="float" office:value="0.0116666667" calcext:value-type="float">
            <text:p>0.0116666667</text:p>
          </table:table-cell>
          <table:table-cell office:value-type="float" office:value="-0.01329223" calcext:value-type="float">
            <text:p>-0.01329223</text:p>
          </table:table-cell>
          <table:table-cell office:value-type="float" office:value="-0.8985928297" calcext:value-type="float">
            <text:p>-0.8985928297</text:p>
          </table:table-cell>
          <table:table-cell office:value-type="float" office:value="0.0140000004" calcext:value-type="float">
            <text:p>0.0140000004</text:p>
          </table:table-cell>
          <table:table-cell office:value-type="float" office:value="-0.01535529" calcext:value-type="float">
            <text:p>-0.01535529</text:p>
          </table:table-cell>
          <table:table-cell office:value-type="float" office:value="-1.0483738184" calcext:value-type="float">
            <text:p>-1.0483738184</text:p>
          </table:table-cell>
          <table:table-cell office:value-type="float" office:value="0.0163333341" calcext:value-type="float">
            <text:p>0.0163333341</text:p>
          </table:table-cell>
          <table:table-cell office:value-type="float" office:value="-0.01481397" calcext:value-type="float">
            <text:p>-0.01481397</text:p>
          </table:table-cell>
          <table:table-cell office:value-type="float" office:value="-1.1981619596" calcext:value-type="float">
            <text:p>-1.1981619596</text:p>
          </table:table-cell>
          <table:table-cell office:value-type="float" office:value="0.018666666" calcext:value-type="float">
            <text:p>0.018666666</text:p>
          </table:table-cell>
          <table:table-cell office:value-type="float" office:value="-0.01746788" calcext:value-type="float">
            <text:p>-0.01746788</text:p>
          </table:table-cell>
          <table:table-cell office:value-type="float" office:value="-1.3479583263" calcext:value-type="float">
            <text:p>-1.3479583263</text:p>
          </table:table-cell>
          <table:table-cell office:value-type="float" office:value="0.0209999997" calcext:value-type="float">
            <text:p>0.0209999997</text:p>
          </table:table-cell>
          <table:table-cell office:value-type="float" office:value="-0.01586711" calcext:value-type="float">
            <text:p>-0.01586711</text:p>
          </table:table-cell>
          <table:table-cell office:value-type="float" office:value="-1.4977638721" calcext:value-type="float">
            <text:p>-1.4977638721</text:p>
          </table:table-cell>
          <table:table-cell office:value-type="float" office:value="0.0233333334" calcext:value-type="float">
            <text:p>0.0233333334</text:p>
          </table:table-cell>
          <table:table-cell office:value-type="float" office:value="-0.01751294" calcext:value-type="float">
            <text:p>-0.01751294</text:p>
          </table:table-cell>
        </table:table-row>
        <table:table-row table:style-name="ro1">
          <table:table-cell office:value-type="float" office:value="9.47" calcext:value-type="float">
            <text:p>9.47</text:p>
          </table:table-cell>
          <table:table-cell office:value-type="float" office:value="308" calcext:value-type="float">
            <text:p>308</text:p>
          </table:table-cell>
          <table:table-cell office:value-type="float" office:value="-0.1711537689" calcext:value-type="float">
            <text:p>-0.1711537689</text:p>
          </table:table-cell>
          <table:table-cell office:value-type="float" office:value="0.0026666666" calcext:value-type="float">
            <text:p>0.0026666666</text:p>
          </table:table-cell>
          <table:table-cell office:value-type="float" office:value="-0.00445908" calcext:value-type="float">
            <text:p>-0.00445908</text:p>
          </table:table-cell>
          <table:table-cell office:value-type="float" office:value="-0.3423090577" calcext:value-type="float">
            <text:p>-0.3423090577</text:p>
          </table:table-cell>
          <table:table-cell office:value-type="float" office:value="0.0053333333" calcext:value-type="float">
            <text:p>0.0053333333</text:p>
          </table:table-cell>
          <table:table-cell office:value-type="float" office:value="-0.0079482" calcext:value-type="float">
            <text:p>-0.0079482</text:p>
          </table:table-cell>
          <table:table-cell office:value-type="float" office:value="-0.5134674311" calcext:value-type="float">
            <text:p>-0.5134674311</text:p>
          </table:table-cell>
          <table:table-cell office:value-type="float" office:value="0.0080000004" calcext:value-type="float">
            <text:p>0.0080000004</text:p>
          </table:table-cell>
          <table:table-cell office:value-type="float" office:value="-0.01145761" calcext:value-type="float">
            <text:p>-0.01145761</text:p>
          </table:table-cell>
          <table:table-cell office:value-type="float" office:value="-0.6846303344" calcext:value-type="float">
            <text:p>-0.6846303344</text:p>
          </table:table-cell>
          <table:table-cell office:value-type="float" office:value="0.0106666666" calcext:value-type="float">
            <text:p>0.0106666666</text:p>
          </table:table-cell>
          <table:table-cell office:value-type="float" office:value="-0.01169052" calcext:value-type="float">
            <text:p>-0.01169052</text:p>
          </table:table-cell>
          <table:table-cell office:value-type="float" office:value="-0.8557994366" calcext:value-type="float">
            <text:p>-0.8557994366</text:p>
          </table:table-cell>
          <table:table-cell office:value-type="float" office:value="0.0133333337" calcext:value-type="float">
            <text:p>0.0133333337</text:p>
          </table:table-cell>
          <table:table-cell office:value-type="float" office:value="-0.01621119" calcext:value-type="float">
            <text:p>-0.01621119</text:p>
          </table:table-cell>
          <table:table-cell office:value-type="float" office:value="-1.0269761086" calcext:value-type="float">
            <text:p>-1.0269761086</text:p>
          </table:table-cell>
          <table:table-cell office:value-type="float" office:value="0.0160000008" calcext:value-type="float">
            <text:p>0.0160000008</text:p>
          </table:table-cell>
          <table:table-cell office:value-type="float" office:value="-0.01753353" calcext:value-type="float">
            <text:p>-0.01753353</text:p>
          </table:table-cell>
          <table:table-cell office:value-type="float" office:value="-1.1981619596" calcext:value-type="float">
            <text:p>-1.1981619596</text:p>
          </table:table-cell>
          <table:table-cell office:value-type="float" office:value="0.018666666" calcext:value-type="float">
            <text:p>0.018666666</text:p>
          </table:table-cell>
          <table:table-cell office:value-type="float" office:value="-0.01997175" calcext:value-type="float">
            <text:p>-0.01997175</text:p>
          </table:table-cell>
          <table:table-cell office:value-type="float" office:value="-1.3693585396" calcext:value-type="float">
            <text:p>-1.3693585396</text:p>
          </table:table-cell>
          <table:table-cell office:value-type="float" office:value="0.0213333331" calcext:value-type="float">
            <text:p>0.0213333331</text:p>
          </table:table-cell>
          <table:table-cell office:value-type="float" office:value="-0.0201268" calcext:value-type="float">
            <text:p>-0.0201268</text:p>
          </table:table-cell>
          <table:table-cell office:value-type="float" office:value="-1.5405672789" calcext:value-type="float">
            <text:p>-1.5405672789</text:p>
          </table:table-cell>
          <table:table-cell office:value-type="float" office:value="0.0240000002" calcext:value-type="float">
            <text:p>0.0240000002</text:p>
          </table:table-cell>
          <table:table-cell office:value-type="float" office:value="-0.02170508" calcext:value-type="float">
            <text:p>-0.02170508</text:p>
          </table:table-cell>
          <table:table-cell office:value-type="float" office:value="-1.7117898464" calcext:value-type="float">
            <text:p>-1.7117898464</text:p>
          </table:table-cell>
          <table:table-cell office:value-type="float" office:value="0.0266666673" calcext:value-type="float">
            <text:p>0.0266666673</text:p>
          </table:table-cell>
          <table:table-cell office:value-type="float" office:value="-0.02096677" calcext:value-type="float">
            <text:p>-0.02096677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309" calcext:value-type="float">
            <text:p>309</text:p>
          </table:table-cell>
          <table:table-cell office:value-type="float" office:value="-0.1925480664" calcext:value-type="float">
            <text:p>-0.192548066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448892" calcext:value-type="float">
            <text:p>-0.00448892</text:p>
          </table:table-cell>
          <table:table-cell office:value-type="float" office:value="-0.3850983083" calcext:value-type="float">
            <text:p>-0.3850983083</text:p>
          </table:table-cell>
          <table:table-cell office:value-type="float" office:value="0.0060000001" calcext:value-type="float">
            <text:p>0.0060000001</text:p>
          </table:table-cell>
          <table:table-cell office:value-type="float" office:value="-0.00778978" calcext:value-type="float">
            <text:p>-0.00778978</text:p>
          </table:table-cell>
          <table:table-cell office:value-type="float" office:value="-0.5776528716" calcext:value-type="float">
            <text:p>-0.5776528716</text:p>
          </table:table-cell>
          <table:table-cell office:value-type="float" office:value="0.0089999996" calcext:value-type="float">
            <text:p>0.0089999996</text:p>
          </table:table-cell>
          <table:table-cell office:value-type="float" office:value="-0.01113661" calcext:value-type="float">
            <text:p>-0.01113661</text:p>
          </table:table-cell>
          <table:table-cell office:value-type="float" office:value="-0.7702140212" calcext:value-type="float">
            <text:p>-0.7702140212</text:p>
          </table:table-cell>
          <table:table-cell office:value-type="float" office:value="0.0120000001" calcext:value-type="float">
            <text:p>0.0120000001</text:p>
          </table:table-cell>
          <table:table-cell office:value-type="float" office:value="-0.01455512" calcext:value-type="float">
            <text:p>-0.01455512</text:p>
          </table:table-cell>
          <table:table-cell office:value-type="float" office:value="-0.9627838135" calcext:value-type="float">
            <text:p>-0.9627838135</text:p>
          </table:table-cell>
          <table:table-cell office:value-type="float" office:value="0.0149999997" calcext:value-type="float">
            <text:p>0.0149999997</text:p>
          </table:table-cell>
          <table:table-cell office:value-type="float" office:value="-0.01752398" calcext:value-type="float">
            <text:p>-0.01752398</text:p>
          </table:table-cell>
          <table:table-cell office:value-type="float" office:value="-1.1553645134" calcext:value-type="float">
            <text:p>-1.1553645134</text:p>
          </table:table-cell>
          <table:table-cell office:value-type="float" office:value="0.0179999992" calcext:value-type="float">
            <text:p>0.0179999992</text:p>
          </table:table-cell>
          <table:table-cell office:value-type="float" office:value="-0.02020398" calcext:value-type="float">
            <text:p>-0.02020398</text:p>
          </table:table-cell>
          <table:table-cell office:value-type="float" office:value="-1.3479583263" calcext:value-type="float">
            <text:p>-1.3479583263</text:p>
          </table:table-cell>
          <table:table-cell office:value-type="float" office:value="0.0209999997" calcext:value-type="float">
            <text:p>0.0209999997</text:p>
          </table:table-cell>
          <table:table-cell office:value-type="float" office:value="-0.02169684" calcext:value-type="float">
            <text:p>-0.02169684</text:p>
          </table:table-cell>
          <table:table-cell office:value-type="float" office:value="-1.5405672789" calcext:value-type="float">
            <text:p>-1.5405672789</text:p>
          </table:table-cell>
          <table:table-cell office:value-type="float" office:value="0.0240000002" calcext:value-type="float">
            <text:p>0.0240000002</text:p>
          </table:table-cell>
          <table:table-cell office:value-type="float" office:value="-0.02391282" calcext:value-type="float">
            <text:p>-0.02391282</text:p>
          </table:table-cell>
          <table:table-cell office:value-type="float" office:value="-1.7331937551" calcext:value-type="float">
            <text:p>-1.7331937551</text:p>
          </table:table-cell>
          <table:table-cell office:value-type="float" office:value="0.0270000007" calcext:value-type="float">
            <text:p>0.0270000007</text:p>
          </table:table-cell>
          <table:table-cell office:value-type="float" office:value="-0.02407051" calcext:value-type="float">
            <text:p>-0.0240705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-0.02631407" calcext:value-type="float">
            <text:p>-0.02631407</text:p>
          </table:table-cell>
        </table:table-row>
        <table:table-row table:style-name="ro1">
          <table:table-cell office:value-type="float" office:value="9.53" calcext:value-type="float">
            <text:p>9.53</text:p>
          </table:table-cell>
          <table:table-cell office:value-type="float" office:value="310" calcext:value-type="float">
            <text:p>310</text:p>
          </table:table-cell>
          <table:table-cell office:value-type="float" office:value="-0.2139423937" calcext:value-type="float">
            <text:p>-0.2139423937</text:p>
          </table:table-cell>
          <table:table-cell office:value-type="float" office:value="0.0033333334" calcext:value-type="float">
            <text:p>0.0033333334</text:p>
          </table:table-cell>
          <table:table-cell office:value-type="float" office:value="-0.00423037" calcext:value-type="float">
            <text:p>-0.00423037</text:p>
          </table:table-cell>
          <table:table-cell office:value-type="float" office:value="-0.4278877676" calcext:value-type="float">
            <text:p>-0.4278877676</text:p>
          </table:table-cell>
          <table:table-cell office:value-type="float" office:value="0.0066666668" calcext:value-type="float">
            <text:p>0.0066666668</text:p>
          </table:table-cell>
          <table:table-cell office:value-type="float" office:value="-0.00658649" calcext:value-type="float">
            <text:p>-0.0065864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-0.01088942" calcext:value-type="float">
            <text:p>-0.01088942</text:p>
          </table:table-cell>
          <table:table-cell office:value-type="float" office:value="-0.8557994366" calcext:value-type="float">
            <text:p>-0.8557994366</text:p>
          </table:table-cell>
          <table:table-cell office:value-type="float" office:value="0.0133333337" calcext:value-type="float">
            <text:p>0.0133333337</text:p>
          </table:table-cell>
          <table:table-cell office:value-type="float" office:value="-0.0153946" calcext:value-type="float">
            <text:p>-0.0153946</text:p>
          </table:table-cell>
          <table:table-cell office:value-type="float" office:value="-1.0697716475" calcext:value-type="float">
            <text:p>-1.0697716475</text:p>
          </table:table-cell>
          <table:table-cell office:value-type="float" office:value="0.0166666675" calcext:value-type="float">
            <text:p>0.0166666675</text:p>
          </table:table-cell>
          <table:table-cell office:value-type="float" office:value="-0.01800737" calcext:value-type="float">
            <text:p>-0.0180073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-0.02091932" calcext:value-type="float">
            <text:p>-0.02091932</text:p>
          </table:table-cell>
          <table:table-cell office:value-type="float" office:value="-1.4977638721" calcext:value-type="float">
            <text:p>-1.4977638721</text:p>
          </table:table-cell>
          <table:table-cell office:value-type="float" office:value="0.0233333334" calcext:value-type="float">
            <text:p>0.0233333334</text:p>
          </table:table-cell>
          <table:table-cell office:value-type="float" office:value="-0.02346208" calcext:value-type="float">
            <text:p>-0.02346208</text:p>
          </table:table-cell>
          <table:table-cell office:value-type="float" office:value="-1.7117898464" calcext:value-type="float">
            <text:p>-1.7117898464</text:p>
          </table:table-cell>
          <table:table-cell office:value-type="float" office:value="0.0266666673" calcext:value-type="float">
            <text:p>0.0266666673</text:p>
          </table:table-cell>
          <table:table-cell office:value-type="float" office:value="-0.02518891" calcext:value-type="float">
            <text:p>-0.0251889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-0.02565039" calcext:value-type="float">
            <text:p>-0.02565039</text:p>
          </table:table-cell>
          <table:table-cell office:value-type="float" office:value="-2.1399166584" calcext:value-type="float">
            <text:p>-2.1399166584</text:p>
          </table:table-cell>
          <table:table-cell office:value-type="float" office:value="0.0333333351" calcext:value-type="float">
            <text:p>0.0333333351</text:p>
          </table:table-cell>
          <table:table-cell office:value-type="float" office:value="-0.02701874" calcext:value-type="float">
            <text:p>-0.02701874</text:p>
          </table:table-cell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311" calcext:value-type="float">
            <text:p>311</text:p>
          </table:table-cell>
          <table:table-cell office:value-type="float" office:value="-0.2353367358" calcext:value-type="float">
            <text:p>-0.2353367358</text:p>
          </table:table-cell>
          <table:table-cell office:value-type="float" office:value="0.0036666666" calcext:value-type="float">
            <text:p>0.0036666666</text:p>
          </table:table-cell>
          <table:table-cell office:value-type="float" office:value="-0.00333402" calcext:value-type="float">
            <text:p>-0.00333402</text:p>
          </table:table-cell>
          <table:table-cell office:value-type="float" office:value="-0.4706774652" calcext:value-type="float">
            <text:p>-0.4706774652</text:p>
          </table:table-cell>
          <table:table-cell office:value-type="float" office:value="0.0073333331" calcext:value-type="float">
            <text:p>0.0073333331</text:p>
          </table:table-cell>
          <table:table-cell office:value-type="float" office:value="-0.00451015" calcext:value-type="float">
            <text:p>-0.00451015</text:p>
          </table:table-cell>
          <table:table-cell office:value-type="float" office:value="-0.7060261369" calcext:value-type="float">
            <text:p>-0.7060261369</text:p>
          </table:table-cell>
          <table:table-cell office:value-type="float" office:value="0.0109999999" calcext:value-type="float">
            <text:p>0.0109999999</text:p>
          </table:table-cell>
          <table:table-cell office:value-type="float" office:value="-0.01121051" calcext:value-type="float">
            <text:p>-0.01121051</text:p>
          </table:table-cell>
          <table:table-cell office:value-type="float" office:value="-0.9413866997" calcext:value-type="float">
            <text:p>-0.9413866997</text:p>
          </table:table-cell>
          <table:table-cell office:value-type="float" office:value="0.0146666663" calcext:value-type="float">
            <text:p>0.0146666663</text:p>
          </table:table-cell>
          <table:table-cell office:value-type="float" office:value="-0.01560042" calcext:value-type="float">
            <text:p>-0.01560042</text:p>
          </table:table-cell>
          <table:table-cell office:value-type="float" office:value="-1.1767631769" calcext:value-type="float">
            <text:p>-1.1767631769</text:p>
          </table:table-cell>
          <table:table-cell office:value-type="float" office:value="0.0183333326" calcext:value-type="float">
            <text:p>0.0183333326</text:p>
          </table:table-cell>
          <table:table-cell office:value-type="float" office:value="-0.01784814" calcext:value-type="float">
            <text:p>-0.01784814</text:p>
          </table:table-cell>
          <table:table-cell office:value-type="float" office:value="-1.4121594429" calcext:value-type="float">
            <text:p>-1.4121594429</text:p>
          </table:table-cell>
          <table:table-cell office:value-type="float" office:value="0.0219999999" calcext:value-type="float">
            <text:p>0.0219999999</text:p>
          </table:table-cell>
          <table:table-cell office:value-type="float" office:value="-0.02099391" calcext:value-type="float">
            <text:p>-0.02099391</text:p>
          </table:table-cell>
          <table:table-cell office:value-type="float" office:value="-1.64757967" calcext:value-type="float">
            <text:p>-1.64757967</text:p>
          </table:table-cell>
          <table:table-cell office:value-type="float" office:value="0.0256666671" calcext:value-type="float">
            <text:p>0.0256666671</text:p>
          </table:table-cell>
          <table:table-cell office:value-type="float" office:value="-0.02393284" calcext:value-type="float">
            <text:p>-0.02393284</text:p>
          </table:table-cell>
          <table:table-cell office:value-type="float" office:value="-1.8830275536" calcext:value-type="float">
            <text:p>-1.8830275536</text:p>
          </table:table-cell>
          <table:table-cell office:value-type="float" office:value="0.0293333326" calcext:value-type="float">
            <text:p>0.0293333326</text:p>
          </table:table-cell>
          <table:table-cell office:value-type="float" office:value="-0.02530805" calcext:value-type="float">
            <text:p>-0.02530805</text:p>
          </table:table-cell>
          <table:table-cell office:value-type="float" office:value="-2.1185073853" calcext:value-type="float">
            <text:p>-2.1185073853</text:p>
          </table:table-cell>
          <table:table-cell office:value-type="float" office:value="0.0329999998" calcext:value-type="float">
            <text:p>0.0329999998</text:p>
          </table:table-cell>
          <table:table-cell office:value-type="float" office:value="-0.02617931" calcext:value-type="float">
            <text:p>-0.02617931</text:p>
          </table:table-cell>
          <table:table-cell office:value-type="float" office:value="-2.3540229797" calcext:value-type="float">
            <text:p>-2.3540229797</text:p>
          </table:table-cell>
          <table:table-cell office:value-type="float" office:value="0.0366666652" calcext:value-type="float">
            <text:p>0.0366666652</text:p>
          </table:table-cell>
          <table:table-cell office:value-type="float" office:value="-0.02893775" calcext:value-type="float">
            <text:p>-0.02893775</text:p>
          </table:table-cell>
        </table:table-row>
        <table:table-row table:style-name="ro1">
          <table:table-cell office:value-type="float" office:value="9.59" calcext:value-type="float">
            <text:p>9.59</text:p>
          </table:table-cell>
          <table:table-cell office:value-type="float" office:value="312" calcext:value-type="float">
            <text:p>312</text:p>
          </table:table-cell>
          <table:table-cell office:value-type="float" office:value="-0.2567311525" calcext:value-type="float">
            <text:p>-0.2567311525</text:p>
          </table:table-cell>
          <table:table-cell office:value-type="float" office:value="0.0040000002" calcext:value-type="float">
            <text:p>0.0040000002</text:p>
          </table:table-cell>
          <table:table-cell office:value-type="float" office:value="-0.00259219" calcext:value-type="float">
            <text:p>-0.00259219</text:p>
          </table:table-cell>
          <table:table-cell office:value-type="float" office:value="-0.5134674311" calcext:value-type="float">
            <text:p>-0.5134674311</text:p>
          </table:table-cell>
          <table:table-cell office:value-type="float" office:value="0.0080000004" calcext:value-type="float">
            <text:p>0.0080000004</text:p>
          </table:table-cell>
          <table:table-cell office:value-type="float" office:value="-0.00441513" calcext:value-type="float">
            <text:p>-0.00441513</text:p>
          </table:table-cell>
          <table:table-cell office:value-type="float" office:value="-0.7702140212" calcext:value-type="float">
            <text:p>-0.7702140212</text:p>
          </table:table-cell>
          <table:table-cell office:value-type="float" office:value="0.0120000001" calcext:value-type="float">
            <text:p>0.0120000001</text:p>
          </table:table-cell>
          <table:table-cell office:value-type="float" office:value="-0.01095781" calcext:value-type="float">
            <text:p>-0.01095781</text:p>
          </table:table-cell>
          <table:table-cell office:value-type="float" office:value="-1.0269761086" calcext:value-type="float">
            <text:p>-1.0269761086</text:p>
          </table:table-cell>
          <table:table-cell office:value-type="float" office:value="0.0160000008" calcext:value-type="float">
            <text:p>0.0160000008</text:p>
          </table:table-cell>
          <table:table-cell office:value-type="float" office:value="-0.01538085" calcext:value-type="float">
            <text:p>-0.0153808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-0.01621493" calcext:value-type="float">
            <text:p>-0.01621493</text:p>
          </table:table-cell>
          <table:table-cell office:value-type="float" office:value="-1.5405672789" calcext:value-type="float">
            <text:p>-1.5405672789</text:p>
          </table:table-cell>
          <table:table-cell office:value-type="float" office:value="0.0240000002" calcext:value-type="float">
            <text:p>0.0240000002</text:p>
          </table:table-cell>
          <table:table-cell office:value-type="float" office:value="-0.02044029" calcext:value-type="float">
            <text:p>-0.02044029</text:p>
          </table:table-cell>
          <table:table-cell office:value-type="float" office:value="-1.7974067926" calcext:value-type="float">
            <text:p>-1.7974067926</text:p>
          </table:table-cell>
          <table:table-cell office:value-type="float" office:value="0.0280000009" calcext:value-type="float">
            <text:p>0.0280000009</text:p>
          </table:table-cell>
          <table:table-cell office:value-type="float" office:value="-0.02344104" calcext:value-type="float">
            <text:p>-0.02344104</text:p>
          </table:table-cell>
          <table:table-cell office:value-type="float" office:value="-2.0542824268" calcext:value-type="float">
            <text:p>-2.0542824268</text:p>
          </table:table-cell>
          <table:table-cell office:value-type="float" office:value="0.0320000015" calcext:value-type="float">
            <text:p>0.0320000015</text:p>
          </table:table-cell>
          <table:table-cell office:value-type="float" office:value="-0.02578631" calcext:value-type="float">
            <text:p>-0.02578631</text:p>
          </table:table-cell>
          <table:table-cell office:value-type="float" office:value="-2.3111991882" calcext:value-type="float">
            <text:p>-2.3111991882</text:p>
          </table:table-cell>
          <table:table-cell office:value-type="float" office:value="0.0359999985" calcext:value-type="float">
            <text:p>0.0359999985</text:p>
          </table:table-cell>
          <table:table-cell office:value-type="float" office:value="-0.02719157" calcext:value-type="float">
            <text:p>-0.0271915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-0.02976623" calcext:value-type="float">
            <text:p>-0.02976623</text:p>
          </table:table-cell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313" calcext:value-type="float">
            <text:p>313</text:p>
          </table:table-cell>
          <table:table-cell office:value-type="float" office:value="-0.2781255543" calcext:value-type="float">
            <text:p>-0.2781255543</text:p>
          </table:table-cell>
          <table:table-cell office:value-type="float" office:value="0.0043333331" calcext:value-type="float">
            <text:p>0.0043333331</text:p>
          </table:table-cell>
          <table:table-cell office:value-type="float" office:value="-0.00320676" calcext:value-type="float">
            <text:p>-0.00320676</text:p>
          </table:table-cell>
          <table:table-cell office:value-type="float" office:value="-0.5562576652" calcext:value-type="float">
            <text:p>-0.5562576652</text:p>
          </table:table-cell>
          <table:table-cell office:value-type="float" office:value="0.0086666662" calcext:value-type="float">
            <text:p>0.0086666662</text:p>
          </table:table-cell>
          <table:table-cell office:value-type="float" office:value="-0.00300704" calcext:value-type="float">
            <text:p>-0.00300704</text:p>
          </table:table-cell>
          <table:table-cell office:value-type="float" office:value="-0.8344029188" calcext:value-type="float">
            <text:p>-0.8344029188</text:p>
          </table:table-cell>
          <table:table-cell office:value-type="float" office:value="0.0130000003" calcext:value-type="float">
            <text:p>0.0130000003</text:p>
          </table:table-cell>
          <table:table-cell office:value-type="float" office:value="-0.00980194" calcext:value-type="float">
            <text:p>-0.00980194</text:p>
          </table:table-cell>
          <table:table-cell office:value-type="float" office:value="-1.1125677824" calcext:value-type="float">
            <text:p>-1.1125677824</text:p>
          </table:table-cell>
          <table:table-cell office:value-type="float" office:value="0.0173333324" calcext:value-type="float">
            <text:p>0.0173333324</text:p>
          </table:table-cell>
          <table:table-cell office:value-type="float" office:value="-0.01422532" calcext:value-type="float">
            <text:p>-0.01422532</text:p>
          </table:table-cell>
          <table:table-cell office:value-type="float" office:value="-1.390758872" calcext:value-type="float">
            <text:p>-1.390758872</text:p>
          </table:table-cell>
          <table:table-cell office:value-type="float" office:value="0.0216666665" calcext:value-type="float">
            <text:p>0.0216666665</text:p>
          </table:table-cell>
          <table:table-cell office:value-type="float" office:value="-0.01568873" calcext:value-type="float">
            <text:p>-0.01568873</text:p>
          </table:table-cell>
          <table:table-cell office:value-type="float" office:value="-1.6689828634" calcext:value-type="float">
            <text:p>-1.6689828634</text:p>
          </table:table-cell>
          <table:table-cell office:value-type="float" office:value="0.0260000005" calcext:value-type="float">
            <text:p>0.0260000005</text:p>
          </table:table-cell>
          <table:table-cell office:value-type="float" office:value="-0.01882892" calcext:value-type="float">
            <text:p>-0.01882892</text:p>
          </table:table-cell>
          <table:table-cell office:value-type="float" office:value="-1.9472460747" calcext:value-type="float">
            <text:p>-1.9472460747</text:p>
          </table:table-cell>
          <table:table-cell office:value-type="float" office:value="0.0303333327" calcext:value-type="float">
            <text:p>0.0303333327</text:p>
          </table:table-cell>
          <table:table-cell office:value-type="float" office:value="-0.02195725" calcext:value-type="float">
            <text:p>-0.02195725</text:p>
          </table:table-cell>
          <table:table-cell office:value-type="float" office:value="-2.2255551815" calcext:value-type="float">
            <text:p>-2.2255551815</text:p>
          </table:table-cell>
          <table:table-cell office:value-type="float" office:value="0.0346666649" calcext:value-type="float">
            <text:p>0.0346666649</text:p>
          </table:table-cell>
          <table:table-cell office:value-type="float" office:value="-0.02462965" calcext:value-type="float">
            <text:p>-0.02462965</text:p>
          </table:table-cell>
          <table:table-cell office:value-type="float" office:value="-2.5039172173" calcext:value-type="float">
            <text:p>-2.5039172173</text:p>
          </table:table-cell>
          <table:table-cell office:value-type="float" office:value="0.0390000008" calcext:value-type="float">
            <text:p>0.0390000008</text:p>
          </table:table-cell>
          <table:table-cell office:value-type="float" office:value="-0.02725286" calcext:value-type="float">
            <text:p>-0.02725286</text:p>
          </table:table-cell>
          <table:table-cell office:value-type="float" office:value="-2.7823381424" calcext:value-type="float">
            <text:p>-2.7823381424</text:p>
          </table:table-cell>
          <table:table-cell office:value-type="float" office:value="0.043333333" calcext:value-type="float">
            <text:p>0.043333333</text:p>
          </table:table-cell>
          <table:table-cell office:value-type="float" office:value="-0.02921219" calcext:value-type="float">
            <text:p>-0.02921219</text:p>
          </table:table-cell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314" calcext:value-type="float">
            <text:p>314</text:p>
          </table:table-cell>
          <table:table-cell office:value-type="float" office:value="-0.2995200157" calcext:value-type="float">
            <text:p>-0.2995200157</text:p>
          </table:table-cell>
          <table:table-cell office:value-type="float" office:value="0.0046666665" calcext:value-type="float">
            <text:p>0.0046666665</text:p>
          </table:table-cell>
          <table:table-cell office:value-type="float" office:value="-0.00180188" calcext:value-type="float">
            <text:p>-0.00180188</text:p>
          </table:table-cell>
          <table:table-cell office:value-type="float" office:value="-0.5990481973" calcext:value-type="float">
            <text:p>-0.5990481973</text:p>
          </table:table-cell>
          <table:table-cell office:value-type="float" office:value="0.009333333" calcext:value-type="float">
            <text:p>0.009333333</text:p>
          </table:table-cell>
          <table:table-cell office:value-type="float" office:value="-0.00266903" calcext:value-type="float">
            <text:p>-0.00266903</text:p>
          </table:table-cell>
          <table:table-cell office:value-type="float" office:value="-0.8985928297" calcext:value-type="float">
            <text:p>-0.8985928297</text:p>
          </table:table-cell>
          <table:table-cell office:value-type="float" office:value="0.0140000004" calcext:value-type="float">
            <text:p>0.0140000004</text:p>
          </table:table-cell>
          <table:table-cell office:value-type="float" office:value="-0.00899145" calcext:value-type="float">
            <text:p>-0.00899145</text:p>
          </table:table-cell>
          <table:table-cell office:value-type="float" office:value="-1.1981619596" calcext:value-type="float">
            <text:p>-1.1981619596</text:p>
          </table:table-cell>
          <table:table-cell office:value-type="float" office:value="0.018666666" calcext:value-type="float">
            <text:p>0.018666666</text:p>
          </table:table-cell>
          <table:table-cell office:value-type="float" office:value="-0.01341028" calcext:value-type="float">
            <text:p>-0.01341028</text:p>
          </table:table-cell>
          <table:table-cell office:value-type="float" office:value="-1.4977638721" calcext:value-type="float">
            <text:p>-1.4977638721</text:p>
          </table:table-cell>
          <table:table-cell office:value-type="float" office:value="0.0233333334" calcext:value-type="float">
            <text:p>0.0233333334</text:p>
          </table:table-cell>
          <table:table-cell office:value-type="float" office:value="-0.01405747" calcext:value-type="float">
            <text:p>-0.01405747</text:p>
          </table:table-cell>
          <table:table-cell office:value-type="float" office:value="-1.7974067926" calcext:value-type="float">
            <text:p>-1.7974067926</text:p>
          </table:table-cell>
          <table:table-cell office:value-type="float" office:value="0.0280000009" calcext:value-type="float">
            <text:p>0.0280000009</text:p>
          </table:table-cell>
          <table:table-cell office:value-type="float" office:value="-0.01796955" calcext:value-type="float">
            <text:p>-0.01796955</text:p>
          </table:table-cell>
          <table:table-cell office:value-type="float" office:value="-2.0970988274" calcext:value-type="float">
            <text:p>-2.0970988274</text:p>
          </table:table-cell>
          <table:table-cell office:value-type="float" office:value="0.0326666683" calcext:value-type="float">
            <text:p>0.0326666683</text:p>
          </table:table-cell>
          <table:table-cell office:value-type="float" office:value="-0.02108384" calcext:value-type="float">
            <text:p>-0.02108384</text:p>
          </table:table-cell>
          <table:table-cell office:value-type="float" office:value="-2.3968482018" calcext:value-type="float">
            <text:p>-2.3968482018</text:p>
          </table:table-cell>
          <table:table-cell office:value-type="float" office:value="0.037333332" calcext:value-type="float">
            <text:p>0.037333332</text:p>
          </table:table-cell>
          <table:table-cell office:value-type="float" office:value="-0.02376518" calcext:value-type="float">
            <text:p>-0.02376518</text:p>
          </table:table-cell>
          <table:table-cell office:value-type="float" office:value="-2.6966633797" calcext:value-type="float">
            <text:p>-2.6966633797</text:p>
          </table:table-cell>
          <table:table-cell office:value-type="float" office:value="0.0419999994" calcext:value-type="float">
            <text:p>0.0419999994</text:p>
          </table:table-cell>
          <table:table-cell office:value-type="float" office:value="-0.02518884" calcext:value-type="float">
            <text:p>-0.02518884</text:p>
          </table:table-cell>
          <table:table-cell office:value-type="float" office:value="-2.9965524673" calcext:value-type="float">
            <text:p>-2.9965524673</text:p>
          </table:table-cell>
          <table:table-cell office:value-type="float" office:value="0.0466666669" calcext:value-type="float">
            <text:p>0.0466666669</text:p>
          </table:table-cell>
          <table:table-cell office:value-type="float" office:value="-0.02878543" calcext:value-type="float">
            <text:p>-0.02878543</text:p>
          </table:table-cell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315" calcext:value-type="float">
            <text:p>315</text:p>
          </table:table-cell>
          <table:table-cell office:value-type="float" office:value="-0.3209145069" calcext:value-type="float">
            <text:p>-0.3209145069</text:p>
          </table:table-cell>
          <table:table-cell office:value-type="float" office:value="0.0049999999" calcext:value-type="float">
            <text:p>0.0049999999</text:p>
          </table:table-cell>
          <table:table-cell office:value-type="float" office:value="-0.00141101" calcext:value-type="float">
            <text:p>-0.0014110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-0.00082342" calcext:value-type="float">
            <text:p>-0.00082342</text:p>
          </table:table-cell>
          <table:table-cell office:value-type="float" office:value="-0.9627838135" calcext:value-type="float">
            <text:p>-0.9627838135</text:p>
          </table:table-cell>
          <table:table-cell office:value-type="float" office:value="0.0149999997" calcext:value-type="float">
            <text:p>0.0149999997</text:p>
          </table:table-cell>
          <table:table-cell office:value-type="float" office:value="-0.00681154" calcext:value-type="float">
            <text:p>-0.0068115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-0.01050901" calcext:value-type="float">
            <text:p>-0.01050901</text:p>
          </table:table-cell>
          <table:table-cell office:value-type="float" office:value="-1.6047741175" calcext:value-type="float">
            <text:p>-1.6047741175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-0.01305671" calcext:value-type="float">
            <text:p>-0.0130567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-0.01601267" calcext:value-type="float">
            <text:p>-0.01601267</text:p>
          </table:table-cell>
          <table:table-cell office:value-type="float" office:value="-2.2469658852" calcext:value-type="float">
            <text:p>-2.2469658852</text:p>
          </table:table-cell>
          <table:table-cell office:value-type="float" office:value="0.0350000001" calcext:value-type="float">
            <text:p>0.0350000001</text:p>
          </table:table-cell>
          <table:table-cell office:value-type="float" office:value="-0.01996554" calcext:value-type="float">
            <text:p>-0.0199655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-0.02155466" calcext:value-type="float">
            <text:p>-0.02155466</text:p>
          </table:table-cell>
          <table:table-cell office:value-type="float" office:value="-2.8894402981" calcext:value-type="float">
            <text:p>-2.8894402981</text:p>
          </table:table-cell>
          <table:table-cell office:value-type="float" office:value="0.0450000018" calcext:value-type="float">
            <text:p>0.0450000018</text:p>
          </table:table-cell>
          <table:table-cell office:value-type="float" office:value="-0.02406118" calcext:value-type="float">
            <text:p>-0.0240611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-0.02637072" calcext:value-type="float">
            <text:p>-0.02637072</text:p>
          </table:table-cell>
        </table:table-row>
        <table:table-row table:style-name="ro1">
          <table:table-cell office:value-type="float" office:value="9.71" calcext:value-type="float">
            <text:p>9.71</text:p>
          </table:table-cell>
          <table:table-cell office:value-type="float" office:value="316" calcext:value-type="float">
            <text:p>316</text:p>
          </table:table-cell>
          <table:table-cell office:value-type="float" office:value="-0.3423090577" calcext:value-type="float">
            <text:p>-0.3423090577</text:p>
          </table:table-cell>
          <table:table-cell office:value-type="float" office:value="0.0053333333" calcext:value-type="float">
            <text:p>0.0053333333</text:p>
          </table:table-cell>
          <table:table-cell office:value-type="float" office:value="-0.00033965" calcext:value-type="float">
            <text:p>-0.00033965</text:p>
          </table:table-cell>
          <table:table-cell office:value-type="float" office:value="-0.6846303344" calcext:value-type="float">
            <text:p>-0.6846303344</text:p>
          </table:table-cell>
          <table:table-cell office:value-type="float" office:value="0.0106666666" calcext:value-type="float">
            <text:p>0.0106666666</text:p>
          </table:table-cell>
          <table:table-cell office:value-type="float" office:value="0.00270651" calcext:value-type="float">
            <text:p>0.00270651</text:p>
          </table:table-cell>
          <table:table-cell office:value-type="float" office:value="-1.0269761086" calcext:value-type="float">
            <text:p>-1.0269761086</text:p>
          </table:table-cell>
          <table:table-cell office:value-type="float" office:value="0.0160000008" calcext:value-type="float">
            <text:p>0.0160000008</text:p>
          </table:table-cell>
          <table:table-cell office:value-type="float" office:value="-0.00552065" calcext:value-type="float">
            <text:p>-0.00552065</text:p>
          </table:table-cell>
          <table:table-cell office:value-type="float" office:value="-1.3693585396" calcext:value-type="float">
            <text:p>-1.3693585396</text:p>
          </table:table-cell>
          <table:table-cell office:value-type="float" office:value="0.0213333331" calcext:value-type="float">
            <text:p>0.0213333331</text:p>
          </table:table-cell>
          <table:table-cell office:value-type="float" office:value="-0.00782039" calcext:value-type="float">
            <text:p>-0.00782039</text:p>
          </table:table-cell>
          <table:table-cell office:value-type="float" office:value="-1.7117898464" calcext:value-type="float">
            <text:p>-1.7117898464</text:p>
          </table:table-cell>
          <table:table-cell office:value-type="float" office:value="0.0266666673" calcext:value-type="float">
            <text:p>0.0266666673</text:p>
          </table:table-cell>
          <table:table-cell office:value-type="float" office:value="-0.00921351" calcext:value-type="float">
            <text:p>-0.00921351</text:p>
          </table:table-cell>
          <table:table-cell office:value-type="float" office:value="-2.0542824268" calcext:value-type="float">
            <text:p>-2.0542824268</text:p>
          </table:table-cell>
          <table:table-cell office:value-type="float" office:value="0.0320000015" calcext:value-type="float">
            <text:p>0.0320000015</text:p>
          </table:table-cell>
          <table:table-cell office:value-type="float" office:value="-0.01496228" calcext:value-type="float">
            <text:p>-0.01496228</text:p>
          </table:table-cell>
          <table:table-cell office:value-type="float" office:value="-2.3968482018" calcext:value-type="float">
            <text:p>-2.3968482018</text:p>
          </table:table-cell>
          <table:table-cell office:value-type="float" office:value="0.037333332" calcext:value-type="float">
            <text:p>0.037333332</text:p>
          </table:table-cell>
          <table:table-cell office:value-type="float" office:value="-0.01735795" calcext:value-type="float">
            <text:p>-0.01735795</text:p>
          </table:table-cell>
          <table:table-cell office:value-type="float" office:value="-2.7395000458" calcext:value-type="float">
            <text:p>-2.7395000458</text:p>
          </table:table-cell>
          <table:table-cell office:value-type="float" office:value="0.0426666662" calcext:value-type="float">
            <text:p>0.0426666662</text:p>
          </table:table-cell>
          <table:table-cell office:value-type="float" office:value="-0.02008369" calcext:value-type="float">
            <text:p>-0.02008369</text:p>
          </table:table-cell>
          <table:table-cell office:value-type="float" office:value="-3.0822498798" calcext:value-type="float">
            <text:p>-3.0822498798</text:p>
          </table:table-cell>
          <table:table-cell office:value-type="float" office:value="0.0480000004" calcext:value-type="float">
            <text:p>0.0480000004</text:p>
          </table:table-cell>
          <table:table-cell office:value-type="float" office:value="-0.02055913" calcext:value-type="float">
            <text:p>-0.02055913</text:p>
          </table:table-cell>
          <table:table-cell office:value-type="float" office:value="-3.4251101017" calcext:value-type="float">
            <text:p>-3.4251101017</text:p>
          </table:table-cell>
          <table:table-cell office:value-type="float" office:value="0.0533333346" calcext:value-type="float">
            <text:p>0.0533333346</text:p>
          </table:table-cell>
          <table:table-cell office:value-type="float" office:value="-0.02457229" calcext:value-type="float">
            <text:p>-0.02457229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317" calcext:value-type="float">
            <text:p>317</text:p>
          </table:table-cell>
          <table:table-cell office:value-type="float" office:value="-0.3637036681" calcext:value-type="float">
            <text:p>-0.3637036681</text:p>
          </table:table-cell>
          <table:table-cell office:value-type="float" office:value="0.0056666667" calcext:value-type="float">
            <text:p>0.0056666667</text:p>
          </table:table-cell>
          <table:table-cell office:value-type="float" office:value="0.00084831" calcext:value-type="float">
            <text:p>0.00084831</text:p>
          </table:table-cell>
          <table:table-cell office:value-type="float" office:value="-0.727421999" calcext:value-type="float">
            <text:p>-0.727421999</text:p>
          </table:table-cell>
          <table:table-cell office:value-type="float" office:value="0.0113333333" calcext:value-type="float">
            <text:p>0.0113333333</text:p>
          </table:table-cell>
          <table:table-cell office:value-type="float" office:value="0.0035488" calcext:value-type="float">
            <text:p>0.0035488</text:p>
          </table:table-cell>
          <table:table-cell office:value-type="float" office:value="-1.0911697149" calcext:value-type="float">
            <text:p>-1.0911697149</text:p>
          </table:table-cell>
          <table:table-cell office:value-type="float" office:value="0.0170000009" calcext:value-type="float">
            <text:p>0.0170000009</text:p>
          </table:table-cell>
          <table:table-cell office:value-type="float" office:value="-0.00271328" calcext:value-type="float">
            <text:p>-0.00271328</text:p>
          </table:table-cell>
          <table:table-cell office:value-type="float" office:value="-1.4549612999" calcext:value-type="float">
            <text:p>-1.4549612999</text:p>
          </table:table-cell>
          <table:table-cell office:value-type="float" office:value="0.0226666667" calcext:value-type="float">
            <text:p>0.0226666667</text:p>
          </table:table-cell>
          <table:table-cell office:value-type="float" office:value="-0.00378787" calcext:value-type="float">
            <text:p>-0.00378787</text:p>
          </table:table-cell>
          <table:table-cell office:value-type="float" office:value="-1.818811655" calcext:value-type="float">
            <text:p>-1.818811655</text:p>
          </table:table-cell>
          <table:table-cell office:value-type="float" office:value="0.0283333343" calcext:value-type="float">
            <text:p>0.0283333343</text:p>
          </table:table-cell>
          <table:table-cell office:value-type="float" office:value="-0.00561287" calcext:value-type="float">
            <text:p>-0.00561287</text:p>
          </table:table-cell>
          <table:table-cell office:value-type="float" office:value="-2.1827354431" calcext:value-type="float">
            <text:p>-2.1827354431</text:p>
          </table:table-cell>
          <table:table-cell office:value-type="float" office:value="0.0340000018" calcext:value-type="float">
            <text:p>0.0340000018</text:p>
          </table:table-cell>
          <table:table-cell office:value-type="float" office:value="-0.01212898" calcext:value-type="float">
            <text:p>-0.01212898</text:p>
          </table:table-cell>
          <table:table-cell office:value-type="float" office:value="-2.5467472076" calcext:value-type="float">
            <text:p>-2.5467472076</text:p>
          </table:table-cell>
          <table:table-cell office:value-type="float" office:value="0.0396666676" calcext:value-type="float">
            <text:p>0.0396666676</text:p>
          </table:table-cell>
          <table:table-cell office:value-type="float" office:value="-0.01564017" calcext:value-type="float">
            <text:p>-0.01564017</text:p>
          </table:table-cell>
          <table:table-cell office:value-type="float" office:value="-2.9108617306" calcext:value-type="float">
            <text:p>-2.9108617306</text:p>
          </table:table-cell>
          <table:table-cell office:value-type="float" office:value="0.0453333333" calcext:value-type="float">
            <text:p>0.0453333333</text:p>
          </table:table-cell>
          <table:table-cell office:value-type="float" office:value="-0.01610266" calcext:value-type="float">
            <text:p>-0.01610266</text:p>
          </table:table-cell>
          <table:table-cell office:value-type="float" office:value="-3.2750942707" calcext:value-type="float">
            <text:p>-3.2750942707</text:p>
          </table:table-cell>
          <table:table-cell office:value-type="float" office:value="0.050999999" calcext:value-type="float">
            <text:p>0.050999999</text:p>
          </table:table-cell>
          <table:table-cell office:value-type="float" office:value="-0.01822822" calcext:value-type="float">
            <text:p>-0.01822822</text:p>
          </table:table-cell>
          <table:table-cell office:value-type="float" office:value="-3.6394593716" calcext:value-type="float">
            <text:p>-3.6394593716</text:p>
          </table:table-cell>
          <table:table-cell office:value-type="float" office:value="0.0566666685" calcext:value-type="float">
            <text:p>0.0566666685</text:p>
          </table:table-cell>
          <table:table-cell office:value-type="float" office:value="-0.02030051" calcext:value-type="float">
            <text:p>-0.02030051</text:p>
          </table:table-cell>
        </table:table-row>
        <table:table-row table:style-name="ro1">
          <table:table-cell office:value-type="float" office:value="9.77" calcext:value-type="float">
            <text:p>9.77</text:p>
          </table:table-cell>
          <table:table-cell office:value-type="float" office:value="318" calcext:value-type="float">
            <text:p>318</text:p>
          </table:table-cell>
          <table:table-cell office:value-type="float" office:value="-0.3850983083" calcext:value-type="float">
            <text:p>-0.3850983083</text:p>
          </table:table-cell>
          <table:table-cell office:value-type="float" office:value="0.0060000001" calcext:value-type="float">
            <text:p>0.0060000001</text:p>
          </table:table-cell>
          <table:table-cell office:value-type="float" office:value="0.00296127" calcext:value-type="float">
            <text:p>0.00296127</text:p>
          </table:table-cell>
          <table:table-cell office:value-type="float" office:value="-0.7702140212" calcext:value-type="float">
            <text:p>-0.7702140212</text:p>
          </table:table-cell>
          <table:table-cell office:value-type="float" office:value="0.0120000001" calcext:value-type="float">
            <text:p>0.0120000001</text:p>
          </table:table-cell>
          <table:table-cell office:value-type="float" office:value="0.00701683" calcext:value-type="float">
            <text:p>0.00701683</text:p>
          </table:table-cell>
          <table:table-cell office:value-type="float" office:value="-1.1553645134" calcext:value-type="float">
            <text:p>-1.1553645134</text:p>
          </table:table-cell>
          <table:table-cell office:value-type="float" office:value="0.0179999992" calcext:value-type="float">
            <text:p>0.0179999992</text:p>
          </table:table-cell>
          <table:table-cell office:value-type="float" office:value="-0.00132776" calcext:value-type="float">
            <text:p>-0.00132776</text:p>
          </table:table-cell>
          <table:table-cell office:value-type="float" office:value="-1.5405672789" calcext:value-type="float">
            <text:p>-1.5405672789</text:p>
          </table:table-cell>
          <table:table-cell office:value-type="float" office:value="0.0240000002" calcext:value-type="float">
            <text:p>0.0240000002</text:p>
          </table:table-cell>
          <table:table-cell office:value-type="float" office:value="-0.00238675" calcext:value-type="float">
            <text:p>-0.0023867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-0.00352313" calcext:value-type="float">
            <text:p>-0.00352313</text:p>
          </table:table-cell>
          <table:table-cell office:value-type="float" office:value="-2.3111991882" calcext:value-type="float">
            <text:p>-2.3111991882</text:p>
          </table:table-cell>
          <table:table-cell office:value-type="float" office:value="0.0359999985" calcext:value-type="float">
            <text:p>0.0359999985</text:p>
          </table:table-cell>
          <table:table-cell office:value-type="float" office:value="-0.01022448" calcext:value-type="float">
            <text:p>-0.01022448</text:p>
          </table:table-cell>
          <table:table-cell office:value-type="float" office:value="-2.6966633797" calcext:value-type="float">
            <text:p>-2.6966633797</text:p>
          </table:table-cell>
          <table:table-cell office:value-type="float" office:value="0.0419999994" calcext:value-type="float">
            <text:p>0.0419999994</text:p>
          </table:table-cell>
          <table:table-cell office:value-type="float" office:value="-0.00895659" calcext:value-type="float">
            <text:p>-0.00895659</text:p>
          </table:table-cell>
          <table:table-cell office:value-type="float" office:value="-3.0822498798" calcext:value-type="float">
            <text:p>-3.0822498798</text:p>
          </table:table-cell>
          <table:table-cell office:value-type="float" office:value="0.0480000004" calcext:value-type="float">
            <text:p>0.0480000004</text:p>
          </table:table-cell>
          <table:table-cell office:value-type="float" office:value="-0.01312445" calcext:value-type="float">
            <text:p>-0.01312445</text:p>
          </table:table-cell>
          <table:table-cell office:value-type="float" office:value="-3.4679760933" calcext:value-type="float">
            <text:p>-3.4679760933</text:p>
          </table:table-cell>
          <table:table-cell office:value-type="float" office:value="0.0540000014" calcext:value-type="float">
            <text:p>0.0540000014</text:p>
          </table:table-cell>
          <table:table-cell office:value-type="float" office:value="-0.01227848" calcext:value-type="float">
            <text:p>-0.0122784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-0.01778152" calcext:value-type="float">
            <text:p>-0.01778152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319" calcext:value-type="float">
            <text:p>319</text:p>
          </table:table-cell>
          <table:table-cell office:value-type="float" office:value="-0.4064930081" calcext:value-type="float">
            <text:p>-0.4064930081</text:p>
          </table:table-cell>
          <table:table-cell office:value-type="float" office:value="0.0063333334" calcext:value-type="float">
            <text:p>0.0063333334</text:p>
          </table:table-cell>
          <table:table-cell office:value-type="float" office:value="0.00247439" calcext:value-type="float">
            <text:p>0.00247439</text:p>
          </table:table-cell>
          <table:table-cell office:value-type="float" office:value="-0.8130065203" calcext:value-type="float">
            <text:p>-0.8130065203</text:p>
          </table:table-cell>
          <table:table-cell office:value-type="float" office:value="0.0126666669" calcext:value-type="float">
            <text:p>0.0126666669</text:p>
          </table:table-cell>
          <table:table-cell office:value-type="float" office:value="0.00706269" calcext:value-type="float">
            <text:p>0.00706269</text:p>
          </table:table-cell>
          <table:table-cell office:value-type="float" office:value="-1.2195608616" calcext:value-type="float">
            <text:p>-1.2195608616</text:p>
          </table:table-cell>
          <table:table-cell office:value-type="float" office:value="0.0189999994" calcext:value-type="float">
            <text:p>0.0189999994</text:p>
          </table:table-cell>
          <table:table-cell office:value-type="float" office:value="0.00269858" calcext:value-type="float">
            <text:p>0.00269858</text:p>
          </table:table-cell>
          <table:table-cell office:value-type="float" office:value="-1.6261767149" calcext:value-type="float">
            <text:p>-1.6261767149</text:p>
          </table:table-cell>
          <table:table-cell office:value-type="float" office:value="0.0253333338" calcext:value-type="float">
            <text:p>0.0253333338</text:p>
          </table:table-cell>
          <table:table-cell office:value-type="float" office:value="0.00090937" calcext:value-type="float">
            <text:p>0.00090937</text:p>
          </table:table-cell>
          <table:table-cell office:value-type="float" office:value="-2.0328745842" calcext:value-type="float">
            <text:p>-2.0328745842</text:p>
          </table:table-cell>
          <table:table-cell office:value-type="float" office:value="0.0316666663" calcext:value-type="float">
            <text:p>0.0316666663</text:p>
          </table:table-cell>
          <table:table-cell office:value-type="float" office:value="0.00120367" calcext:value-type="float">
            <text:p>0.00120367</text:p>
          </table:table-cell>
          <table:table-cell office:value-type="float" office:value="-2.4396746159" calcext:value-type="float">
            <text:p>-2.4396746159</text:p>
          </table:table-cell>
          <table:table-cell office:value-type="float" office:value="0.0379999988" calcext:value-type="float">
            <text:p>0.0379999988</text:p>
          </table:table-cell>
          <table:table-cell office:value-type="float" office:value="-0.00468312" calcext:value-type="float">
            <text:p>-0.00468312</text:p>
          </table:table-cell>
          <table:table-cell office:value-type="float" office:value="-2.8465981483" calcext:value-type="float">
            <text:p>-2.8465981483</text:p>
          </table:table-cell>
          <table:table-cell office:value-type="float" office:value="0.044333335" calcext:value-type="float">
            <text:p>0.044333335</text:p>
          </table:table-cell>
          <table:table-cell office:value-type="float" office:value="-0.00499408" calcext:value-type="float">
            <text:p>-0.00499408</text:p>
          </table:table-cell>
          <table:table-cell office:value-type="float" office:value="-3.2536654472" calcext:value-type="float">
            <text:p>-3.2536654472</text:p>
          </table:table-cell>
          <table:table-cell office:value-type="float" office:value="0.0506666675" calcext:value-type="float">
            <text:p>0.0506666675</text:p>
          </table:table-cell>
          <table:table-cell office:value-type="float" office:value="-0.0060344" calcext:value-type="float">
            <text:p>-0.0060344</text:p>
          </table:table-cell>
          <table:table-cell office:value-type="float" office:value="-3.6608967781" calcext:value-type="float">
            <text:p>-3.6608967781</text:p>
          </table:table-cell>
          <table:table-cell office:value-type="float" office:value="0.057" calcext:value-type="float">
            <text:p>0.057</text:p>
          </table:table-cell>
          <table:table-cell office:value-type="float" office:value="-0.00943509" calcext:value-type="float">
            <text:p>-0.00943509</text:p>
          </table:table-cell>
          <table:table-cell office:value-type="float" office:value="-4.0683135986" calcext:value-type="float">
            <text:p>-4.0683135986</text:p>
          </table:table-cell>
          <table:table-cell office:value-type="float" office:value="0.0633333325" calcext:value-type="float">
            <text:p>0.0633333325</text:p>
          </table:table-cell>
          <table:table-cell office:value-type="float" office:value="-0.00994321" calcext:value-type="float">
            <text:p>-0.00994321</text:p>
          </table:table-cell>
        </table:table-row>
        <table:table-row table:style-name="ro1">
          <table:table-cell office:value-type="float" office:value="9.83" calcext:value-type="float">
            <text:p>9.83</text:p>
          </table:table-cell>
          <table:table-cell office:value-type="float" office:value="320" calcext:value-type="float">
            <text:p>320</text:p>
          </table:table-cell>
          <table:table-cell office:value-type="float" office:value="-0.4278877676" calcext:value-type="float">
            <text:p>-0.4278877676</text:p>
          </table:table-cell>
          <table:table-cell office:value-type="float" office:value="0.0066666668" calcext:value-type="float">
            <text:p>0.0066666668</text:p>
          </table:table-cell>
          <table:table-cell office:value-type="float" office:value="0.00406324" calcext:value-type="float">
            <text:p>0.00406324</text:p>
          </table:table-cell>
          <table:table-cell office:value-type="float" office:value="-0.8557994366" calcext:value-type="float">
            <text:p>-0.8557994366</text:p>
          </table:table-cell>
          <table:table-cell office:value-type="float" office:value="0.0133333337" calcext:value-type="float">
            <text:p>0.0133333337</text:p>
          </table:table-cell>
          <table:table-cell office:value-type="float" office:value="0.00872716" calcext:value-type="float">
            <text:p>0.0087271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0450915" calcext:value-type="float">
            <text:p>0.00450915</text:p>
          </table:table-cell>
          <table:table-cell office:value-type="float" office:value="-1.7117898464" calcext:value-type="float">
            <text:p>-1.7117898464</text:p>
          </table:table-cell>
          <table:table-cell office:value-type="float" office:value="0.0266666673" calcext:value-type="float">
            <text:p>0.0266666673</text:p>
          </table:table-cell>
          <table:table-cell office:value-type="float" office:value="0.00307017" calcext:value-type="float">
            <text:p>0.00307017</text:p>
          </table:table-cell>
          <table:table-cell office:value-type="float" office:value="-2.1399166584" calcext:value-type="float">
            <text:p>-2.1399166584</text:p>
          </table:table-cell>
          <table:table-cell office:value-type="float" office:value="0.0333333351" calcext:value-type="float">
            <text:p>0.0333333351</text:p>
          </table:table-cell>
          <table:table-cell office:value-type="float" office:value="0.00392847" calcext:value-type="float">
            <text:p>0.0039284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0289013" calcext:value-type="float">
            <text:p>0.00289013</text:p>
          </table:table-cell>
          <table:table-cell office:value-type="float" office:value="-2.9965524673" calcext:value-type="float">
            <text:p>-2.9965524673</text:p>
          </table:table-cell>
          <table:table-cell office:value-type="float" office:value="0.0466666669" calcext:value-type="float">
            <text:p>0.0466666669</text:p>
          </table:table-cell>
          <table:table-cell office:value-type="float" office:value="0.00201222" calcext:value-type="float">
            <text:p>0.00201222</text:p>
          </table:table-cell>
          <table:table-cell office:value-type="float" office:value="-3.4251101017" calcext:value-type="float">
            <text:p>-3.4251101017</text:p>
          </table:table-cell>
          <table:table-cell office:value-type="float" office:value="0.0533333346" calcext:value-type="float">
            <text:p>0.0533333346</text:p>
          </table:table-cell>
          <table:table-cell office:value-type="float" office:value="-0.00181828" calcext:value-type="float">
            <text:p>-0.0018182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-0.00052039" calcext:value-type="float">
            <text:p>-0.00052039</text:p>
          </table:table-cell>
          <table:table-cell office:value-type="float" office:value="-4.28282547" calcext:value-type="float">
            <text:p>-4.28282547</text:p>
          </table:table-cell>
          <table:table-cell office:value-type="float" office:value="0.0666666701" calcext:value-type="float">
            <text:p>0.0666666701</text:p>
          </table:table-cell>
          <table:table-cell office:value-type="float" office:value="-0.00477782" calcext:value-type="float">
            <text:p>-0.00477782</text:p>
          </table:table-cell>
        </table:table-row>
        <table:table-row table:style-name="ro1">
          <table:table-cell office:value-type="float" office:value="9.87" calcext:value-type="float">
            <text:p>9.87</text:p>
          </table:table-cell>
          <table:table-cell office:value-type="float" office:value="321" calcext:value-type="float">
            <text:p>321</text:p>
          </table:table-cell>
          <table:table-cell office:value-type="float" office:value="-0.4492826164" calcext:value-type="float">
            <text:p>-0.4492826164</text:p>
          </table:table-cell>
          <table:table-cell office:value-type="float" office:value="0.0070000002" calcext:value-type="float">
            <text:p>0.0070000002</text:p>
          </table:table-cell>
          <table:table-cell office:value-type="float" office:value="0.00459804" calcext:value-type="float">
            <text:p>0.00459804</text:p>
          </table:table-cell>
          <table:table-cell office:value-type="float" office:value="-0.8985928297" calcext:value-type="float">
            <text:p>-0.8985928297</text:p>
          </table:table-cell>
          <table:table-cell office:value-type="float" office:value="0.0140000004" calcext:value-type="float">
            <text:p>0.0140000004</text:p>
          </table:table-cell>
          <table:table-cell office:value-type="float" office:value="0.01314596" calcext:value-type="float">
            <text:p>0.01314596</text:p>
          </table:table-cell>
          <table:table-cell office:value-type="float" office:value="-1.3479583263" calcext:value-type="float">
            <text:p>-1.3479583263</text:p>
          </table:table-cell>
          <table:table-cell office:value-type="float" office:value="0.0209999997" calcext:value-type="float">
            <text:p>0.0209999997</text:p>
          </table:table-cell>
          <table:table-cell office:value-type="float" office:value="0.00860912" calcext:value-type="float">
            <text:p>0.00860912</text:p>
          </table:table-cell>
          <table:table-cell office:value-type="float" office:value="-1.7974067926" calcext:value-type="float">
            <text:p>-1.7974067926</text:p>
          </table:table-cell>
          <table:table-cell office:value-type="float" office:value="0.0280000009" calcext:value-type="float">
            <text:p>0.0280000009</text:p>
          </table:table-cell>
          <table:table-cell office:value-type="float" office:value="0.00747757" calcext:value-type="float">
            <text:p>0.00747757</text:p>
          </table:table-cell>
          <table:table-cell office:value-type="float" office:value="-2.2469658852" calcext:value-type="float">
            <text:p>-2.2469658852</text:p>
          </table:table-cell>
          <table:table-cell office:value-type="float" office:value="0.0350000001" calcext:value-type="float">
            <text:p>0.0350000001</text:p>
          </table:table-cell>
          <table:table-cell office:value-type="float" office:value="0.0105057" calcext:value-type="float">
            <text:p>0.0105057</text:p>
          </table:table-cell>
          <table:table-cell office:value-type="float" office:value="-2.6966633797" calcext:value-type="float">
            <text:p>-2.6966633797</text:p>
          </table:table-cell>
          <table:table-cell office:value-type="float" office:value="0.0419999994" calcext:value-type="float">
            <text:p>0.0419999994</text:p>
          </table:table-cell>
          <table:table-cell office:value-type="float" office:value="0.00731124" calcext:value-type="float">
            <text:p>0.00731124</text:p>
          </table:table-cell>
          <table:table-cell office:value-type="float" office:value="-3.1465272903" calcext:value-type="float">
            <text:p>-3.1465272903</text:p>
          </table:table-cell>
          <table:table-cell office:value-type="float" office:value="0.0489999987" calcext:value-type="float">
            <text:p>0.0489999987</text:p>
          </table:table-cell>
          <table:table-cell office:value-type="float" office:value="0.00616921" calcext:value-type="float">
            <text:p>0.00616921</text:p>
          </table:table-cell>
          <table:table-cell office:value-type="float" office:value="-3.5965855122" calcext:value-type="float">
            <text:p>-3.5965855122</text:p>
          </table:table-cell>
          <table:table-cell office:value-type="float" office:value="0.0560000017" calcext:value-type="float">
            <text:p>0.0560000017</text:p>
          </table:table-cell>
          <table:table-cell office:value-type="float" office:value="0.00985869" calcext:value-type="float">
            <text:p>0.00985869</text:p>
          </table:table-cell>
          <table:table-cell office:value-type="float" office:value="-4.0468659401" calcext:value-type="float">
            <text:p>-4.0468659401</text:p>
          </table:table-cell>
          <table:table-cell office:value-type="float" office:value="0.063000001" calcext:value-type="float">
            <text:p>0.063000001</text:p>
          </table:table-cell>
          <table:table-cell office:value-type="float" office:value="0.00533022" calcext:value-type="float">
            <text:p>0.0053302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0802029" calcext:value-type="float">
            <text:p>0.00802029</text:p>
          </table:table-cell>
        </table:table-row>
        <table:table-row table:style-name="ro1">
          <table:table-cell office:value-type="float" office:value="9.89" calcext:value-type="float">
            <text:p>9.89</text:p>
          </table:table-cell>
          <table:table-cell office:value-type="float" office:value="322" calcext:value-type="float">
            <text:p>322</text:p>
          </table:table-cell>
          <table:table-cell office:value-type="float" office:value="-0.4706774652" calcext:value-type="float">
            <text:p>-0.4706774652</text:p>
          </table:table-cell>
          <table:table-cell office:value-type="float" office:value="0.0073333331" calcext:value-type="float">
            <text:p>0.0073333331</text:p>
          </table:table-cell>
          <table:table-cell office:value-type="float" office:value="0.00596517" calcext:value-type="float">
            <text:p>0.00596517</text:p>
          </table:table-cell>
          <table:table-cell office:value-type="float" office:value="-0.9413866997" calcext:value-type="float">
            <text:p>-0.9413866997</text:p>
          </table:table-cell>
          <table:table-cell office:value-type="float" office:value="0.0146666663" calcext:value-type="float">
            <text:p>0.0146666663</text:p>
          </table:table-cell>
          <table:table-cell office:value-type="float" office:value="0.01456424" calcext:value-type="float">
            <text:p>0.01456424</text:p>
          </table:table-cell>
          <table:table-cell office:value-type="float" office:value="-1.4121594429" calcext:value-type="float">
            <text:p>-1.4121594429</text:p>
          </table:table-cell>
          <table:table-cell office:value-type="float" office:value="0.0219999999" calcext:value-type="float">
            <text:p>0.0219999999</text:p>
          </table:table-cell>
          <table:table-cell office:value-type="float" office:value="0.01105961" calcext:value-type="float">
            <text:p>0.01105961</text:p>
          </table:table-cell>
          <table:table-cell office:value-type="float" office:value="-1.8830275536" calcext:value-type="float">
            <text:p>-1.8830275536</text:p>
          </table:table-cell>
          <table:table-cell office:value-type="float" office:value="0.0293333326" calcext:value-type="float">
            <text:p>0.0293333326</text:p>
          </table:table-cell>
          <table:table-cell office:value-type="float" office:value="0.01079249" calcext:value-type="float">
            <text:p>0.01079249</text:p>
          </table:table-cell>
          <table:table-cell office:value-type="float" office:value="-2.3540229797" calcext:value-type="float">
            <text:p>-2.3540229797</text:p>
          </table:table-cell>
          <table:table-cell office:value-type="float" office:value="0.0366666652" calcext:value-type="float">
            <text:p>0.0366666652</text:p>
          </table:table-cell>
          <table:table-cell office:value-type="float" office:value="0.01472683" calcext:value-type="float">
            <text:p>0.01472683</text:p>
          </table:table-cell>
          <table:table-cell office:value-type="float" office:value="-2.8251776695" calcext:value-type="float">
            <text:p>-2.8251776695</text:p>
          </table:table-cell>
          <table:table-cell office:value-type="float" office:value="0.0439999998" calcext:value-type="float">
            <text:p>0.0439999998</text:p>
          </table:table-cell>
          <table:table-cell office:value-type="float" office:value="0.01428963" calcext:value-type="float">
            <text:p>0.01428963</text:p>
          </table:table-cell>
          <table:table-cell office:value-type="float" office:value="-3.2965238094" calcext:value-type="float">
            <text:p>-3.2965238094</text:p>
          </table:table-cell>
          <table:table-cell office:value-type="float" office:value="0.0513333343" calcext:value-type="float">
            <text:p>0.0513333343</text:p>
          </table:table-cell>
          <table:table-cell office:value-type="float" office:value="0.01541158" calcext:value-type="float">
            <text:p>0.01541158</text:p>
          </table:table-cell>
          <table:table-cell office:value-type="float" office:value="-3.7680928707" calcext:value-type="float">
            <text:p>-3.7680928707</text:p>
          </table:table-cell>
          <table:table-cell office:value-type="float" office:value="0.0586666651" calcext:value-type="float">
            <text:p>0.0586666651</text:p>
          </table:table-cell>
          <table:table-cell office:value-type="float" office:value="0.01611256" calcext:value-type="float">
            <text:p>0.01611256</text:p>
          </table:table-cell>
          <table:table-cell office:value-type="float" office:value="-4.239918232" calcext:value-type="float">
            <text:p>-4.239918232</text:p>
          </table:table-cell>
          <table:table-cell office:value-type="float" office:value="0.0659999996" calcext:value-type="float">
            <text:p>0.0659999996</text:p>
          </table:table-cell>
          <table:table-cell office:value-type="float" office:value="0.01676713" calcext:value-type="float">
            <text:p>0.01676713</text:p>
          </table:table-cell>
          <table:table-cell office:value-type="float" office:value="-4.7120313644" calcext:value-type="float">
            <text:p>-4.7120313644</text:p>
          </table:table-cell>
          <table:table-cell office:value-type="float" office:value="0.0733333305" calcext:value-type="float">
            <text:p>0.0733333305</text:p>
          </table:table-cell>
          <table:table-cell office:value-type="float" office:value="0.01576234" calcext:value-type="float">
            <text:p>0.01576234</text:p>
          </table:table-cell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323" calcext:value-type="float">
            <text:p>323</text:p>
          </table:table-cell>
          <table:table-cell office:value-type="float" office:value="-0.4920724034" calcext:value-type="float">
            <text:p>-0.4920724034</text:p>
          </table:table-cell>
          <table:table-cell office:value-type="float" office:value="0.0076666665" calcext:value-type="float">
            <text:p>0.0076666665</text:p>
          </table:table-cell>
          <table:table-cell office:value-type="float" office:value="0.00646955" calcext:value-type="float">
            <text:p>0.00646955</text:p>
          </table:table-cell>
          <table:table-cell office:value-type="float" office:value="-0.9841811061" calcext:value-type="float">
            <text:p>-0.9841811061</text:p>
          </table:table-cell>
          <table:table-cell office:value-type="float" office:value="0.0153333331" calcext:value-type="float">
            <text:p>0.0153333331</text:p>
          </table:table-cell>
          <table:table-cell office:value-type="float" office:value="0.0152078" calcext:value-type="float">
            <text:p>0.0152078</text:p>
          </table:table-cell>
          <table:table-cell office:value-type="float" office:value="-1.4763624668" calcext:value-type="float">
            <text:p>-1.476362466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620853" calcext:value-type="float">
            <text:p>0.01620853</text:p>
          </table:table-cell>
          <table:table-cell office:value-type="float" office:value="-1.9686527252" calcext:value-type="float">
            <text:p>-1.9686527252</text:p>
          </table:table-cell>
          <table:table-cell office:value-type="float" office:value="0.0306666661" calcext:value-type="float">
            <text:p>0.0306666661</text:p>
          </table:table-cell>
          <table:table-cell office:value-type="float" office:value="0.01522641" calcext:value-type="float">
            <text:p>0.01522641</text:p>
          </table:table-cell>
          <table:table-cell office:value-type="float" office:value="-2.4610886574" calcext:value-type="float">
            <text:p>-2.4610886574</text:p>
          </table:table-cell>
          <table:table-cell office:value-type="float" office:value="0.038333334" calcext:value-type="float">
            <text:p>0.038333334</text:p>
          </table:table-cell>
          <table:table-cell office:value-type="float" office:value="0.02333141" calcext:value-type="float">
            <text:p>0.02333141</text:p>
          </table:table-cell>
          <table:table-cell office:value-type="float" office:value="-2.9537062645" calcext:value-type="float">
            <text:p>-2.9537062645</text:p>
          </table:table-cell>
          <table:table-cell office:value-type="float" office:value="0.0460000001" calcext:value-type="float">
            <text:p>0.0460000001</text:p>
          </table:table-cell>
          <table:table-cell office:value-type="float" office:value="0.02162353" calcext:value-type="float">
            <text:p>0.02162353</text:p>
          </table:table-cell>
          <table:table-cell office:value-type="float" office:value="-3.4465427399" calcext:value-type="float">
            <text:p>-3.4465427399</text:p>
          </table:table-cell>
          <table:table-cell office:value-type="float" office:value="0.0536666662" calcext:value-type="float">
            <text:p>0.0536666662</text:p>
          </table:table-cell>
          <table:table-cell office:value-type="float" office:value="0.0208063" calcext:value-type="float">
            <text:p>0.0208063</text:p>
          </table:table-cell>
          <table:table-cell office:value-type="float" office:value="-3.9396345615" calcext:value-type="float">
            <text:p>-3.9396345615</text:p>
          </table:table-cell>
          <table:table-cell office:value-type="float" office:value="0.0613333322" calcext:value-type="float">
            <text:p>0.0613333322</text:p>
          </table:table-cell>
          <table:table-cell office:value-type="float" office:value="0.02724688" calcext:value-type="float">
            <text:p>0.02724688</text:p>
          </table:table-cell>
          <table:table-cell office:value-type="float" office:value="-4.4330186844" calcext:value-type="float">
            <text:p>-4.4330186844</text:p>
          </table:table-cell>
          <table:table-cell office:value-type="float" office:value="0.0689999983" calcext:value-type="float">
            <text:p>0.0689999983</text:p>
          </table:table-cell>
          <table:table-cell office:value-type="float" office:value="0.0227016" calcext:value-type="float">
            <text:p>0.0227016</text:p>
          </table:table-cell>
          <table:table-cell office:value-type="float" office:value="-4.9267325401" calcext:value-type="float">
            <text:p>-4.9267325401</text:p>
          </table:table-cell>
          <table:table-cell office:value-type="float" office:value="0.0766666681" calcext:value-type="float">
            <text:p>0.0766666681</text:p>
          </table:table-cell>
          <table:table-cell office:value-type="float" office:value="0.03054895" calcext:value-type="float">
            <text:p>0.03054895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324" calcext:value-type="float">
            <text:p>324</text:p>
          </table:table-cell>
          <table:table-cell office:value-type="float" office:value="-0.5134674311" calcext:value-type="float">
            <text:p>-0.5134674311</text:p>
          </table:table-cell>
          <table:table-cell office:value-type="float" office:value="0.0080000004" calcext:value-type="float">
            <text:p>0.0080000004</text:p>
          </table:table-cell>
          <table:table-cell office:value-type="float" office:value="0.00829247" calcext:value-type="float">
            <text:p>0.00829247</text:p>
          </table:table-cell>
          <table:table-cell office:value-type="float" office:value="-1.0269761086" calcext:value-type="float">
            <text:p>-1.0269761086</text:p>
          </table:table-cell>
          <table:table-cell office:value-type="float" office:value="0.0160000008" calcext:value-type="float">
            <text:p>0.0160000008</text:p>
          </table:table-cell>
          <table:table-cell office:value-type="float" office:value="0.01643223" calcext:value-type="float">
            <text:p>0.01643223</text:p>
          </table:table-cell>
          <table:table-cell office:value-type="float" office:value="-1.5405672789" calcext:value-type="float">
            <text:p>-1.5405672789</text:p>
          </table:table-cell>
          <table:table-cell office:value-type="float" office:value="0.0240000002" calcext:value-type="float">
            <text:p>0.0240000002</text:p>
          </table:table-cell>
          <table:table-cell office:value-type="float" office:value="0.01877579" calcext:value-type="float">
            <text:p>0.01877579</text:p>
          </table:table-cell>
          <table:table-cell office:value-type="float" office:value="-2.0542824268" calcext:value-type="float">
            <text:p>-2.0542824268</text:p>
          </table:table-cell>
          <table:table-cell office:value-type="float" office:value="0.0320000015" calcext:value-type="float">
            <text:p>0.0320000015</text:p>
          </table:table-cell>
          <table:table-cell office:value-type="float" office:value="0.01889071" calcext:value-type="float">
            <text:p>0.0188907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2783338" calcext:value-type="float">
            <text:p>0.02783338</text:p>
          </table:table-cell>
          <table:table-cell office:value-type="float" office:value="-3.0822498798" calcext:value-type="float">
            <text:p>-3.0822498798</text:p>
          </table:table-cell>
          <table:table-cell office:value-type="float" office:value="0.0480000004" calcext:value-type="float">
            <text:p>0.0480000004</text:p>
          </table:table-cell>
          <table:table-cell office:value-type="float" office:value="0.03901628" calcext:value-type="float">
            <text:p>0.03901628</text:p>
          </table:table-cell>
          <table:table-cell office:value-type="float" office:value="-3.5965855122" calcext:value-type="float">
            <text:p>-3.5965855122</text:p>
          </table:table-cell>
          <table:table-cell office:value-type="float" office:value="0.0560000017" calcext:value-type="float">
            <text:p>0.0560000017</text:p>
          </table:table-cell>
          <table:table-cell office:value-type="float" office:value="0.03161366" calcext:value-type="float">
            <text:p>0.03161366</text:p>
          </table:table-cell>
          <table:table-cell office:value-type="float" office:value="-4.1112117767" calcext:value-type="float">
            <text:p>-4.1112117767</text:p>
          </table:table-cell>
          <table:table-cell office:value-type="float" office:value="0.064000003" calcext:value-type="float">
            <text:p>0.064000003</text:p>
          </table:table-cell>
          <table:table-cell office:value-type="float" office:value="0.03325482" calcext:value-type="float">
            <text:p>0.03325482</text:p>
          </table:table-cell>
          <table:table-cell office:value-type="float" office:value="-4.6261696815" calcext:value-type="float">
            <text:p>-4.6261696815</text:p>
          </table:table-cell>
          <table:table-cell office:value-type="float" office:value="0.0719999969" calcext:value-type="float">
            <text:p>0.0719999969</text:p>
          </table:table-cell>
          <table:table-cell office:value-type="float" office:value="0.03438852" calcext:value-type="float">
            <text:p>0.0343885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3739358" calcext:value-type="float">
            <text:p>0.03739358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325" calcext:value-type="float">
            <text:p>325</text:p>
          </table:table-cell>
          <table:table-cell office:value-type="float" office:value="-0.5348625183" calcext:value-type="float">
            <text:p>-0.5348625183</text:p>
          </table:table-cell>
          <table:table-cell office:value-type="float" office:value="0.0083333338" calcext:value-type="float">
            <text:p>0.0083333338</text:p>
          </table:table-cell>
          <table:table-cell office:value-type="float" office:value="0.00899929" calcext:value-type="float">
            <text:p>0.00899929</text:p>
          </table:table-cell>
          <table:table-cell office:value-type="float" office:value="-1.0697716475" calcext:value-type="float">
            <text:p>-1.0697716475</text:p>
          </table:table-cell>
          <table:table-cell office:value-type="float" office:value="0.0166666675" calcext:value-type="float">
            <text:p>0.0166666675</text:p>
          </table:table-cell>
          <table:table-cell office:value-type="float" office:value="0.02064475" calcext:value-type="float">
            <text:p>0.02064475</text:p>
          </table:table-cell>
          <table:table-cell office:value-type="float" office:value="-1.6047741175" calcext:value-type="float">
            <text:p>-1.6047741175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2354879" calcext:value-type="float">
            <text:p>0.02354879</text:p>
          </table:table-cell>
          <table:table-cell office:value-type="float" office:value="-2.1399166584" calcext:value-type="float">
            <text:p>-2.1399166584</text:p>
          </table:table-cell>
          <table:table-cell office:value-type="float" office:value="0.0333333351" calcext:value-type="float">
            <text:p>0.0333333351</text:p>
          </table:table-cell>
          <table:table-cell office:value-type="float" office:value="0.0275075" calcext:value-type="float">
            <text:p>0.0275075</text:p>
          </table:table-cell>
          <table:table-cell office:value-type="float" office:value="-2.6752457619" calcext:value-type="float">
            <text:p>-2.6752457619</text:p>
          </table:table-cell>
          <table:table-cell office:value-type="float" office:value="0.0416666679" calcext:value-type="float">
            <text:p>0.0416666679</text:p>
          </table:table-cell>
          <table:table-cell office:value-type="float" office:value="0.03672319" calcext:value-type="float">
            <text:p>0.0367231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752597" calcext:value-type="float">
            <text:p>0.06752597</text:p>
          </table:table-cell>
          <table:table-cell office:value-type="float" office:value="-3.7466528416" calcext:value-type="float">
            <text:p>-3.7466528416</text:p>
          </table:table-cell>
          <table:table-cell office:value-type="float" office:value="0.0583333336" calcext:value-type="float">
            <text:p>0.0583333336</text:p>
          </table:table-cell>
          <table:table-cell office:value-type="float" office:value="0.03717846" calcext:value-type="float">
            <text:p>0.03717846</text:p>
          </table:table-cell>
          <table:table-cell office:value-type="float" office:value="-4.28282547" calcext:value-type="float">
            <text:p>-4.28282547</text:p>
          </table:table-cell>
          <table:table-cell office:value-type="float" office:value="0.0666666701" calcext:value-type="float">
            <text:p>0.0666666701</text:p>
          </table:table-cell>
          <table:table-cell office:value-type="float" office:value="0.04533722" calcext:value-type="float">
            <text:p>0.04533722</text:p>
          </table:table-cell>
          <table:table-cell office:value-type="float" office:value="-4.8193736076" calcext:value-type="float">
            <text:p>-4.8193736076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4059138" calcext:value-type="float">
            <text:p>0.04059138</text:p>
          </table:table-cell>
          <table:table-cell office:value-type="float" office:value="-5.3563461304" calcext:value-type="float">
            <text:p>-5.3563461304</text:p>
          </table:table-cell>
          <table:table-cell office:value-type="float" office:value="0.0833333358" calcext:value-type="float">
            <text:p>0.0833333358</text:p>
          </table:table-cell>
          <table:table-cell office:value-type="float" office:value="0.05132248" calcext:value-type="float">
            <text:p>0.05132248</text:p>
          </table:table-cell>
        </table:table-row>
        <table:table-row table:style-name="ro1">
          <table:table-cell office:value-type="float" office:value="10.01" calcext:value-type="float">
            <text:p>10.01</text:p>
          </table:table-cell>
          <table:table-cell office:value-type="float" office:value="326" calcext:value-type="float">
            <text:p>326</text:p>
          </table:table-cell>
          <table:table-cell office:value-type="float" office:value="-0.5562576652" calcext:value-type="float">
            <text:p>-0.5562576652</text:p>
          </table:table-cell>
          <table:table-cell office:value-type="float" office:value="0.0086666662" calcext:value-type="float">
            <text:p>0.0086666662</text:p>
          </table:table-cell>
          <table:table-cell office:value-type="float" office:value="0.01016342" calcext:value-type="float">
            <text:p>0.01016342</text:p>
          </table:table-cell>
          <table:table-cell office:value-type="float" office:value="-1.1125677824" calcext:value-type="float">
            <text:p>-1.1125677824</text:p>
          </table:table-cell>
          <table:table-cell office:value-type="float" office:value="0.0173333324" calcext:value-type="float">
            <text:p>0.0173333324</text:p>
          </table:table-cell>
          <table:table-cell office:value-type="float" office:value="0.02107687" calcext:value-type="float">
            <text:p>0.02107687</text:p>
          </table:table-cell>
          <table:table-cell office:value-type="float" office:value="-1.6689828634" calcext:value-type="float">
            <text:p>-1.6689828634</text:p>
          </table:table-cell>
          <table:table-cell office:value-type="float" office:value="0.0260000005" calcext:value-type="float">
            <text:p>0.0260000005</text:p>
          </table:table-cell>
          <table:table-cell office:value-type="float" office:value="0.02512722" calcext:value-type="float">
            <text:p>0.02512722</text:p>
          </table:table-cell>
          <table:table-cell office:value-type="float" office:value="-2.2255551815" calcext:value-type="float">
            <text:p>-2.2255551815</text:p>
          </table:table-cell>
          <table:table-cell office:value-type="float" office:value="0.0346666649" calcext:value-type="float">
            <text:p>0.0346666649</text:p>
          </table:table-cell>
          <table:table-cell office:value-type="float" office:value="0.03239594" calcext:value-type="float">
            <text:p>0.03239594</text:p>
          </table:table-cell>
          <table:table-cell office:value-type="float" office:value="-2.7823381424" calcext:value-type="float">
            <text:p>-2.7823381424</text:p>
          </table:table-cell>
          <table:table-cell office:value-type="float" office:value="0.043333333" calcext:value-type="float">
            <text:p>0.043333333</text:p>
          </table:table-cell>
          <table:table-cell office:value-type="float" office:value="0.04081488" calcext:value-type="float">
            <text:p>0.04081488</text:p>
          </table:table-cell>
          <table:table-cell office:value-type="float" office:value="-3.3393838406" calcext:value-type="float">
            <text:p>-3.3393838406</text:p>
          </table:table-cell>
          <table:table-cell office:value-type="float" office:value="0.0520000011" calcext:value-type="float">
            <text:p>0.0520000011</text:p>
          </table:table-cell>
          <table:table-cell office:value-type="float" office:value="0.07388433" calcext:value-type="float">
            <text:p>0.07388433</text:p>
          </table:table-cell>
          <table:table-cell office:value-type="float" office:value="-3.8967459202" calcext:value-type="float">
            <text:p>-3.8967459202</text:p>
          </table:table-cell>
          <table:table-cell office:value-type="float" office:value="0.0606666654" calcext:value-type="float">
            <text:p>0.0606666654</text:p>
          </table:table-cell>
          <table:table-cell office:value-type="float" office:value="0.04907177" calcext:value-type="float">
            <text:p>0.04907177</text:p>
          </table:table-cell>
          <table:table-cell office:value-type="float" office:value="-4.4544773102" calcext:value-type="float">
            <text:p>-4.4544773102</text:p>
          </table:table-cell>
          <table:table-cell office:value-type="float" office:value="0.0693333298" calcext:value-type="float">
            <text:p>0.0693333298</text:p>
          </table:table-cell>
          <table:table-cell office:value-type="float" office:value="0.05064962" calcext:value-type="float">
            <text:p>0.05064962</text:p>
          </table:table-cell>
          <table:table-cell office:value-type="float" office:value="-5.01263237" calcext:value-type="float">
            <text:p>-5.01263237</text:p>
          </table:table-cell>
          <table:table-cell office:value-type="float" office:value="0.0780000016" calcext:value-type="float">
            <text:p>0.0780000016</text:p>
          </table:table-cell>
          <table:table-cell office:value-type="float" office:value="0.05384424" calcext:value-type="float">
            <text:p>0.05384424</text:p>
          </table:table-cell>
          <table:table-cell office:value-type="float" office:value="-5.5712647438" calcext:value-type="float">
            <text:p>-5.5712647438</text:p>
          </table:table-cell>
          <table:table-cell office:value-type="float" office:value="0.086666666" calcext:value-type="float">
            <text:p>0.086666666</text:p>
          </table:table-cell>
          <table:table-cell office:value-type="float" office:value="0.05720661" calcext:value-type="float">
            <text:p>0.05720661</text:p>
          </table:table-cell>
        </table:table-row>
        <table:table-row table:style-name="ro1">
          <table:table-cell office:value-type="float" office:value="10.04" calcext:value-type="float">
            <text:p>10.04</text:p>
          </table:table-cell>
          <table:table-cell office:value-type="float" office:value="327" calcext:value-type="float">
            <text:p>327</text:p>
          </table:table-cell>
          <table:table-cell office:value-type="float" office:value="-0.5776528716" calcext:value-type="float">
            <text:p>-0.5776528716</text:p>
          </table:table-cell>
          <table:table-cell office:value-type="float" office:value="0.0089999996" calcext:value-type="float">
            <text:p>0.0089999996</text:p>
          </table:table-cell>
          <table:table-cell office:value-type="float" office:value="0.01104801" calcext:value-type="float">
            <text:p>0.01104801</text:p>
          </table:table-cell>
          <table:table-cell office:value-type="float" office:value="-1.1553645134" calcext:value-type="float">
            <text:p>-1.1553645134</text:p>
          </table:table-cell>
          <table:table-cell office:value-type="float" office:value="0.0179999992" calcext:value-type="float">
            <text:p>0.0179999992</text:p>
          </table:table-cell>
          <table:table-cell office:value-type="float" office:value="0.022433" calcext:value-type="float">
            <text:p>0.022433</text:p>
          </table:table-cell>
          <table:table-cell office:value-type="float" office:value="-1.7331937551" calcext:value-type="float">
            <text:p>-1.7331937551</text:p>
          </table:table-cell>
          <table:table-cell office:value-type="float" office:value="0.0270000007" calcext:value-type="float">
            <text:p>0.0270000007</text:p>
          </table:table-cell>
          <table:table-cell office:value-type="float" office:value="0.02994749" calcext:value-type="float">
            <text:p>0.02994749</text:p>
          </table:table-cell>
          <table:table-cell office:value-type="float" office:value="-2.3111991882" calcext:value-type="float">
            <text:p>-2.3111991882</text:p>
          </table:table-cell>
          <table:table-cell office:value-type="float" office:value="0.0359999985" calcext:value-type="float">
            <text:p>0.0359999985</text:p>
          </table:table-cell>
          <table:table-cell office:value-type="float" office:value="0.03790204" calcext:value-type="float">
            <text:p>0.03790204</text:p>
          </table:table-cell>
          <table:table-cell office:value-type="float" office:value="-2.8894402981" calcext:value-type="float">
            <text:p>-2.8894402981</text:p>
          </table:table-cell>
          <table:table-cell office:value-type="float" office:value="0.0450000018" calcext:value-type="float">
            <text:p>0.0450000018</text:p>
          </table:table-cell>
          <table:table-cell office:value-type="float" office:value="0.04889032" calcext:value-type="float">
            <text:p>0.04889032</text:p>
          </table:table-cell>
          <table:table-cell office:value-type="float" office:value="-3.4679760933" calcext:value-type="float">
            <text:p>-3.4679760933</text:p>
          </table:table-cell>
          <table:table-cell office:value-type="float" office:value="0.0540000014" calcext:value-type="float">
            <text:p>0.0540000014</text:p>
          </table:table-cell>
          <table:table-cell office:value-type="float" office:value="0.08150252" calcext:value-type="float">
            <text:p>0.08150252</text:p>
          </table:table-cell>
          <table:table-cell office:value-type="float" office:value="-4.0468659401" calcext:value-type="float">
            <text:p>-4.0468659401</text:p>
          </table:table-cell>
          <table:table-cell office:value-type="float" office:value="0.063000001" calcext:value-type="float">
            <text:p>0.063000001</text:p>
          </table:table-cell>
          <table:table-cell office:value-type="float" office:value="0.05522644" calcext:value-type="float">
            <text:p>0.05522644</text:p>
          </table:table-cell>
          <table:table-cell office:value-type="float" office:value="-4.6261696815" calcext:value-type="float">
            <text:p>-4.6261696815</text:p>
          </table:table-cell>
          <table:table-cell office:value-type="float" office:value="0.0719999969" calcext:value-type="float">
            <text:p>0.0719999969</text:p>
          </table:table-cell>
          <table:table-cell office:value-type="float" office:value="0.06175706" calcext:value-type="float">
            <text:p>0.06175706</text:p>
          </table:table-cell>
          <table:table-cell office:value-type="float" office:value="-5.2059483528" calcext:value-type="float">
            <text:p>-5.2059483528</text:p>
          </table:table-cell>
          <table:table-cell office:value-type="float" office:value="0.0810000002" calcext:value-type="float">
            <text:p>0.0810000002</text:p>
          </table:table-cell>
          <table:table-cell office:value-type="float" office:value="0.06103384" calcext:value-type="float">
            <text:p>0.0610338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242566" calcext:value-type="float">
            <text:p>0.07242566</text:p>
          </table:table-cell>
        </table:table-row>
        <table:table-row table:style-name="ro1">
          <table:table-cell office:value-type="float" office:value="10.07" calcext:value-type="float">
            <text:p>10.07</text:p>
          </table:table-cell>
          <table:table-cell office:value-type="float" office:value="328" calcext:value-type="float">
            <text:p>328</text:p>
          </table:table-cell>
          <table:table-cell office:value-type="float" office:value="-0.5990481973" calcext:value-type="float">
            <text:p>-0.5990481973</text:p>
          </table:table-cell>
          <table:table-cell office:value-type="float" office:value="0.009333333" calcext:value-type="float">
            <text:p>0.009333333</text:p>
          </table:table-cell>
          <table:table-cell office:value-type="float" office:value="0.0119625" calcext:value-type="float">
            <text:p>0.0119625</text:p>
          </table:table-cell>
          <table:table-cell office:value-type="float" office:value="-1.1981619596" calcext:value-type="float">
            <text:p>-1.1981619596</text:p>
          </table:table-cell>
          <table:table-cell office:value-type="float" office:value="0.018666666" calcext:value-type="float">
            <text:p>0.018666666</text:p>
          </table:table-cell>
          <table:table-cell office:value-type="float" office:value="0.02504453" calcext:value-type="float">
            <text:p>0.02504453</text:p>
          </table:table-cell>
          <table:table-cell office:value-type="float" office:value="-1.7974067926" calcext:value-type="float">
            <text:p>-1.7974067926</text:p>
          </table:table-cell>
          <table:table-cell office:value-type="float" office:value="0.0280000009" calcext:value-type="float">
            <text:p>0.0280000009</text:p>
          </table:table-cell>
          <table:table-cell office:value-type="float" office:value="0.03168857" calcext:value-type="float">
            <text:p>0.03168857</text:p>
          </table:table-cell>
          <table:table-cell office:value-type="float" office:value="-2.3968482018" calcext:value-type="float">
            <text:p>-2.3968482018</text:p>
          </table:table-cell>
          <table:table-cell office:value-type="float" office:value="0.037333332" calcext:value-type="float">
            <text:p>0.037333332</text:p>
          </table:table-cell>
          <table:table-cell office:value-type="float" office:value="0.04153293" calcext:value-type="float">
            <text:p>0.04153293</text:p>
          </table:table-cell>
          <table:table-cell office:value-type="float" office:value="-2.9965524673" calcext:value-type="float">
            <text:p>-2.9965524673</text:p>
          </table:table-cell>
          <table:table-cell office:value-type="float" office:value="0.0466666669" calcext:value-type="float">
            <text:p>0.0466666669</text:p>
          </table:table-cell>
          <table:table-cell office:value-type="float" office:value="0.05236769" calcext:value-type="float">
            <text:p>0.05236769</text:p>
          </table:table-cell>
          <table:table-cell office:value-type="float" office:value="-3.5965855122" calcext:value-type="float">
            <text:p>-3.5965855122</text:p>
          </table:table-cell>
          <table:table-cell office:value-type="float" office:value="0.0560000017" calcext:value-type="float">
            <text:p>0.0560000017</text:p>
          </table:table-cell>
          <table:table-cell office:value-type="float" office:value="0.08409839" calcext:value-type="float">
            <text:p>0.08409839</text:p>
          </table:table-cell>
          <table:table-cell office:value-type="float" office:value="-4.197013855" calcext:value-type="float">
            <text:p>-4.197013855</text:p>
          </table:table-cell>
          <table:table-cell office:value-type="float" office:value="0.0653333366" calcext:value-type="float">
            <text:p>0.0653333366</text:p>
          </table:table-cell>
          <table:table-cell office:value-type="float" office:value="0.06523407" calcext:value-type="float">
            <text:p>0.06523407</text:p>
          </table:table-cell>
          <table:table-cell office:value-type="float" office:value="-4.7979035378" calcext:value-type="float">
            <text:p>-4.7979035378</text:p>
          </table:table-cell>
          <table:table-cell office:value-type="float" office:value="0.074666664" calcext:value-type="float">
            <text:p>0.074666664</text:p>
          </table:table-cell>
          <table:table-cell office:value-type="float" office:value="0.06736245" calcext:value-type="float">
            <text:p>0.06736245</text:p>
          </table:table-cell>
          <table:table-cell office:value-type="float" office:value="-5.3993234634" calcext:value-type="float">
            <text:p>-5.3993234634</text:p>
          </table:table-cell>
          <table:table-cell office:value-type="float" office:value="0.0839999989" calcext:value-type="float">
            <text:p>0.0839999989</text:p>
          </table:table-cell>
          <table:table-cell office:value-type="float" office:value="0.07440536" calcext:value-type="float">
            <text:p>0.07440536</text:p>
          </table:table-cell>
          <table:table-cell office:value-type="float" office:value="-6.0013408661" calcext:value-type="float">
            <text:p>-6.0013408661</text:p>
          </table:table-cell>
          <table:table-cell office:value-type="float" office:value="0.0933333337" calcext:value-type="float">
            <text:p>0.0933333337</text:p>
          </table:table-cell>
          <table:table-cell office:value-type="float" office:value="0.078484" calcext:value-type="float">
            <text:p>0.078484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329" calcext:value-type="float">
            <text:p>329</text:p>
          </table:table-cell>
          <table:table-cell office:value-type="float" office:value="-0.6204435825" calcext:value-type="float">
            <text:p>-0.6204435825</text:p>
          </table:table-cell>
          <table:table-cell office:value-type="float" office:value="0.0096666664" calcext:value-type="float">
            <text:p>0.0096666664</text:p>
          </table:table-cell>
          <table:table-cell office:value-type="float" office:value="0.0126058" calcext:value-type="float">
            <text:p>0.0126058</text:p>
          </table:table-cell>
          <table:table-cell office:value-type="float" office:value="-1.2409600019" calcext:value-type="float">
            <text:p>-1.2409600019</text:p>
          </table:table-cell>
          <table:table-cell office:value-type="float" office:value="0.0193333328" calcext:value-type="float">
            <text:p>0.0193333328</text:p>
          </table:table-cell>
          <table:table-cell office:value-type="float" office:value="0.02417818" calcext:value-type="float">
            <text:p>0.02417818</text:p>
          </table:table-cell>
          <table:table-cell office:value-type="float" office:value="-1.8616219759" calcext:value-type="float">
            <text:p>-1.8616219759</text:p>
          </table:table-cell>
          <table:table-cell office:value-type="float" office:value="0.0289999992" calcext:value-type="float">
            <text:p>0.0289999992</text:p>
          </table:table-cell>
          <table:table-cell office:value-type="float" office:value="0.03688748" calcext:value-type="float">
            <text:p>0.03688748</text:p>
          </table:table-cell>
          <table:table-cell office:value-type="float" office:value="-2.4825026989" calcext:value-type="float">
            <text:p>-2.4825026989</text:p>
          </table:table-cell>
          <table:table-cell office:value-type="float" office:value="0.0386666656" calcext:value-type="float">
            <text:p>0.0386666656</text:p>
          </table:table-cell>
          <table:table-cell office:value-type="float" office:value="0.05000598" calcext:value-type="float">
            <text:p>0.05000598</text:p>
          </table:table-cell>
          <table:table-cell office:value-type="float" office:value="-3.103675127" calcext:value-type="float">
            <text:p>-3.103675127</text:p>
          </table:table-cell>
          <table:table-cell office:value-type="float" office:value="0.0483333319" calcext:value-type="float">
            <text:p>0.0483333319</text:p>
          </table:table-cell>
          <table:table-cell office:value-type="float" office:value="0.05910492" calcext:value-type="float">
            <text:p>0.05910492</text:p>
          </table:table-cell>
          <table:table-cell office:value-type="float" office:value="-3.7252128124" calcext:value-type="float">
            <text:p>-3.7252128124</text:p>
          </table:table-cell>
          <table:table-cell office:value-type="float" office:value="0.0579999983" calcext:value-type="float">
            <text:p>0.0579999983</text:p>
          </table:table-cell>
          <table:table-cell office:value-type="float" office:value="0.08645058" calcext:value-type="float">
            <text:p>0.08645058</text:p>
          </table:table-cell>
          <table:table-cell office:value-type="float" office:value="-4.3471899033" calcext:value-type="float">
            <text:p>-4.3471899033</text:p>
          </table:table-cell>
          <table:table-cell office:value-type="float" office:value="0.0676666647" calcext:value-type="float">
            <text:p>0.0676666647</text:p>
          </table:table-cell>
          <table:table-cell office:value-type="float" office:value="0.0702922" calcext:value-type="float">
            <text:p>0.0702922</text:p>
          </table:table-cell>
          <table:table-cell office:value-type="float" office:value="-4.9696807861" calcext:value-type="float">
            <text:p>-4.9696807861</text:p>
          </table:table-cell>
          <table:table-cell office:value-type="float" office:value="0.0773333311" calcext:value-type="float">
            <text:p>0.0773333311</text:p>
          </table:table-cell>
          <table:table-cell office:value-type="float" office:value="0.07947319" calcext:value-type="float">
            <text:p>0.07947319</text:p>
          </table:table-cell>
          <table:table-cell office:value-type="float" office:value="-5.5927605629" calcext:value-type="float">
            <text:p>-5.5927605629</text:p>
          </table:table-cell>
          <table:table-cell office:value-type="float" office:value="0.0869999975" calcext:value-type="float">
            <text:p>0.0869999975</text:p>
          </table:table-cell>
          <table:table-cell office:value-type="float" office:value="0.0801587" calcext:value-type="float">
            <text:p>0.0801587</text:p>
          </table:table-cell>
          <table:table-cell office:value-type="float" office:value="-6.2165045738" calcext:value-type="float">
            <text:p>-6.2165045738</text:p>
          </table:table-cell>
          <table:table-cell office:value-type="float" office:value="0.0966666639" calcext:value-type="float">
            <text:p>0.0966666639</text:p>
          </table:table-cell>
          <table:table-cell office:value-type="float" office:value="0.08947058" calcext:value-type="float">
            <text:p>0.08947058</text:p>
          </table:table-cell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330" calcext:value-type="float">
            <text:p>33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371496" calcext:value-type="float">
            <text:p>0.0137149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471971" calcext:value-type="float">
            <text:p>0.0247197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878631" calcext:value-type="float">
            <text:p>0.0387863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5391134" calcext:value-type="float">
            <text:p>0.0539113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164143" calcext:value-type="float">
            <text:p>0.0616414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8593138" calcext:value-type="float">
            <text:p>0.0859313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95548" calcext:value-type="float">
            <text:p>0.079554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423692" calcext:value-type="float">
            <text:p>0.0842369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029991" calcext:value-type="float">
            <text:p>0.0902999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09304097" calcext:value-type="float">
            <text:p>0.09304097</text:p>
          </table:table-cell>
        </table:table-row>
        <table:table-row table:style-name="ro1">
          <table:table-cell office:value-type="float" office:value="10.17" calcext:value-type="float">
            <text:p>10.17</text:p>
          </table:table-cell>
          <table:table-cell office:value-type="float" office:value="331" calcext:value-type="float">
            <text:p>33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419478" calcext:value-type="float">
            <text:p>0.0141947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407546" calcext:value-type="float">
            <text:p>0.0240754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4424296" calcext:value-type="float">
            <text:p>0.0442429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5660817" calcext:value-type="float">
            <text:p>0.0566081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660666" calcext:value-type="float">
            <text:p>0.0666066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8521712" calcext:value-type="float">
            <text:p>0.0852171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8296686" calcext:value-type="float">
            <text:p>0.0829668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9249588" calcext:value-type="float">
            <text:p>0.0924958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38562" calcext:value-type="float">
            <text:p>0.0943856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060024" calcext:value-type="float">
            <text:p>0.10060024</text:p>
          </table:table-cell>
        </table:table-row>
        <table:table-row table:style-name="ro1">
          <table:table-cell office:value-type="float" office:value="10.19" calcext:value-type="float">
            <text:p>10.19</text:p>
          </table:table-cell>
          <table:table-cell office:value-type="float" office:value="332" calcext:value-type="float">
            <text:p>33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486454" calcext:value-type="float">
            <text:p>0.0148645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40724" calcext:value-type="float">
            <text:p>0.0224072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4655999" calcext:value-type="float">
            <text:p>0.0465599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5776577" calcext:value-type="float">
            <text:p>0.0577657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888527" calcext:value-type="float">
            <text:p>0.0688852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8453485" calcext:value-type="float">
            <text:p>0.0845348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896404" calcext:value-type="float">
            <text:p>0.089640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9530524" calcext:value-type="float">
            <text:p>0.0953052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269102" calcext:value-type="float">
            <text:p>0.1026910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493708" calcext:value-type="float">
            <text:p>0.10493708</text:p>
          </table:table-cell>
        </table:table-row>
        <table:table-row table:style-name="ro1">
          <table:table-cell office:value-type="float" office:value="10.22" calcext:value-type="float">
            <text:p>10.22</text:p>
          </table:table-cell>
          <table:table-cell office:value-type="float" office:value="333" calcext:value-type="float">
            <text:p>33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54973" calcext:value-type="float">
            <text:p>0.015497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477155" calcext:value-type="float">
            <text:p>0.0247715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4833309" calcext:value-type="float">
            <text:p>0.0483330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6216533" calcext:value-type="float">
            <text:p>0.0621653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413229" calcext:value-type="float">
            <text:p>0.0741322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8209455" calcext:value-type="float">
            <text:p>0.0820945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9241762" calcext:value-type="float">
            <text:p>0.0924176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10187757" calcext:value-type="float">
            <text:p>0.1018775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725033" calcext:value-type="float">
            <text:p>0.1072503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281148" calcext:value-type="float">
            <text:p>0.11281148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334" calcext:value-type="float">
            <text:p>33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730443" calcext:value-type="float">
            <text:p>0.0173044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624978" calcext:value-type="float">
            <text:p>0.0262497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5039679" calcext:value-type="float">
            <text:p>0.0503967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6522761" calcext:value-type="float">
            <text:p>0.0652276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745902" calcext:value-type="float">
            <text:p>0.0774590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8142299" calcext:value-type="float">
            <text:p>0.0814229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9959506" calcext:value-type="float">
            <text:p>0.0995950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10664874" calcext:value-type="float">
            <text:p>0.1066487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1788166" calcext:value-type="float">
            <text:p>0.1178816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712539" calcext:value-type="float">
            <text:p>0.11712539</text:p>
          </table:table-cell>
        </table:table-row>
        <table:table-row table:style-name="ro1">
          <table:table-cell office:value-type="float" office:value="10.29" calcext:value-type="float">
            <text:p>10.29</text:p>
          </table:table-cell>
          <table:table-cell office:value-type="float" office:value="335" calcext:value-type="float">
            <text:p>33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782436" calcext:value-type="float">
            <text:p>0.0178243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829128" calcext:value-type="float">
            <text:p>0.0282912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5457925" calcext:value-type="float">
            <text:p>0.0545792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706519" calcext:value-type="float">
            <text:p>0.070651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8357713" calcext:value-type="float">
            <text:p>0.0835771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8266596" calcext:value-type="float">
            <text:p>0.0826659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10282649" calcext:value-type="float">
            <text:p>0.1028264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11573492" calcext:value-type="float">
            <text:p>0.1157349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2170073" calcext:value-type="float">
            <text:p>0.1217007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2289567" calcext:value-type="float">
            <text:p>0.12289567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336" calcext:value-type="float">
            <text:p>33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854854" calcext:value-type="float">
            <text:p>0.0185485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931557" calcext:value-type="float">
            <text:p>0.0293155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562723" calcext:value-type="float">
            <text:p>0.056272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7288231" calcext:value-type="float">
            <text:p>0.0728823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8614243" calcext:value-type="float">
            <text:p>0.0861424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8611979" calcext:value-type="float">
            <text:p>0.0861197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11064982" calcext:value-type="float">
            <text:p>0.1106498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11898185" calcext:value-type="float">
            <text:p>0.11898185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2766081" calcext:value-type="float">
            <text:p>0.1276608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2568842" calcext:value-type="float">
            <text:p>0.12568842</text:p>
          </table:table-cell>
        </table:table-row>
        <table:table-row table:style-name="ro1">
          <table:table-cell office:value-type="float" office:value="10.35" calcext:value-type="float">
            <text:p>10.35</text:p>
          </table:table-cell>
          <table:table-cell office:value-type="float" office:value="337" calcext:value-type="float">
            <text:p>33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870597" calcext:value-type="float">
            <text:p>0.0187059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99285" calcext:value-type="float">
            <text:p>0.029928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5847315" calcext:value-type="float">
            <text:p>0.0584731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7643171" calcext:value-type="float">
            <text:p>0.0764317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8957511" calcext:value-type="float">
            <text:p>0.0895751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8685982" calcext:value-type="float">
            <text:p>0.0868598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1143547" calcext:value-type="float">
            <text:p>0.114354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12531953" calcext:value-type="float">
            <text:p>0.1253195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3102527" calcext:value-type="float">
            <text:p>0.1310252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3181974" calcext:value-type="float">
            <text:p>0.13181974</text:p>
          </table:table-cell>
        </table:table-row>
        <table:table-row table:style-name="ro1">
          <table:table-cell office:value-type="float" office:value="10.38" calcext:value-type="float">
            <text:p>10.38</text:p>
          </table:table-cell>
          <table:table-cell office:value-type="float" office:value="338" calcext:value-type="float">
            <text:p>33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860906" calcext:value-type="float">
            <text:p>0.0186090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3018931" calcext:value-type="float">
            <text:p>0.0301893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5922443" calcext:value-type="float">
            <text:p>0.0592244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7765212" calcext:value-type="float">
            <text:p>0.0776521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9118254" calcext:value-type="float">
            <text:p>0.0911825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8694477" calcext:value-type="float">
            <text:p>0.0869447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11946312" calcext:value-type="float">
            <text:p>0.1194631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12771325" calcext:value-type="float">
            <text:p>0.12771325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3496296" calcext:value-type="float">
            <text:p>0.1349629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3526966" calcext:value-type="float">
            <text:p>0.13526966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339" calcext:value-type="float">
            <text:p>33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81271" calcext:value-type="float">
            <text:p>0.018127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98791" calcext:value-type="float">
            <text:p>0.029879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5926737" calcext:value-type="float">
            <text:p>0.0592673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784234" calcext:value-type="float">
            <text:p>0.078423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9097107" calcext:value-type="float">
            <text:p>0.0909710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8653613" calcext:value-type="float">
            <text:p>0.0865361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12070407" calcext:value-type="float">
            <text:p>0.1207040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12884712" calcext:value-type="float">
            <text:p>0.1288471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3693209" calcext:value-type="float">
            <text:p>0.1369320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4129856" calcext:value-type="float">
            <text:p>0.14129856</text:p>
          </table:table-cell>
        </table:table-row>
        <table:table-row table:style-name="ro1">
          <table:table-cell office:value-type="float" office:value="10.44" calcext:value-type="float">
            <text:p>10.44</text:p>
          </table:table-cell>
          <table:table-cell office:value-type="float" office:value="340" calcext:value-type="float">
            <text:p>34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67717" calcext:value-type="float">
            <text:p>0.016771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947575" calcext:value-type="float">
            <text:p>0.0294757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5849878" calcext:value-type="float">
            <text:p>0.0584987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7767411" calcext:value-type="float">
            <text:p>0.0776741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9013796" calcext:value-type="float">
            <text:p>0.0901379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8520413" calcext:value-type="float">
            <text:p>0.0852041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12119752" calcext:value-type="float">
            <text:p>0.1211975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12767035" calcext:value-type="float">
            <text:p>0.12767035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3951537" calcext:value-type="float">
            <text:p>0.1395153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432061" calcext:value-type="float">
            <text:p>0.1432061</text:p>
          </table:table-cell>
        </table:table-row>
        <table:table-row table:style-name="ro1">
          <table:table-cell office:value-type="float" office:value="10.47" calcext:value-type="float">
            <text:p>10.47</text:p>
          </table:table-cell>
          <table:table-cell office:value-type="float" office:value="341" calcext:value-type="float">
            <text:p>34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611064" calcext:value-type="float">
            <text:p>0.0161106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829714" calcext:value-type="float">
            <text:p>0.0282971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5549021" calcext:value-type="float">
            <text:p>0.0554902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7525979" calcext:value-type="float">
            <text:p>0.0752597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8666123" calcext:value-type="float">
            <text:p>0.0866612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8386727" calcext:value-type="float">
            <text:p>0.0838672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11959863" calcext:value-type="float">
            <text:p>0.1195986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12570399" calcext:value-type="float">
            <text:p>0.1257039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4037427" calcext:value-type="float">
            <text:p>0.1403742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4416803" calcext:value-type="float">
            <text:p>0.14416803</text:p>
          </table:table-cell>
        </table:table-row>
        <table:table-row table:style-name="ro1">
          <table:table-cell office:value-type="float" office:value="10.49" calcext:value-type="float">
            <text:p>10.49</text:p>
          </table:table-cell>
          <table:table-cell office:value-type="float" office:value="342" calcext:value-type="float">
            <text:p>34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474164" calcext:value-type="float">
            <text:p>0.0147416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686181" calcext:value-type="float">
            <text:p>0.0268618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5323906" calcext:value-type="float">
            <text:p>0.0532390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7388811" calcext:value-type="float">
            <text:p>0.0738881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8401428" calcext:value-type="float">
            <text:p>0.0840142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7971101" calcext:value-type="float">
            <text:p>0.0797110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11406581" calcext:value-type="float">
            <text:p>0.1140658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12310177" calcext:value-type="float">
            <text:p>0.1231017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384711" calcext:value-type="float">
            <text:p>0.138471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4412047" calcext:value-type="float">
            <text:p>0.14412047</text:p>
          </table:table-cell>
        </table:table-row>
        <table:table-row table:style-name="ro1">
          <table:table-cell office:value-type="float" office:value="10.53" calcext:value-type="float">
            <text:p>10.53</text:p>
          </table:table-cell>
          <table:table-cell office:value-type="float" office:value="343" calcext:value-type="float">
            <text:p>34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385063" calcext:value-type="float">
            <text:p>0.0138506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604459" calcext:value-type="float">
            <text:p>0.0260445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4907155" calcext:value-type="float">
            <text:p>0.0490715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6874875" calcext:value-type="float">
            <text:p>0.0687487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813662" calcext:value-type="float">
            <text:p>0.0781366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7715286" calcext:value-type="float">
            <text:p>0.0771528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11003911" calcext:value-type="float">
            <text:p>0.1100391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11572328" calcext:value-type="float">
            <text:p>0.1157232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3554859" calcext:value-type="float">
            <text:p>0.1355485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4349011" calcext:value-type="float">
            <text:p>0.14349011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344" calcext:value-type="float">
            <text:p>34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214563" calcext:value-type="float">
            <text:p>0.0121456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443318" calcext:value-type="float">
            <text:p>0.0244331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4692311" calcext:value-type="float">
            <text:p>0.0469231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6575096" calcext:value-type="float">
            <text:p>0.0657509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10975" calcext:value-type="float">
            <text:p>0.0751097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7134885" calcext:value-type="float">
            <text:p>0.0713488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10149774" calcext:value-type="float">
            <text:p>0.1014977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11144796" calcext:value-type="float">
            <text:p>0.1114479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2693186" calcext:value-type="float">
            <text:p>0.1269318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415455" calcext:value-type="float">
            <text:p>0.1415455</text:p>
          </table:table-cell>
        </table:table-row>
        <table:table-row table:style-name="ro1">
          <table:table-cell office:value-type="float" office:value="10.59" calcext:value-type="float">
            <text:p>10.59</text:p>
          </table:table-cell>
          <table:table-cell office:value-type="float" office:value="345" calcext:value-type="float">
            <text:p>34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46945" calcext:value-type="float">
            <text:p>0.0114694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368472" calcext:value-type="float">
            <text:p>0.0236847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4221841" calcext:value-type="float">
            <text:p>0.0422184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5909771" calcext:value-type="float">
            <text:p>0.0590977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924495" calcext:value-type="float">
            <text:p>0.0692449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837722" calcext:value-type="float">
            <text:p>0.0683772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9328556" calcext:value-type="float">
            <text:p>0.0932855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10386884" calcext:value-type="float">
            <text:p>0.1038688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2206591" calcext:value-type="float">
            <text:p>0.1220659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3510378" calcext:value-type="float">
            <text:p>0.13510378</text:p>
          </table:table-cell>
        </table:table-row>
        <table:table-row table:style-name="ro1">
          <table:table-cell office:value-type="float" office:value="10.62" calcext:value-type="float">
            <text:p>10.62</text:p>
          </table:table-cell>
          <table:table-cell office:value-type="float" office:value="346" calcext:value-type="float">
            <text:p>34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42301" calcext:value-type="float">
            <text:p>0.0104230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38237" calcext:value-type="float">
            <text:p>0.0223823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4006413" calcext:value-type="float">
            <text:p>0.0400641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5597904" calcext:value-type="float">
            <text:p>0.0559790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60366" calcext:value-type="float">
            <text:p>0.066036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341327" calcext:value-type="float">
            <text:p>0.0634132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8971442" calcext:value-type="float">
            <text:p>0.0897144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9591695" calcext:value-type="float">
            <text:p>0.09591695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1301097" calcext:value-type="float">
            <text:p>0.1130109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312405" calcext:value-type="float">
            <text:p>0.1312405</text:p>
          </table:table-cell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347" calcext:value-type="float">
            <text:p>34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994579" calcext:value-type="float">
            <text:p>0.00994579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27031" calcext:value-type="float">
            <text:p>0.0212703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631183" calcext:value-type="float">
            <text:p>0.0363118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978527" calcext:value-type="float">
            <text:p>0.0497852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964288" calcext:value-type="float">
            <text:p>0.0596428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192" calcext:value-type="float">
            <text:p>0.061119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8273122" calcext:value-type="float">
            <text:p>0.0827312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9220693" calcext:value-type="float">
            <text:p>0.0922069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916417" calcext:value-type="float">
            <text:p>0.1091641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2276326" calcext:value-type="float">
            <text:p>0.12276326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348" calcext:value-type="float">
            <text:p>34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917561" calcext:value-type="float">
            <text:p>0.0091756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054686" calcext:value-type="float">
            <text:p>0.0205468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463948" calcext:value-type="float">
            <text:p>0.0346394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697034" calcext:value-type="float">
            <text:p>0.0469703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669738" calcext:value-type="float">
            <text:p>0.0566973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620344" calcext:value-type="float">
            <text:p>0.0562034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920153" calcext:value-type="float">
            <text:p>0.0792015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483391" calcext:value-type="float">
            <text:p>0.0848339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113175" calcext:value-type="float">
            <text:p>0.1011317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954466" calcext:value-type="float">
            <text:p>0.11954466</text:p>
          </table:table-cell>
        </table:table-row>
        <table:table-row table:style-name="ro1">
          <table:table-cell office:value-type="float" office:value="10.71" calcext:value-type="float">
            <text:p>10.71</text:p>
          </table:table-cell>
          <table:table-cell office:value-type="float" office:value="349" calcext:value-type="float">
            <text:p>34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882665" calcext:value-type="float">
            <text:p>0.0088266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010104" calcext:value-type="float">
            <text:p>0.0201010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92197" calcext:value-type="float">
            <text:p>0.0319219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171557" calcext:value-type="float">
            <text:p>0.0417155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4175" calcext:value-type="float">
            <text:p>0.0511417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397826" calcext:value-type="float">
            <text:p>0.0539782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305113" calcext:value-type="float">
            <text:p>0.0730511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533" calcext:value-type="float">
            <text:p>0.08153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64454" calcext:value-type="float">
            <text:p>0.0976445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228745" calcext:value-type="float">
            <text:p>0.11228745</text:p>
          </table:table-cell>
        </table:table-row>
        <table:table-row table:style-name="ro1">
          <table:table-cell office:value-type="float" office:value="10.74" calcext:value-type="float">
            <text:p>10.74</text:p>
          </table:table-cell>
          <table:table-cell office:value-type="float" office:value="350" calcext:value-type="float">
            <text:p>35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833425" calcext:value-type="float">
            <text:p>0.0083342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1952115" calcext:value-type="float">
            <text:p>0.0195211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69969" calcext:value-type="float">
            <text:p>0.0306996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97106" calcext:value-type="float">
            <text:p>0.039710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07352" calcext:value-type="float">
            <text:p>0.0490735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073714" calcext:value-type="float">
            <text:p>0.0507371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06142" calcext:value-type="float">
            <text:p>0.0700614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622514" calcext:value-type="float">
            <text:p>0.0762251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1387" calcext:value-type="float">
            <text:p>0.091138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12439" calcext:value-type="float">
            <text:p>0.10912439</text:p>
          </table:table-cell>
        </table:table-row>
        <table:table-row table:style-name="ro1">
          <table:table-cell office:value-type="float" office:value="10.76" calcext:value-type="float">
            <text:p>10.76</text:p>
          </table:table-cell>
          <table:table-cell office:value-type="float" office:value="351" calcext:value-type="float">
            <text:p>35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818931" calcext:value-type="float">
            <text:p>0.0081893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1939286" calcext:value-type="float">
            <text:p>0.0193928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891646" calcext:value-type="float">
            <text:p>0.0289164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665009" calcext:value-type="float">
            <text:p>0.0366500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550191" calcext:value-type="float">
            <text:p>0.0455019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4953677" calcext:value-type="float">
            <text:p>0.0495367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527191" calcext:value-type="float">
            <text:p>0.0652719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432055" calcext:value-type="float">
            <text:p>0.07432055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43338" calcext:value-type="float">
            <text:p>0.0884333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256866" calcext:value-type="float">
            <text:p>0.10256866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352" calcext:value-type="float">
            <text:p>35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783167" calcext:value-type="float">
            <text:p>0.0078316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1897629" calcext:value-type="float">
            <text:p>0.0189762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809369" calcext:value-type="float">
            <text:p>0.0280936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5531" calcext:value-type="float">
            <text:p>0.03553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391783" calcext:value-type="float">
            <text:p>0.0439178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4785146" calcext:value-type="float">
            <text:p>0.0478514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23085" calcext:value-type="float">
            <text:p>0.062308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221267" calcext:value-type="float">
            <text:p>0.0722126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84769" calcext:value-type="float">
            <text:p>0.0848476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09942834" calcext:value-type="float">
            <text:p>0.09942834</text:p>
          </table:table-cell>
        </table:table-row>
        <table:table-row table:style-name="ro1">
          <table:table-cell office:value-type="float" office:value="10.83" calcext:value-type="float">
            <text:p>10.83</text:p>
          </table:table-cell>
          <table:table-cell office:value-type="float" office:value="353" calcext:value-type="float">
            <text:p>35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766003" calcext:value-type="float">
            <text:p>0.0076600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1863951" calcext:value-type="float">
            <text:p>0.0186395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641219" calcext:value-type="float">
            <text:p>0.0264121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32581" calcext:value-type="float">
            <text:p>0.033258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201625" calcext:value-type="float">
            <text:p>0.0420162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4766597" calcext:value-type="float">
            <text:p>0.0476659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137004" calcext:value-type="float">
            <text:p>0.0613700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224044" calcext:value-type="float">
            <text:p>0.0722404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383298" calcext:value-type="float">
            <text:p>0.0838329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0952187" calcext:value-type="float">
            <text:p>0.0952187</text:p>
          </table:table-cell>
        </table:table-row>
        <table:table-row table:style-name="ro1">
          <table:table-cell office:value-type="float" office:value="10.86" calcext:value-type="float">
            <text:p>10.86</text:p>
          </table:table-cell>
          <table:table-cell office:value-type="float" office:value="354" calcext:value-type="float">
            <text:p>35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749871" calcext:value-type="float">
            <text:p>0.0074987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1817578" calcext:value-type="float">
            <text:p>0.0181757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560016" calcext:value-type="float">
            <text:p>0.0256001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247711" calcext:value-type="float">
            <text:p>0.0324771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133306" calcext:value-type="float">
            <text:p>0.0413330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4839441" calcext:value-type="float">
            <text:p>0.0483944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078363" calcext:value-type="float">
            <text:p>0.0607836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225631" calcext:value-type="float">
            <text:p>0.0722563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0312" calcext:value-type="float">
            <text:p>0.084031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09365734" calcext:value-type="float">
            <text:p>0.09365734</text:p>
          </table:table-cell>
        </table:table-row>
        <table:table-row table:style-name="ro1">
          <table:table-cell office:value-type="float" office:value="10.89" calcext:value-type="float">
            <text:p>10.89</text:p>
          </table:table-cell>
          <table:table-cell office:value-type="float" office:value="355" calcext:value-type="float">
            <text:p>35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744461" calcext:value-type="float">
            <text:p>0.0074446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1789806" calcext:value-type="float">
            <text:p>0.0178980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433259" calcext:value-type="float">
            <text:p>0.0243325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17012" calcext:value-type="float">
            <text:p>0.031701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06117" calcext:value-type="float">
            <text:p>0.040611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4927676" calcext:value-type="float">
            <text:p>0.0492767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077267" calcext:value-type="float">
            <text:p>0.0607726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291696" calcext:value-type="float">
            <text:p>0.0729169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12442" calcext:value-type="float">
            <text:p>0.0851244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0927262" calcext:value-type="float">
            <text:p>0.0927262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356" calcext:value-type="float">
            <text:p>35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729175" calcext:value-type="float">
            <text:p>0.0072917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1756793" calcext:value-type="float">
            <text:p>0.0175679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3364" calcext:value-type="float">
            <text:p>0.02336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003735" calcext:value-type="float">
            <text:p>0.0300373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020695" calcext:value-type="float">
            <text:p>0.0402069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157465" calcext:value-type="float">
            <text:p>0.0515746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1529" calcext:value-type="float">
            <text:p>0.06152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477421" calcext:value-type="float">
            <text:p>0.0747742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43142" calcext:value-type="float">
            <text:p>0.0884314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09414721" calcext:value-type="float">
            <text:p>0.09414721</text:p>
          </table:table-cell>
        </table:table-row>
        <table:table-row table:style-name="ro1">
          <table:table-cell office:value-type="float" office:value="10.95" calcext:value-type="float">
            <text:p>10.95</text:p>
          </table:table-cell>
          <table:table-cell office:value-type="float" office:value="357" calcext:value-type="float">
            <text:p>35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730133" calcext:value-type="float">
            <text:p>0.0073013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1733384" calcext:value-type="float">
            <text:p>0.0173338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219005" calcext:value-type="float">
            <text:p>0.0221900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2986223" calcext:value-type="float">
            <text:p>0.0298622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3975189" calcext:value-type="float">
            <text:p>0.0397518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296863" calcext:value-type="float">
            <text:p>0.0529686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219411" calcext:value-type="float">
            <text:p>0.0621941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534191" calcext:value-type="float">
            <text:p>0.0753419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046402" calcext:value-type="float">
            <text:p>0.0904640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09861924" calcext:value-type="float">
            <text:p>0.09861924</text:p>
          </table:table-cell>
        </table:table-row>
        <table:table-row table:style-name="ro1">
          <table:table-cell office:value-type="float" office:value="10.98" calcext:value-type="float">
            <text:p>10.98</text:p>
          </table:table-cell>
          <table:table-cell office:value-type="float" office:value="358" calcext:value-type="float">
            <text:p>35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732269" calcext:value-type="float">
            <text:p>0.00732269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1729558" calcext:value-type="float">
            <text:p>0.0172955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151882" calcext:value-type="float">
            <text:p>0.0215188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2907037" calcext:value-type="float">
            <text:p>0.0290703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3958017" calcext:value-type="float">
            <text:p>0.0395801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545994" calcext:value-type="float">
            <text:p>0.0554599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297501" calcext:value-type="float">
            <text:p>0.0629750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685957" calcext:value-type="float">
            <text:p>0.0768595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35315" calcext:value-type="float">
            <text:p>0.0943531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128887" calcext:value-type="float">
            <text:p>0.10128887</text:p>
          </table:table-cell>
        </table:table-row>
        <table:table-row table:style-name="ro1">
          <table:table-cell office:value-type="float" office:value="11.01" calcext:value-type="float">
            <text:p>11.01</text:p>
          </table:table-cell>
          <table:table-cell office:value-type="float" office:value="359" calcext:value-type="float">
            <text:p>35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745887" calcext:value-type="float">
            <text:p>0.0074588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176158" calcext:value-type="float">
            <text:p>0.017615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024125" calcext:value-type="float">
            <text:p>0.0202412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2864722" calcext:value-type="float">
            <text:p>0.0286472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3901737" calcext:value-type="float">
            <text:p>0.0390173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66921" calcext:value-type="float">
            <text:p>0.056692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289546" calcext:value-type="float">
            <text:p>0.0628954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739535" calcext:value-type="float">
            <text:p>0.07739535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807196" calcext:value-type="float">
            <text:p>0.0980719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0274" calcext:value-type="float">
            <text:p>0.1070274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360" calcext:value-type="float">
            <text:p>36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776658" calcext:value-type="float">
            <text:p>0.0077665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1795142" calcext:value-type="float">
            <text:p>0.0179514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197925" calcext:value-type="float">
            <text:p>0.019792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2784355" calcext:value-type="float">
            <text:p>0.0278435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3893878" calcext:value-type="float">
            <text:p>0.0389387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889461" calcext:value-type="float">
            <text:p>0.0588946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322493" calcext:value-type="float">
            <text:p>0.0632249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815346" calcext:value-type="float">
            <text:p>0.0781534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986754" calcext:value-type="float">
            <text:p>0.0998675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003134" calcext:value-type="float">
            <text:p>0.11003134</text:p>
          </table:table-cell>
        </table:table-row>
        <table:table-row table:style-name="ro1">
          <table:table-cell office:value-type="float" office:value="11.07" calcext:value-type="float">
            <text:p>11.07</text:p>
          </table:table-cell>
          <table:table-cell office:value-type="float" office:value="361" calcext:value-type="float">
            <text:p>36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802608" calcext:value-type="float">
            <text:p>0.0080260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1827732" calcext:value-type="float">
            <text:p>0.0182773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1926633" calcext:value-type="float">
            <text:p>0.0192663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2814736" calcext:value-type="float">
            <text:p>0.0281473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3834772" calcext:value-type="float">
            <text:p>0.0383477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00208" calcext:value-type="float">
            <text:p>0.0600020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296101" calcext:value-type="float">
            <text:p>0.0629610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833446" calcext:value-type="float">
            <text:p>0.0783344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218766" calcext:value-type="float">
            <text:p>0.1021876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539419" calcext:value-type="float">
            <text:p>0.11539419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362" calcext:value-type="float">
            <text:p>36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867173" calcext:value-type="float">
            <text:p>0.0086717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1908214" calcext:value-type="float">
            <text:p>0.0190821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1921116" calcext:value-type="float">
            <text:p>0.0192111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2860497" calcext:value-type="float">
            <text:p>0.0286049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3794241" calcext:value-type="float">
            <text:p>0.0379424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75593" calcext:value-type="float">
            <text:p>0.0617559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248198" calcext:value-type="float">
            <text:p>0.0624819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768346" calcext:value-type="float">
            <text:p>0.0776834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289241" calcext:value-type="float">
            <text:p>0.1028924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733085" calcext:value-type="float">
            <text:p>0.11733085</text:p>
          </table:table-cell>
        </table:table-row>
        <table:table-row table:style-name="ro1">
          <table:table-cell office:value-type="float" office:value="11.17" calcext:value-type="float">
            <text:p>11.17</text:p>
          </table:table-cell>
          <table:table-cell office:value-type="float" office:value="363" calcext:value-type="float">
            <text:p>36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915809" calcext:value-type="float">
            <text:p>0.00915809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1958816" calcext:value-type="float">
            <text:p>0.0195881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1989816" calcext:value-type="float">
            <text:p>0.0198981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2935182" calcext:value-type="float">
            <text:p>0.0293518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378525" calcext:value-type="float">
            <text:p>0.037852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99412" calcext:value-type="float">
            <text:p>0.0619941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209638" calcext:value-type="float">
            <text:p>0.0620963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735133" calcext:value-type="float">
            <text:p>0.0773513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200449" calcext:value-type="float">
            <text:p>0.1020044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2053488" calcext:value-type="float">
            <text:p>0.12053488</text:p>
          </table:table-cell>
        </table:table-row>
        <table:table-row table:style-name="ro1">
          <table:table-cell office:value-type="float" office:value="11.19" calcext:value-type="float">
            <text:p>11.19</text:p>
          </table:table-cell>
          <table:table-cell office:value-type="float" office:value="364" calcext:value-type="float">
            <text:p>36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74471" calcext:value-type="float">
            <text:p>0.0107447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099149" calcext:value-type="float">
            <text:p>0.0209914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071284" calcext:value-type="float">
            <text:p>0.0207128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028068" calcext:value-type="float">
            <text:p>0.0302806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3828349" calcext:value-type="float">
            <text:p>0.0382834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24471" calcext:value-type="float">
            <text:p>0.062447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123926" calcext:value-type="float">
            <text:p>0.0612392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558896" calcext:value-type="float">
            <text:p>0.0755889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084937" calcext:value-type="float">
            <text:p>0.1008493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218989" calcext:value-type="float">
            <text:p>0.1218989</text:p>
          </table:table-cell>
        </table:table-row>
        <table:table-row table:style-name="ro1">
          <table:table-cell office:value-type="float" office:value="11.22" calcext:value-type="float">
            <text:p>11.22</text:p>
          </table:table-cell>
          <table:table-cell office:value-type="float" office:value="365" calcext:value-type="float">
            <text:p>36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90127" calcext:value-type="float">
            <text:p>0.0119012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78609" calcext:value-type="float">
            <text:p>0.0217860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286978" calcext:value-type="float">
            <text:p>0.0228697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274499" calcext:value-type="float">
            <text:p>0.0327449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3883603" calcext:value-type="float">
            <text:p>0.0388360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229778" calcext:value-type="float">
            <text:p>0.0622977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075995" calcext:value-type="float">
            <text:p>0.0607599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433399" calcext:value-type="float">
            <text:p>0.0743339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2457" calcext:value-type="float">
            <text:p>0.097245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2276268" calcext:value-type="float">
            <text:p>0.12276268</text:p>
          </table:table-cell>
        </table:table-row>
        <table:table-row table:style-name="ro1">
          <table:table-cell office:value-type="float" office:value="11.26" calcext:value-type="float">
            <text:p>11.26</text:p>
          </table:table-cell>
          <table:table-cell office:value-type="float" office:value="366" calcext:value-type="float">
            <text:p>36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254508" calcext:value-type="float">
            <text:p>0.0125450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323665" calcext:value-type="float">
            <text:p>0.0232366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423689" calcext:value-type="float">
            <text:p>0.0242368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429051" calcext:value-type="float">
            <text:p>0.0342905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049471" calcext:value-type="float">
            <text:p>0.0404947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74029" calcext:value-type="float">
            <text:p>0.0617402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031633" calcext:value-type="float">
            <text:p>0.0603163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212546" calcext:value-type="float">
            <text:p>0.0721254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24794" calcext:value-type="float">
            <text:p>0.0952479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2297462" calcext:value-type="float">
            <text:p>0.12297462</text:p>
          </table:table-cell>
        </table:table-row>
        <table:table-row table:style-name="ro1">
          <table:table-cell office:value-type="float" office:value="11.29" calcext:value-type="float">
            <text:p>11.29</text:p>
          </table:table-cell>
          <table:table-cell office:value-type="float" office:value="367" calcext:value-type="float">
            <text:p>36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361761" calcext:value-type="float">
            <text:p>0.0136176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385701" calcext:value-type="float">
            <text:p>0.0238570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749" calcext:value-type="float">
            <text:p>0.0274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840967" calcext:value-type="float">
            <text:p>0.0384096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181974" calcext:value-type="float">
            <text:p>0.0418197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52888" calcext:value-type="float">
            <text:p>0.0615288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053078" calcext:value-type="float">
            <text:p>0.0605307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125789" calcext:value-type="float">
            <text:p>0.0712578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921763" calcext:value-type="float">
            <text:p>0.0892176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2206553" calcext:value-type="float">
            <text:p>0.12206553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368" calcext:value-type="float">
            <text:p>36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399664" calcext:value-type="float">
            <text:p>0.0139966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515709" calcext:value-type="float">
            <text:p>0.0251570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929756" calcext:value-type="float">
            <text:p>0.0292975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085352" calcext:value-type="float">
            <text:p>0.0408535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571377" calcext:value-type="float">
            <text:p>0.0457137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46835" calcext:value-type="float">
            <text:p>0.0614683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08962" calcext:value-type="float">
            <text:p>0.060896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6963794" calcext:value-type="float">
            <text:p>0.0696379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40985" calcext:value-type="float">
            <text:p>0.0874098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2093449" calcext:value-type="float">
            <text:p>0.12093449</text:p>
          </table:table-cell>
        </table:table-row>
        <table:table-row table:style-name="ro1">
          <table:table-cell office:value-type="float" office:value="11.43" calcext:value-type="float">
            <text:p>11.43</text:p>
          </table:table-cell>
          <table:table-cell office:value-type="float" office:value="369" calcext:value-type="float">
            <text:p>36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528319" calcext:value-type="float">
            <text:p>0.01528319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551358" calcext:value-type="float">
            <text:p>0.0255135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3922" calcext:value-type="float">
            <text:p>0.0332392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601418" calcext:value-type="float">
            <text:p>0.0460141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772317" calcext:value-type="float">
            <text:p>0.0477231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44188" calcext:value-type="float">
            <text:p>0.0614418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11507" calcext:value-type="float">
            <text:p>0.061150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688886" calcext:value-type="float">
            <text:p>0.068888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33769" calcext:value-type="float">
            <text:p>0.0843376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723238" calcext:value-type="float">
            <text:p>0.11723238</text:p>
          </table:table-cell>
        </table:table-row>
        <table:table-row table:style-name="ro1">
          <table:table-cell office:value-type="float" office:value="11.45" calcext:value-type="float">
            <text:p>11.45</text:p>
          </table:table-cell>
          <table:table-cell office:value-type="float" office:value="370" calcext:value-type="float">
            <text:p>37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520062" calcext:value-type="float">
            <text:p>0.0152006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604025" calcext:value-type="float">
            <text:p>0.0260402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534323" calcext:value-type="float">
            <text:p>0.0353432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867751" calcext:value-type="float">
            <text:p>0.0486775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56565" calcext:value-type="float">
            <text:p>0.0525656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211168" calcext:value-type="float">
            <text:p>0.0621116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659453" calcext:value-type="float">
            <text:p>0.0665945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685152" calcext:value-type="float">
            <text:p>0.068515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230376" calcext:value-type="float">
            <text:p>0.0823037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456528" calcext:value-type="float">
            <text:p>0.11456528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371" calcext:value-type="float">
            <text:p>37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464432" calcext:value-type="float">
            <text:p>0.0146443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624274" calcext:value-type="float">
            <text:p>0.0262427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88146" calcext:value-type="float">
            <text:p>0.038814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5406255" calcext:value-type="float">
            <text:p>0.0540625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532131" calcext:value-type="float">
            <text:p>0.0553213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247114" calcext:value-type="float">
            <text:p>0.0624711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857503" calcext:value-type="float">
            <text:p>0.0685750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6906947" calcext:value-type="float">
            <text:p>0.0690694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144819" calcext:value-type="float">
            <text:p>0.0814481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48662" calcext:value-type="float">
            <text:p>0.10848662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372" calcext:value-type="float">
            <text:p>37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427175" calcext:value-type="float">
            <text:p>0.0142717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61945" calcext:value-type="float">
            <text:p>0.026194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4048947" calcext:value-type="float">
            <text:p>0.0404894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5652396" calcext:value-type="float">
            <text:p>0.0565239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064875" calcext:value-type="float">
            <text:p>0.0606487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375866" calcext:value-type="float">
            <text:p>0.0637586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350906" calcext:value-type="float">
            <text:p>0.0735090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6981791" calcext:value-type="float">
            <text:p>0.0698179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130781" calcext:value-type="float">
            <text:p>0.0813078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561386" calcext:value-type="float">
            <text:p>0.10561386</text:p>
          </table:table-cell>
        </table:table-row>
        <table:table-row table:style-name="ro1">
          <table:table-cell office:value-type="float" office:value="11.56" calcext:value-type="float">
            <text:p>11.56</text:p>
          </table:table-cell>
          <table:table-cell office:value-type="float" office:value="373" calcext:value-type="float">
            <text:p>37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343791" calcext:value-type="float">
            <text:p>0.0134379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610527" calcext:value-type="float">
            <text:p>0.0261052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4319917" calcext:value-type="float">
            <text:p>0.0431991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6044258" calcext:value-type="float">
            <text:p>0.0604425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317078" calcext:value-type="float">
            <text:p>0.0631707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457873" calcext:value-type="float">
            <text:p>0.0645787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622059" calcext:value-type="float">
            <text:p>0.0762205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265416" calcext:value-type="float">
            <text:p>0.0726541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239017" calcext:value-type="float">
            <text:p>0.0823901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054739" calcext:value-type="float">
            <text:p>0.10054739</text:p>
          </table:table-cell>
        </table:table-row>
        <table:table-row table:style-name="ro1">
          <table:table-cell office:value-type="float" office:value="11.59" calcext:value-type="float">
            <text:p>11.59</text:p>
          </table:table-cell>
          <table:table-cell office:value-type="float" office:value="374" calcext:value-type="float">
            <text:p>37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24495" calcext:value-type="float">
            <text:p>0.012449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565918" calcext:value-type="float">
            <text:p>0.0256591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4422677" calcext:value-type="float">
            <text:p>0.0442267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634978" calcext:value-type="float">
            <text:p>0.063497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7929" calcext:value-type="float">
            <text:p>0.06792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588171" calcext:value-type="float">
            <text:p>0.0658817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811369" calcext:value-type="float">
            <text:p>0.081136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444066" calcext:value-type="float">
            <text:p>0.0744406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7847" calcext:value-type="float">
            <text:p>0.085784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09859039" calcext:value-type="float">
            <text:p>0.09859039</text:p>
          </table:table-cell>
        </table:table-row>
        <table:table-row table:style-name="ro1">
          <table:table-cell office:value-type="float" office:value="11.61" calcext:value-type="float">
            <text:p>11.61</text:p>
          </table:table-cell>
          <table:table-cell office:value-type="float" office:value="375" calcext:value-type="float">
            <text:p>37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200013" calcext:value-type="float">
            <text:p>0.0120001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505568" calcext:value-type="float">
            <text:p>0.0250556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452835" calcext:value-type="float">
            <text:p>0.045283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6352755" calcext:value-type="float">
            <text:p>0.0635275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004524" calcext:value-type="float">
            <text:p>0.0700452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701095" calcext:value-type="float">
            <text:p>0.0670109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8367971" calcext:value-type="float">
            <text:p>0.0836797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94173" calcext:value-type="float">
            <text:p>0.079417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06361" calcext:value-type="float">
            <text:p>0.0880636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09471789" calcext:value-type="float">
            <text:p>0.09471789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376" calcext:value-type="float">
            <text:p>37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6255" calcext:value-type="float">
            <text:p>0.0112625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40957" calcext:value-type="float">
            <text:p>0.024095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4537749" calcext:value-type="float">
            <text:p>0.0453774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6334212" calcext:value-type="float">
            <text:p>0.0633421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263649" calcext:value-type="float">
            <text:p>0.0726364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745829" calcext:value-type="float">
            <text:p>0.0674582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8918894" calcext:value-type="float">
            <text:p>0.0891889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219974" calcext:value-type="float">
            <text:p>0.0821997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53012" calcext:value-type="float">
            <text:p>0.0935301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09315804" calcext:value-type="float">
            <text:p>0.09315804</text:p>
          </table:table-cell>
        </table:table-row>
        <table:table-row table:style-name="ro1">
          <table:table-cell office:value-type="float" office:value="11.67" calcext:value-type="float">
            <text:p>11.67</text:p>
          </table:table-cell>
          <table:table-cell office:value-type="float" office:value="377" calcext:value-type="float">
            <text:p>37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85737" calcext:value-type="float">
            <text:p>0.0108573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361577" calcext:value-type="float">
            <text:p>0.0236157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4484501" calcext:value-type="float">
            <text:p>0.0448450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6065767" calcext:value-type="float">
            <text:p>0.0606576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343449" calcext:value-type="float">
            <text:p>0.0734344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744692" calcext:value-type="float">
            <text:p>0.0674469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9043678" calcext:value-type="float">
            <text:p>0.0904367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786318" calcext:value-type="float">
            <text:p>0.0878631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19991" calcext:value-type="float">
            <text:p>0.0961999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09085596" calcext:value-type="float">
            <text:p>0.09085596</text:p>
          </table:table-cell>
        </table:table-row>
        <table:table-row table:style-name="ro1">
          <table:table-cell office:value-type="float" office:value="11.71" calcext:value-type="float">
            <text:p>11.71</text:p>
          </table:table-cell>
          <table:table-cell office:value-type="float" office:value="378" calcext:value-type="float">
            <text:p>37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19506" calcext:value-type="float">
            <text:p>0.0101950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77071" calcext:value-type="float">
            <text:p>0.0227707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4409054" calcext:value-type="float">
            <text:p>0.0440905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5886973" calcext:value-type="float">
            <text:p>0.0588697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295794" calcext:value-type="float">
            <text:p>0.0729579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739392" calcext:value-type="float">
            <text:p>0.0673939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9191746" calcext:value-type="float">
            <text:p>0.0919174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9325635" calcext:value-type="float">
            <text:p>0.09325635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22837" calcext:value-type="float">
            <text:p>0.102283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09028628" calcext:value-type="float">
            <text:p>0.09028628</text:p>
          </table:table-cell>
        </table:table-row>
        <table:table-row table:style-name="ro1">
          <table:table-cell office:value-type="float" office:value="11.75" calcext:value-type="float">
            <text:p>11.75</text:p>
          </table:table-cell>
          <table:table-cell office:value-type="float" office:value="379" calcext:value-type="float">
            <text:p>37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992196" calcext:value-type="float">
            <text:p>0.0099219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36523" calcext:value-type="float">
            <text:p>0.0223652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425098" calcext:value-type="float">
            <text:p>0.042509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5476257" calcext:value-type="float">
            <text:p>0.0547625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214067" calcext:value-type="float">
            <text:p>0.0721406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670482" calcext:value-type="float">
            <text:p>0.0667048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9157175" calcext:value-type="float">
            <text:p>0.0915717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9711138" calcext:value-type="float">
            <text:p>0.0971113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526232" calcext:value-type="float">
            <text:p>0.1052623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091033" calcext:value-type="float">
            <text:p>0.091033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380" calcext:value-type="float">
            <text:p>38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945565" calcext:value-type="float">
            <text:p>0.0094556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6906" calcext:value-type="float">
            <text:p>0.021690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4153876" calcext:value-type="float">
            <text:p>0.0415387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5255012" calcext:value-type="float">
            <text:p>0.0525501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892212" calcext:value-type="float">
            <text:p>0.0689221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521816" calcext:value-type="float">
            <text:p>0.0652181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8944423" calcext:value-type="float">
            <text:p>0.0894442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9888614" calcext:value-type="float">
            <text:p>0.0988861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962745" calcext:value-type="float">
            <text:p>0.1096274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09391424" calcext:value-type="float">
            <text:p>0.09391424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381" calcext:value-type="float">
            <text:p>38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915427" calcext:value-type="float">
            <text:p>0.0091542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41117" calcext:value-type="float">
            <text:p>0.0214111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921786" calcext:value-type="float">
            <text:p>0.0392178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850071" calcext:value-type="float">
            <text:p>0.0485007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662939" calcext:value-type="float">
            <text:p>0.0666293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438674" calcext:value-type="float">
            <text:p>0.0643867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8547995" calcext:value-type="float">
            <text:p>0.0854799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10049141" calcext:value-type="float">
            <text:p>0.1004914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1148768" calcext:value-type="float">
            <text:p>0.1114876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09623127" calcext:value-type="float">
            <text:p>0.09623127</text:p>
          </table:table-cell>
        </table:table-row>
        <table:table-row table:style-name="ro1">
          <table:table-cell office:value-type="float" office:value="11.82" calcext:value-type="float">
            <text:p>11.82</text:p>
          </table:table-cell>
          <table:table-cell office:value-type="float" office:value="382" calcext:value-type="float">
            <text:p>38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906689" calcext:value-type="float">
            <text:p>0.00906689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094701" calcext:value-type="float">
            <text:p>0.0209470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812307" calcext:value-type="float">
            <text:p>0.0381230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30736" calcext:value-type="float">
            <text:p>0.0443073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147756" calcext:value-type="float">
            <text:p>0.0614775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84679" calcext:value-type="float">
            <text:p>0.0618467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8283244" calcext:value-type="float">
            <text:p>0.0828324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10051969" calcext:value-type="float">
            <text:p>0.1005196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1397248" calcext:value-type="float">
            <text:p>0.1139724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189737" calcext:value-type="float">
            <text:p>0.10189737</text:p>
          </table:table-cell>
        </table:table-row>
        <table:table-row table:style-name="ro1">
          <table:table-cell office:value-type="float" office:value="11.86" calcext:value-type="float">
            <text:p>11.86</text:p>
          </table:table-cell>
          <table:table-cell office:value-type="float" office:value="383" calcext:value-type="float">
            <text:p>38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898512" calcext:value-type="float">
            <text:p>0.0089851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077176" calcext:value-type="float">
            <text:p>0.0207717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621572" calcext:value-type="float">
            <text:p>0.0362157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264722" calcext:value-type="float">
            <text:p>0.0426472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898412" calcext:value-type="float">
            <text:p>0.0589841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44104" calcext:value-type="float">
            <text:p>0.0604410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698186" calcext:value-type="float">
            <text:p>0.0769818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9914468" calcext:value-type="float">
            <text:p>0.0991446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1434508" calcext:value-type="float">
            <text:p>0.1143450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507537" calcext:value-type="float">
            <text:p>0.10507537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384" calcext:value-type="float">
            <text:p>38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896555" calcext:value-type="float">
            <text:p>0.0089655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043223" calcext:value-type="float">
            <text:p>0.0204322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526929" calcext:value-type="float">
            <text:p>0.0352692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977383" calcext:value-type="float">
            <text:p>0.0397738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92733" calcext:value-type="float">
            <text:p>0.0539273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773722" calcext:value-type="float">
            <text:p>0.0577372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421766" calcext:value-type="float">
            <text:p>0.0742176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9738287" calcext:value-type="float">
            <text:p>0.0973828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1393257" calcext:value-type="float">
            <text:p>0.1139325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200416" calcext:value-type="float">
            <text:p>0.11200416</text:p>
          </table:table-cell>
        </table:table-row>
        <table:table-row table:style-name="ro1">
          <table:table-cell office:value-type="float" office:value="11.96" calcext:value-type="float">
            <text:p>11.96</text:p>
          </table:table-cell>
          <table:table-cell office:value-type="float" office:value="385" calcext:value-type="float">
            <text:p>38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89879" calcext:value-type="float">
            <text:p>0.0089879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028679" calcext:value-type="float">
            <text:p>0.0202867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70611" calcext:value-type="float">
            <text:p>0.0337061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866507" calcext:value-type="float">
            <text:p>0.0386650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30105" calcext:value-type="float">
            <text:p>0.0513010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656929" calcext:value-type="float">
            <text:p>0.0565692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20481" calcext:value-type="float">
            <text:p>0.0692048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9302782" calcext:value-type="float">
            <text:p>0.0930278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12505" calcext:value-type="float">
            <text:p>0.11250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49424" calcext:value-type="float">
            <text:p>0.11494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6" calcext:value-type="float">
            <text:p>38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89896" calcext:value-type="float">
            <text:p>0.008989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003845" calcext:value-type="float">
            <text:p>0.0200384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93209" calcext:value-type="float">
            <text:p>0.0329320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699949" calcext:value-type="float">
            <text:p>0.0369994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69369" calcext:value-type="float">
            <text:p>0.046936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440364" calcext:value-type="float">
            <text:p>0.0544036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226271" calcext:value-type="float">
            <text:p>0.0622627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9008376" calcext:value-type="float">
            <text:p>0.0900837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879447" calcext:value-type="float">
            <text:p>0.1087944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2063573" calcext:value-type="float">
            <text:p>0.12063573</text:p>
          </table:table-cell>
        </table:table-row>
        <table:table-row table:style-name="ro1">
          <table:table-cell office:value-type="float" office:value="12.01" calcext:value-type="float">
            <text:p>12.01</text:p>
          </table:table-cell>
          <table:table-cell office:value-type="float" office:value="387" calcext:value-type="float">
            <text:p>38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905959" calcext:value-type="float">
            <text:p>0.00905959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1987251" calcext:value-type="float">
            <text:p>0.0198725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65079" calcext:value-type="float">
            <text:p>0.0316507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617997" calcext:value-type="float">
            <text:p>0.0361799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507294" calcext:value-type="float">
            <text:p>0.0450729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380297" calcext:value-type="float">
            <text:p>0.0538029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051315" calcext:value-type="float">
            <text:p>0.0605131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419246" calcext:value-type="float">
            <text:p>0.0841924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662276" calcext:value-type="float">
            <text:p>0.1066227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2287292" calcext:value-type="float">
            <text:p>0.12287292</text:p>
          </table:table-cell>
        </table:table-row>
        <table:table-row table:style-name="ro1">
          <table:table-cell office:value-type="float" office:value="12.06" calcext:value-type="float">
            <text:p>12.06</text:p>
          </table:table-cell>
          <table:table-cell office:value-type="float" office:value="388" calcext:value-type="float">
            <text:p>38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92027" calcext:value-type="float">
            <text:p>0.009202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1976112" calcext:value-type="float">
            <text:p>0.0197611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1551" calcext:value-type="float">
            <text:p>0.031155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58914" calcext:value-type="float">
            <text:p>0.035891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206931" calcext:value-type="float">
            <text:p>0.0420693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294009" calcext:value-type="float">
            <text:p>0.0529400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5768421" calcext:value-type="float">
            <text:p>0.0576842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41292" calcext:value-type="float">
            <text:p>0.0814129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140797" calcext:value-type="float">
            <text:p>0.1014079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2607159" calcext:value-type="float">
            <text:p>0.12607159</text:p>
          </table:table-cell>
        </table:table-row>
        <table:table-row table:style-name="ro1">
          <table:table-cell office:value-type="float" office:value="12.09" calcext:value-type="float">
            <text:p>12.09</text:p>
          </table:table-cell>
          <table:table-cell office:value-type="float" office:value="389" calcext:value-type="float">
            <text:p>38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933716" calcext:value-type="float">
            <text:p>0.0093371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1961174" calcext:value-type="float">
            <text:p>0.0196117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0351" calcext:value-type="float">
            <text:p>0.030035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570021" calcext:value-type="float">
            <text:p>0.0357002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130557" calcext:value-type="float">
            <text:p>0.0413055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27351" calcext:value-type="float">
            <text:p>0.052735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5694376" calcext:value-type="float">
            <text:p>0.0569437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637922" calcext:value-type="float">
            <text:p>0.0763792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87227" calcext:value-type="float">
            <text:p>0.098722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2679118" calcext:value-type="float">
            <text:p>0.12679118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390" calcext:value-type="float">
            <text:p>39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966405" calcext:value-type="float">
            <text:p>0.0096640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17373" calcext:value-type="float">
            <text:p>0.0211737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945937" calcext:value-type="float">
            <text:p>0.0294593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568371" calcext:value-type="float">
            <text:p>0.0356837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025587" calcext:value-type="float">
            <text:p>0.0402558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344851" calcext:value-type="float">
            <text:p>0.0534485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5649197" calcext:value-type="float">
            <text:p>0.0564919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427877" calcext:value-type="float">
            <text:p>0.0742787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55779" calcext:value-type="float">
            <text:p>0.0935577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2774959" calcext:value-type="float">
            <text:p>0.12774959</text:p>
          </table:table-cell>
        </table:table-row>
        <table:table-row table:style-name="ro1">
          <table:table-cell office:value-type="float" office:value="12.17" calcext:value-type="float">
            <text:p>12.17</text:p>
          </table:table-cell>
          <table:table-cell office:value-type="float" office:value="391" calcext:value-type="float">
            <text:p>39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04514" calcext:value-type="float">
            <text:p>0.0100451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435229" calcext:value-type="float">
            <text:p>0.0243522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856703" calcext:value-type="float">
            <text:p>0.0285670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58055" calcext:value-type="float">
            <text:p>0.035805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023673" calcext:value-type="float">
            <text:p>0.0402367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408586" calcext:value-type="float">
            <text:p>0.0540858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5703831" calcext:value-type="float">
            <text:p>0.0570383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02617" calcext:value-type="float">
            <text:p>0.070261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11218" calcext:value-type="float">
            <text:p>0.0911121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2807493" calcext:value-type="float">
            <text:p>0.12807493</text:p>
          </table:table-cell>
        </table:table-row>
        <table:table-row table:style-name="ro1">
          <table:table-cell office:value-type="float" office:value="12.19" calcext:value-type="float">
            <text:p>12.19</text:p>
          </table:table-cell>
          <table:table-cell office:value-type="float" office:value="392" calcext:value-type="float">
            <text:p>39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64966" calcext:value-type="float">
            <text:p>0.0106496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441479" calcext:value-type="float">
            <text:p>0.0244147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799347" calcext:value-type="float">
            <text:p>0.0279934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617744" calcext:value-type="float">
            <text:p>0.0361774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241896" calcext:value-type="float">
            <text:p>0.0424189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62202" calcext:value-type="float">
            <text:p>0.056220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5915871" calcext:value-type="float">
            <text:p>0.0591587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6880049" calcext:value-type="float">
            <text:p>0.0688004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40854" calcext:value-type="float">
            <text:p>0.0874085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2571129" calcext:value-type="float">
            <text:p>0.12571129</text:p>
          </table:table-cell>
        </table:table-row>
        <table:table-row table:style-name="ro1">
          <table:table-cell office:value-type="float" office:value="12.21" calcext:value-type="float">
            <text:p>12.21</text:p>
          </table:table-cell>
          <table:table-cell office:value-type="float" office:value="393" calcext:value-type="float">
            <text:p>39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88465" calcext:value-type="float">
            <text:p>0.0108846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408073" calcext:value-type="float">
            <text:p>0.0240807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700831" calcext:value-type="float">
            <text:p>0.0270083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620585" calcext:value-type="float">
            <text:p>0.0362058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32151" calcext:value-type="float">
            <text:p>0.043215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751405" calcext:value-type="float">
            <text:p>0.0575140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072785" calcext:value-type="float">
            <text:p>0.0607278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6665042" calcext:value-type="float">
            <text:p>0.0666504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92791" calcext:value-type="float">
            <text:p>0.0859279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2157209" calcext:value-type="float">
            <text:p>0.12157209</text:p>
          </table:table-cell>
        </table:table-row>
        <table:table-row table:style-name="ro1">
          <table:table-cell office:value-type="float" office:value="12.27" calcext:value-type="float">
            <text:p>12.27</text:p>
          </table:table-cell>
          <table:table-cell office:value-type="float" office:value="394" calcext:value-type="float">
            <text:p>39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50686" calcext:value-type="float">
            <text:p>0.0115068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356523" calcext:value-type="float">
            <text:p>0.0235652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648299" calcext:value-type="float">
            <text:p>0.0264829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630895" calcext:value-type="float">
            <text:p>0.0363089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41124" calcext:value-type="float">
            <text:p>0.044112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24332" calcext:value-type="float">
            <text:p>0.0602433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423591" calcext:value-type="float">
            <text:p>0.0642359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6634716" calcext:value-type="float">
            <text:p>0.0663471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374586" calcext:value-type="float">
            <text:p>0.0837458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84832" calcext:value-type="float">
            <text:p>0.1184832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395" calcext:value-type="float">
            <text:p>39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218365" calcext:value-type="float">
            <text:p>0.0121836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97694" calcext:value-type="float">
            <text:p>0.0229769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569415" calcext:value-type="float">
            <text:p>0.0256941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649678" calcext:value-type="float">
            <text:p>0.0364967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644302" calcext:value-type="float">
            <text:p>0.0464430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6742" calcext:value-type="float">
            <text:p>0.061674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627359" calcext:value-type="float">
            <text:p>0.0662735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6668667" calcext:value-type="float">
            <text:p>0.0666866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295863" calcext:value-type="float">
            <text:p>0.0829586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579056" calcext:value-type="float">
            <text:p>0.11579056</text:p>
          </table:table-cell>
        </table:table-row>
        <table:table-row table:style-name="ro1">
          <table:table-cell office:value-type="float" office:value="12.34" calcext:value-type="float">
            <text:p>12.34</text:p>
          </table:table-cell>
          <table:table-cell office:value-type="float" office:value="396" calcext:value-type="float">
            <text:p>39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246516" calcext:value-type="float">
            <text:p>0.0124651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76541" calcext:value-type="float">
            <text:p>0.0227654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547023" calcext:value-type="float">
            <text:p>0.0254702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670341" calcext:value-type="float">
            <text:p>0.0367034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74436" calcext:value-type="float">
            <text:p>0.047443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399914" calcext:value-type="float">
            <text:p>0.0639991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1726" calcext:value-type="float">
            <text:p>0.070172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6746315" calcext:value-type="float">
            <text:p>0.06746315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275063" calcext:value-type="float">
            <text:p>0.0827506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011547" calcext:value-type="float">
            <text:p>0.11011547</text:p>
          </table:table-cell>
        </table:table-row>
        <table:table-row table:style-name="ro1">
          <table:table-cell office:value-type="float" office:value="12.38" calcext:value-type="float">
            <text:p>12.38</text:p>
          </table:table-cell>
          <table:table-cell office:value-type="float" office:value="397" calcext:value-type="float">
            <text:p>39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2991" calcext:value-type="float">
            <text:p>0.01299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42687" calcext:value-type="float">
            <text:p>0.0224268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531216" calcext:value-type="float">
            <text:p>0.0253121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703579" calcext:value-type="float">
            <text:p>0.0370357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55401" calcext:value-type="float">
            <text:p>0.0495540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581543" calcext:value-type="float">
            <text:p>0.0658154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9887" calcext:value-type="float">
            <text:p>0.071988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039212" calcext:value-type="float">
            <text:p>0.0703921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34885" calcext:value-type="float">
            <text:p>0.083488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3188" calcext:value-type="float">
            <text:p>0.1073188</text:p>
          </table:table-cell>
        </table:table-row>
        <table:table-row table:style-name="ro1">
          <table:table-cell office:value-type="float" office:value="12.41" calcext:value-type="float">
            <text:p>12.41</text:p>
          </table:table-cell>
          <table:table-cell office:value-type="float" office:value="398" calcext:value-type="float">
            <text:p>39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327236" calcext:value-type="float">
            <text:p>0.0132723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64096" calcext:value-type="float">
            <text:p>0.0216409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540931" calcext:value-type="float">
            <text:p>0.0254093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739384" calcext:value-type="float">
            <text:p>0.0373938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44986" calcext:value-type="float">
            <text:p>0.0504498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641817" calcext:value-type="float">
            <text:p>0.0664181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49049" calcext:value-type="float">
            <text:p>0.074904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413381" calcext:value-type="float">
            <text:p>0.0741338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75721" calcext:value-type="float">
            <text:p>0.0857572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295741" calcext:value-type="float">
            <text:p>0.10295741</text:p>
          </table:table-cell>
        </table:table-row>
        <table:table-row table:style-name="ro1">
          <table:table-cell office:value-type="float" office:value="12.43" calcext:value-type="float">
            <text:p>12.43</text:p>
          </table:table-cell>
          <table:table-cell office:value-type="float" office:value="399" calcext:value-type="float">
            <text:p>39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344845" calcext:value-type="float">
            <text:p>0.0134484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42251" calcext:value-type="float">
            <text:p>0.0214225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596238" calcext:value-type="float">
            <text:p>0.0259623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836347" calcext:value-type="float">
            <text:p>0.0383634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9086" calcext:value-type="float">
            <text:p>0.051908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704658" calcext:value-type="float">
            <text:p>0.0670465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651576" calcext:value-type="float">
            <text:p>0.0765157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611199" calcext:value-type="float">
            <text:p>0.0761119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55584" calcext:value-type="float">
            <text:p>0.0875558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096218" calcext:value-type="float">
            <text:p>0.10096218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400" calcext:value-type="float">
            <text:p>40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336658" calcext:value-type="float">
            <text:p>0.0133665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18452" calcext:value-type="float">
            <text:p>0.0211845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628511" calcext:value-type="float">
            <text:p>0.0262851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909476" calcext:value-type="float">
            <text:p>0.0390947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53015" calcext:value-type="float">
            <text:p>0.0525301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727765" calcext:value-type="float">
            <text:p>0.0672776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811459" calcext:value-type="float">
            <text:p>0.0781145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20511" calcext:value-type="float">
            <text:p>0.0802051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14023" calcext:value-type="float">
            <text:p>0.0911402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09759086" calcext:value-type="float">
            <text:p>0.09759086</text:p>
          </table:table-cell>
        </table:table-row>
        <table:table-row table:style-name="ro1">
          <table:table-cell office:value-type="float" office:value="12.51" calcext:value-type="float">
            <text:p>12.51</text:p>
          </table:table-cell>
          <table:table-cell office:value-type="float" office:value="401" calcext:value-type="float">
            <text:p>40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327277" calcext:value-type="float">
            <text:p>0.0132727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12819" calcext:value-type="float">
            <text:p>0.0211281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78035" calcext:value-type="float">
            <text:p>0.027803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102842" calcext:value-type="float">
            <text:p>0.0410284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65071" calcext:value-type="float">
            <text:p>0.0536507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718599" calcext:value-type="float">
            <text:p>0.0671859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854781" calcext:value-type="float">
            <text:p>0.0785478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213669" calcext:value-type="float">
            <text:p>0.0821366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25478" calcext:value-type="float">
            <text:p>0.0932547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09681085" calcext:value-type="float">
            <text:p>0.09681085</text:p>
          </table:table-cell>
        </table:table-row>
        <table:table-row table:style-name="ro1">
          <table:table-cell office:value-type="float" office:value="12.54" calcext:value-type="float">
            <text:p>12.54</text:p>
          </table:table-cell>
          <table:table-cell office:value-type="float" office:value="402" calcext:value-type="float">
            <text:p>40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29022" calcext:value-type="float">
            <text:p>0.012902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090313" calcext:value-type="float">
            <text:p>0.0209031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878149" calcext:value-type="float">
            <text:p>0.0287814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204021" calcext:value-type="float">
            <text:p>0.0420402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26448" calcext:value-type="float">
            <text:p>0.0542644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63285" calcext:value-type="float">
            <text:p>0.066328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876633" calcext:value-type="float">
            <text:p>0.0787663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577202" calcext:value-type="float">
            <text:p>0.0857720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03377" calcext:value-type="float">
            <text:p>0.0970337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09547843" calcext:value-type="float">
            <text:p>0.09547843</text:p>
          </table:table-cell>
        </table:table-row>
        <table:table-row table:style-name="ro1">
          <table:table-cell office:value-type="float" office:value="12.57" calcext:value-type="float">
            <text:p>12.57</text:p>
          </table:table-cell>
          <table:table-cell office:value-type="float" office:value="403" calcext:value-type="float">
            <text:p>40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242115" calcext:value-type="float">
            <text:p>0.0124211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086794" calcext:value-type="float">
            <text:p>0.0208679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76509" calcext:value-type="float">
            <text:p>0.0307650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77393" calcext:value-type="float">
            <text:p>0.0447739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507635" calcext:value-type="float">
            <text:p>0.0550763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561406" calcext:value-type="float">
            <text:p>0.0656140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835355" calcext:value-type="float">
            <text:p>0.0783535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687087" calcext:value-type="float">
            <text:p>0.0868708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901036" calcext:value-type="float">
            <text:p>0.0990103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0949582" calcext:value-type="float">
            <text:p>0.0949582</text:p>
          </table:table-cell>
        </table:table-row>
        <table:table-row table:style-name="ro1">
          <table:table-cell office:value-type="float" office:value="12.59" calcext:value-type="float">
            <text:p>12.59</text:p>
          </table:table-cell>
          <table:table-cell office:value-type="float" office:value="404" calcext:value-type="float">
            <text:p>40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216956" calcext:value-type="float">
            <text:p>0.0121695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071966" calcext:value-type="float">
            <text:p>0.0207196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85685" calcext:value-type="float">
            <text:p>0.0328568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84001" calcext:value-type="float">
            <text:p>0.0458400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634194" calcext:value-type="float">
            <text:p>0.0563419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378566" calcext:value-type="float">
            <text:p>0.0637856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728787" calcext:value-type="float">
            <text:p>0.0772878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835141" calcext:value-type="float">
            <text:p>0.0883514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179119" calcext:value-type="float">
            <text:p>0.1017911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09615189" calcext:value-type="float">
            <text:p>0.09615189</text:p>
          </table:table-cell>
        </table:table-row>
        <table:table-row table:style-name="ro1">
          <table:table-cell office:value-type="float" office:value="12.63" calcext:value-type="float">
            <text:p>12.63</text:p>
          </table:table-cell>
          <table:table-cell office:value-type="float" office:value="405" calcext:value-type="float">
            <text:p>40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47686" calcext:value-type="float">
            <text:p>0.0114768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069359" calcext:value-type="float">
            <text:p>0.0206935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413335" calcext:value-type="float">
            <text:p>0.0341333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858695" calcext:value-type="float">
            <text:p>0.0485869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684785" calcext:value-type="float">
            <text:p>0.0568478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293207" calcext:value-type="float">
            <text:p>0.0629320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669504" calcext:value-type="float">
            <text:p>0.0766950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895206" calcext:value-type="float">
            <text:p>0.0889520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287227" calcext:value-type="float">
            <text:p>0.1028722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09900701" calcext:value-type="float">
            <text:p>0.09900701</text:p>
          </table:table-cell>
        </table:table-row>
        <table:table-row table:style-name="ro1">
          <table:table-cell office:value-type="float" office:value="12.65" calcext:value-type="float">
            <text:p>12.65</text:p>
          </table:table-cell>
          <table:table-cell office:value-type="float" office:value="406" calcext:value-type="float">
            <text:p>40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34269" calcext:value-type="float">
            <text:p>0.01134269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083203" calcext:value-type="float">
            <text:p>0.0208320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607133" calcext:value-type="float">
            <text:p>0.0360713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5012354" calcext:value-type="float">
            <text:p>0.0501235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809163" calcext:value-type="float">
            <text:p>0.0580916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2704" calcext:value-type="float">
            <text:p>0.0610270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511039" calcext:value-type="float">
            <text:p>0.0751103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838557" calcext:value-type="float">
            <text:p>0.0883855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416804" calcext:value-type="float">
            <text:p>0.1041680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125507" calcext:value-type="float">
            <text:p>0.10125507</text:p>
          </table:table-cell>
        </table:table-row>
        <table:table-row table:style-name="ro1">
          <table:table-cell office:value-type="float" office:value="12.68" calcext:value-type="float">
            <text:p>12.68</text:p>
          </table:table-cell>
          <table:table-cell office:value-type="float" office:value="407" calcext:value-type="float">
            <text:p>40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78062" calcext:value-type="float">
            <text:p>0.0107806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079278" calcext:value-type="float">
            <text:p>0.0207927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698173" calcext:value-type="float">
            <text:p>0.0369817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5220115" calcext:value-type="float">
            <text:p>0.0522011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872975" calcext:value-type="float">
            <text:p>0.0587297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34746" calcext:value-type="float">
            <text:p>0.0603474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458989" calcext:value-type="float">
            <text:p>0.0745898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788875" calcext:value-type="float">
            <text:p>0.08788875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437392" calcext:value-type="float">
            <text:p>0.1043739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54555" calcext:value-type="float">
            <text:p>0.1054555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408" calcext:value-type="float">
            <text:p>40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51373" calcext:value-type="float">
            <text:p>0.0105137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08564" calcext:value-type="float">
            <text:p>0.020856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823079" calcext:value-type="float">
            <text:p>0.0382307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5309235" calcext:value-type="float">
            <text:p>0.0530923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005421" calcext:value-type="float">
            <text:p>0.0600542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924276" calcext:value-type="float">
            <text:p>0.0592427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308431" calcext:value-type="float">
            <text:p>0.0730843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618823" calcext:value-type="float">
            <text:p>0.0861882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321929" calcext:value-type="float">
            <text:p>0.1032192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54755" calcext:value-type="float">
            <text:p>0.10754755</text:p>
          </table:table-cell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409" calcext:value-type="float">
            <text:p>40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17521" calcext:value-type="float">
            <text:p>0.0101752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093251" calcext:value-type="float">
            <text:p>0.0209325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885368" calcext:value-type="float">
            <text:p>0.0388536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5425145" calcext:value-type="float">
            <text:p>0.0542514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084804" calcext:value-type="float">
            <text:p>0.0608480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88698" calcext:value-type="float">
            <text:p>0.058869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41374" calcext:value-type="float">
            <text:p>0.0724137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413247" calcext:value-type="float">
            <text:p>0.0841324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225496" calcext:value-type="float">
            <text:p>0.1022549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169794" calcext:value-type="float">
            <text:p>0.11169794</text:p>
          </table:table-cell>
        </table:table-row>
        <table:table-row table:style-name="ro1">
          <table:table-cell office:value-type="float" office:value="12.78" calcext:value-type="float">
            <text:p>12.78</text:p>
          </table:table-cell>
          <table:table-cell office:value-type="float" office:value="410" calcext:value-type="float">
            <text:p>41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02055" calcext:value-type="float">
            <text:p>0.0100205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0971" calcext:value-type="float">
            <text:p>0.021097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916936" calcext:value-type="float">
            <text:p>0.0391693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5454566" calcext:value-type="float">
            <text:p>0.0545456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093994" calcext:value-type="float">
            <text:p>0.0609399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851322" calcext:value-type="float">
            <text:p>0.0585132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7343" calcext:value-type="float">
            <text:p>0.0718734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220766" calcext:value-type="float">
            <text:p>0.0822076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998173" calcext:value-type="float">
            <text:p>0.0999817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295344" calcext:value-type="float">
            <text:p>0.11295344</text:p>
          </table:table-cell>
        </table:table-row>
        <table:table-row table:style-name="ro1">
          <table:table-cell office:value-type="float" office:value="12.81" calcext:value-type="float">
            <text:p>12.81</text:p>
          </table:table-cell>
          <table:table-cell office:value-type="float" office:value="411" calcext:value-type="float">
            <text:p>41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979558" calcext:value-type="float">
            <text:p>0.0097955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23182" calcext:value-type="float">
            <text:p>0.0212318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924818" calcext:value-type="float">
            <text:p>0.0392481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5390599" calcext:value-type="float">
            <text:p>0.0539059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081975" calcext:value-type="float">
            <text:p>0.0608197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862099" calcext:value-type="float">
            <text:p>0.0586209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15103" calcext:value-type="float">
            <text:p>0.0721510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29702" calcext:value-type="float">
            <text:p>0.0802970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879441" calcext:value-type="float">
            <text:p>0.0987944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572233" calcext:value-type="float">
            <text:p>0.11572233</text:p>
          </table:table-cell>
        </table:table-row>
        <table:table-row table:style-name="ro1">
          <table:table-cell office:value-type="float" office:value="12.85" calcext:value-type="float">
            <text:p>12.85</text:p>
          </table:table-cell>
          <table:table-cell office:value-type="float" office:value="412" calcext:value-type="float">
            <text:p>41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972468" calcext:value-type="float">
            <text:p>0.0097246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48047" calcext:value-type="float">
            <text:p>0.0214804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904318" calcext:value-type="float">
            <text:p>0.0390431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5320472" calcext:value-type="float">
            <text:p>0.0532047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048872" calcext:value-type="float">
            <text:p>0.0604887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892117" calcext:value-type="float">
            <text:p>0.0589211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52066" calcext:value-type="float">
            <text:p>0.0725206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922142" calcext:value-type="float">
            <text:p>0.0792214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99367" calcext:value-type="float">
            <text:p>0.0959936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672017" calcext:value-type="float">
            <text:p>0.11672017</text:p>
          </table:table-cell>
        </table:table-row>
        <table:table-row table:style-name="ro1">
          <table:table-cell office:value-type="float" office:value="12.88" calcext:value-type="float">
            <text:p>12.88</text:p>
          </table:table-cell>
          <table:table-cell office:value-type="float" office:value="413" calcext:value-type="float">
            <text:p>41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976721" calcext:value-type="float">
            <text:p>0.0097672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1504" calcext:value-type="float">
            <text:p>0.0219150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864893" calcext:value-type="float">
            <text:p>0.0386489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5112327" calcext:value-type="float">
            <text:p>0.0511232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922744" calcext:value-type="float">
            <text:p>0.0592274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915258" calcext:value-type="float">
            <text:p>0.0591525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54963" calcext:value-type="float">
            <text:p>0.0725496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885314" calcext:value-type="float">
            <text:p>0.0788531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78062" calcext:value-type="float">
            <text:p>0.0947806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806262" calcext:value-type="float">
            <text:p>0.11806262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414" calcext:value-type="float">
            <text:p>41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970963" calcext:value-type="float">
            <text:p>0.0097096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49657" calcext:value-type="float">
            <text:p>0.0224965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751986" calcext:value-type="float">
            <text:p>0.0375198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984027" calcext:value-type="float">
            <text:p>0.0498402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821988" calcext:value-type="float">
            <text:p>0.0582198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985175" calcext:value-type="float">
            <text:p>0.0598517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59527" calcext:value-type="float">
            <text:p>0.0725952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887343" calcext:value-type="float">
            <text:p>0.0788734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268025" calcext:value-type="float">
            <text:p>0.0926802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824939" calcext:value-type="float">
            <text:p>0.11824939</text:p>
          </table:table-cell>
        </table:table-row>
        <table:table-row table:style-name="ro1">
          <table:table-cell office:value-type="float" office:value="12.94" calcext:value-type="float">
            <text:p>12.94</text:p>
          </table:table-cell>
          <table:table-cell office:value-type="float" office:value="415" calcext:value-type="float">
            <text:p>41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974207" calcext:value-type="float">
            <text:p>0.0097420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61705" calcext:value-type="float">
            <text:p>0.0226170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696584" calcext:value-type="float">
            <text:p>0.0369658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715774" calcext:value-type="float">
            <text:p>0.0471577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572881" calcext:value-type="float">
            <text:p>0.0557288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999095" calcext:value-type="float">
            <text:p>0.0599909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60808" calcext:value-type="float">
            <text:p>0.0726080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9187" calcext:value-type="float">
            <text:p>0.07918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73118" calcext:value-type="float">
            <text:p>0.0917311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72471" calcext:value-type="float">
            <text:p>0.1172471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416" calcext:value-type="float">
            <text:p>41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986993" calcext:value-type="float">
            <text:p>0.0098699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72929" calcext:value-type="float">
            <text:p>0.0227292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50889" calcext:value-type="float">
            <text:p>0.035088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93042" calcext:value-type="float">
            <text:p>0.0459304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3353" calcext:value-type="float">
            <text:p>0.054335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60251" calcext:value-type="float">
            <text:p>0.0606025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28114" calcext:value-type="float">
            <text:p>0.0722811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14014" calcext:value-type="float">
            <text:p>0.0801401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09407" calcext:value-type="float">
            <text:p>0.090940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649109" calcext:value-type="float">
            <text:p>0.11649109</text:p>
          </table:table-cell>
        </table:table-row>
        <table:table-row table:style-name="ro1">
          <table:table-cell office:value-type="float" office:value="12.99" calcext:value-type="float">
            <text:p>12.99</text:p>
          </table:table-cell>
          <table:table-cell office:value-type="float" office:value="417" calcext:value-type="float">
            <text:p>41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0994326" calcext:value-type="float">
            <text:p>0.0099432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311787" calcext:value-type="float">
            <text:p>0.0231178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45419" calcext:value-type="float">
            <text:p>0.034541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42077" calcext:value-type="float">
            <text:p>0.0434207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74436" calcext:value-type="float">
            <text:p>0.0517443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3846" calcext:value-type="float">
            <text:p>0.0609384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58644" calcext:value-type="float">
            <text:p>0.0715864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69441" calcext:value-type="float">
            <text:p>0.0806944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061942" calcext:value-type="float">
            <text:p>0.0906194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397317" calcext:value-type="float">
            <text:p>0.11397317</text:p>
          </table:table-cell>
        </table:table-row>
        <table:table-row table:style-name="ro1">
          <table:table-cell office:value-type="float" office:value="13.02" calcext:value-type="float">
            <text:p>13.02</text:p>
          </table:table-cell>
          <table:table-cell office:value-type="float" office:value="418" calcext:value-type="float">
            <text:p>41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0704" calcext:value-type="float">
            <text:p>0.010070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327481" calcext:value-type="float">
            <text:p>0.0232748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47059" calcext:value-type="float">
            <text:p>0.0334705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231417" calcext:value-type="float">
            <text:p>0.0423141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14394" calcext:value-type="float">
            <text:p>0.0501439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8754" calcext:value-type="float">
            <text:p>0.0611875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93038" calcext:value-type="float">
            <text:p>0.0709303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94088" calcext:value-type="float">
            <text:p>0.0819408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075488" calcext:value-type="float">
            <text:p>0.0907548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192371" calcext:value-type="float">
            <text:p>0.11192371</text:p>
          </table:table-cell>
        </table:table-row>
        <table:table-row table:style-name="ro1">
          <table:table-cell office:value-type="float" office:value="13.07" calcext:value-type="float">
            <text:p>13.07</text:p>
          </table:table-cell>
          <table:table-cell office:value-type="float" office:value="419" calcext:value-type="float">
            <text:p>41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23258" calcext:value-type="float">
            <text:p>0.0102325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346995" calcext:value-type="float">
            <text:p>0.0234699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3802" calcext:value-type="float">
            <text:p>0.0332380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045904" calcext:value-type="float">
            <text:p>0.0404590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765925" calcext:value-type="float">
            <text:p>0.0476592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8438" calcext:value-type="float">
            <text:p>0.0610843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77613" calcext:value-type="float">
            <text:p>0.0697761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259527" calcext:value-type="float">
            <text:p>0.0825952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42707" calcext:value-type="float">
            <text:p>0.0914270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61433" calcext:value-type="float">
            <text:p>0.10861433</text:p>
          </table:table-cell>
        </table:table-row>
        <table:table-row table:style-name="ro1">
          <table:table-cell office:value-type="float" office:value="13.09" calcext:value-type="float">
            <text:p>13.09</text:p>
          </table:table-cell>
          <table:table-cell office:value-type="float" office:value="420" calcext:value-type="float">
            <text:p>42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4351" calcext:value-type="float">
            <text:p>0.010435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350435" calcext:value-type="float">
            <text:p>0.0235043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28205" calcext:value-type="float">
            <text:p>0.0322820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972762" calcext:value-type="float">
            <text:p>0.0397276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6859" calcext:value-type="float">
            <text:p>0.04685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3971" calcext:value-type="float">
            <text:p>0.0609397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01412" calcext:value-type="float">
            <text:p>0.0690141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316918" calcext:value-type="float">
            <text:p>0.0831691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35652" calcext:value-type="float">
            <text:p>0.0933565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04088" calcext:value-type="float">
            <text:p>0.10704088</text:p>
          </table:table-cell>
        </table:table-row>
        <table:table-row table:style-name="ro1">
          <table:table-cell office:value-type="float" office:value="13.12" calcext:value-type="float">
            <text:p>13.12</text:p>
          </table:table-cell>
          <table:table-cell office:value-type="float" office:value="421" calcext:value-type="float">
            <text:p>42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48758" calcext:value-type="float">
            <text:p>0.0104875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344313" calcext:value-type="float">
            <text:p>0.0234431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11407" calcext:value-type="float">
            <text:p>0.0321140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864041" calcext:value-type="float">
            <text:p>0.0386404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515695" calcext:value-type="float">
            <text:p>0.0451569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77477" calcext:value-type="float">
            <text:p>0.0607747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775406" calcext:value-type="float">
            <text:p>0.0677540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333008" calcext:value-type="float">
            <text:p>0.0833300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37641" calcext:value-type="float">
            <text:p>0.0943764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443369" calcext:value-type="float">
            <text:p>0.10443369</text:p>
          </table:table-cell>
        </table:table-row>
        <table:table-row table:style-name="ro1">
          <table:table-cell office:value-type="float" office:value="13.15" calcext:value-type="float">
            <text:p>13.15</text:p>
          </table:table-cell>
          <table:table-cell office:value-type="float" office:value="422" calcext:value-type="float">
            <text:p>42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74656" calcext:value-type="float">
            <text:p>0.0107465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328027" calcext:value-type="float">
            <text:p>0.0232802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1705" calcext:value-type="float">
            <text:p>0.0314170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855052" calcext:value-type="float">
            <text:p>0.0385505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454055" calcext:value-type="float">
            <text:p>0.0445405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71473" calcext:value-type="float">
            <text:p>0.0607147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704431" calcext:value-type="float">
            <text:p>0.0670443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322907" calcext:value-type="float">
            <text:p>0.0832290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43696" calcext:value-type="float">
            <text:p>0.0964369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338922" calcext:value-type="float">
            <text:p>0.10338922</text:p>
          </table:table-cell>
        </table:table-row>
        <table:table-row table:style-name="ro1">
          <table:table-cell office:value-type="float" office:value="13.22" calcext:value-type="float">
            <text:p>13.22</text:p>
          </table:table-cell>
          <table:table-cell office:value-type="float" office:value="423" calcext:value-type="float">
            <text:p>42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3827" calcext:value-type="float">
            <text:p>0.0109382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309357" calcext:value-type="float">
            <text:p>0.0230935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61157" calcext:value-type="float">
            <text:p>0.0306115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832493" calcext:value-type="float">
            <text:p>0.0383249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408454" calcext:value-type="float">
            <text:p>0.0440845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52753" calcext:value-type="float">
            <text:p>0.0605275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67946" calcext:value-type="float">
            <text:p>0.066794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269601" calcext:value-type="float">
            <text:p>0.0826960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50082" calcext:value-type="float">
            <text:p>0.0975008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212298" calcext:value-type="float">
            <text:p>0.10212298</text:p>
          </table:table-cell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424" calcext:value-type="float">
            <text:p>42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3677" calcext:value-type="float">
            <text:p>0.011367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58854" calcext:value-type="float">
            <text:p>0.0225885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38064" calcext:value-type="float">
            <text:p>0.0303806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846079" calcext:value-type="float">
            <text:p>0.0384607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424462" calcext:value-type="float">
            <text:p>0.0442446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47832" calcext:value-type="float">
            <text:p>0.0604783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662607" calcext:value-type="float">
            <text:p>0.0666260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210192" calcext:value-type="float">
            <text:p>0.0821019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915373" calcext:value-type="float">
            <text:p>0.0991537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167491" calcext:value-type="float">
            <text:p>0.10167491</text:p>
          </table:table-cell>
        </table:table-row>
        <table:table-row table:style-name="ro1">
          <table:table-cell office:value-type="float" office:value="13.26" calcext:value-type="float">
            <text:p>13.26</text:p>
          </table:table-cell>
          <table:table-cell office:value-type="float" office:value="425" calcext:value-type="float">
            <text:p>42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67913" calcext:value-type="float">
            <text:p>0.0116791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56062" calcext:value-type="float">
            <text:p>0.0225606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977183" calcext:value-type="float">
            <text:p>0.0297718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878104" calcext:value-type="float">
            <text:p>0.0387810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50999" calcext:value-type="float">
            <text:p>0.045099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39397" calcext:value-type="float">
            <text:p>0.0603939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695052" calcext:value-type="float">
            <text:p>0.0669505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76646" calcext:value-type="float">
            <text:p>0.0807664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993839" calcext:value-type="float">
            <text:p>0.0999383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149251" calcext:value-type="float">
            <text:p>0.10149251</text:p>
          </table:table-cell>
        </table:table-row>
        <table:table-row table:style-name="ro1">
          <table:table-cell office:value-type="float" office:value="13.31" calcext:value-type="float">
            <text:p>13.31</text:p>
          </table:table-cell>
          <table:table-cell office:value-type="float" office:value="426" calcext:value-type="float">
            <text:p>42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76742" calcext:value-type="float">
            <text:p>0.0117674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6231" calcext:value-type="float">
            <text:p>0.0221623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95399" calcext:value-type="float">
            <text:p>0.029539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915083" calcext:value-type="float">
            <text:p>0.0391508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60924" calcext:value-type="float">
            <text:p>0.046092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55143" calcext:value-type="float">
            <text:p>0.0605514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787638" calcext:value-type="float">
            <text:p>0.0678763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999532" calcext:value-type="float">
            <text:p>0.0799953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059017" calcext:value-type="float">
            <text:p>0.1005901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212265" calcext:value-type="float">
            <text:p>0.10212265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427" calcext:value-type="float">
            <text:p>42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210193" calcext:value-type="float">
            <text:p>0.0121019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81955" calcext:value-type="float">
            <text:p>0.0218195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92061" calcext:value-type="float">
            <text:p>0.029206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3977205" calcext:value-type="float">
            <text:p>0.0397720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820728" calcext:value-type="float">
            <text:p>0.0482072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217" calcext:value-type="float">
            <text:p>0.060921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84443" calcext:value-type="float">
            <text:p>0.068444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808626" calcext:value-type="float">
            <text:p>0.0780862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094751" calcext:value-type="float">
            <text:p>0.1009475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355553" calcext:value-type="float">
            <text:p>0.10355553</text:p>
          </table:table-cell>
        </table:table-row>
        <table:table-row table:style-name="ro1">
          <table:table-cell office:value-type="float" office:value="13.35" calcext:value-type="float">
            <text:p>13.35</text:p>
          </table:table-cell>
          <table:table-cell office:value-type="float" office:value="428" calcext:value-type="float">
            <text:p>42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216226" calcext:value-type="float">
            <text:p>0.0121622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55366" calcext:value-type="float">
            <text:p>0.0215536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910569" calcext:value-type="float">
            <text:p>0.0291056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024377" calcext:value-type="float">
            <text:p>0.0402437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371" calcext:value-type="float">
            <text:p>0.04937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4404" calcext:value-type="float">
            <text:p>0.0611440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17534" calcext:value-type="float">
            <text:p>0.0701753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742188" calcext:value-type="float">
            <text:p>0.0774218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025494" calcext:value-type="float">
            <text:p>0.1002549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452177" calcext:value-type="float">
            <text:p>0.10452177</text:p>
          </table:table-cell>
        </table:table-row>
        <table:table-row table:style-name="ro1">
          <table:table-cell office:value-type="float" office:value="13.38" calcext:value-type="float">
            <text:p>13.38</text:p>
          </table:table-cell>
          <table:table-cell office:value-type="float" office:value="429" calcext:value-type="float">
            <text:p>42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235592" calcext:value-type="float">
            <text:p>0.0123559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47053" calcext:value-type="float">
            <text:p>0.0214705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900636" calcext:value-type="float">
            <text:p>0.0290063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078219" calcext:value-type="float">
            <text:p>0.0407821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56112" calcext:value-type="float">
            <text:p>0.0515611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214696" calcext:value-type="float">
            <text:p>0.0621469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2556" calcext:value-type="float">
            <text:p>0.072255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714491" calcext:value-type="float">
            <text:p>0.0771449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945964" calcext:value-type="float">
            <text:p>0.0994596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18326" calcext:value-type="float">
            <text:p>0.10718326</text:p>
          </table:table-cell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430" calcext:value-type="float">
            <text:p>43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241515" calcext:value-type="float">
            <text:p>0.0124151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21979" calcext:value-type="float">
            <text:p>0.0212197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931898" calcext:value-type="float">
            <text:p>0.0293189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120672" calcext:value-type="float">
            <text:p>0.0412067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78497" calcext:value-type="float">
            <text:p>0.0527849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243355" calcext:value-type="float">
            <text:p>0.0624335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334566" calcext:value-type="float">
            <text:p>0.0733456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717614" calcext:value-type="float">
            <text:p>0.0771761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93285" calcext:value-type="float">
            <text:p>0.0979328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75186" calcext:value-type="float">
            <text:p>0.10875186</text:p>
          </table:table-cell>
        </table:table-row>
        <table:table-row table:style-name="ro1">
          <table:table-cell office:value-type="float" office:value="13.47" calcext:value-type="float">
            <text:p>13.47</text:p>
          </table:table-cell>
          <table:table-cell office:value-type="float" office:value="431" calcext:value-type="float">
            <text:p>43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241297" calcext:value-type="float">
            <text:p>0.0124129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14884" calcext:value-type="float">
            <text:p>0.0211488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961439" calcext:value-type="float">
            <text:p>0.0296143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182377" calcext:value-type="float">
            <text:p>0.0418237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51704" calcext:value-type="float">
            <text:p>0.055170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304027" calcext:value-type="float">
            <text:p>0.0630402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512147" calcext:value-type="float">
            <text:p>0.0751214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742289" calcext:value-type="float">
            <text:p>0.0774228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69752" calcext:value-type="float">
            <text:p>0.0966975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161016" calcext:value-type="float">
            <text:p>0.11161016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432" calcext:value-type="float">
            <text:p>43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228279" calcext:value-type="float">
            <text:p>0.01228279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14591" calcext:value-type="float">
            <text:p>0.0211459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39713" calcext:value-type="float">
            <text:p>0.0303971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201775" calcext:value-type="float">
            <text:p>0.0420177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587335" calcext:value-type="float">
            <text:p>0.0558733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302945" calcext:value-type="float">
            <text:p>0.0630294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61136" calcext:value-type="float">
            <text:p>0.076113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844566" calcext:value-type="float">
            <text:p>0.0784456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80737" calcext:value-type="float">
            <text:p>0.0948073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259726" calcext:value-type="float">
            <text:p>0.11259726</text:p>
          </table:table-cell>
        </table:table-row>
        <table:table-row table:style-name="ro1">
          <table:table-cell office:value-type="float" office:value="13.53" calcext:value-type="float">
            <text:p>13.53</text:p>
          </table:table-cell>
          <table:table-cell office:value-type="float" office:value="433" calcext:value-type="float">
            <text:p>43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215732" calcext:value-type="float">
            <text:p>0.0121573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17752" calcext:value-type="float">
            <text:p>0.0211775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97372" calcext:value-type="float">
            <text:p>0.0309737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25799" calcext:value-type="float">
            <text:p>0.042579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749208" calcext:value-type="float">
            <text:p>0.0574920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330512" calcext:value-type="float">
            <text:p>0.0633051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72078" calcext:value-type="float">
            <text:p>0.077207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989386" calcext:value-type="float">
            <text:p>0.0798938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75561" calcext:value-type="float">
            <text:p>0.0937556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475389" calcext:value-type="float">
            <text:p>0.11475389</text:p>
          </table:table-cell>
        </table:table-row>
        <table:table-row table:style-name="ro1">
          <table:table-cell office:value-type="float" office:value="13.57" calcext:value-type="float">
            <text:p>13.57</text:p>
          </table:table-cell>
          <table:table-cell office:value-type="float" office:value="434" calcext:value-type="float">
            <text:p>43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90289" calcext:value-type="float">
            <text:p>0.01190289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1936" calcext:value-type="float">
            <text:p>0.021193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06243" calcext:value-type="float">
            <text:p>0.0320624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28224" calcext:value-type="float">
            <text:p>0.042822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784164" calcext:value-type="float">
            <text:p>0.0578416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312875" calcext:value-type="float">
            <text:p>0.0631287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779775" calcext:value-type="float">
            <text:p>0.0777977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57908" calcext:value-type="float">
            <text:p>0.0815790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216681" calcext:value-type="float">
            <text:p>0.0921668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493269" calcext:value-type="float">
            <text:p>0.11493269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435" calcext:value-type="float">
            <text:p>43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49332" calcext:value-type="float">
            <text:p>0.0114933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28185" calcext:value-type="float">
            <text:p>0.0212818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3387" calcext:value-type="float">
            <text:p>0.0332338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41559" calcext:value-type="float">
            <text:p>0.0434155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845921" calcext:value-type="float">
            <text:p>0.0584592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285675" calcext:value-type="float">
            <text:p>0.0628567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757181" calcext:value-type="float">
            <text:p>0.0775718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354538" calcext:value-type="float">
            <text:p>0.0835453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59897" calcext:value-type="float">
            <text:p>0.0915989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519092" calcext:value-type="float">
            <text:p>0.11519092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436" calcext:value-type="float">
            <text:p>43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2664" calcext:value-type="float">
            <text:p>0.0112266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37737" calcext:value-type="float">
            <text:p>0.0213773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437363" calcext:value-type="float">
            <text:p>0.0343736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78743" calcext:value-type="float">
            <text:p>0.0437874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863956" calcext:value-type="float">
            <text:p>0.0586395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256629" calcext:value-type="float">
            <text:p>0.0625662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686669" calcext:value-type="float">
            <text:p>0.0768666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502903" calcext:value-type="float">
            <text:p>0.0850290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00522" calcext:value-type="float">
            <text:p>0.0910052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527473" calcext:value-type="float">
            <text:p>0.11527473</text:p>
          </table:table-cell>
        </table:table-row>
        <table:table-row table:style-name="ro1">
          <table:table-cell office:value-type="float" office:value="13.66" calcext:value-type="float">
            <text:p>13.66</text:p>
          </table:table-cell>
          <table:table-cell office:value-type="float" office:value="437" calcext:value-type="float">
            <text:p>43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2318" calcext:value-type="float">
            <text:p>0.0109231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35876" calcext:value-type="float">
            <text:p>0.0213587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489268" calcext:value-type="float">
            <text:p>0.0348926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83461" calcext:value-type="float">
            <text:p>0.0448346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804449" calcext:value-type="float">
            <text:p>0.0580444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57987" calcext:value-type="float">
            <text:p>0.0615798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522437" calcext:value-type="float">
            <text:p>0.0752243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550369" calcext:value-type="float">
            <text:p>0.0855036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087503" calcext:value-type="float">
            <text:p>0.0908750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396326" calcext:value-type="float">
            <text:p>0.11396326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438" calcext:value-type="float">
            <text:p>43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7587" calcext:value-type="float">
            <text:p>0.010758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56879" calcext:value-type="float">
            <text:p>0.0215687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575411" calcext:value-type="float">
            <text:p>0.0357541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37863" calcext:value-type="float">
            <text:p>0.0453786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778129" calcext:value-type="float">
            <text:p>0.0577812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0696" calcext:value-type="float">
            <text:p>0.0610069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427488" calcext:value-type="float">
            <text:p>0.0742748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609031" calcext:value-type="float">
            <text:p>0.0860903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39173" calcext:value-type="float">
            <text:p>0.0913917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341676" calcext:value-type="float">
            <text:p>0.11341676</text:p>
          </table:table-cell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439" calcext:value-type="float">
            <text:p>43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54781" calcext:value-type="float">
            <text:p>0.0105478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60588" calcext:value-type="float">
            <text:p>0.0216058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603472" calcext:value-type="float">
            <text:p>0.0360347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633489" calcext:value-type="float">
            <text:p>0.0463348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666836" calcext:value-type="float">
            <text:p>0.0566683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03457" calcext:value-type="float">
            <text:p>0.0600345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02795" calcext:value-type="float">
            <text:p>0.0720279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579873" calcext:value-type="float">
            <text:p>0.0857987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72535" calcext:value-type="float">
            <text:p>0.0917253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089952" calcext:value-type="float">
            <text:p>0.11089952</text:p>
          </table:table-cell>
        </table:table-row>
        <table:table-row table:style-name="ro1">
          <table:table-cell office:value-type="float" office:value="13.77" calcext:value-type="float">
            <text:p>13.77</text:p>
          </table:table-cell>
          <table:table-cell office:value-type="float" office:value="440" calcext:value-type="float">
            <text:p>44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31642" calcext:value-type="float">
            <text:p>0.0103164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6962" calcext:value-type="float">
            <text:p>0.021696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650915" calcext:value-type="float">
            <text:p>0.0365091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683987" calcext:value-type="float">
            <text:p>0.0468398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603547" calcext:value-type="float">
            <text:p>0.0560354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961573" calcext:value-type="float">
            <text:p>0.0596157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17158" calcext:value-type="float">
            <text:p>0.0701715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541107" calcext:value-type="float">
            <text:p>0.0854110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45782" calcext:value-type="float">
            <text:p>0.0934578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59093" calcext:value-type="float">
            <text:p>0.10959093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441" calcext:value-type="float">
            <text:p>44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18309" calcext:value-type="float">
            <text:p>0.01018309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5953" calcext:value-type="float">
            <text:p>0.0219595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637169" calcext:value-type="float">
            <text:p>0.0363716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7927" calcext:value-type="float">
            <text:p>0.04792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97316" calcext:value-type="float">
            <text:p>0.0549731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896185" calcext:value-type="float">
            <text:p>0.0589618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2222" calcext:value-type="float">
            <text:p>0.069222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390596" calcext:value-type="float">
            <text:p>0.0839059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10904" calcext:value-type="float">
            <text:p>0.0951090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20493" calcext:value-type="float">
            <text:p>0.10720493</text:p>
          </table:table-cell>
        </table:table-row>
        <table:table-row table:style-name="ro1">
          <table:table-cell office:value-type="float" office:value="13.82" calcext:value-type="float">
            <text:p>13.82</text:p>
          </table:table-cell>
          <table:table-cell office:value-type="float" office:value="442" calcext:value-type="float">
            <text:p>44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08703" calcext:value-type="float">
            <text:p>0.0100870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8889" calcext:value-type="float">
            <text:p>0.0220888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614432" calcext:value-type="float">
            <text:p>0.0361443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831322" calcext:value-type="float">
            <text:p>0.0483132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32992" calcext:value-type="float">
            <text:p>0.0543299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864964" calcext:value-type="float">
            <text:p>0.0586496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780127" calcext:value-type="float">
            <text:p>0.0678012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301061" calcext:value-type="float">
            <text:p>0.0830106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05655" calcext:value-type="float">
            <text:p>0.0960565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629044" calcext:value-type="float">
            <text:p>0.10629044</text:p>
          </table:table-cell>
        </table:table-row>
        <table:table-row table:style-name="ro1">
          <table:table-cell office:value-type="float" office:value="13.84" calcext:value-type="float">
            <text:p>13.84</text:p>
          </table:table-cell>
          <table:table-cell office:value-type="float" office:value="443" calcext:value-type="float">
            <text:p>44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14791" calcext:value-type="float">
            <text:p>0.0101479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423" calcext:value-type="float">
            <text:p>0.022142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575734" calcext:value-type="float">
            <text:p>0.0357573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883011" calcext:value-type="float">
            <text:p>0.0488301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43876" calcext:value-type="float">
            <text:p>0.0534387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884483" calcext:value-type="float">
            <text:p>0.0588448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741337" calcext:value-type="float">
            <text:p>0.0674133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18427" calcext:value-type="float">
            <text:p>0.0811842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14258" calcext:value-type="float">
            <text:p>0.0971425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42943" calcext:value-type="float">
            <text:p>0.1042943</text:p>
          </table:table-cell>
        </table:table-row>
        <table:table-row table:style-name="ro1">
          <table:table-cell office:value-type="float" office:value="13.87" calcext:value-type="float">
            <text:p>13.87</text:p>
          </table:table-cell>
          <table:table-cell office:value-type="float" office:value="444" calcext:value-type="float">
            <text:p>44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2259" calcext:value-type="float">
            <text:p>0.0102259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40247" calcext:value-type="float">
            <text:p>0.0224024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552596" calcext:value-type="float">
            <text:p>0.0355259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901485" calcext:value-type="float">
            <text:p>0.0490148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02883" calcext:value-type="float">
            <text:p>0.0530288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919506" calcext:value-type="float">
            <text:p>0.0591950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684628" calcext:value-type="float">
            <text:p>0.0668462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11176" calcext:value-type="float">
            <text:p>0.0801117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89567" calcext:value-type="float">
            <text:p>0.098956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374525" calcext:value-type="float">
            <text:p>0.10374525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445" calcext:value-type="float">
            <text:p>44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26444" calcext:value-type="float">
            <text:p>0.0102644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47834" calcext:value-type="float">
            <text:p>0.0224783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468297" calcext:value-type="float">
            <text:p>0.0346829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856681" calcext:value-type="float">
            <text:p>0.0485668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43583" calcext:value-type="float">
            <text:p>0.0524358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992649" calcext:value-type="float">
            <text:p>0.0599264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697255" calcext:value-type="float">
            <text:p>0.0669725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854299" calcext:value-type="float">
            <text:p>0.0785429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949361" calcext:value-type="float">
            <text:p>0.0994936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274765" calcext:value-type="float">
            <text:p>0.10274765</text:p>
          </table:table-cell>
        </table:table-row>
        <table:table-row table:style-name="ro1">
          <table:table-cell office:value-type="float" office:value="13.95" calcext:value-type="float">
            <text:p>13.95</text:p>
          </table:table-cell>
          <table:table-cell office:value-type="float" office:value="446" calcext:value-type="float">
            <text:p>44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26447" calcext:value-type="float">
            <text:p>0.0102644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63019" calcext:value-type="float">
            <text:p>0.0226301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91503" calcext:value-type="float">
            <text:p>0.0339150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833712" calcext:value-type="float">
            <text:p>0.0483371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25068" calcext:value-type="float">
            <text:p>0.0522506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7488" calcext:value-type="float">
            <text:p>0.0610748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724057" calcext:value-type="float">
            <text:p>0.0672405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744361" calcext:value-type="float">
            <text:p>0.0774436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055153" calcext:value-type="float">
            <text:p>0.1005515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22086" calcext:value-type="float">
            <text:p>0.1022086</text:p>
          </table:table-cell>
        </table:table-row>
        <table:table-row table:style-name="ro1">
          <table:table-cell office:value-type="float" office:value="13.97" calcext:value-type="float">
            <text:p>13.97</text:p>
          </table:table-cell>
          <table:table-cell office:value-type="float" office:value="447" calcext:value-type="float">
            <text:p>44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47231" calcext:value-type="float">
            <text:p>0.0104723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75598" calcext:value-type="float">
            <text:p>0.0227559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36928" calcext:value-type="float">
            <text:p>0.0333692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747777" calcext:value-type="float">
            <text:p>0.0474777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54192" calcext:value-type="float">
            <text:p>0.0515419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56946" calcext:value-type="float">
            <text:p>0.0615694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828734" calcext:value-type="float">
            <text:p>0.0682873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698169" calcext:value-type="float">
            <text:p>0.0769816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069969" calcext:value-type="float">
            <text:p>0.1006996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263395" calcext:value-type="float">
            <text:p>0.10263395</text:p>
          </table:table-cell>
        </table:table-row>
        <table:table-row table:style-name="ro1">
          <table:table-cell office:value-type="float" office:value="14.01" calcext:value-type="float">
            <text:p>14.01</text:p>
          </table:table-cell>
          <table:table-cell office:value-type="float" office:value="448" calcext:value-type="float">
            <text:p>44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65782" calcext:value-type="float">
            <text:p>0.0106578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82925" calcext:value-type="float">
            <text:p>0.0228292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78826" calcext:value-type="float">
            <text:p>0.0327882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671425" calcext:value-type="float">
            <text:p>0.0467142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7635" calcext:value-type="float">
            <text:p>0.0511763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223941" calcext:value-type="float">
            <text:p>0.0622394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32569" calcext:value-type="float">
            <text:p>0.0693256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721061" calcext:value-type="float">
            <text:p>0.0772106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068572" calcext:value-type="float">
            <text:p>0.1006857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328928" calcext:value-type="float">
            <text:p>0.10328928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449" calcext:value-type="float">
            <text:p>44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74607" calcext:value-type="float">
            <text:p>0.0107460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75852" calcext:value-type="float">
            <text:p>0.0227585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20273" calcext:value-type="float">
            <text:p>0.0322027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41119" calcext:value-type="float">
            <text:p>0.0454111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96912" calcext:value-type="float">
            <text:p>0.0509691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28055" calcext:value-type="float">
            <text:p>0.062805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57733" calcext:value-type="float">
            <text:p>0.0705773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746597" calcext:value-type="float">
            <text:p>0.0774659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016452" calcext:value-type="float">
            <text:p>0.1001645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498603" calcext:value-type="float">
            <text:p>0.10498603</text:p>
          </table:table-cell>
        </table:table-row>
        <table:table-row table:style-name="ro1">
          <table:table-cell office:value-type="float" office:value="14.07" calcext:value-type="float">
            <text:p>14.07</text:p>
          </table:table-cell>
          <table:table-cell office:value-type="float" office:value="450" calcext:value-type="float">
            <text:p>45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85903" calcext:value-type="float">
            <text:p>0.0108590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86312" calcext:value-type="float">
            <text:p>0.0228631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00032" calcext:value-type="float">
            <text:p>0.0320003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48514" calcext:value-type="float">
            <text:p>0.0444851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74809" calcext:value-type="float">
            <text:p>0.0507480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306015" calcext:value-type="float">
            <text:p>0.0630601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29214" calcext:value-type="float">
            <text:p>0.0722921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888959" calcext:value-type="float">
            <text:p>0.0788895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870819" calcext:value-type="float">
            <text:p>0.0987081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576755" calcext:value-type="float">
            <text:p>0.10576755</text:p>
          </table:table-cell>
        </table:table-row>
        <table:table-row table:style-name="ro1">
          <table:table-cell office:value-type="float" office:value="14.11" calcext:value-type="float">
            <text:p>14.11</text:p>
          </table:table-cell>
          <table:table-cell office:value-type="float" office:value="451" calcext:value-type="float">
            <text:p>45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6143" calcext:value-type="float">
            <text:p>0.0110614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82137" calcext:value-type="float">
            <text:p>0.0228213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75441" calcext:value-type="float">
            <text:p>0.0317544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00863" calcext:value-type="float">
            <text:p>0.0430086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33761" calcext:value-type="float">
            <text:p>0.0503376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315516" calcext:value-type="float">
            <text:p>0.0631551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8095" calcext:value-type="float">
            <text:p>0.072809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937071" calcext:value-type="float">
            <text:p>0.0793707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96214" calcext:value-type="float">
            <text:p>0.0969621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30079" calcext:value-type="float">
            <text:p>0.10830079</text:p>
          </table:table-cell>
        </table:table-row>
        <table:table-row table:style-name="ro1">
          <table:table-cell office:value-type="float" office:value="14.14" calcext:value-type="float">
            <text:p>14.14</text:p>
          </table:table-cell>
          <table:table-cell office:value-type="float" office:value="452" calcext:value-type="float">
            <text:p>45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6053" calcext:value-type="float">
            <text:p>0.0111605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7547" calcext:value-type="float">
            <text:p>0.022754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65637" calcext:value-type="float">
            <text:p>0.0316563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222987" calcext:value-type="float">
            <text:p>0.0422298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95653" calcext:value-type="float">
            <text:p>0.0499565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317671" calcext:value-type="float">
            <text:p>0.0631767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384979" calcext:value-type="float">
            <text:p>0.0738497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10493" calcext:value-type="float">
            <text:p>0.0811049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11752" calcext:value-type="float">
            <text:p>0.0961175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27144" calcext:value-type="float">
            <text:p>0.10927144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453" calcext:value-type="float">
            <text:p>45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5191" calcext:value-type="float">
            <text:p>0.0112519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5668" calcext:value-type="float">
            <text:p>0.022566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7381" calcext:value-type="float">
            <text:p>0.0313738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129868" calcext:value-type="float">
            <text:p>0.0412986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91462" calcext:value-type="float">
            <text:p>0.0499146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310543" calcext:value-type="float">
            <text:p>0.0631054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417137" calcext:value-type="float">
            <text:p>0.0741713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86716" calcext:value-type="float">
            <text:p>0.0818671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0474" calcext:value-type="float">
            <text:p>0.095047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123756" calcext:value-type="float">
            <text:p>0.11123756</text:p>
          </table:table-cell>
        </table:table-row>
        <table:table-row table:style-name="ro1">
          <table:table-cell office:value-type="float" office:value="14.19" calcext:value-type="float">
            <text:p>14.19</text:p>
          </table:table-cell>
          <table:table-cell office:value-type="float" office:value="454" calcext:value-type="float">
            <text:p>45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35151" calcext:value-type="float">
            <text:p>0.0113515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42408" calcext:value-type="float">
            <text:p>0.0224240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0801" calcext:value-type="float">
            <text:p>0.031080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073555" calcext:value-type="float">
            <text:p>0.0407355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6821" calcext:value-type="float">
            <text:p>0.049682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233189" calcext:value-type="float">
            <text:p>0.0623318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453383" calcext:value-type="float">
            <text:p>0.0745338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321579" calcext:value-type="float">
            <text:p>0.0832157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45625" calcext:value-type="float">
            <text:p>0.0934562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215097" calcext:value-type="float">
            <text:p>0.11215097</text:p>
          </table:table-cell>
        </table:table-row>
        <table:table-row table:style-name="ro1">
          <table:table-cell office:value-type="float" office:value="14.22" calcext:value-type="float">
            <text:p>14.22</text:p>
          </table:table-cell>
          <table:table-cell office:value-type="float" office:value="455" calcext:value-type="float">
            <text:p>45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41047" calcext:value-type="float">
            <text:p>0.0114104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5783" calcext:value-type="float">
            <text:p>0.0222578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1719" calcext:value-type="float">
            <text:p>0.031171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025292" calcext:value-type="float">
            <text:p>0.0402529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57923" calcext:value-type="float">
            <text:p>0.0495792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211314" calcext:value-type="float">
            <text:p>0.0621131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447392" calcext:value-type="float">
            <text:p>0.0744739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408449" calcext:value-type="float">
            <text:p>0.0840844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282114" calcext:value-type="float">
            <text:p>0.0928211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369008" calcext:value-type="float">
            <text:p>0.11369008</text:p>
          </table:table-cell>
        </table:table-row>
        <table:table-row table:style-name="ro1">
          <table:table-cell office:value-type="float" office:value="14.26" calcext:value-type="float">
            <text:p>14.26</text:p>
          </table:table-cell>
          <table:table-cell office:value-type="float" office:value="456" calcext:value-type="float">
            <text:p>45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53714" calcext:value-type="float">
            <text:p>0.0115371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4872" calcext:value-type="float">
            <text:p>0.0220487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0369" calcext:value-type="float">
            <text:p>0.031036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014229" calcext:value-type="float">
            <text:p>0.0401422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99234" calcext:value-type="float">
            <text:p>0.0499923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33368" calcext:value-type="float">
            <text:p>0.0613336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420708" calcext:value-type="float">
            <text:p>0.0742070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422848" calcext:value-type="float">
            <text:p>0.0842284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90282" calcext:value-type="float">
            <text:p>0.0919028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387601" calcext:value-type="float">
            <text:p>0.11387601</text:p>
          </table:table-cell>
        </table:table-row>
        <table:table-row table:style-name="ro1">
          <table:table-cell office:value-type="float" office:value="14.29" calcext:value-type="float">
            <text:p>14.29</text:p>
          </table:table-cell>
          <table:table-cell office:value-type="float" office:value="457" calcext:value-type="float">
            <text:p>45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66572" calcext:value-type="float">
            <text:p>0.0116657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0423" calcext:value-type="float">
            <text:p>0.0219042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08162" calcext:value-type="float">
            <text:p>0.0310816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008158" calcext:value-type="float">
            <text:p>0.0400815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1274" calcext:value-type="float">
            <text:p>0.050127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80398" calcext:value-type="float">
            <text:p>0.0608039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368158" calcext:value-type="float">
            <text:p>0.0736815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441199" calcext:value-type="float">
            <text:p>0.0844119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58374" calcext:value-type="float">
            <text:p>0.0915837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429229" calcext:value-type="float">
            <text:p>0.11429229</text:p>
          </table:table-cell>
        </table:table-row>
        <table:table-row table:style-name="ro1">
          <table:table-cell office:value-type="float" office:value="14.32" calcext:value-type="float">
            <text:p>14.32</text:p>
          </table:table-cell>
          <table:table-cell office:value-type="float" office:value="458" calcext:value-type="float">
            <text:p>45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76817" calcext:value-type="float">
            <text:p>0.0117681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61869" calcext:value-type="float">
            <text:p>0.0216186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10885" calcext:value-type="float">
            <text:p>0.0311088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02009" calcext:value-type="float">
            <text:p>0.040200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75987" calcext:value-type="float">
            <text:p>0.0507598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16684" calcext:value-type="float">
            <text:p>0.0601668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300538" calcext:value-type="float">
            <text:p>0.0730053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415627" calcext:value-type="float">
            <text:p>0.0841562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57728" calcext:value-type="float">
            <text:p>0.0915772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413004" calcext:value-type="float">
            <text:p>0.11413004</text:p>
          </table:table-cell>
        </table:table-row>
        <table:table-row table:style-name="ro1">
          <table:table-cell office:value-type="float" office:value="14.35" calcext:value-type="float">
            <text:p>14.35</text:p>
          </table:table-cell>
          <table:table-cell office:value-type="float" office:value="459" calcext:value-type="float">
            <text:p>45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7092" calcext:value-type="float">
            <text:p>0.011709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54909" calcext:value-type="float">
            <text:p>0.0215490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11797" calcext:value-type="float">
            <text:p>0.0311179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096506" calcext:value-type="float">
            <text:p>0.0409650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9385" calcext:value-type="float">
            <text:p>0.0510938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13813" calcext:value-type="float">
            <text:p>0.0601381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43911" calcext:value-type="float">
            <text:p>0.0724391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343228" calcext:value-type="float">
            <text:p>0.0834322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81254" calcext:value-type="float">
            <text:p>0.0918125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320768" calcext:value-type="float">
            <text:p>0.11320768</text:p>
          </table:table-cell>
        </table:table-row>
        <table:table-row table:style-name="ro1">
          <table:table-cell office:value-type="float" office:value="14.41" calcext:value-type="float">
            <text:p>14.41</text:p>
          </table:table-cell>
          <table:table-cell office:value-type="float" office:value="460" calcext:value-type="float">
            <text:p>46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72823" calcext:value-type="float">
            <text:p>0.0117282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40465" calcext:value-type="float">
            <text:p>0.0214046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19001" calcext:value-type="float">
            <text:p>0.0311900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125198" calcext:value-type="float">
            <text:p>0.0412519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2565" calcext:value-type="float">
            <text:p>0.052256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991257" calcext:value-type="float">
            <text:p>0.0599125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65315" calcext:value-type="float">
            <text:p>0.0716531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280197" calcext:value-type="float">
            <text:p>0.0828019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25234" calcext:value-type="float">
            <text:p>0.092523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248447" calcext:value-type="float">
            <text:p>0.11248447</text:p>
          </table:table-cell>
        </table:table-row>
        <table:table-row table:style-name="ro1">
          <table:table-cell office:value-type="float" office:value="14.44" calcext:value-type="float">
            <text:p>14.44</text:p>
          </table:table-cell>
          <table:table-cell office:value-type="float" office:value="461" calcext:value-type="float">
            <text:p>46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64026" calcext:value-type="float">
            <text:p>0.0116402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35973" calcext:value-type="float">
            <text:p>0.0213597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1317" calcext:value-type="float">
            <text:p>0.0313131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217498" calcext:value-type="float">
            <text:p>0.0421749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5499" calcext:value-type="float">
            <text:p>0.0528549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964781" calcext:value-type="float">
            <text:p>0.0596478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39214" calcext:value-type="float">
            <text:p>0.0713921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62291" calcext:value-type="float">
            <text:p>0.0816229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06148" calcext:value-type="float">
            <text:p>0.0940614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046141" calcext:value-type="float">
            <text:p>0.11046141</text:p>
          </table:table-cell>
        </table:table-row>
        <table:table-row table:style-name="ro1">
          <table:table-cell office:value-type="float" office:value="14.47" calcext:value-type="float">
            <text:p>14.47</text:p>
          </table:table-cell>
          <table:table-cell office:value-type="float" office:value="462" calcext:value-type="float">
            <text:p>46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60046" calcext:value-type="float">
            <text:p>0.0116004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28188" calcext:value-type="float">
            <text:p>0.0212818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69347" calcext:value-type="float">
            <text:p>0.0316934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259795" calcext:value-type="float">
            <text:p>0.0425979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91894" calcext:value-type="float">
            <text:p>0.0539189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5996118" calcext:value-type="float">
            <text:p>0.0599611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76038" calcext:value-type="float">
            <text:p>0.0707603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96649" calcext:value-type="float">
            <text:p>0.0809664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99118" calcext:value-type="float">
            <text:p>0.0949911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40112" calcext:value-type="float">
            <text:p>0.10940112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463" calcext:value-type="float">
            <text:p>46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55933" calcext:value-type="float">
            <text:p>0.0115593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39068" calcext:value-type="float">
            <text:p>0.0213906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93071" calcext:value-type="float">
            <text:p>0.0319307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44155" calcext:value-type="float">
            <text:p>0.0434415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51278" calcext:value-type="float">
            <text:p>0.0545127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34315" calcext:value-type="float">
            <text:p>0.0603431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47251" calcext:value-type="float">
            <text:p>0.0704725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991824" calcext:value-type="float">
            <text:p>0.0799182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53523" calcext:value-type="float">
            <text:p>0.0955352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68642" calcext:value-type="float">
            <text:p>0.10768642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464" calcext:value-type="float">
            <text:p>46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41256" calcext:value-type="float">
            <text:p>0.0114125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46772" calcext:value-type="float">
            <text:p>0.0214677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48111" calcext:value-type="float">
            <text:p>0.0324811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59495" calcext:value-type="float">
            <text:p>0.0435949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557563" calcext:value-type="float">
            <text:p>0.0555756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57745" calcext:value-type="float">
            <text:p>0.0605774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6805" calcext:value-type="float">
            <text:p>0.070680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952842" calcext:value-type="float">
            <text:p>0.0795284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25005" calcext:value-type="float">
            <text:p>0.0972500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688818" calcext:value-type="float">
            <text:p>0.10688818</text:p>
          </table:table-cell>
        </table:table-row>
        <table:table-row table:style-name="ro1">
          <table:table-cell office:value-type="float" office:value="14.57" calcext:value-type="float">
            <text:p>14.57</text:p>
          </table:table-cell>
          <table:table-cell office:value-type="float" office:value="465" calcext:value-type="float">
            <text:p>46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2388" calcext:value-type="float">
            <text:p>0.0112238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51505" calcext:value-type="float">
            <text:p>0.0215150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73388" calcext:value-type="float">
            <text:p>0.0327338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40326" calcext:value-type="float">
            <text:p>0.0444032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606639" calcext:value-type="float">
            <text:p>0.0560663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63937" calcext:value-type="float">
            <text:p>0.0606393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9816" calcext:value-type="float">
            <text:p>0.070981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871152" calcext:value-type="float">
            <text:p>0.0787115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76532" calcext:value-type="float">
            <text:p>0.0977653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53241" calcext:value-type="float">
            <text:p>0.1053241</text:p>
          </table:table-cell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466" calcext:value-type="float">
            <text:p>46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4875" calcext:value-type="float">
            <text:p>0.0110487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68474" calcext:value-type="float">
            <text:p>0.0216847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3796" calcext:value-type="float">
            <text:p>0.0332379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58402" calcext:value-type="float">
            <text:p>0.0445840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67061" calcext:value-type="float">
            <text:p>0.056706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1929" calcext:value-type="float">
            <text:p>0.0611192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45357" calcext:value-type="float">
            <text:p>0.0714535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879241" calcext:value-type="float">
            <text:p>0.0787924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878055" calcext:value-type="float">
            <text:p>0.0987805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482663" calcext:value-type="float">
            <text:p>0.10482663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467" calcext:value-type="float">
            <text:p>46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77797" calcext:value-type="float">
            <text:p>0.0107779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86571" calcext:value-type="float">
            <text:p>0.0218657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64582" calcext:value-type="float">
            <text:p>0.0336458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01288" calcext:value-type="float">
            <text:p>0.0450128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6799" calcext:value-type="float">
            <text:p>0.05679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41154" calcext:value-type="float">
            <text:p>0.0614115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5694" calcext:value-type="float">
            <text:p>0.071569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875506" calcext:value-type="float">
            <text:p>0.0787550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915543" calcext:value-type="float">
            <text:p>0.0991554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405134" calcext:value-type="float">
            <text:p>0.10405134</text:p>
          </table:table-cell>
        </table:table-row>
        <table:table-row table:style-name="ro1">
          <table:table-cell office:value-type="float" office:value="14.67" calcext:value-type="float">
            <text:p>14.67</text:p>
          </table:table-cell>
          <table:table-cell office:value-type="float" office:value="468" calcext:value-type="float">
            <text:p>46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62236" calcext:value-type="float">
            <text:p>0.0106223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8763" calcext:value-type="float">
            <text:p>0.0219876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41768" calcext:value-type="float">
            <text:p>0.034176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12491" calcext:value-type="float">
            <text:p>0.0451249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616177" calcext:value-type="float">
            <text:p>0.0561617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459" calcext:value-type="float">
            <text:p>0.06145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96473" calcext:value-type="float">
            <text:p>0.0719647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893926" calcext:value-type="float">
            <text:p>0.0789392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93562" calcext:value-type="float">
            <text:p>0.099356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404414" calcext:value-type="float">
            <text:p>0.10404414</text:p>
          </table:table-cell>
        </table:table-row>
        <table:table-row table:style-name="ro1">
          <table:table-cell office:value-type="float" office:value="14.69" calcext:value-type="float">
            <text:p>14.69</text:p>
          </table:table-cell>
          <table:table-cell office:value-type="float" office:value="469" calcext:value-type="float">
            <text:p>46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56364" calcext:value-type="float">
            <text:p>0.0105636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0097" calcext:value-type="float">
            <text:p>0.0221009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442317" calcext:value-type="float">
            <text:p>0.0344231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15717" calcext:value-type="float">
            <text:p>0.0451571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527727" calcext:value-type="float">
            <text:p>0.0552772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73559" calcext:value-type="float">
            <text:p>0.0617355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93659" calcext:value-type="float">
            <text:p>0.0719365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965936" calcext:value-type="float">
            <text:p>0.0796593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91725" calcext:value-type="float">
            <text:p>0.099172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40388" calcext:value-type="float">
            <text:p>0.1040388</text:p>
          </table:table-cell>
        </table:table-row>
        <table:table-row table:style-name="ro1">
          <table:table-cell office:value-type="float" office:value="14.73" calcext:value-type="float">
            <text:p>14.73</text:p>
          </table:table-cell>
          <table:table-cell office:value-type="float" office:value="470" calcext:value-type="float">
            <text:p>47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49324" calcext:value-type="float">
            <text:p>0.0104932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1749" calcext:value-type="float">
            <text:p>0.0222174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491045" calcext:value-type="float">
            <text:p>0.0349104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26212" calcext:value-type="float">
            <text:p>0.0452621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33843" calcext:value-type="float">
            <text:p>0.0543384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58555" calcext:value-type="float">
            <text:p>0.0615855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61053" calcext:value-type="float">
            <text:p>0.0716105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23571" calcext:value-type="float">
            <text:p>0.0802357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860158" calcext:value-type="float">
            <text:p>0.0986015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457793" calcext:value-type="float">
            <text:p>0.10457793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471" calcext:value-type="float">
            <text:p>47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42985" calcext:value-type="float">
            <text:p>0.0104298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8987" calcext:value-type="float">
            <text:p>0.0221898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489698" calcext:value-type="float">
            <text:p>0.0348969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3591" calcext:value-type="float">
            <text:p>0.045359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66791" calcext:value-type="float">
            <text:p>0.0536679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61112" calcext:value-type="float">
            <text:p>0.0616111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53463" calcext:value-type="float">
            <text:p>0.0715346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0733" calcext:value-type="float">
            <text:p>0.0810073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93588" calcext:value-type="float">
            <text:p>0.0979358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680889" calcext:value-type="float">
            <text:p>0.10680889</text:p>
          </table:table-cell>
        </table:table-row>
        <table:table-row table:style-name="ro1">
          <table:table-cell office:value-type="float" office:value="14.78" calcext:value-type="float">
            <text:p>14.78</text:p>
          </table:table-cell>
          <table:table-cell office:value-type="float" office:value="472" calcext:value-type="float">
            <text:p>47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47482" calcext:value-type="float">
            <text:p>0.0104748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7569" calcext:value-type="float">
            <text:p>0.0222756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485269" calcext:value-type="float">
            <text:p>0.0348526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35551" calcext:value-type="float">
            <text:p>0.0453555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52841" calcext:value-type="float">
            <text:p>0.0525284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41837" calcext:value-type="float">
            <text:p>0.0614183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4391" calcext:value-type="float">
            <text:p>0.071439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37678" calcext:value-type="float">
            <text:p>0.0813767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75" calcext:value-type="float">
            <text:p>0.0967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24133" calcext:value-type="float">
            <text:p>0.10824133</text:p>
          </table:table-cell>
        </table:table-row>
        <table:table-row table:style-name="ro1">
          <table:table-cell office:value-type="float" office:value="14.81" calcext:value-type="float">
            <text:p>14.81</text:p>
          </table:table-cell>
          <table:table-cell office:value-type="float" office:value="473" calcext:value-type="float">
            <text:p>47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52181" calcext:value-type="float">
            <text:p>0.0105218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32547" calcext:value-type="float">
            <text:p>0.0223254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475852" calcext:value-type="float">
            <text:p>0.0347585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60844" calcext:value-type="float">
            <text:p>0.0456084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9467" calcext:value-type="float">
            <text:p>0.0511946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50331" calcext:value-type="float">
            <text:p>0.0615033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91104" calcext:value-type="float">
            <text:p>0.0709110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212867" calcext:value-type="float">
            <text:p>0.0821286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20418" calcext:value-type="float">
            <text:p>0.0962041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20236" calcext:value-type="float">
            <text:p>0.10920236</text:p>
          </table:table-cell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474" calcext:value-type="float">
            <text:p>47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51402" calcext:value-type="float">
            <text:p>0.0105140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41795" calcext:value-type="float">
            <text:p>0.0224179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439391" calcext:value-type="float">
            <text:p>0.0343939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59479" calcext:value-type="float">
            <text:p>0.0455947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81202" calcext:value-type="float">
            <text:p>0.0508120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25821" calcext:value-type="float">
            <text:p>0.0612582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86114" calcext:value-type="float">
            <text:p>0.0708611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239718" calcext:value-type="float">
            <text:p>0.0823971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90546" calcext:value-type="float">
            <text:p>0.0949054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151187" calcext:value-type="float">
            <text:p>0.11151187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475" calcext:value-type="float">
            <text:p>47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63945" calcext:value-type="float">
            <text:p>0.0106394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49545" calcext:value-type="float">
            <text:p>0.0224954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432784" calcext:value-type="float">
            <text:p>0.0343278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65986" calcext:value-type="float">
            <text:p>0.0456598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10834" calcext:value-type="float">
            <text:p>0.0501083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287" calcext:value-type="float">
            <text:p>0.061028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80372" calcext:value-type="float">
            <text:p>0.0708037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26307" calcext:value-type="float">
            <text:p>0.082630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37174" calcext:value-type="float">
            <text:p>0.0943717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201881" calcext:value-type="float">
            <text:p>0.11201881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476" calcext:value-type="float">
            <text:p>47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73759" calcext:value-type="float">
            <text:p>0.01073759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57609" calcext:value-type="float">
            <text:p>0.0225760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69083" calcext:value-type="float">
            <text:p>0.0336908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64217" calcext:value-type="float">
            <text:p>0.0456421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06537" calcext:value-type="float">
            <text:p>0.0500653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89024" calcext:value-type="float">
            <text:p>0.0608902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90592" calcext:value-type="float">
            <text:p>0.0709059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265673" calcext:value-type="float">
            <text:p>0.0826567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49514" calcext:value-type="float">
            <text:p>0.0934951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24052" calcext:value-type="float">
            <text:p>0.1124052</text:p>
          </table:table-cell>
        </table:table-row>
        <table:table-row table:style-name="ro1">
          <table:table-cell office:value-type="float" office:value="14.93" calcext:value-type="float">
            <text:p>14.93</text:p>
          </table:table-cell>
          <table:table-cell office:value-type="float" office:value="477" calcext:value-type="float">
            <text:p>47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86559" calcext:value-type="float">
            <text:p>0.01086559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56631" calcext:value-type="float">
            <text:p>0.0225663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47253" calcext:value-type="float">
            <text:p>0.0334725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72343" calcext:value-type="float">
            <text:p>0.0457234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93754" calcext:value-type="float">
            <text:p>0.0499375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0349" calcext:value-type="float">
            <text:p>0.0610034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92714" calcext:value-type="float">
            <text:p>0.0709271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243757" calcext:value-type="float">
            <text:p>0.0824375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10359" calcext:value-type="float">
            <text:p>0.0931035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233039" calcext:value-type="float">
            <text:p>0.11233039</text:p>
          </table:table-cell>
        </table:table-row>
        <table:table-row table:style-name="ro1">
          <table:table-cell office:value-type="float" office:value="14.97" calcext:value-type="float">
            <text:p>14.97</text:p>
          </table:table-cell>
          <table:table-cell office:value-type="float" office:value="478" calcext:value-type="float">
            <text:p>47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0056" calcext:value-type="float">
            <text:p>0.0110005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54476" calcext:value-type="float">
            <text:p>0.0225447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97815" calcext:value-type="float">
            <text:p>0.0329781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41225" calcext:value-type="float">
            <text:p>0.0454122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94231" calcext:value-type="float">
            <text:p>0.0499423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88285" calcext:value-type="float">
            <text:p>0.0608828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50618" calcext:value-type="float">
            <text:p>0.0715061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217582" calcext:value-type="float">
            <text:p>0.0821758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00894" calcext:value-type="float">
            <text:p>0.0930089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163099" calcext:value-type="float">
            <text:p>0.111630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9" calcext:value-type="float">
            <text:p>47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2268" calcext:value-type="float">
            <text:p>0.0111226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53455" calcext:value-type="float">
            <text:p>0.0225345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69693" calcext:value-type="float">
            <text:p>0.0326969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05666" calcext:value-type="float">
            <text:p>0.0450566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48218" calcext:value-type="float">
            <text:p>0.0504821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3759" calcext:value-type="float">
            <text:p>0.0611375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1396" calcext:value-type="float">
            <text:p>0.0718139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4554" calcext:value-type="float">
            <text:p>0.081455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1846" calcext:value-type="float">
            <text:p>0.093184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81031" calcext:value-type="float">
            <text:p>0.10881031</text:p>
          </table:table-cell>
        </table:table-row>
        <table:table-row table:style-name="ro1">
          <table:table-cell office:value-type="float" office:value="15.03" calcext:value-type="float">
            <text:p>15.03</text:p>
          </table:table-cell>
          <table:table-cell office:value-type="float" office:value="480" calcext:value-type="float">
            <text:p>48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7384" calcext:value-type="float">
            <text:p>0.0111738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48221" calcext:value-type="float">
            <text:p>0.0224822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21606" calcext:value-type="float">
            <text:p>0.0322160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99429" calcext:value-type="float">
            <text:p>0.0449942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78721" calcext:value-type="float">
            <text:p>0.0507872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5986" calcext:value-type="float">
            <text:p>0.0610598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37247" calcext:value-type="float">
            <text:p>0.0723724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24136" calcext:value-type="float">
            <text:p>0.0812413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58903" calcext:value-type="float">
            <text:p>0.0935890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09152" calcext:value-type="float">
            <text:p>0.10809152</text:p>
          </table:table-cell>
        </table:table-row>
        <table:table-row table:style-name="ro1">
          <table:table-cell office:value-type="float" office:value="15.06" calcext:value-type="float">
            <text:p>15.06</text:p>
          </table:table-cell>
          <table:table-cell office:value-type="float" office:value="481" calcext:value-type="float">
            <text:p>48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763" calcext:value-type="float">
            <text:p>0.011276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43496" calcext:value-type="float">
            <text:p>0.0224349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13894" calcext:value-type="float">
            <text:p>0.0321389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43475" calcext:value-type="float">
            <text:p>0.0444347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44226" calcext:value-type="float">
            <text:p>0.0514422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34923" calcext:value-type="float">
            <text:p>0.0613492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79576" calcext:value-type="float">
            <text:p>0.0727957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59938" calcext:value-type="float">
            <text:p>0.0805993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13686" calcext:value-type="float">
            <text:p>0.0941368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08234" calcext:value-type="float">
            <text:p>0.10708234</text:p>
          </table:table-cell>
        </table:table-row>
        <table:table-row table:style-name="ro1">
          <table:table-cell office:value-type="float" office:value="15.09" calcext:value-type="float">
            <text:p>15.09</text:p>
          </table:table-cell>
          <table:table-cell office:value-type="float" office:value="482" calcext:value-type="float">
            <text:p>48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3946" calcext:value-type="float">
            <text:p>0.011394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46062" calcext:value-type="float">
            <text:p>0.0224606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85264" calcext:value-type="float">
            <text:p>0.0318526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0072" calcext:value-type="float">
            <text:p>0.0442007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89397" calcext:value-type="float">
            <text:p>0.0518939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29305" calcext:value-type="float">
            <text:p>0.0612930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302126" calcext:value-type="float">
            <text:p>0.0730212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12614" calcext:value-type="float">
            <text:p>0.0801261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00451" calcext:value-type="float">
            <text:p>0.0950045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611109" calcext:value-type="float">
            <text:p>0.10611109</text:p>
          </table:table-cell>
        </table:table-row>
        <table:table-row table:style-name="ro1">
          <table:table-cell office:value-type="float" office:value="15.11" calcext:value-type="float">
            <text:p>15.11</text:p>
          </table:table-cell>
          <table:table-cell office:value-type="float" office:value="483" calcext:value-type="float">
            <text:p>48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40682" calcext:value-type="float">
            <text:p>0.0114068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33253" calcext:value-type="float">
            <text:p>0.0223325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84681" calcext:value-type="float">
            <text:p>0.0318468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46727" calcext:value-type="float">
            <text:p>0.0434672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47738" calcext:value-type="float">
            <text:p>0.0524773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45904" calcext:value-type="float">
            <text:p>0.0614590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94717" calcext:value-type="float">
            <text:p>0.0729471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992558" calcext:value-type="float">
            <text:p>0.0799255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49204" calcext:value-type="float">
            <text:p>0.0954920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601425" calcext:value-type="float">
            <text:p>0.10601425</text:p>
          </table:table-cell>
        </table:table-row>
        <table:table-row table:style-name="ro1">
          <table:table-cell office:value-type="float" office:value="15.14" calcext:value-type="float">
            <text:p>15.14</text:p>
          </table:table-cell>
          <table:table-cell office:value-type="float" office:value="484" calcext:value-type="float">
            <text:p>48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42213" calcext:value-type="float">
            <text:p>0.0114221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972" calcext:value-type="float">
            <text:p>0.022097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71545" calcext:value-type="float">
            <text:p>0.0317154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15953" calcext:value-type="float">
            <text:p>0.0431595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0504" calcext:value-type="float">
            <text:p>0.0528050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35473" calcext:value-type="float">
            <text:p>0.0613547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311361" calcext:value-type="float">
            <text:p>0.0731136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977062" calcext:value-type="float">
            <text:p>0.0797706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40561" calcext:value-type="float">
            <text:p>0.0964056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592692" calcext:value-type="float">
            <text:p>0.10592692</text:p>
          </table:table-cell>
        </table:table-row>
        <table:table-row table:style-name="ro1">
          <table:table-cell office:value-type="float" office:value="15.18" calcext:value-type="float">
            <text:p>15.18</text:p>
          </table:table-cell>
          <table:table-cell office:value-type="float" office:value="485" calcext:value-type="float">
            <text:p>48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44851" calcext:value-type="float">
            <text:p>0.0114485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3399" calcext:value-type="float">
            <text:p>0.0219339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60642" calcext:value-type="float">
            <text:p>0.0316064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250966" calcext:value-type="float">
            <text:p>0.0425096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43813" calcext:value-type="float">
            <text:p>0.0534381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5013" calcext:value-type="float">
            <text:p>0.061501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72699" calcext:value-type="float">
            <text:p>0.0727269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97553" calcext:value-type="float">
            <text:p>0.079755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01522" calcext:value-type="float">
            <text:p>0.0970152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627893" calcext:value-type="float">
            <text:p>0.10627893</text:p>
          </table:table-cell>
        </table:table-row>
        <table:table-row table:style-name="ro1">
          <table:table-cell office:value-type="float" office:value="15.21" calcext:value-type="float">
            <text:p>15.21</text:p>
          </table:table-cell>
          <table:table-cell office:value-type="float" office:value="486" calcext:value-type="float">
            <text:p>48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47657" calcext:value-type="float">
            <text:p>0.0114765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87252" calcext:value-type="float">
            <text:p>0.0218725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81271" calcext:value-type="float">
            <text:p>0.0318127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239671" calcext:value-type="float">
            <text:p>0.0423967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72508" calcext:value-type="float">
            <text:p>0.0537250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44781" calcext:value-type="float">
            <text:p>0.0614478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52387" calcext:value-type="float">
            <text:p>0.0725238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04141" calcext:value-type="float">
            <text:p>0.0800414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60176" calcext:value-type="float">
            <text:p>0.0976017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0178" calcext:value-type="float">
            <text:p>0.1070178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487" calcext:value-type="float">
            <text:p>48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42946" calcext:value-type="float">
            <text:p>0.0114294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68317" calcext:value-type="float">
            <text:p>0.0216831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84911" calcext:value-type="float">
            <text:p>0.0318491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197373" calcext:value-type="float">
            <text:p>0.0419737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92648" calcext:value-type="float">
            <text:p>0.0539264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7247" calcext:value-type="float">
            <text:p>0.0609724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93489" calcext:value-type="float">
            <text:p>0.0719348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4246" calcext:value-type="float">
            <text:p>0.080424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8296" calcext:value-type="float">
            <text:p>0.097829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63973" calcext:value-type="float">
            <text:p>0.10763973</text:p>
          </table:table-cell>
        </table:table-row>
        <table:table-row table:style-name="ro1">
          <table:table-cell office:value-type="float" office:value="15.27" calcext:value-type="float">
            <text:p>15.27</text:p>
          </table:table-cell>
          <table:table-cell office:value-type="float" office:value="488" calcext:value-type="float">
            <text:p>48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47525" calcext:value-type="float">
            <text:p>0.0114752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66608" calcext:value-type="float">
            <text:p>0.0216660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96499" calcext:value-type="float">
            <text:p>0.0319649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177533" calcext:value-type="float">
            <text:p>0.0417753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10174" calcext:value-type="float">
            <text:p>0.0541017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1823" calcext:value-type="float">
            <text:p>0.0609182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77848" calcext:value-type="float">
            <text:p>0.0717784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72785" calcext:value-type="float">
            <text:p>0.08072785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85793" calcext:value-type="float">
            <text:p>0.0978579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45162" calcext:value-type="float">
            <text:p>0.10845162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489" calcext:value-type="float">
            <text:p>48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5055" calcext:value-type="float">
            <text:p>0.011505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66156" calcext:value-type="float">
            <text:p>0.0216615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02318" calcext:value-type="float">
            <text:p>0.0320231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173393" calcext:value-type="float">
            <text:p>0.0417339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96725" calcext:value-type="float">
            <text:p>0.0539672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70943" calcext:value-type="float">
            <text:p>0.0607094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92994" calcext:value-type="float">
            <text:p>0.0709299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12913" calcext:value-type="float">
            <text:p>0.0811291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82548" calcext:value-type="float">
            <text:p>0.0978254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88431" calcext:value-type="float">
            <text:p>0.10988431</text:p>
          </table:table-cell>
        </table:table-row>
        <table:table-row table:style-name="ro1">
          <table:table-cell office:value-type="float" office:value="15.33" calcext:value-type="float">
            <text:p>15.33</text:p>
          </table:table-cell>
          <table:table-cell office:value-type="float" office:value="490" calcext:value-type="float">
            <text:p>49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43638" calcext:value-type="float">
            <text:p>0.0114363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73861" calcext:value-type="float">
            <text:p>0.0217386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1567" calcext:value-type="float">
            <text:p>0.032156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189374" calcext:value-type="float">
            <text:p>0.0418937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13546" calcext:value-type="float">
            <text:p>0.0541354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59984" calcext:value-type="float">
            <text:p>0.0605998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70151" calcext:value-type="float">
            <text:p>0.0707015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41527" calcext:value-type="float">
            <text:p>0.0814152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35934" calcext:value-type="float">
            <text:p>0.0973593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043145" calcext:value-type="float">
            <text:p>0.11043145</text:p>
          </table:table-cell>
        </table:table-row>
        <table:table-row table:style-name="ro1">
          <table:table-cell office:value-type="float" office:value="15.36" calcext:value-type="float">
            <text:p>15.36</text:p>
          </table:table-cell>
          <table:table-cell office:value-type="float" office:value="491" calcext:value-type="float">
            <text:p>49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9371" calcext:value-type="float">
            <text:p>0.0112937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86744" calcext:value-type="float">
            <text:p>0.0218674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14372" calcext:value-type="float">
            <text:p>0.0321437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226458" calcext:value-type="float">
            <text:p>0.0422645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98753" calcext:value-type="float">
            <text:p>0.0539875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33119" calcext:value-type="float">
            <text:p>0.0603311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20669" calcext:value-type="float">
            <text:p>0.0702066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76599" calcext:value-type="float">
            <text:p>0.0817659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99494" calcext:value-type="float">
            <text:p>0.0969949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073498" calcext:value-type="float">
            <text:p>0.11073498</text:p>
          </table:table-cell>
        </table:table-row>
        <table:table-row table:style-name="ro1">
          <table:table-cell office:value-type="float" office:value="15.39" calcext:value-type="float">
            <text:p>15.39</text:p>
          </table:table-cell>
          <table:table-cell office:value-type="float" office:value="492" calcext:value-type="float">
            <text:p>49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34192" calcext:value-type="float">
            <text:p>0.0113419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0736" calcext:value-type="float">
            <text:p>0.0219073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43974" calcext:value-type="float">
            <text:p>0.0324397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251328" calcext:value-type="float">
            <text:p>0.0425132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93169" calcext:value-type="float">
            <text:p>0.0539316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40872" calcext:value-type="float">
            <text:p>0.0604087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96284" calcext:value-type="float">
            <text:p>0.0699628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204184" calcext:value-type="float">
            <text:p>0.0820418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24837" calcext:value-type="float">
            <text:p>0.0962483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074303" calcext:value-type="float">
            <text:p>0.11074303</text:p>
          </table:table-cell>
        </table:table-row>
        <table:table-row table:style-name="ro1">
          <table:table-cell office:value-type="float" office:value="15.42" calcext:value-type="float">
            <text:p>15.42</text:p>
          </table:table-cell>
          <table:table-cell office:value-type="float" office:value="493" calcext:value-type="float">
            <text:p>49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35198" calcext:value-type="float">
            <text:p>0.0113519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1193" calcext:value-type="float">
            <text:p>0.0220119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57374" calcext:value-type="float">
            <text:p>0.0325737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16017" calcext:value-type="float">
            <text:p>0.0431601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90525" calcext:value-type="float">
            <text:p>0.0539052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53771" calcext:value-type="float">
            <text:p>0.0605377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12419" calcext:value-type="float">
            <text:p>0.0701241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206994" calcext:value-type="float">
            <text:p>0.0820699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86017" calcext:value-type="float">
            <text:p>0.0958601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095397" calcext:value-type="float">
            <text:p>0.11095397</text:p>
          </table:table-cell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494" calcext:value-type="float">
            <text:p>49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1396" calcext:value-type="float">
            <text:p>0.0111139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9456" calcext:value-type="float">
            <text:p>0.0221945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78006" calcext:value-type="float">
            <text:p>0.0327800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52824" calcext:value-type="float">
            <text:p>0.0435282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62464" calcext:value-type="float">
            <text:p>0.0536246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7849" calcext:value-type="float">
            <text:p>0.060784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17413" calcext:value-type="float">
            <text:p>0.0701741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77821" calcext:value-type="float">
            <text:p>0.0817782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72259" calcext:value-type="float">
            <text:p>0.0947225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05378" calcext:value-type="float">
            <text:p>0.1105378</text:p>
          </table:table-cell>
        </table:table-row>
        <table:table-row table:style-name="ro1">
          <table:table-cell office:value-type="float" office:value="15.47" calcext:value-type="float">
            <text:p>15.47</text:p>
          </table:table-cell>
          <table:table-cell office:value-type="float" office:value="495" calcext:value-type="float">
            <text:p>49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3304" calcext:value-type="float">
            <text:p>0.0111330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36967" calcext:value-type="float">
            <text:p>0.0223696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9226" calcext:value-type="float">
            <text:p>0.032922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05071" calcext:value-type="float">
            <text:p>0.0440507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66299" calcext:value-type="float">
            <text:p>0.0536629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71386" calcext:value-type="float">
            <text:p>0.0607138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52548" calcext:value-type="float">
            <text:p>0.0705254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57373" calcext:value-type="float">
            <text:p>0.0815737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55509" calcext:value-type="float">
            <text:p>0.0945550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026068" calcext:value-type="float">
            <text:p>0.11026068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496" calcext:value-type="float">
            <text:p>49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6332" calcext:value-type="float">
            <text:p>0.0109633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41586" calcext:value-type="float">
            <text:p>0.0224158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09682" calcext:value-type="float">
            <text:p>0.0330968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32178" calcext:value-type="float">
            <text:p>0.0443217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45077" calcext:value-type="float">
            <text:p>0.0534507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797" calcext:value-type="float">
            <text:p>0.061079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42883" calcext:value-type="float">
            <text:p>0.0714288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47709" calcext:value-type="float">
            <text:p>0.0814770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16342" calcext:value-type="float">
            <text:p>0.0941634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25536" calcext:value-type="float">
            <text:p>0.10925536</text:p>
          </table:table-cell>
        </table:table-row>
        <table:table-row table:style-name="ro1">
          <table:table-cell office:value-type="float" office:value="15.53" calcext:value-type="float">
            <text:p>15.53</text:p>
          </table:table-cell>
          <table:table-cell office:value-type="float" office:value="497" calcext:value-type="float">
            <text:p>49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89537" calcext:value-type="float">
            <text:p>0.0108953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9892" calcext:value-type="float">
            <text:p>0.0222989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32127" calcext:value-type="float">
            <text:p>0.0333212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01112" calcext:value-type="float">
            <text:p>0.0450111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49599" calcext:value-type="float">
            <text:p>0.0534959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4681" calcext:value-type="float">
            <text:p>0.061468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52329" calcext:value-type="float">
            <text:p>0.0715232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88884" calcext:value-type="float">
            <text:p>0.0808888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14628" calcext:value-type="float">
            <text:p>0.0941462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96301" calcext:value-type="float">
            <text:p>0.10896301</text:p>
          </table:table-cell>
        </table:table-row>
        <table:table-row table:style-name="ro1">
          <table:table-cell office:value-type="float" office:value="15.57" calcext:value-type="float">
            <text:p>15.57</text:p>
          </table:table-cell>
          <table:table-cell office:value-type="float" office:value="498" calcext:value-type="float">
            <text:p>49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0101" calcext:value-type="float">
            <text:p>0.0109010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531" calcext:value-type="float">
            <text:p>0.022253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55715" calcext:value-type="float">
            <text:p>0.0335571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15863" calcext:value-type="float">
            <text:p>0.0451586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32404" calcext:value-type="float">
            <text:p>0.0533240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64107" calcext:value-type="float">
            <text:p>0.0616410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10787" calcext:value-type="float">
            <text:p>0.0721078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80392" calcext:value-type="float">
            <text:p>0.0808039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88896" calcext:value-type="float">
            <text:p>0.0938889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98843" calcext:value-type="float">
            <text:p>0.10798843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499" calcext:value-type="float">
            <text:p>49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75232" calcext:value-type="float">
            <text:p>0.0107523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885" calcext:value-type="float">
            <text:p>0.022188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65614" calcext:value-type="float">
            <text:p>0.0336561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41796" calcext:value-type="float">
            <text:p>0.0454179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23277" calcext:value-type="float">
            <text:p>0.0532327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81741" calcext:value-type="float">
            <text:p>0.0618174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84985" calcext:value-type="float">
            <text:p>0.0728498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42277" calcext:value-type="float">
            <text:p>0.0804227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98169" calcext:value-type="float">
            <text:p>0.0939816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18615" calcext:value-type="float">
            <text:p>0.10718615</text:p>
          </table:table-cell>
        </table:table-row>
        <table:table-row table:style-name="ro1">
          <table:table-cell office:value-type="float" office:value="15.62" calcext:value-type="float">
            <text:p>15.62</text:p>
          </table:table-cell>
          <table:table-cell office:value-type="float" office:value="500" calcext:value-type="float">
            <text:p>50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68974" calcext:value-type="float">
            <text:p>0.0106897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5643" calcext:value-type="float">
            <text:p>0.0220564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90895" calcext:value-type="float">
            <text:p>0.0339089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68572" calcext:value-type="float">
            <text:p>0.0456857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77497" calcext:value-type="float">
            <text:p>0.0527749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86527" calcext:value-type="float">
            <text:p>0.0618652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315592" calcext:value-type="float">
            <text:p>0.0731559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14598" calcext:value-type="float">
            <text:p>0.0801459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72398" calcext:value-type="float">
            <text:p>0.0947239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662572" calcext:value-type="float">
            <text:p>0.10662572</text:p>
          </table:table-cell>
        </table:table-row>
        <table:table-row table:style-name="ro1">
          <table:table-cell office:value-type="float" office:value="15.66" calcext:value-type="float">
            <text:p>15.66</text:p>
          </table:table-cell>
          <table:table-cell office:value-type="float" office:value="501" calcext:value-type="float">
            <text:p>50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72271" calcext:value-type="float">
            <text:p>0.0107227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9302" calcext:value-type="float">
            <text:p>0.0219930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98287" calcext:value-type="float">
            <text:p>0.0339828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46076" calcext:value-type="float">
            <text:p>0.0454607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61681" calcext:value-type="float">
            <text:p>0.0526168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204532" calcext:value-type="float">
            <text:p>0.0620453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303336" calcext:value-type="float">
            <text:p>0.0730333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12229" calcext:value-type="float">
            <text:p>0.0801222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70559" calcext:value-type="float">
            <text:p>0.0947055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657756" calcext:value-type="float">
            <text:p>0.10657756</text:p>
          </table:table-cell>
        </table:table-row>
        <table:table-row table:style-name="ro1">
          <table:table-cell office:value-type="float" office:value="15.69" calcext:value-type="float">
            <text:p>15.69</text:p>
          </table:table-cell>
          <table:table-cell office:value-type="float" office:value="502" calcext:value-type="float">
            <text:p>50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67738" calcext:value-type="float">
            <text:p>0.0106773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5233" calcext:value-type="float">
            <text:p>0.0220523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400472" calcext:value-type="float">
            <text:p>0.0340047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38158" calcext:value-type="float">
            <text:p>0.0453815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21107" calcext:value-type="float">
            <text:p>0.0522110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76728" calcext:value-type="float">
            <text:p>0.0617672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303863" calcext:value-type="float">
            <text:p>0.0730386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997442" calcext:value-type="float">
            <text:p>0.0799744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45584" calcext:value-type="float">
            <text:p>0.0954558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651192" calcext:value-type="float">
            <text:p>0.10651192</text:p>
          </table:table-cell>
        </table:table-row>
        <table:table-row table:style-name="ro1">
          <table:table-cell office:value-type="float" office:value="15.71" calcext:value-type="float">
            <text:p>15.71</text:p>
          </table:table-cell>
          <table:table-cell office:value-type="float" office:value="503" calcext:value-type="float">
            <text:p>50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71547" calcext:value-type="float">
            <text:p>0.0107154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7648" calcext:value-type="float">
            <text:p>0.0219764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87572" calcext:value-type="float">
            <text:p>0.0338757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07285" calcext:value-type="float">
            <text:p>0.0450728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08616" calcext:value-type="float">
            <text:p>0.0520861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82741" calcext:value-type="float">
            <text:p>0.0618274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73026" calcext:value-type="float">
            <text:p>0.0727302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09181" calcext:value-type="float">
            <text:p>0.0800918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70871" calcext:value-type="float">
            <text:p>0.0957087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645431" calcext:value-type="float">
            <text:p>0.10645431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504" calcext:value-type="float">
            <text:p>50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70504" calcext:value-type="float">
            <text:p>0.0107050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87062" calcext:value-type="float">
            <text:p>0.0218706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82399" calcext:value-type="float">
            <text:p>0.0338239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02029" calcext:value-type="float">
            <text:p>0.0450202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79001" calcext:value-type="float">
            <text:p>0.0517900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4154" calcext:value-type="float">
            <text:p>0.061415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53038" calcext:value-type="float">
            <text:p>0.0725303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21826" calcext:value-type="float">
            <text:p>0.0802182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42091" calcext:value-type="float">
            <text:p>0.0964209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698293" calcext:value-type="float">
            <text:p>0.10698293</text:p>
          </table:table-cell>
        </table:table-row>
        <table:table-row table:style-name="ro1">
          <table:table-cell office:value-type="float" office:value="15.78" calcext:value-type="float">
            <text:p>15.78</text:p>
          </table:table-cell>
          <table:table-cell office:value-type="float" office:value="505" calcext:value-type="float">
            <text:p>50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75738" calcext:value-type="float">
            <text:p>0.0107573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80614" calcext:value-type="float">
            <text:p>0.0218061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71636" calcext:value-type="float">
            <text:p>0.0337163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6011" calcext:value-type="float">
            <text:p>0.044601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49268" calcext:value-type="float">
            <text:p>0.0514926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6097" calcext:value-type="float">
            <text:p>0.0611609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4687" calcext:value-type="float">
            <text:p>0.0718468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78989" calcext:value-type="float">
            <text:p>0.0807898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68721" calcext:value-type="float">
            <text:p>0.0966872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21323" calcext:value-type="float">
            <text:p>0.10721323</text:p>
          </table:table-cell>
        </table:table-row>
        <table:table-row table:style-name="ro1">
          <table:table-cell office:value-type="float" office:value="15.81" calcext:value-type="float">
            <text:p>15.81</text:p>
          </table:table-cell>
          <table:table-cell office:value-type="float" office:value="506" calcext:value-type="float">
            <text:p>50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87578" calcext:value-type="float">
            <text:p>0.0108757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76639" calcext:value-type="float">
            <text:p>0.0217663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53818" calcext:value-type="float">
            <text:p>0.0335381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32072" calcext:value-type="float">
            <text:p>0.0443207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40262" calcext:value-type="float">
            <text:p>0.0514026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7773" calcext:value-type="float">
            <text:p>0.0609777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39896" calcext:value-type="float">
            <text:p>0.0713989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96943" calcext:value-type="float">
            <text:p>0.0809694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06356" calcext:value-type="float">
            <text:p>0.0970635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17453" calcext:value-type="float">
            <text:p>0.10817453</text:p>
          </table:table-cell>
        </table:table-row>
        <table:table-row table:style-name="ro1">
          <table:table-cell office:value-type="float" office:value="15.83" calcext:value-type="float">
            <text:p>15.83</text:p>
          </table:table-cell>
          <table:table-cell office:value-type="float" office:value="507" calcext:value-type="float">
            <text:p>50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89246" calcext:value-type="float">
            <text:p>0.0108924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75887" calcext:value-type="float">
            <text:p>0.0217588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7751" calcext:value-type="float">
            <text:p>0.0332775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99699" calcext:value-type="float">
            <text:p>0.0439969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2756" calcext:value-type="float">
            <text:p>0.051275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0394" calcext:value-type="float">
            <text:p>0.0609039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05262" calcext:value-type="float">
            <text:p>0.0710526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36283" calcext:value-type="float">
            <text:p>0.0813628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31108" calcext:value-type="float">
            <text:p>0.0973110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42261" calcext:value-type="float">
            <text:p>0.10842261</text:p>
          </table:table-cell>
        </table:table-row>
        <table:table-row table:style-name="ro1">
          <table:table-cell office:value-type="float" office:value="15.87" calcext:value-type="float">
            <text:p>15.87</text:p>
          </table:table-cell>
          <table:table-cell office:value-type="float" office:value="508" calcext:value-type="float">
            <text:p>50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9168" calcext:value-type="float">
            <text:p>0.0110916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85878" calcext:value-type="float">
            <text:p>0.0218587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93152" calcext:value-type="float">
            <text:p>0.0329315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11953" calcext:value-type="float">
            <text:p>0.0441195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5592" calcext:value-type="float">
            <text:p>0.051559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52938" calcext:value-type="float">
            <text:p>0.0605293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66736" calcext:value-type="float">
            <text:p>0.0706673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69805" calcext:value-type="float">
            <text:p>0.08169805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08979" calcext:value-type="float">
            <text:p>0.0970897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16504" calcext:value-type="float">
            <text:p>0.10916504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509" calcext:value-type="float">
            <text:p>50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0003" calcext:value-type="float">
            <text:p>0.0111000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8321" calcext:value-type="float">
            <text:p>0.021832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71551" calcext:value-type="float">
            <text:p>0.0327155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72339" calcext:value-type="float">
            <text:p>0.0437233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35214" calcext:value-type="float">
            <text:p>0.0513521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50563" calcext:value-type="float">
            <text:p>0.0605056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77345" calcext:value-type="float">
            <text:p>0.0707734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67211" calcext:value-type="float">
            <text:p>0.0816721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97757" calcext:value-type="float">
            <text:p>0.0969775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75553" calcext:value-type="float">
            <text:p>0.10975553</text:p>
          </table:table-cell>
        </table:table-row>
        <table:table-row table:style-name="ro1">
          <table:table-cell office:value-type="float" office:value="15.92" calcext:value-type="float">
            <text:p>15.92</text:p>
          </table:table-cell>
          <table:table-cell office:value-type="float" office:value="510" calcext:value-type="float">
            <text:p>51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4336" calcext:value-type="float">
            <text:p>0.0112433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85481" calcext:value-type="float">
            <text:p>0.0218548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46407" calcext:value-type="float">
            <text:p>0.0324640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74778" calcext:value-type="float">
            <text:p>0.0437477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0151" calcext:value-type="float">
            <text:p>0.052015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32721" calcext:value-type="float">
            <text:p>0.0603272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67265" calcext:value-type="float">
            <text:p>0.0706726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213446" calcext:value-type="float">
            <text:p>0.0821344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2852" calcext:value-type="float">
            <text:p>0.096285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03472" calcext:value-type="float">
            <text:p>0.1103472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511" calcext:value-type="float">
            <text:p>51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7005" calcext:value-type="float">
            <text:p>0.0112700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4643" calcext:value-type="float">
            <text:p>0.0220464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29808" calcext:value-type="float">
            <text:p>0.0322980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58717" calcext:value-type="float">
            <text:p>0.0435871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07126" calcext:value-type="float">
            <text:p>0.0520712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46102" calcext:value-type="float">
            <text:p>0.0604610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51884" calcext:value-type="float">
            <text:p>0.0705188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97682" calcext:value-type="float">
            <text:p>0.0819768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47753" calcext:value-type="float">
            <text:p>0.0964775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02645" calcext:value-type="float">
            <text:p>0.1102645</text:p>
          </table:table-cell>
        </table:table-row>
        <table:table-row table:style-name="ro1">
          <table:table-cell office:value-type="float" office:value="15.99" calcext:value-type="float">
            <text:p>15.99</text:p>
          </table:table-cell>
          <table:table-cell office:value-type="float" office:value="512" calcext:value-type="float">
            <text:p>51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6754" calcext:value-type="float">
            <text:p>0.0112675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1358" calcext:value-type="float">
            <text:p>0.0220135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17371" calcext:value-type="float">
            <text:p>0.0321737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67152" calcext:value-type="float">
            <text:p>0.0436715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69202" calcext:value-type="float">
            <text:p>0.0526920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56282" calcext:value-type="float">
            <text:p>0.0605628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75359" calcext:value-type="float">
            <text:p>0.0707535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77802" calcext:value-type="float">
            <text:p>0.0817780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58674" calcext:value-type="float">
            <text:p>0.0955867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038178" calcext:value-type="float">
            <text:p>0.11038178</text:p>
          </table:table-cell>
        </table:table-row>
        <table:table-row table:style-name="ro1">
          <table:table-cell office:value-type="float" office:value="16.02" calcext:value-type="float">
            <text:p>16.02</text:p>
          </table:table-cell>
          <table:table-cell office:value-type="float" office:value="513" calcext:value-type="float">
            <text:p>51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34636" calcext:value-type="float">
            <text:p>0.0113463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1615" calcext:value-type="float">
            <text:p>0.0221161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09186" calcext:value-type="float">
            <text:p>0.0320918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61255" calcext:value-type="float">
            <text:p>0.0436125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0279" calcext:value-type="float">
            <text:p>0.053027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71965" calcext:value-type="float">
            <text:p>0.0607196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91228" calcext:value-type="float">
            <text:p>0.0709122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48644" calcext:value-type="float">
            <text:p>0.0814864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29754" calcext:value-type="float">
            <text:p>0.0952975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030994" calcext:value-type="float">
            <text:p>0.11030994</text:p>
          </table:table-cell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514" calcext:value-type="float">
            <text:p>51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40688" calcext:value-type="float">
            <text:p>0.0114068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7028" calcext:value-type="float">
            <text:p>0.0221702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99574" calcext:value-type="float">
            <text:p>0.0319957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47618" calcext:value-type="float">
            <text:p>0.0434761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53017" calcext:value-type="float">
            <text:p>0.0535301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6119" calcext:value-type="float">
            <text:p>0.0609611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26053" calcext:value-type="float">
            <text:p>0.0712605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35472" calcext:value-type="float">
            <text:p>0.0813547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69855" calcext:value-type="float">
            <text:p>0.0946985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015931" calcext:value-type="float">
            <text:p>0.11015931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515" calcext:value-type="float">
            <text:p>51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40981" calcext:value-type="float">
            <text:p>0.0114098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9444" calcext:value-type="float">
            <text:p>0.0222944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96718" calcext:value-type="float">
            <text:p>0.0319671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29666" calcext:value-type="float">
            <text:p>0.0432966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7523" calcext:value-type="float">
            <text:p>0.053752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6673" calcext:value-type="float">
            <text:p>0.0611667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4618" calcext:value-type="float">
            <text:p>0.071461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82633" calcext:value-type="float">
            <text:p>0.0808263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76124" calcext:value-type="float">
            <text:p>0.0947612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73674" calcext:value-type="float">
            <text:p>0.10973674</text:p>
          </table:table-cell>
        </table:table-row>
        <table:table-row table:style-name="ro1">
          <table:table-cell office:value-type="float" office:value="16.12" calcext:value-type="float">
            <text:p>16.12</text:p>
          </table:table-cell>
          <table:table-cell office:value-type="float" office:value="516" calcext:value-type="float">
            <text:p>51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9934" calcext:value-type="float">
            <text:p>0.0112993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32645" calcext:value-type="float">
            <text:p>0.0223264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06188" calcext:value-type="float">
            <text:p>0.0320618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3346" calcext:value-type="float">
            <text:p>0.043334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26659" calcext:value-type="float">
            <text:p>0.0542665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61968" calcext:value-type="float">
            <text:p>0.0616196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75308" calcext:value-type="float">
            <text:p>0.0717530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50693" calcext:value-type="float">
            <text:p>0.0805069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49287" calcext:value-type="float">
            <text:p>0.0944928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2796" calcext:value-type="float">
            <text:p>0.1092796</text:p>
          </table:table-cell>
        </table:table-row>
        <table:table-row table:style-name="ro1">
          <table:table-cell office:value-type="float" office:value="16.14" calcext:value-type="float">
            <text:p>16.14</text:p>
          </table:table-cell>
          <table:table-cell office:value-type="float" office:value="517" calcext:value-type="float">
            <text:p>51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3857" calcext:value-type="float">
            <text:p>0.011385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35804" calcext:value-type="float">
            <text:p>0.0223580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16062" calcext:value-type="float">
            <text:p>0.0321606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34144" calcext:value-type="float">
            <text:p>0.0433414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3342" calcext:value-type="float">
            <text:p>0.054334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4357" calcext:value-type="float">
            <text:p>0.061435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09245" calcext:value-type="float">
            <text:p>0.0720924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26927" calcext:value-type="float">
            <text:p>0.0802692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30721" calcext:value-type="float">
            <text:p>0.0943072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51564" calcext:value-type="float">
            <text:p>0.10851564</text:p>
          </table:table-cell>
        </table:table-row>
        <table:table-row table:style-name="ro1">
          <table:table-cell office:value-type="float" office:value="16.17" calcext:value-type="float">
            <text:p>16.17</text:p>
          </table:table-cell>
          <table:table-cell office:value-type="float" office:value="518" calcext:value-type="float">
            <text:p>51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9671" calcext:value-type="float">
            <text:p>0.0112967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32482" calcext:value-type="float">
            <text:p>0.0223248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37791" calcext:value-type="float">
            <text:p>0.0323779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29961" calcext:value-type="float">
            <text:p>0.0432996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48738" calcext:value-type="float">
            <text:p>0.0544873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70461" calcext:value-type="float">
            <text:p>0.0617046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07372" calcext:value-type="float">
            <text:p>0.0720737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05285" calcext:value-type="float">
            <text:p>0.08005285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70154" calcext:value-type="float">
            <text:p>0.0947015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94978" calcext:value-type="float">
            <text:p>0.10794978</text:p>
          </table:table-cell>
        </table:table-row>
        <table:table-row table:style-name="ro1">
          <table:table-cell office:value-type="float" office:value="16.21" calcext:value-type="float">
            <text:p>16.21</text:p>
          </table:table-cell>
          <table:table-cell office:value-type="float" office:value="519" calcext:value-type="float">
            <text:p>51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2126" calcext:value-type="float">
            <text:p>0.0112212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35688" calcext:value-type="float">
            <text:p>0.0223568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5462" calcext:value-type="float">
            <text:p>0.032546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24733" calcext:value-type="float">
            <text:p>0.0432473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21749" calcext:value-type="float">
            <text:p>0.0542174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73927" calcext:value-type="float">
            <text:p>0.0617392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16581" calcext:value-type="float">
            <text:p>0.0721658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00281" calcext:value-type="float">
            <text:p>0.0800028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0969" calcext:value-type="float">
            <text:p>0.095096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45282" calcext:value-type="float">
            <text:p>0.10745282</text:p>
          </table:table-cell>
        </table:table-row>
        <table:table-row table:style-name="ro1">
          <table:table-cell office:value-type="float" office:value="16.23" calcext:value-type="float">
            <text:p>16.23</text:p>
          </table:table-cell>
          <table:table-cell office:value-type="float" office:value="520" calcext:value-type="float">
            <text:p>52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4462" calcext:value-type="float">
            <text:p>0.0112446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45735" calcext:value-type="float">
            <text:p>0.0224573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68494" calcext:value-type="float">
            <text:p>0.0326849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12224" calcext:value-type="float">
            <text:p>0.0431222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08021" calcext:value-type="float">
            <text:p>0.0540802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60878" calcext:value-type="float">
            <text:p>0.0616087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18874" calcext:value-type="float">
            <text:p>0.0721887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03752" calcext:value-type="float">
            <text:p>0.0800375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83647" calcext:value-type="float">
            <text:p>0.0958364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03623" calcext:value-type="float">
            <text:p>0.10703623</text:p>
          </table:table-cell>
        </table:table-row>
        <table:table-row table:style-name="ro1">
          <table:table-cell office:value-type="float" office:value="16.26" calcext:value-type="float">
            <text:p>16.26</text:p>
          </table:table-cell>
          <table:table-cell office:value-type="float" office:value="521" calcext:value-type="float">
            <text:p>52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4431" calcext:value-type="float">
            <text:p>0.0111443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34982" calcext:value-type="float">
            <text:p>0.0223498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82586" calcext:value-type="float">
            <text:p>0.0328258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42902" calcext:value-type="float">
            <text:p>0.0434290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89289" calcext:value-type="float">
            <text:p>0.0538928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59039" calcext:value-type="float">
            <text:p>0.0615903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20558" calcext:value-type="float">
            <text:p>0.0722055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09433" calcext:value-type="float">
            <text:p>0.0800943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2185" calcext:value-type="float">
            <text:p>0.096218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699339" calcext:value-type="float">
            <text:p>0.10699339</text:p>
          </table:table-cell>
        </table:table-row>
        <table:table-row table:style-name="ro1">
          <table:table-cell office:value-type="float" office:value="16.29" calcext:value-type="float">
            <text:p>16.29</text:p>
          </table:table-cell>
          <table:table-cell office:value-type="float" office:value="522" calcext:value-type="float">
            <text:p>52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4625" calcext:value-type="float">
            <text:p>0.0110462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2146" calcext:value-type="float">
            <text:p>0.0222214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03087" calcext:value-type="float">
            <text:p>0.0330308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40165" calcext:value-type="float">
            <text:p>0.0434016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4706" calcext:value-type="float">
            <text:p>0.053470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43924" calcext:value-type="float">
            <text:p>0.0614392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13305" calcext:value-type="float">
            <text:p>0.0721330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34714" calcext:value-type="float">
            <text:p>0.0803471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43783" calcext:value-type="float">
            <text:p>0.0964378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678586" calcext:value-type="float">
            <text:p>0.10678586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523" calcext:value-type="float">
            <text:p>52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0541" calcext:value-type="float">
            <text:p>0.0111054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383" calcext:value-type="float">
            <text:p>0.022238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18885" calcext:value-type="float">
            <text:p>0.0331888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64599" calcext:value-type="float">
            <text:p>0.0436459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31235" calcext:value-type="float">
            <text:p>0.0533123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28854" calcext:value-type="float">
            <text:p>0.0612885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94971" calcext:value-type="float">
            <text:p>0.0719497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69085" calcext:value-type="float">
            <text:p>0.08069085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74354" calcext:value-type="float">
            <text:p>0.0967435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06694" calcext:value-type="float">
            <text:p>0.10706694</text:p>
          </table:table-cell>
        </table:table-row>
        <table:table-row table:style-name="ro1">
          <table:table-cell office:value-type="float" office:value="16.35" calcext:value-type="float">
            <text:p>16.35</text:p>
          </table:table-cell>
          <table:table-cell office:value-type="float" office:value="524" calcext:value-type="float">
            <text:p>52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3934" calcext:value-type="float">
            <text:p>0.0110393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6596" calcext:value-type="float">
            <text:p>0.0221659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6757" calcext:value-type="float">
            <text:p>0.0332675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61722" calcext:value-type="float">
            <text:p>0.0436172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67549" calcext:value-type="float">
            <text:p>0.0526754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1288" calcext:value-type="float">
            <text:p>0.0611128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62175" calcext:value-type="float">
            <text:p>0.0716217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866" calcext:value-type="float">
            <text:p>0.08086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65448" calcext:value-type="float">
            <text:p>0.0966544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33506" calcext:value-type="float">
            <text:p>0.10733506</text:p>
          </table:table-cell>
        </table:table-row>
        <table:table-row table:style-name="ro1">
          <table:table-cell office:value-type="float" office:value="16.38" calcext:value-type="float">
            <text:p>16.38</text:p>
          </table:table-cell>
          <table:table-cell office:value-type="float" office:value="525" calcext:value-type="float">
            <text:p>52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2692" calcext:value-type="float">
            <text:p>0.0110269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0791" calcext:value-type="float">
            <text:p>0.0221079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34587" calcext:value-type="float">
            <text:p>0.0333458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03585" calcext:value-type="float">
            <text:p>0.0440358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50678" calcext:value-type="float">
            <text:p>0.0525067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1222" calcext:value-type="float">
            <text:p>0.0610122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3873" calcext:value-type="float">
            <text:p>0.071387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33472" calcext:value-type="float">
            <text:p>0.0813347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70264" calcext:value-type="float">
            <text:p>0.0967026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0898" calcext:value-type="float">
            <text:p>0.1080898</text:p>
          </table:table-cell>
        </table:table-row>
        <table:table-row table:style-name="ro1">
          <table:table-cell office:value-type="float" office:value="16.42" calcext:value-type="float">
            <text:p>16.42</text:p>
          </table:table-cell>
          <table:table-cell office:value-type="float" office:value="526" calcext:value-type="float">
            <text:p>52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3188" calcext:value-type="float">
            <text:p>0.0109318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4895" calcext:value-type="float">
            <text:p>0.0220489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41766" calcext:value-type="float">
            <text:p>0.0334176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71" calcext:value-type="float">
            <text:p>0.04427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15326" calcext:value-type="float">
            <text:p>0.0521532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8148" calcext:value-type="float">
            <text:p>0.060814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2982" calcext:value-type="float">
            <text:p>0.071298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6177" calcext:value-type="float">
            <text:p>0.081617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33092" calcext:value-type="float">
            <text:p>0.0963309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29747" calcext:value-type="float">
            <text:p>0.10829747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527" calcext:value-type="float">
            <text:p>52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3748" calcext:value-type="float">
            <text:p>0.0110374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6792" calcext:value-type="float">
            <text:p>0.0219679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9779" calcext:value-type="float">
            <text:p>0.0332977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47271" calcext:value-type="float">
            <text:p>0.0444727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97383" calcext:value-type="float">
            <text:p>0.0519738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8132" calcext:value-type="float">
            <text:p>0.060813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3667" calcext:value-type="float">
            <text:p>0.071366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90192" calcext:value-type="float">
            <text:p>0.0819019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19782" calcext:value-type="float">
            <text:p>0.0961978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97456" calcext:value-type="float">
            <text:p>0.10897456</text:p>
          </table:table-cell>
        </table:table-row>
        <table:table-row table:style-name="ro1">
          <table:table-cell office:value-type="float" office:value="16.47" calcext:value-type="float">
            <text:p>16.47</text:p>
          </table:table-cell>
          <table:table-cell office:value-type="float" office:value="528" calcext:value-type="float">
            <text:p>52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4387" calcext:value-type="float">
            <text:p>0.0109438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8814" calcext:value-type="float">
            <text:p>0.021881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39366" calcext:value-type="float">
            <text:p>0.0333936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56196" calcext:value-type="float">
            <text:p>0.0445619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94034" calcext:value-type="float">
            <text:p>0.0519403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68914" calcext:value-type="float">
            <text:p>0.0606891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20436" calcext:value-type="float">
            <text:p>0.0712043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87453" calcext:value-type="float">
            <text:p>0.0818745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71015" calcext:value-type="float">
            <text:p>0.0957101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31328" calcext:value-type="float">
            <text:p>0.10931328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529" calcext:value-type="float">
            <text:p>52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8538" calcext:value-type="float">
            <text:p>0.0109853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2634" calcext:value-type="float">
            <text:p>0.0219263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44049" calcext:value-type="float">
            <text:p>0.0334404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8294" calcext:value-type="float">
            <text:p>0.044829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75797" calcext:value-type="float">
            <text:p>0.0517579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81202" calcext:value-type="float">
            <text:p>0.0608120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18287" calcext:value-type="float">
            <text:p>0.0711828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8927" calcext:value-type="float">
            <text:p>0.081892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45649" calcext:value-type="float">
            <text:p>0.0954564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83998" calcext:value-type="float">
            <text:p>0.10983998</text:p>
          </table:table-cell>
        </table:table-row>
        <table:table-row table:style-name="ro1">
          <table:table-cell office:value-type="float" office:value="16.53" calcext:value-type="float">
            <text:p>16.53</text:p>
          </table:table-cell>
          <table:table-cell office:value-type="float" office:value="530" calcext:value-type="float">
            <text:p>53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88658" calcext:value-type="float">
            <text:p>0.0108865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5453" calcext:value-type="float">
            <text:p>0.0219545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35253" calcext:value-type="float">
            <text:p>0.0333525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89486" calcext:value-type="float">
            <text:p>0.0448948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79689" calcext:value-type="float">
            <text:p>0.0517968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5324" calcext:value-type="float">
            <text:p>0.0609532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37088" calcext:value-type="float">
            <text:p>0.0713708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9096" calcext:value-type="float">
            <text:p>0.081909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19901" calcext:value-type="float">
            <text:p>0.0951990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76814" calcext:value-type="float">
            <text:p>0.10976814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531" calcext:value-type="float">
            <text:p>53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88086" calcext:value-type="float">
            <text:p>0.0108808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4386" calcext:value-type="float">
            <text:p>0.0219438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33067" calcext:value-type="float">
            <text:p>0.0333306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17012" calcext:value-type="float">
            <text:p>0.0451701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11668" calcext:value-type="float">
            <text:p>0.0521166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9656" calcext:value-type="float">
            <text:p>0.0610965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61867" calcext:value-type="float">
            <text:p>0.0716186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53263" calcext:value-type="float">
            <text:p>0.0815326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8751" calcext:value-type="float">
            <text:p>0.094875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02681" calcext:value-type="float">
            <text:p>0.1102681</text:p>
          </table:table-cell>
        </table:table-row>
        <table:table-row table:style-name="ro1">
          <table:table-cell office:value-type="float" office:value="16.59" calcext:value-type="float">
            <text:p>16.59</text:p>
          </table:table-cell>
          <table:table-cell office:value-type="float" office:value="532" calcext:value-type="float">
            <text:p>53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84447" calcext:value-type="float">
            <text:p>0.0108444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322" calcext:value-type="float">
            <text:p>0.021932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33354" calcext:value-type="float">
            <text:p>0.0333335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96481" calcext:value-type="float">
            <text:p>0.0449648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33271" calcext:value-type="float">
            <text:p>0.0523327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0498" calcext:value-type="float">
            <text:p>0.0610049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56215" calcext:value-type="float">
            <text:p>0.0715621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39233" calcext:value-type="float">
            <text:p>0.0813923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7114" calcext:value-type="float">
            <text:p>0.094711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00709" calcext:value-type="float">
            <text:p>0.1100709</text:p>
          </table:table-cell>
        </table:table-row>
        <table:table-row table:style-name="ro1">
          <table:table-cell office:value-type="float" office:value="16.63" calcext:value-type="float">
            <text:p>16.63</text:p>
          </table:table-cell>
          <table:table-cell office:value-type="float" office:value="533" calcext:value-type="float">
            <text:p>53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85334" calcext:value-type="float">
            <text:p>0.0108533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4004" calcext:value-type="float">
            <text:p>0.0219400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1257" calcext:value-type="float">
            <text:p>0.0332125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93693" calcext:value-type="float">
            <text:p>0.0449369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30732" calcext:value-type="float">
            <text:p>0.0523073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5938" calcext:value-type="float">
            <text:p>0.0610593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76274" calcext:value-type="float">
            <text:p>0.0717627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395" calcext:value-type="float">
            <text:p>0.0810395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77945" calcext:value-type="float">
            <text:p>0.0947794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55901" calcext:value-type="float">
            <text:p>0.10955901</text:p>
          </table:table-cell>
        </table:table-row>
        <table:table-row table:style-name="ro1">
          <table:table-cell office:value-type="float" office:value="16.65" calcext:value-type="float">
            <text:p>16.65</text:p>
          </table:table-cell>
          <table:table-cell office:value-type="float" office:value="534" calcext:value-type="float">
            <text:p>53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5615" calcext:value-type="float">
            <text:p>0.0109561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6608" calcext:value-type="float">
            <text:p>0.0220660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06688" calcext:value-type="float">
            <text:p>0.0330668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68266" calcext:value-type="float">
            <text:p>0.0446826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6102" calcext:value-type="float">
            <text:p>0.052610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6781" calcext:value-type="float">
            <text:p>0.0611678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71459" calcext:value-type="float">
            <text:p>0.0717145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87054" calcext:value-type="float">
            <text:p>0.0808705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73682" calcext:value-type="float">
            <text:p>0.0947368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19535" calcext:value-type="float">
            <text:p>0.10919535</text:p>
          </table:table-cell>
        </table:table-row>
        <table:table-row table:style-name="ro1">
          <table:table-cell office:value-type="float" office:value="16.69" calcext:value-type="float">
            <text:p>16.69</text:p>
          </table:table-cell>
          <table:table-cell office:value-type="float" office:value="535" calcext:value-type="float">
            <text:p>53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0802" calcext:value-type="float">
            <text:p>0.0109080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5844" calcext:value-type="float">
            <text:p>0.0221584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9239" calcext:value-type="float">
            <text:p>0.032923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3556" calcext:value-type="float">
            <text:p>0.044355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0052" calcext:value-type="float">
            <text:p>0.0528005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473" calcext:value-type="float">
            <text:p>0.061147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5441" calcext:value-type="float">
            <text:p>0.0718544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36488" calcext:value-type="float">
            <text:p>0.0803648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01521" calcext:value-type="float">
            <text:p>0.0950152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05711" calcext:value-type="float">
            <text:p>0.10905711</text:p>
          </table:table-cell>
        </table:table-row>
        <table:table-row table:style-name="ro1">
          <table:table-cell office:value-type="float" office:value="16.72" calcext:value-type="float">
            <text:p>16.72</text:p>
          </table:table-cell>
          <table:table-cell office:value-type="float" office:value="536" calcext:value-type="float">
            <text:p>53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2566" calcext:value-type="float">
            <text:p>0.0109256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382" calcext:value-type="float">
            <text:p>0.022238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81457" calcext:value-type="float">
            <text:p>0.0328145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09196" calcext:value-type="float">
            <text:p>0.0440919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6474" calcext:value-type="float">
            <text:p>0.0528647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4259" calcext:value-type="float">
            <text:p>0.0611425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65818" calcext:value-type="float">
            <text:p>0.0716581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11927" calcext:value-type="float">
            <text:p>0.0801192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08977" calcext:value-type="float">
            <text:p>0.0950897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66725" calcext:value-type="float">
            <text:p>0.10866725</text:p>
          </table:table-cell>
        </table:table-row>
        <table:table-row table:style-name="ro1">
          <table:table-cell office:value-type="float" office:value="16.77" calcext:value-type="float">
            <text:p>16.77</text:p>
          </table:table-cell>
          <table:table-cell office:value-type="float" office:value="537" calcext:value-type="float">
            <text:p>53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2674" calcext:value-type="float">
            <text:p>0.0109267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35105" calcext:value-type="float">
            <text:p>0.0223510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65534" calcext:value-type="float">
            <text:p>0.0326553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92851" calcext:value-type="float">
            <text:p>0.0439285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09091" calcext:value-type="float">
            <text:p>0.0530909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1895" calcext:value-type="float">
            <text:p>0.0611189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4918" calcext:value-type="float">
            <text:p>0.0718491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1102" calcext:value-type="float">
            <text:p>0.080110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29515" calcext:value-type="float">
            <text:p>0.0952951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10506" calcext:value-type="float">
            <text:p>0.10810506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538" calcext:value-type="float">
            <text:p>53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6853" calcext:value-type="float">
            <text:p>0.0109685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31823" calcext:value-type="float">
            <text:p>0.0223182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5138" calcext:value-type="float">
            <text:p>0.032513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6449" calcext:value-type="float">
            <text:p>0.043644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14071" calcext:value-type="float">
            <text:p>0.0531407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23151" calcext:value-type="float">
            <text:p>0.0612315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70893" calcext:value-type="float">
            <text:p>0.0717089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09507" calcext:value-type="float">
            <text:p>0.0800950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81815" calcext:value-type="float">
            <text:p>0.0958181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8102" calcext:value-type="float">
            <text:p>0.1078102</text:p>
          </table:table-cell>
        </table:table-row>
        <table:table-row table:style-name="ro1">
          <table:table-cell office:value-type="float" office:value="16.83" calcext:value-type="float">
            <text:p>16.83</text:p>
          </table:table-cell>
          <table:table-cell office:value-type="float" office:value="539" calcext:value-type="float">
            <text:p>53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7828" calcext:value-type="float">
            <text:p>0.0110782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37288" calcext:value-type="float">
            <text:p>0.0223728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43339" calcext:value-type="float">
            <text:p>0.0324333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52908" calcext:value-type="float">
            <text:p>0.0435290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06831" calcext:value-type="float">
            <text:p>0.0530683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9276" calcext:value-type="float">
            <text:p>0.0611927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47346" calcext:value-type="float">
            <text:p>0.0714734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35646" calcext:value-type="float">
            <text:p>0.0803564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27766" calcext:value-type="float">
            <text:p>0.0962776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58074" calcext:value-type="float">
            <text:p>0.10758074</text:p>
          </table:table-cell>
        </table:table-row>
        <table:table-row table:style-name="ro1">
          <table:table-cell office:value-type="float" office:value="16.86" calcext:value-type="float">
            <text:p>16.86</text:p>
          </table:table-cell>
          <table:table-cell office:value-type="float" office:value="540" calcext:value-type="float">
            <text:p>54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0884" calcext:value-type="float">
            <text:p>0.0111088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9474" calcext:value-type="float">
            <text:p>0.0222947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34372" calcext:value-type="float">
            <text:p>0.0323437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37318" calcext:value-type="float">
            <text:p>0.0433731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22344" calcext:value-type="float">
            <text:p>0.0532234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5586" calcext:value-type="float">
            <text:p>0.0610558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46744" calcext:value-type="float">
            <text:p>0.0714674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54171" calcext:value-type="float">
            <text:p>0.0805417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38529" calcext:value-type="float">
            <text:p>0.0963852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35199" calcext:value-type="float">
            <text:p>0.10735199</text:p>
          </table:table-cell>
        </table:table-row>
        <table:table-row table:style-name="ro1">
          <table:table-cell office:value-type="float" office:value="16.89" calcext:value-type="float">
            <text:p>16.89</text:p>
          </table:table-cell>
          <table:table-cell office:value-type="float" office:value="541" calcext:value-type="float">
            <text:p>54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243" calcext:value-type="float">
            <text:p>0.011224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5072" calcext:value-type="float">
            <text:p>0.0222507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28245" calcext:value-type="float">
            <text:p>0.0322824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41104" calcext:value-type="float">
            <text:p>0.0434110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24297" calcext:value-type="float">
            <text:p>0.0532429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7449" calcext:value-type="float">
            <text:p>0.0609744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41267" calcext:value-type="float">
            <text:p>0.0714126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71898" calcext:value-type="float">
            <text:p>0.0807189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58618" calcext:value-type="float">
            <text:p>0.0965861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45844" calcext:value-type="float">
            <text:p>0.10745844</text:p>
          </table:table-cell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542" calcext:value-type="float">
            <text:p>54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40144" calcext:value-type="float">
            <text:p>0.0114014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31374" calcext:value-type="float">
            <text:p>0.0223137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31774" calcext:value-type="float">
            <text:p>0.0323177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21247" calcext:value-type="float">
            <text:p>0.0432124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3594" calcext:value-type="float">
            <text:p>0.053359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1382" calcext:value-type="float">
            <text:p>0.0610138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39967" calcext:value-type="float">
            <text:p>0.0713996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0729" calcext:value-type="float">
            <text:p>0.0810072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59145" calcext:value-type="float">
            <text:p>0.0965914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6223" calcext:value-type="float">
            <text:p>0.1076223</text:p>
          </table:table-cell>
        </table:table-row>
        <table:table-row table:style-name="ro1">
          <table:table-cell office:value-type="float" office:value="16.98" calcext:value-type="float">
            <text:p>16.98</text:p>
          </table:table-cell>
          <table:table-cell office:value-type="float" office:value="543" calcext:value-type="float">
            <text:p>54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7421" calcext:value-type="float">
            <text:p>0.0112742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4075" calcext:value-type="float">
            <text:p>0.0222407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3228" calcext:value-type="float">
            <text:p>0.032322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38477" calcext:value-type="float">
            <text:p>0.0433847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29226" calcext:value-type="float">
            <text:p>0.0532922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9011" calcext:value-type="float">
            <text:p>0.0609901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24501" calcext:value-type="float">
            <text:p>0.0712450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5553" calcext:value-type="float">
            <text:p>0.081555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30387" calcext:value-type="float">
            <text:p>0.0963038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75812" calcext:value-type="float">
            <text:p>0.10775812</text:p>
          </table:table-cell>
        </table:table-row>
        <table:table-row table:style-name="ro1">
          <table:table-cell office:value-type="float" office:value="17.03" calcext:value-type="float">
            <text:p>17.03</text:p>
          </table:table-cell>
          <table:table-cell office:value-type="float" office:value="544" calcext:value-type="float">
            <text:p>54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5712" calcext:value-type="float">
            <text:p>0.0112571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3192" calcext:value-type="float">
            <text:p>0.0221319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43643" calcext:value-type="float">
            <text:p>0.0324364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39435" calcext:value-type="float">
            <text:p>0.0433943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3805" calcext:value-type="float">
            <text:p>0.053380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1342" calcext:value-type="float">
            <text:p>0.0610134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32581" calcext:value-type="float">
            <text:p>0.0713258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43147" calcext:value-type="float">
            <text:p>0.0814314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38961" calcext:value-type="float">
            <text:p>0.0963896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96061" calcext:value-type="float">
            <text:p>0.10796061</text:p>
          </table:table-cell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545" calcext:value-type="float">
            <text:p>54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6452" calcext:value-type="float">
            <text:p>0.0112645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0285" calcext:value-type="float">
            <text:p>0.0222028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31548" calcext:value-type="float">
            <text:p>0.0323154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44433" calcext:value-type="float">
            <text:p>0.0434443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32734" calcext:value-type="float">
            <text:p>0.0533273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3158" calcext:value-type="float">
            <text:p>0.0609315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61492" calcext:value-type="float">
            <text:p>0.0716149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60454" calcext:value-type="float">
            <text:p>0.0816045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0919" calcext:value-type="float">
            <text:p>0.096091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33682" calcext:value-type="float">
            <text:p>0.10833682</text:p>
          </table:table-cell>
        </table:table-row>
        <table:table-row table:style-name="ro1">
          <table:table-cell office:value-type="float" office:value="17.07" calcext:value-type="float">
            <text:p>17.07</text:p>
          </table:table-cell>
          <table:table-cell office:value-type="float" office:value="546" calcext:value-type="float">
            <text:p>54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33712" calcext:value-type="float">
            <text:p>0.0113371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8677" calcext:value-type="float">
            <text:p>0.0220867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63781" calcext:value-type="float">
            <text:p>0.0326378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60895" calcext:value-type="float">
            <text:p>0.0436089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41063" calcext:value-type="float">
            <text:p>0.0534106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493" calcext:value-type="float">
            <text:p>0.061049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70471" calcext:value-type="float">
            <text:p>0.0717047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69095" calcext:value-type="float">
            <text:p>0.08169095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97507" calcext:value-type="float">
            <text:p>0.0959750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60731" calcext:value-type="float">
            <text:p>0.10860731</text:p>
          </table:table-cell>
        </table:table-row>
        <table:table-row table:style-name="ro1">
          <table:table-cell office:value-type="float" office:value="17.11" calcext:value-type="float">
            <text:p>17.11</text:p>
          </table:table-cell>
          <table:table-cell office:value-type="float" office:value="547" calcext:value-type="float">
            <text:p>54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7271" calcext:value-type="float">
            <text:p>0.0111727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1557" calcext:value-type="float">
            <text:p>0.0220155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80299" calcext:value-type="float">
            <text:p>0.0328029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81419" calcext:value-type="float">
            <text:p>0.0438141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45768" calcext:value-type="float">
            <text:p>0.0534576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2386" calcext:value-type="float">
            <text:p>0.0611238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9784" calcext:value-type="float">
            <text:p>0.0718978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47346" calcext:value-type="float">
            <text:p>0.0814734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52659" calcext:value-type="float">
            <text:p>0.0955265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08304" calcext:value-type="float">
            <text:p>0.10908304</text:p>
          </table:table-cell>
        </table:table-row>
        <table:table-row table:style-name="ro1">
          <table:table-cell office:value-type="float" office:value="17.17" calcext:value-type="float">
            <text:p>17.17</text:p>
          </table:table-cell>
          <table:table-cell office:value-type="float" office:value="548" calcext:value-type="float">
            <text:p>54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167" calcext:value-type="float">
            <text:p>0.011116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2058" calcext:value-type="float">
            <text:p>0.0221205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89876" calcext:value-type="float">
            <text:p>0.0328987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99079" calcext:value-type="float">
            <text:p>0.0439907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22035" calcext:value-type="float">
            <text:p>0.0532203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24895" calcext:value-type="float">
            <text:p>0.0612489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4267" calcext:value-type="float">
            <text:p>0.0718426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39097" calcext:value-type="float">
            <text:p>0.0813909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36398" calcext:value-type="float">
            <text:p>0.0953639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16694" calcext:value-type="float">
            <text:p>0.10916694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549" calcext:value-type="float">
            <text:p>54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6211" calcext:value-type="float">
            <text:p>0.0110621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4059" calcext:value-type="float">
            <text:p>0.0219405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0746" calcext:value-type="float">
            <text:p>0.033074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01549" calcext:value-type="float">
            <text:p>0.0440154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34268" calcext:value-type="float">
            <text:p>0.0533426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20902" calcext:value-type="float">
            <text:p>0.0612090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13255" calcext:value-type="float">
            <text:p>0.0721325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35122" calcext:value-type="float">
            <text:p>0.0813512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15356" calcext:value-type="float">
            <text:p>0.0951535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35222" calcext:value-type="float">
            <text:p>0.10935222</text:p>
          </table:table-cell>
        </table:table-row>
        <table:table-row table:style-name="ro1">
          <table:table-cell office:value-type="float" office:value="17.24" calcext:value-type="float">
            <text:p>17.24</text:p>
          </table:table-cell>
          <table:table-cell office:value-type="float" office:value="550" calcext:value-type="float">
            <text:p>55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4025" calcext:value-type="float">
            <text:p>0.0110402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3288" calcext:value-type="float">
            <text:p>0.0219328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19907" calcext:value-type="float">
            <text:p>0.0331990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11938" calcext:value-type="float">
            <text:p>0.0441193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18824" calcext:value-type="float">
            <text:p>0.0531882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474" calcext:value-type="float">
            <text:p>0.06147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90337" calcext:value-type="float">
            <text:p>0.0719033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8837" calcext:value-type="float">
            <text:p>0.080883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14371" calcext:value-type="float">
            <text:p>0.0951437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62951" calcext:value-type="float">
            <text:p>0.10962951</text:p>
          </table:table-cell>
        </table:table-row>
        <table:table-row table:style-name="ro1">
          <table:table-cell office:value-type="float" office:value="17.27" calcext:value-type="float">
            <text:p>17.27</text:p>
          </table:table-cell>
          <table:table-cell office:value-type="float" office:value="551" calcext:value-type="float">
            <text:p>55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6876" calcext:value-type="float">
            <text:p>0.0109687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4549" calcext:value-type="float">
            <text:p>0.0220454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39915" calcext:value-type="float">
            <text:p>0.0333991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203" calcext:value-type="float">
            <text:p>0.044220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8365" calcext:value-type="float">
            <text:p>0.0528836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2966" calcext:value-type="float">
            <text:p>0.061296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92624" calcext:value-type="float">
            <text:p>0.0719262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0053" calcext:value-type="float">
            <text:p>0.0810005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79633" calcext:value-type="float">
            <text:p>0.0947963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56152" calcext:value-type="float">
            <text:p>0.10956152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552" calcext:value-type="float">
            <text:p>55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9944" calcext:value-type="float">
            <text:p>0.0109994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9726" calcext:value-type="float">
            <text:p>0.0219972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3735" calcext:value-type="float">
            <text:p>0.033373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0179" calcext:value-type="float">
            <text:p>0.0442017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91098" calcext:value-type="float">
            <text:p>0.0529109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38739" calcext:value-type="float">
            <text:p>0.0613873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7078" calcext:value-type="float">
            <text:p>0.0718707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54923" calcext:value-type="float">
            <text:p>0.0805492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79921" calcext:value-type="float">
            <text:p>0.0947992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41537" calcext:value-type="float">
            <text:p>0.10941537</text:p>
          </table:table-cell>
        </table:table-row>
        <table:table-row table:style-name="ro1">
          <table:table-cell office:value-type="float" office:value="17.34" calcext:value-type="float">
            <text:p>17.34</text:p>
          </table:table-cell>
          <table:table-cell office:value-type="float" office:value="553" calcext:value-type="float">
            <text:p>55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8854" calcext:value-type="float">
            <text:p>0.0109885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9007" calcext:value-type="float">
            <text:p>0.0219900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43365" calcext:value-type="float">
            <text:p>0.0334336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5089" calcext:value-type="float">
            <text:p>0.0442508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68873" calcext:value-type="float">
            <text:p>0.0526887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26024" calcext:value-type="float">
            <text:p>0.0612602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9668" calcext:value-type="float">
            <text:p>0.0718966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50758" calcext:value-type="float">
            <text:p>0.0805075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881" calcext:value-type="float">
            <text:p>0.09488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899" calcext:value-type="float">
            <text:p>0.108899</text:p>
          </table:table-cell>
        </table:table-row>
        <table:table-row table:style-name="ro1">
          <table:table-cell office:value-type="float" office:value="17.38" calcext:value-type="float">
            <text:p>17.38</text:p>
          </table:table-cell>
          <table:table-cell office:value-type="float" office:value="554" calcext:value-type="float">
            <text:p>55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1928" calcext:value-type="float">
            <text:p>0.0109192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4352" calcext:value-type="float">
            <text:p>0.0220435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42356" calcext:value-type="float">
            <text:p>0.0334235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16" calcext:value-type="float">
            <text:p>0.04421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55813" calcext:value-type="float">
            <text:p>0.0525581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7829" calcext:value-type="float">
            <text:p>0.0610782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234" calcext:value-type="float">
            <text:p>0.071823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45863" calcext:value-type="float">
            <text:p>0.0804586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98958" calcext:value-type="float">
            <text:p>0.0949895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58145" calcext:value-type="float">
            <text:p>0.10858145</text:p>
          </table:table-cell>
        </table:table-row>
        <table:table-row table:style-name="ro1">
          <table:table-cell office:value-type="float" office:value="17.41" calcext:value-type="float">
            <text:p>17.41</text:p>
          </table:table-cell>
          <table:table-cell office:value-type="float" office:value="555" calcext:value-type="float">
            <text:p>55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1448" calcext:value-type="float">
            <text:p>0.0109144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1939" calcext:value-type="float">
            <text:p>0.0220193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68" calcext:value-type="float">
            <text:p>0.03326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5761" calcext:value-type="float">
            <text:p>0.0442576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43132" calcext:value-type="float">
            <text:p>0.0524313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4201" calcext:value-type="float">
            <text:p>0.0611420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53432" calcext:value-type="float">
            <text:p>0.0715343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4316" calcext:value-type="float">
            <text:p>0.080431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3268" calcext:value-type="float">
            <text:p>0.095326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20125" calcext:value-type="float">
            <text:p>0.10820125</text:p>
          </table:table-cell>
        </table:table-row>
        <table:table-row table:style-name="ro1">
          <table:table-cell office:value-type="float" office:value="17.44" calcext:value-type="float">
            <text:p>17.44</text:p>
          </table:table-cell>
          <table:table-cell office:value-type="float" office:value="556" calcext:value-type="float">
            <text:p>55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7477" calcext:value-type="float">
            <text:p>0.0109747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8088" calcext:value-type="float">
            <text:p>0.0220808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8919" calcext:value-type="float">
            <text:p>0.0332891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5562" calcext:value-type="float">
            <text:p>0.0442556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25823" calcext:value-type="float">
            <text:p>0.0522582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9456" calcext:value-type="float">
            <text:p>0.0609945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42826" calcext:value-type="float">
            <text:p>0.0714282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53648" calcext:value-type="float">
            <text:p>0.0805364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38789" calcext:value-type="float">
            <text:p>0.0953878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8902" calcext:value-type="float">
            <text:p>0.1078902</text:p>
          </table:table-cell>
        </table:table-row>
        <table:table-row table:style-name="ro1">
          <table:table-cell office:value-type="float" office:value="17.47" calcext:value-type="float">
            <text:p>17.47</text:p>
          </table:table-cell>
          <table:table-cell office:value-type="float" office:value="557" calcext:value-type="float">
            <text:p>55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0027" calcext:value-type="float">
            <text:p>0.0110002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3211" calcext:value-type="float">
            <text:p>0.0220321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4281" calcext:value-type="float">
            <text:p>0.0332428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13291" calcext:value-type="float">
            <text:p>0.0441329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06404" calcext:value-type="float">
            <text:p>0.0520640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69855" calcext:value-type="float">
            <text:p>0.0606985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24051" calcext:value-type="float">
            <text:p>0.0712405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68889" calcext:value-type="float">
            <text:p>0.0806888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69736" calcext:value-type="float">
            <text:p>0.0956973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90597" calcext:value-type="float">
            <text:p>0.10790597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558" calcext:value-type="float">
            <text:p>55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2317" calcext:value-type="float">
            <text:p>0.0110231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0934" calcext:value-type="float">
            <text:p>0.0221093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12793" calcext:value-type="float">
            <text:p>0.0331279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14346" calcext:value-type="float">
            <text:p>0.0441434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0689" calcext:value-type="float">
            <text:p>0.052068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86311" calcext:value-type="float">
            <text:p>0.0608631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24887" calcext:value-type="float">
            <text:p>0.0712488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4159" calcext:value-type="float">
            <text:p>0.0810415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94449" calcext:value-type="float">
            <text:p>0.0959444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60355" calcext:value-type="float">
            <text:p>0.10760355</text:p>
          </table:table-cell>
        </table:table-row>
        <table:table-row table:style-name="ro1">
          <table:table-cell office:value-type="float" office:value="17.54" calcext:value-type="float">
            <text:p>17.54</text:p>
          </table:table-cell>
          <table:table-cell office:value-type="float" office:value="559" calcext:value-type="float">
            <text:p>55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6277" calcext:value-type="float">
            <text:p>0.0110627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8398" calcext:value-type="float">
            <text:p>0.0220839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0099" calcext:value-type="float">
            <text:p>0.0332009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1682" calcext:value-type="float">
            <text:p>0.044168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31889" calcext:value-type="float">
            <text:p>0.0523188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64428" calcext:value-type="float">
            <text:p>0.0606442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15668" calcext:value-type="float">
            <text:p>0.0711566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1126" calcext:value-type="float">
            <text:p>0.0810112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29409" calcext:value-type="float">
            <text:p>0.0962940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78782" calcext:value-type="float">
            <text:p>0.10778782</text:p>
          </table:table-cell>
        </table:table-row>
        <table:table-row table:style-name="ro1">
          <table:table-cell office:value-type="float" office:value="17.56" calcext:value-type="float">
            <text:p>17.56</text:p>
          </table:table-cell>
          <table:table-cell office:value-type="float" office:value="560" calcext:value-type="float">
            <text:p>56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0639" calcext:value-type="float">
            <text:p>0.01110639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6068" calcext:value-type="float">
            <text:p>0.0221606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94828" calcext:value-type="float">
            <text:p>0.0329482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4707" calcext:value-type="float">
            <text:p>0.0442470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47189" calcext:value-type="float">
            <text:p>0.0524718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709" calcext:value-type="float">
            <text:p>0.06070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99302" calcext:value-type="float">
            <text:p>0.0709930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6642" calcext:value-type="float">
            <text:p>0.0810664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52057" calcext:value-type="float">
            <text:p>0.0965205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77408" calcext:value-type="float">
            <text:p>0.10777408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561" calcext:value-type="float">
            <text:p>56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2611" calcext:value-type="float">
            <text:p>0.0110261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2514" calcext:value-type="float">
            <text:p>0.0222251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91942" calcext:value-type="float">
            <text:p>0.0329194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5019" calcext:value-type="float">
            <text:p>0.0442501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62922" calcext:value-type="float">
            <text:p>0.0526292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86708" calcext:value-type="float">
            <text:p>0.0608670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12297" calcext:value-type="float">
            <text:p>0.0711229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26254" calcext:value-type="float">
            <text:p>0.0812625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32957" calcext:value-type="float">
            <text:p>0.0963295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02524" calcext:value-type="float">
            <text:p>0.10802524</text:p>
          </table:table-cell>
        </table:table-row>
        <table:table-row table:style-name="ro1">
          <table:table-cell office:value-type="float" office:value="17.62" calcext:value-type="float">
            <text:p>17.62</text:p>
          </table:table-cell>
          <table:table-cell office:value-type="float" office:value="562" calcext:value-type="float">
            <text:p>56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8321" calcext:value-type="float">
            <text:p>0.0110832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6749" calcext:value-type="float">
            <text:p>0.0222674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95116" calcext:value-type="float">
            <text:p>0.0329511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8539" calcext:value-type="float">
            <text:p>0.0442853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59763" calcext:value-type="float">
            <text:p>0.0525976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9952" calcext:value-type="float">
            <text:p>0.0610995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19098" calcext:value-type="float">
            <text:p>0.0711909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13531" calcext:value-type="float">
            <text:p>0.0811353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37491" calcext:value-type="float">
            <text:p>0.0963749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50066" calcext:value-type="float">
            <text:p>0.10850066</text:p>
          </table:table-cell>
        </table:table-row>
        <table:table-row table:style-name="ro1">
          <table:table-cell office:value-type="float" office:value="17.65" calcext:value-type="float">
            <text:p>17.65</text:p>
          </table:table-cell>
          <table:table-cell office:value-type="float" office:value="563" calcext:value-type="float">
            <text:p>56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7623" calcext:value-type="float">
            <text:p>0.0110762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0937" calcext:value-type="float">
            <text:p>0.0222093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81478" calcext:value-type="float">
            <text:p>0.0328147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5348" calcext:value-type="float">
            <text:p>0.0442534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7105" calcext:value-type="float">
            <text:p>0.0528710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35194" calcext:value-type="float">
            <text:p>0.0613519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30958" calcext:value-type="float">
            <text:p>0.0713095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26828" calcext:value-type="float">
            <text:p>0.0812682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10029" calcext:value-type="float">
            <text:p>0.0961002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84193" calcext:value-type="float">
            <text:p>0.10884193</text:p>
          </table:table-cell>
        </table:table-row>
        <table:table-row table:style-name="ro1">
          <table:table-cell office:value-type="float" office:value="17.68" calcext:value-type="float">
            <text:p>17.68</text:p>
          </table:table-cell>
          <table:table-cell office:value-type="float" office:value="564" calcext:value-type="float">
            <text:p>56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1479" calcext:value-type="float">
            <text:p>0.01111479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7055" calcext:value-type="float">
            <text:p>0.0222705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74257" calcext:value-type="float">
            <text:p>0.0327425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7204" calcext:value-type="float">
            <text:p>0.0442720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08715" calcext:value-type="float">
            <text:p>0.0530871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7086" calcext:value-type="float">
            <text:p>0.0610708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6607" calcext:value-type="float">
            <text:p>0.071660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52101" calcext:value-type="float">
            <text:p>0.0815210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17068" calcext:value-type="float">
            <text:p>0.0961706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22171" calcext:value-type="float">
            <text:p>0.10922171</text:p>
          </table:table-cell>
        </table:table-row>
        <table:table-row table:style-name="ro1">
          <table:table-cell office:value-type="float" office:value="17.72" calcext:value-type="float">
            <text:p>17.72</text:p>
          </table:table-cell>
          <table:table-cell office:value-type="float" office:value="565" calcext:value-type="float">
            <text:p>56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1005" calcext:value-type="float">
            <text:p>0.0111100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5427" calcext:value-type="float">
            <text:p>0.0222542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71465" calcext:value-type="float">
            <text:p>0.0327146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17813" calcext:value-type="float">
            <text:p>0.0441781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34691" calcext:value-type="float">
            <text:p>0.0533469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34567" calcext:value-type="float">
            <text:p>0.0613456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3357" calcext:value-type="float">
            <text:p>0.0718335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23073" calcext:value-type="float">
            <text:p>0.0812307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73799" calcext:value-type="float">
            <text:p>0.0957379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06093" calcext:value-type="float">
            <text:p>0.10906093</text:p>
          </table:table-cell>
        </table:table-row>
        <table:table-row table:style-name="ro1">
          <table:table-cell office:value-type="float" office:value="17.74" calcext:value-type="float">
            <text:p>17.74</text:p>
          </table:table-cell>
          <table:table-cell office:value-type="float" office:value="566" calcext:value-type="float">
            <text:p>56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4008" calcext:value-type="float">
            <text:p>0.0112400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2363" calcext:value-type="float">
            <text:p>0.0222236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70901" calcext:value-type="float">
            <text:p>0.0327090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02281" calcext:value-type="float">
            <text:p>0.0440228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27655" calcext:value-type="float">
            <text:p>0.0532765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59162" calcext:value-type="float">
            <text:p>0.0615916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7498" calcext:value-type="float">
            <text:p>0.0718749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1554" calcext:value-type="float">
            <text:p>0.0810155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64283" calcext:value-type="float">
            <text:p>0.0956428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02159" calcext:value-type="float">
            <text:p>0.10902159</text:p>
          </table:table-cell>
        </table:table-row>
        <table:table-row table:style-name="ro1">
          <table:table-cell office:value-type="float" office:value="17.78" calcext:value-type="float">
            <text:p>17.78</text:p>
          </table:table-cell>
          <table:table-cell office:value-type="float" office:value="567" calcext:value-type="float">
            <text:p>56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8786" calcext:value-type="float">
            <text:p>0.0111878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32396" calcext:value-type="float">
            <text:p>0.0223239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65668" calcext:value-type="float">
            <text:p>0.0326566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95873" calcext:value-type="float">
            <text:p>0.0439587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53999" calcext:value-type="float">
            <text:p>0.0535399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40596" calcext:value-type="float">
            <text:p>0.0614059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18002" calcext:value-type="float">
            <text:p>0.0721800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99272" calcext:value-type="float">
            <text:p>0.0809927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38203" calcext:value-type="float">
            <text:p>0.0953820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29273" calcext:value-type="float">
            <text:p>0.10929273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568" calcext:value-type="float">
            <text:p>56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9147" calcext:value-type="float">
            <text:p>0.0111914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68347" calcext:value-type="float">
            <text:p>0.0326834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90275" calcext:value-type="float">
            <text:p>0.0439027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41651" calcext:value-type="float">
            <text:p>0.0534165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35009" calcext:value-type="float">
            <text:p>0.0613500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28294" calcext:value-type="float">
            <text:p>0.0722829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82657" calcext:value-type="float">
            <text:p>0.0808265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34524" calcext:value-type="float">
            <text:p>0.0953452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5652" calcext:value-type="float">
            <text:p>0.1095652</text:p>
          </table:table-cell>
        </table:table-row>
        <table:table-row table:style-name="ro1">
          <table:table-cell office:value-type="float" office:value="17.84" calcext:value-type="float">
            <text:p>17.84</text:p>
          </table:table-cell>
          <table:table-cell office:value-type="float" office:value="569" calcext:value-type="float">
            <text:p>56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0928" calcext:value-type="float">
            <text:p>0.0112092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5947" calcext:value-type="float">
            <text:p>0.0222594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48569" calcext:value-type="float">
            <text:p>0.0324856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51785" calcext:value-type="float">
            <text:p>0.0435178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39309" calcext:value-type="float">
            <text:p>0.0533930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4439" calcext:value-type="float">
            <text:p>0.0610443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29327" calcext:value-type="float">
            <text:p>0.0722932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63341" calcext:value-type="float">
            <text:p>0.0806334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0711" calcext:value-type="float">
            <text:p>0.095071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16466" calcext:value-type="float">
            <text:p>0.10916466</text:p>
          </table:table-cell>
        </table:table-row>
        <table:table-row table:style-name="ro1">
          <table:table-cell office:value-type="float" office:value="17.87" calcext:value-type="float">
            <text:p>17.87</text:p>
          </table:table-cell>
          <table:table-cell office:value-type="float" office:value="570" calcext:value-type="float">
            <text:p>57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8297" calcext:value-type="float">
            <text:p>0.0111829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8598" calcext:value-type="float">
            <text:p>0.0222859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59683" calcext:value-type="float">
            <text:p>0.0325968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54315" calcext:value-type="float">
            <text:p>0.0435431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52476" calcext:value-type="float">
            <text:p>0.0535247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6346" calcext:value-type="float">
            <text:p>0.0611634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0011" calcext:value-type="float">
            <text:p>0.072001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66583" calcext:value-type="float">
            <text:p>0.0806658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91035" calcext:value-type="float">
            <text:p>0.0949103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76855" calcext:value-type="float">
            <text:p>0.10876855</text:p>
          </table:table-cell>
        </table:table-row>
        <table:table-row table:style-name="ro1">
          <table:table-cell office:value-type="float" office:value="17.89" calcext:value-type="float">
            <text:p>17.89</text:p>
          </table:table-cell>
          <table:table-cell office:value-type="float" office:value="571" calcext:value-type="float">
            <text:p>57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9812" calcext:value-type="float">
            <text:p>0.0112981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4632" calcext:value-type="float">
            <text:p>0.0222463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49441" calcext:value-type="float">
            <text:p>0.0324944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57256" calcext:value-type="float">
            <text:p>0.0435725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44074" calcext:value-type="float">
            <text:p>0.0534407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5029" calcext:value-type="float">
            <text:p>0.0609502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75886" calcext:value-type="float">
            <text:p>0.0717588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52433" calcext:value-type="float">
            <text:p>0.0805243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92243" calcext:value-type="float">
            <text:p>0.0949224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48399" calcext:value-type="float">
            <text:p>0.10848399</text:p>
          </table:table-cell>
        </table:table-row>
        <table:table-row table:style-name="ro1">
          <table:table-cell office:value-type="float" office:value="17.93" calcext:value-type="float">
            <text:p>17.93</text:p>
          </table:table-cell>
          <table:table-cell office:value-type="float" office:value="572" calcext:value-type="float">
            <text:p>57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7557" calcext:value-type="float">
            <text:p>0.0112755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8432" calcext:value-type="float">
            <text:p>0.0221843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54861" calcext:value-type="float">
            <text:p>0.0325486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61074" calcext:value-type="float">
            <text:p>0.0436107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13969" calcext:value-type="float">
            <text:p>0.0531396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39" calcext:value-type="float">
            <text:p>0.06093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74182" calcext:value-type="float">
            <text:p>0.0717418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73799" calcext:value-type="float">
            <text:p>0.0807379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07263" calcext:value-type="float">
            <text:p>0.0950726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29677" calcext:value-type="float">
            <text:p>0.10829677</text:p>
          </table:table-cell>
        </table:table-row>
        <table:table-row table:style-name="ro1">
          <table:table-cell office:value-type="float" office:value="17.96" calcext:value-type="float">
            <text:p>17.96</text:p>
          </table:table-cell>
          <table:table-cell office:value-type="float" office:value="573" calcext:value-type="float">
            <text:p>57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0743" calcext:value-type="float">
            <text:p>0.0112074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2062" calcext:value-type="float">
            <text:p>0.0221206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5594" calcext:value-type="float">
            <text:p>0.032559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2798" calcext:value-type="float">
            <text:p>0.043279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15641" calcext:value-type="float">
            <text:p>0.0531564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80704" calcext:value-type="float">
            <text:p>0.0608070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48128" calcext:value-type="float">
            <text:p>0.0714812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90867" calcext:value-type="float">
            <text:p>0.0809086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29429" calcext:value-type="float">
            <text:p>0.0952942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14305" calcext:value-type="float">
            <text:p>0.108143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4" calcext:value-type="float">
            <text:p>57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0074" calcext:value-type="float">
            <text:p>0.0112007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7375" calcext:value-type="float">
            <text:p>0.0219737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56232" calcext:value-type="float">
            <text:p>0.0325623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66416" calcext:value-type="float">
            <text:p>0.0436641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04712" calcext:value-type="float">
            <text:p>0.0530471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8696" calcext:value-type="float">
            <text:p>0.060869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46926" calcext:value-type="float">
            <text:p>0.0714692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90474" calcext:value-type="float">
            <text:p>0.0809047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32338" calcext:value-type="float">
            <text:p>0.0953233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19028" calcext:value-type="float">
            <text:p>0.10819028</text:p>
          </table:table-cell>
        </table:table-row>
        <table:table-row table:style-name="ro1">
          <table:table-cell office:value-type="float" office:value="18.03" calcext:value-type="float">
            <text:p>18.03</text:p>
          </table:table-cell>
          <table:table-cell office:value-type="float" office:value="575" calcext:value-type="float">
            <text:p>57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5297" calcext:value-type="float">
            <text:p>0.0111529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7109" calcext:value-type="float">
            <text:p>0.0220710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73439" calcext:value-type="float">
            <text:p>0.0327343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5123" calcext:value-type="float">
            <text:p>0.043512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3541" calcext:value-type="float">
            <text:p>0.0528354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1142" calcext:value-type="float">
            <text:p>0.0609114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44412" calcext:value-type="float">
            <text:p>0.0714441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89819" calcext:value-type="float">
            <text:p>0.0808981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44391" calcext:value-type="float">
            <text:p>0.0954439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86566" calcext:value-type="float">
            <text:p>0.10786566</text:p>
          </table:table-cell>
        </table:table-row>
        <table:table-row table:style-name="ro1">
          <table:table-cell office:value-type="float" office:value="18.05" calcext:value-type="float">
            <text:p>18.05</text:p>
          </table:table-cell>
          <table:table-cell office:value-type="float" office:value="576" calcext:value-type="float">
            <text:p>57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3306" calcext:value-type="float">
            <text:p>0.0111330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3444" calcext:value-type="float">
            <text:p>0.0220344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86555" calcext:value-type="float">
            <text:p>0.0328655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65168" calcext:value-type="float">
            <text:p>0.0436516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475" calcext:value-type="float">
            <text:p>0.052847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3591" calcext:value-type="float">
            <text:p>0.0609359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31997" calcext:value-type="float">
            <text:p>0.0713199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3344" calcext:value-type="float">
            <text:p>0.0810334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56206" calcext:value-type="float">
            <text:p>0.0955620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74885" calcext:value-type="float">
            <text:p>0.10774885</text:p>
          </table:table-cell>
        </table:table-row>
        <table:table-row table:style-name="ro1">
          <table:table-cell office:value-type="float" office:value="18.11" calcext:value-type="float">
            <text:p>18.11</text:p>
          </table:table-cell>
          <table:table-cell office:value-type="float" office:value="577" calcext:value-type="float">
            <text:p>57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1221" calcext:value-type="float">
            <text:p>0.0110122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0051" calcext:value-type="float">
            <text:p>0.0221005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92207" calcext:value-type="float">
            <text:p>0.0329220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94555" calcext:value-type="float">
            <text:p>0.0439455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50088" calcext:value-type="float">
            <text:p>0.0525008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8988" calcext:value-type="float">
            <text:p>0.060898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19589" calcext:value-type="float">
            <text:p>0.0711958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9003" calcext:value-type="float">
            <text:p>0.0810900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84779" calcext:value-type="float">
            <text:p>0.0958477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86992" calcext:value-type="float">
            <text:p>0.10786992</text:p>
          </table:table-cell>
        </table:table-row>
        <table:table-row table:style-name="ro1">
          <table:table-cell office:value-type="float" office:value="18.15" calcext:value-type="float">
            <text:p>18.15</text:p>
          </table:table-cell>
          <table:table-cell office:value-type="float" office:value="578" calcext:value-type="float">
            <text:p>57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0467" calcext:value-type="float">
            <text:p>0.0110046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8546" calcext:value-type="float">
            <text:p>0.0219854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03146" calcext:value-type="float">
            <text:p>0.0330314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02201" calcext:value-type="float">
            <text:p>0.0440220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54094" calcext:value-type="float">
            <text:p>0.0525409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0804" calcext:value-type="float">
            <text:p>0.0611080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2787" calcext:value-type="float">
            <text:p>0.071278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24656" calcext:value-type="float">
            <text:p>0.0812465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93143" calcext:value-type="float">
            <text:p>0.0959314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90981" calcext:value-type="float">
            <text:p>0.10790981</text:p>
          </table:table-cell>
        </table:table-row>
        <table:table-row table:style-name="ro1">
          <table:table-cell office:value-type="float" office:value="18.19" calcext:value-type="float">
            <text:p>18.19</text:p>
          </table:table-cell>
          <table:table-cell office:value-type="float" office:value="579" calcext:value-type="float">
            <text:p>57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7241" calcext:value-type="float">
            <text:p>0.0109724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4064" calcext:value-type="float">
            <text:p>0.0220406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03377" calcext:value-type="float">
            <text:p>0.0330337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368" calcext:value-type="float">
            <text:p>0.044236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48284" calcext:value-type="float">
            <text:p>0.0524828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7091" calcext:value-type="float">
            <text:p>0.0611709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33909" calcext:value-type="float">
            <text:p>0.0713390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17486" calcext:value-type="float">
            <text:p>0.0811748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10271" calcext:value-type="float">
            <text:p>0.0961027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08951" calcext:value-type="float">
            <text:p>0.10808951</text:p>
          </table:table-cell>
        </table:table-row>
        <table:table-row table:style-name="ro1">
          <table:table-cell office:value-type="float" office:value="18.23" calcext:value-type="float">
            <text:p>18.23</text:p>
          </table:table-cell>
          <table:table-cell office:value-type="float" office:value="580" calcext:value-type="float">
            <text:p>58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5116" calcext:value-type="float">
            <text:p>0.0110511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0383" calcext:value-type="float">
            <text:p>0.0220038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396" calcext:value-type="float">
            <text:p>0.033239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17966" calcext:value-type="float">
            <text:p>0.0441796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53965" calcext:value-type="float">
            <text:p>0.0525396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31563" calcext:value-type="float">
            <text:p>0.0613156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69575" calcext:value-type="float">
            <text:p>0.0716957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41871" calcext:value-type="float">
            <text:p>0.0814187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05377" calcext:value-type="float">
            <text:p>0.0960537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99994" calcext:value-type="float">
            <text:p>0.10799994</text:p>
          </table:table-cell>
        </table:table-row>
        <table:table-row table:style-name="ro1">
          <table:table-cell office:value-type="float" office:value="18.27" calcext:value-type="float">
            <text:p>18.27</text:p>
          </table:table-cell>
          <table:table-cell office:value-type="float" office:value="581" calcext:value-type="float">
            <text:p>58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0627" calcext:value-type="float">
            <text:p>0.0109062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3484" calcext:value-type="float">
            <text:p>0.0221348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2359" calcext:value-type="float">
            <text:p>0.0332235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38661" calcext:value-type="float">
            <text:p>0.0443866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5431" calcext:value-type="float">
            <text:p>0.052543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36647" calcext:value-type="float">
            <text:p>0.0613664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61119" calcext:value-type="float">
            <text:p>0.0716111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4701" calcext:value-type="float">
            <text:p>0.0810470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22079" calcext:value-type="float">
            <text:p>0.0962207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4587" calcext:value-type="float">
            <text:p>0.1084587</text:p>
          </table:table-cell>
        </table:table-row>
        <table:table-row table:style-name="ro1">
          <table:table-cell office:value-type="float" office:value="18.31" calcext:value-type="float">
            <text:p>18.31</text:p>
          </table:table-cell>
          <table:table-cell office:value-type="float" office:value="582" calcext:value-type="float">
            <text:p>58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5354" calcext:value-type="float">
            <text:p>0.0109535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9892" calcext:value-type="float">
            <text:p>0.0219989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36687" calcext:value-type="float">
            <text:p>0.0333668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51339" calcext:value-type="float">
            <text:p>0.0445133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65904" calcext:value-type="float">
            <text:p>0.0526590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30631" calcext:value-type="float">
            <text:p>0.0613063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1758" calcext:value-type="float">
            <text:p>0.0718175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898" calcext:value-type="float">
            <text:p>0.081089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99061" calcext:value-type="float">
            <text:p>0.0959906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66502" calcext:value-type="float">
            <text:p>0.10866502</text:p>
          </table:table-cell>
        </table:table-row>
        <table:table-row table:style-name="ro1">
          <table:table-cell office:value-type="float" office:value="18.34" calcext:value-type="float">
            <text:p>18.34</text:p>
          </table:table-cell>
          <table:table-cell office:value-type="float" office:value="583" calcext:value-type="float">
            <text:p>58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6077" calcext:value-type="float">
            <text:p>0.0109607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0776" calcext:value-type="float">
            <text:p>0.0221077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9354" calcext:value-type="float">
            <text:p>0.0332935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37609" calcext:value-type="float">
            <text:p>0.0443760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9331" calcext:value-type="float">
            <text:p>0.0528933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21846" calcext:value-type="float">
            <text:p>0.0612184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74724" calcext:value-type="float">
            <text:p>0.0717472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90117" calcext:value-type="float">
            <text:p>0.0809011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84847" calcext:value-type="float">
            <text:p>0.0958484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89386" calcext:value-type="float">
            <text:p>0.10889386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584" calcext:value-type="float">
            <text:p>58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2391" calcext:value-type="float">
            <text:p>0.0110239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8379" calcext:value-type="float">
            <text:p>0.0221837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3334" calcext:value-type="float">
            <text:p>0.0332333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35506" calcext:value-type="float">
            <text:p>0.0443550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93907" calcext:value-type="float">
            <text:p>0.0529390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21907" calcext:value-type="float">
            <text:p>0.0612190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2061" calcext:value-type="float">
            <text:p>0.0718206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74622" calcext:value-type="float">
            <text:p>0.0807462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80168" calcext:value-type="float">
            <text:p>0.0958016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76499" calcext:value-type="float">
            <text:p>0.10876499</text:p>
          </table:table-cell>
        </table:table-row>
        <table:table-row table:style-name="ro1">
          <table:table-cell office:value-type="float" office:value="18.41" calcext:value-type="float">
            <text:p>18.41</text:p>
          </table:table-cell>
          <table:table-cell office:value-type="float" office:value="585" calcext:value-type="float">
            <text:p>58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9089" calcext:value-type="float">
            <text:p>0.01099089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0667" calcext:value-type="float">
            <text:p>0.0221066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0114" calcext:value-type="float">
            <text:p>0.0332011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40828" calcext:value-type="float">
            <text:p>0.0444082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75817" calcext:value-type="float">
            <text:p>0.0527581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6083" calcext:value-type="float">
            <text:p>0.0611608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77401" calcext:value-type="float">
            <text:p>0.0717740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71787" calcext:value-type="float">
            <text:p>0.0807178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52915" calcext:value-type="float">
            <text:p>0.0955291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02132" calcext:value-type="float">
            <text:p>0.10902132</text:p>
          </table:table-cell>
        </table:table-row>
        <table:table-row table:style-name="ro1">
          <table:table-cell office:value-type="float" office:value="18.44" calcext:value-type="float">
            <text:p>18.44</text:p>
          </table:table-cell>
          <table:table-cell office:value-type="float" office:value="586" calcext:value-type="float">
            <text:p>58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6124" calcext:value-type="float">
            <text:p>0.0110612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3569" calcext:value-type="float">
            <text:p>0.0221356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97792" calcext:value-type="float">
            <text:p>0.0329779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2553" calcext:value-type="float">
            <text:p>0.0442255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97082" calcext:value-type="float">
            <text:p>0.0529708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7341" calcext:value-type="float">
            <text:p>0.0609734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2564" calcext:value-type="float">
            <text:p>0.0718256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7093" calcext:value-type="float">
            <text:p>0.080709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47742" calcext:value-type="float">
            <text:p>0.0954774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03113" calcext:value-type="float">
            <text:p>0.10903113</text:p>
          </table:table-cell>
        </table:table-row>
        <table:table-row table:style-name="ro1">
          <table:table-cell office:value-type="float" office:value="18.47" calcext:value-type="float">
            <text:p>18.47</text:p>
          </table:table-cell>
          <table:table-cell office:value-type="float" office:value="587" calcext:value-type="float">
            <text:p>58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5316" calcext:value-type="float">
            <text:p>0.0111531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2192" calcext:value-type="float">
            <text:p>0.0222219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97464" calcext:value-type="float">
            <text:p>0.0329746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18249" calcext:value-type="float">
            <text:p>0.0441824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7003" calcext:value-type="float">
            <text:p>0.0528700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85635" calcext:value-type="float">
            <text:p>0.0608563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4418" calcext:value-type="float">
            <text:p>0.0718441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4939" calcext:value-type="float">
            <text:p>0.080493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38785" calcext:value-type="float">
            <text:p>0.0953878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12953" calcext:value-type="float">
            <text:p>0.10912953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588" calcext:value-type="float">
            <text:p>58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1424" calcext:value-type="float">
            <text:p>0.0111142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6104" calcext:value-type="float">
            <text:p>0.0221610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00548" calcext:value-type="float">
            <text:p>0.0330054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10608" calcext:value-type="float">
            <text:p>0.0441060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97346" calcext:value-type="float">
            <text:p>0.0529734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5432" calcext:value-type="float">
            <text:p>0.0609543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70726" calcext:value-type="float">
            <text:p>0.0717072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66297" calcext:value-type="float">
            <text:p>0.0806629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26244" calcext:value-type="float">
            <text:p>0.0952624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97587" calcext:value-type="float">
            <text:p>0.10897587</text:p>
          </table:table-cell>
        </table:table-row>
        <table:table-row table:style-name="ro1">
          <table:table-cell office:value-type="float" office:value="18.54" calcext:value-type="float">
            <text:p>18.54</text:p>
          </table:table-cell>
          <table:table-cell office:value-type="float" office:value="589" calcext:value-type="float">
            <text:p>58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104" calcext:value-type="float">
            <text:p>0.011210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0694" calcext:value-type="float">
            <text:p>0.0222069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89351" calcext:value-type="float">
            <text:p>0.0328935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99459" calcext:value-type="float">
            <text:p>0.0439945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96198" calcext:value-type="float">
            <text:p>0.0529619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3928" calcext:value-type="float">
            <text:p>0.0610392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73214" calcext:value-type="float">
            <text:p>0.0717321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78978" calcext:value-type="float">
            <text:p>0.0807897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38625" calcext:value-type="float">
            <text:p>0.0953862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87778" calcext:value-type="float">
            <text:p>0.10887778</text:p>
          </table:table-cell>
        </table:table-row>
        <table:table-row table:style-name="ro1">
          <table:table-cell office:value-type="float" office:value="18.58" calcext:value-type="float">
            <text:p>18.58</text:p>
          </table:table-cell>
          <table:table-cell office:value-type="float" office:value="590" calcext:value-type="float">
            <text:p>59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605" calcext:value-type="float">
            <text:p>0.011160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528" calcext:value-type="float">
            <text:p>0.022252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66386" calcext:value-type="float">
            <text:p>0.0326638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80636" calcext:value-type="float">
            <text:p>0.0438063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93991" calcext:value-type="float">
            <text:p>0.0529399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1494" calcext:value-type="float">
            <text:p>0.0611149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7307" calcext:value-type="float">
            <text:p>0.071730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88543" calcext:value-type="float">
            <text:p>0.0808854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14563" calcext:value-type="float">
            <text:p>0.0951456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4947" calcext:value-type="float">
            <text:p>0.1084947</text:p>
          </table:table-cell>
        </table:table-row>
        <table:table-row table:style-name="ro1">
          <table:table-cell office:value-type="float" office:value="18.61" calcext:value-type="float">
            <text:p>18.61</text:p>
          </table:table-cell>
          <table:table-cell office:value-type="float" office:value="591" calcext:value-type="float">
            <text:p>59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3166" calcext:value-type="float">
            <text:p>0.0112316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2076" calcext:value-type="float">
            <text:p>0.0221207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6829" calcext:value-type="float">
            <text:p>0.032682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88241" calcext:value-type="float">
            <text:p>0.0438824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7822" calcext:value-type="float">
            <text:p>0.0528782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6716" calcext:value-type="float">
            <text:p>0.0610671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62111" calcext:value-type="float">
            <text:p>0.0716211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322" calcext:value-type="float">
            <text:p>0.081032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37361" calcext:value-type="float">
            <text:p>0.0953736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64741" calcext:value-type="float">
            <text:p>0.10864741</text:p>
          </table:table-cell>
        </table:table-row>
        <table:table-row table:style-name="ro1">
          <table:table-cell office:value-type="float" office:value="18.64" calcext:value-type="float">
            <text:p>18.64</text:p>
          </table:table-cell>
          <table:table-cell office:value-type="float" office:value="592" calcext:value-type="float">
            <text:p>59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1832" calcext:value-type="float">
            <text:p>0.0111183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5467" calcext:value-type="float">
            <text:p>0.0222546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77561" calcext:value-type="float">
            <text:p>0.0327756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84004" calcext:value-type="float">
            <text:p>0.0438400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16435" calcext:value-type="float">
            <text:p>0.0531643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6856" calcext:value-type="float">
            <text:p>0.0610685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55744" calcext:value-type="float">
            <text:p>0.0715574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4066" calcext:value-type="float">
            <text:p>0.0810406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26969" calcext:value-type="float">
            <text:p>0.0952696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26752" calcext:value-type="float">
            <text:p>0.10826752</text:p>
          </table:table-cell>
        </table:table-row>
        <table:table-row table:style-name="ro1">
          <table:table-cell office:value-type="float" office:value="18.67" calcext:value-type="float">
            <text:p>18.67</text:p>
          </table:table-cell>
          <table:table-cell office:value-type="float" office:value="593" calcext:value-type="float">
            <text:p>59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0418" calcext:value-type="float">
            <text:p>0.0112041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4797" calcext:value-type="float">
            <text:p>0.0222479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69617" calcext:value-type="float">
            <text:p>0.0326961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84832" calcext:value-type="float">
            <text:p>0.0438483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96728" calcext:value-type="float">
            <text:p>0.0529672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22398" calcext:value-type="float">
            <text:p>0.0612239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64872" calcext:value-type="float">
            <text:p>0.0716487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18924" calcext:value-type="float">
            <text:p>0.0811892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6493" calcext:value-type="float">
            <text:p>0.095649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20077" calcext:value-type="float">
            <text:p>0.10820077</text:p>
          </table:table-cell>
        </table:table-row>
        <table:table-row table:style-name="ro1">
          <table:table-cell office:value-type="float" office:value="18.71" calcext:value-type="float">
            <text:p>18.71</text:p>
          </table:table-cell>
          <table:table-cell office:value-type="float" office:value="594" calcext:value-type="float">
            <text:p>59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4796" calcext:value-type="float">
            <text:p>0.0112479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31546" calcext:value-type="float">
            <text:p>0.0223154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72734" calcext:value-type="float">
            <text:p>0.0327273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8198" calcext:value-type="float">
            <text:p>0.043819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00298" calcext:value-type="float">
            <text:p>0.0530029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4203" calcext:value-type="float">
            <text:p>0.0610420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36419" calcext:value-type="float">
            <text:p>0.0713641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2649" calcext:value-type="float">
            <text:p>0.0810264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41316" calcext:value-type="float">
            <text:p>0.0954131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58397" calcext:value-type="float">
            <text:p>0.10858397</text:p>
          </table:table-cell>
        </table:table-row>
        <table:table-row table:style-name="ro1">
          <table:table-cell office:value-type="float" office:value="18.74" calcext:value-type="float">
            <text:p>18.74</text:p>
          </table:table-cell>
          <table:table-cell office:value-type="float" office:value="595" calcext:value-type="float">
            <text:p>59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2793" calcext:value-type="float">
            <text:p>0.0111279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6001" calcext:value-type="float">
            <text:p>0.0222600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73385" calcext:value-type="float">
            <text:p>0.0327338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88965" calcext:value-type="float">
            <text:p>0.0438896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16256" calcext:value-type="float">
            <text:p>0.0531625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9005" calcext:value-type="float">
            <text:p>0.0611900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45736" calcext:value-type="float">
            <text:p>0.0714573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31802" calcext:value-type="float">
            <text:p>0.0813180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78323" calcext:value-type="float">
            <text:p>0.0957832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19897" calcext:value-type="float">
            <text:p>0.10819897</text:p>
          </table:table-cell>
        </table:table-row>
        <table:table-row table:style-name="ro1">
          <table:table-cell office:value-type="float" office:value="18.77" calcext:value-type="float">
            <text:p>18.77</text:p>
          </table:table-cell>
          <table:table-cell office:value-type="float" office:value="596" calcext:value-type="float">
            <text:p>59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0013" calcext:value-type="float">
            <text:p>0.0111001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6125" calcext:value-type="float">
            <text:p>0.0222612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65709" calcext:value-type="float">
            <text:p>0.0326570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88324" calcext:value-type="float">
            <text:p>0.0438832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11771" calcext:value-type="float">
            <text:p>0.0531177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42116" calcext:value-type="float">
            <text:p>0.0614211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51894" calcext:value-type="float">
            <text:p>0.0715189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3352" calcext:value-type="float">
            <text:p>0.0810335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82045" calcext:value-type="float">
            <text:p>0.0958204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92714" calcext:value-type="float">
            <text:p>0.10792714</text:p>
          </table:table-cell>
        </table:table-row>
        <table:table-row table:style-name="ro1">
          <table:table-cell office:value-type="float" office:value="18.81" calcext:value-type="float">
            <text:p>18.81</text:p>
          </table:table-cell>
          <table:table-cell office:value-type="float" office:value="597" calcext:value-type="float">
            <text:p>59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6146" calcext:value-type="float">
            <text:p>0.0111614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1565" calcext:value-type="float">
            <text:p>0.0222156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71179" calcext:value-type="float">
            <text:p>0.0327117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90953" calcext:value-type="float">
            <text:p>0.0439095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4714" calcext:value-type="float">
            <text:p>0.0528471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5945" calcext:value-type="float">
            <text:p>0.0610594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55332" calcext:value-type="float">
            <text:p>0.0715533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3611" calcext:value-type="float">
            <text:p>0.0810361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808" calcext:value-type="float">
            <text:p>0.09580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07334" calcext:value-type="float">
            <text:p>0.10807334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598" calcext:value-type="float">
            <text:p>59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3158" calcext:value-type="float">
            <text:p>0.0112315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3653" calcext:value-type="float">
            <text:p>0.0222365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72988" calcext:value-type="float">
            <text:p>0.0327298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79853" calcext:value-type="float">
            <text:p>0.0437985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11269" calcext:value-type="float">
            <text:p>0.0531126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6395" calcext:value-type="float">
            <text:p>0.0610639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52805" calcext:value-type="float">
            <text:p>0.0715280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5461" calcext:value-type="float">
            <text:p>0.0810546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93896" calcext:value-type="float">
            <text:p>0.0959389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10316" calcext:value-type="float">
            <text:p>0.10810316</text:p>
          </table:table-cell>
        </table:table-row>
        <table:table-row table:style-name="ro1">
          <table:table-cell office:value-type="float" office:value="18.89" calcext:value-type="float">
            <text:p>18.89</text:p>
          </table:table-cell>
          <table:table-cell office:value-type="float" office:value="599" calcext:value-type="float">
            <text:p>59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6496" calcext:value-type="float">
            <text:p>0.0111649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3588" calcext:value-type="float">
            <text:p>0.0222358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85509" calcext:value-type="float">
            <text:p>0.0328550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85962" calcext:value-type="float">
            <text:p>0.0438596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5078" calcext:value-type="float">
            <text:p>0.0528507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826" calcext:value-type="float">
            <text:p>0.061082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54065" calcext:value-type="float">
            <text:p>0.0715406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83564" calcext:value-type="float">
            <text:p>0.0808356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73476" calcext:value-type="float">
            <text:p>0.0957347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90437" calcext:value-type="float">
            <text:p>0.10790437</text:p>
          </table:table-cell>
        </table:table-row>
        <table:table-row table:style-name="ro1">
          <table:table-cell office:value-type="float" office:value="18.91" calcext:value-type="float">
            <text:p>18.91</text:p>
          </table:table-cell>
          <table:table-cell office:value-type="float" office:value="600" calcext:value-type="float">
            <text:p>60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7722" calcext:value-type="float">
            <text:p>0.0110772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739" calcext:value-type="float">
            <text:p>0.022173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82363" calcext:value-type="float">
            <text:p>0.0328236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86098" calcext:value-type="float">
            <text:p>0.0438609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015" calcext:value-type="float">
            <text:p>0.052801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8256" calcext:value-type="float">
            <text:p>0.0609825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58827" calcext:value-type="float">
            <text:p>0.0715882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89557" calcext:value-type="float">
            <text:p>0.0808955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86965" calcext:value-type="float">
            <text:p>0.0958696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24481" calcext:value-type="float">
            <text:p>0.108244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9:41:11.431466474</meta:creation-date>
    <dc:date>2017-10-05T19:57:05.210244431</dc:date>
    <meta:editing-duration>PT15M57S</meta:editing-duration>
    <meta:editing-cycles>2</meta:editing-cycles>
    <meta:generator>LibreOffice/4.4.6.3$Linux_X86_64 LibreOffice_project/40m0$Build-3</meta:generator>
    <meta:document-statistic meta:table-count="1" meta:cell-count="19232" meta:object-count="0"/>
  </office:meta>
</office:document-meta>
</file>